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0.9783in"/>
    </style:style>
    <style:style style:name="co3" style:family="table-column">
      <style:table-column-properties fo:break-before="auto" style:column-width="1.7618in"/>
    </style:style>
    <style:style style:name="co4" style:family="table-column">
      <style:table-column-properties fo:break-before="auto" style:column-width="0.7535in"/>
    </style:style>
    <style:style style:name="co5" style:family="table-column">
      <style:table-column-properties fo:break-before="auto" style:column-width="0.7217in"/>
    </style:style>
    <style:style style:name="co6" style:family="table-column">
      <style:table-column-properties fo:break-before="auto" style:column-width="1.3646in"/>
    </style:style>
    <style:style style:name="co7" style:family="table-column">
      <style:table-column-properties fo:break-before="auto" style:column-width="1.7402in"/>
    </style:style>
    <style:style style:name="co8" style:family="table-column">
      <style:table-column-properties fo:break-before="auto" style:column-width="1.2043in"/>
    </style:style>
    <style:style style:name="co9" style:family="table-column">
      <style:table-column-properties fo:break-before="auto" style:column-width="1.311in"/>
    </style:style>
    <style:style style:name="co10" style:family="table-column">
      <style:table-column-properties fo:break-before="auto" style:column-width="1.1827in"/>
    </style:style>
    <style:style style:name="co11" style:family="table-column">
      <style:table-column-properties fo:break-before="auto" style:column-width="1.3008in"/>
    </style:style>
    <style:style style:name="co12" style:family="table-column">
      <style:table-column-properties fo:break-before="auto" style:column-width="1.6327in"/>
    </style:style>
    <style:style style:name="co13" style:family="table-column">
      <style:table-column-properties fo:break-before="auto" style:column-width="1.5898in"/>
    </style:style>
    <style:style style:name="co14" style:family="table-column">
      <style:table-column-properties fo:break-before="auto" style:column-width="1.2575in"/>
    </style:style>
    <style:style style:name="co15" style:family="table-column">
      <style:table-column-properties fo:break-before="auto" style:column-width="0.9575in"/>
    </style:style>
    <style:style style:name="co16" style:family="table-column">
      <style:table-column-properties fo:break-before="auto" style:column-width="1.472in"/>
    </style:style>
    <style:style style:name="co17" style:family="table-column">
      <style:table-column-properties fo:break-before="auto" style:column-width="3.7083in"/>
    </style:style>
    <style:style style:name="co18" style:family="table-column">
      <style:table-column-properties fo:break-before="auto" style:column-width="2.9299in"/>
    </style:style>
    <style:style style:name="co1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style:style style:name="ce1" style:family="table-cell" style:parent-style-name="Default" style:data-style-name="N52"/>
  </office:automatic-styles>
  <office:body>
    <office:spreadsheet>
      <table:calculation-settings table:automatic-find-labels="false" table:use-regular-expressions="false" table:use-wildcards="true"/>
      <table:table table:name="LMHS Recon Survey"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7" table:default-cell-style-name="Default"/>
        <table:table-column table:style-name="co16" table:default-cell-style-name="Default"/>
        <table:table-column table:style-name="co17" table:default-cell-style-name="Default"/>
        <table:table-column table:style-name="co18" table:number-columns-repeated="2" table:default-cell-style-name="Default"/>
        <table:table-row table:style-name="ro1">
          <table:table-cell office:value-type="string" calcext:value-type="string">
            <text:p>SubmissionDate</text:p>
          </table:table-cell>
          <table:table-cell office:value-type="string" calcext:value-type="string">
            <text:p>name</text:p>
          </table:table-cell>
          <table:table-cell office:value-type="string" calcext:value-type="string">
            <text:p>datetime</text:p>
          </table:table-cell>
          <table:table-cell office:value-type="string" calcext:value-type="string">
            <text:p>build_date</text:p>
          </table:table-cell>
          <table:table-cell office:value-type="string" calcext:value-type="string">
            <text:p>number</text:p>
          </table:table-cell>
          <table:table-cell office:value-type="string" calcext:value-type="string">
            <text:p>street</text:p>
          </table:table-cell>
          <table:table-cell office:value-type="string" calcext:value-type="string">
            <text:p>photo</text:p>
          </table:table-cell>
          <table:table-cell office:value-type="string" calcext:value-type="string">
            <text:p>waypoint-Latitude</text:p>
          </table:table-cell>
          <table:table-cell office:value-type="string" calcext:value-type="string">
            <text:p>waypoint-Longitude</text:p>
          </table:table-cell>
          <table:table-cell office:value-type="string" calcext:value-type="string">
            <text:p>waypoint-Altitude</text:p>
          </table:table-cell>
          <table:table-cell office:value-type="string" calcext:value-type="string">
            <text:p>waypoint-Accuracy</text:p>
          </table:table-cell>
          <table:table-cell office:value-type="string" calcext:value-type="string">
            <text:p>type</text:p>
          </table:table-cell>
          <table:table-cell office:value-type="string" calcext:value-type="string">
            <text:p>structure</text:p>
          </table:table-cell>
          <table:table-cell office:value-type="string" calcext:value-type="string">
            <text:p>style</text:p>
          </table:table-cell>
          <table:table-cell office:value-type="string" calcext:value-type="string">
            <text:p>windows</text:p>
          </table:table-cell>
          <table:table-cell office:value-type="string" calcext:value-type="string">
            <text:p>walls</text:p>
          </table:table-cell>
          <table:table-cell office:value-type="string" calcext:value-type="string">
            <text:p>porch</text:p>
          </table:table-cell>
          <table:table-cell office:value-type="string" calcext:value-type="string">
            <text:p>roof</text:p>
          </table:table-cell>
          <table:table-cell office:value-type="string" calcext:value-type="string">
            <text:p>chimney</text:p>
          </table:table-cell>
          <table:table-cell office:value-type="string" calcext:value-type="string">
            <text:p>elements</text:p>
          </table:table-cell>
          <table:table-cell office:value-type="string" calcext:value-type="string">
            <text:p>additions</text:p>
          </table:table-cell>
          <table:table-cell office:value-type="string" calcext:value-type="string">
            <text:p>inventory</text:p>
          </table:table-cell>
          <table:table-cell office:value-type="string" calcext:value-type="string">
            <text:p>notes</text:p>
          </table:table-cell>
          <table:table-cell office:value-type="string" calcext:value-type="string">
            <text:p>instanceID</text:p>
          </table:table-cell>
          <table:table-cell office:value-type="string" calcext:value-type="string">
            <text:p>KEY</text:p>
          </table:table-cell>
        </table:table-row>
        <table:table-row table:style-name="ro1">
          <table:table-cell/>
          <table:table-cell office:value-type="string" calcext:value-type="string">
            <text:p>Wr</text:p>
          </table:table-cell>
          <table:table-cell office:value-type="date" office:date-value="2019-03-24T18:53:00" calcext:value-type="date">
            <text:p>2019-03-24 18:53:00</text:p>
          </table:table-cell>
          <table:table-cell office:value-type="float" office:value="8359" calcext:value-type="float">
            <text:p>8359</text:p>
          </table:table-cell>
          <table:table-cell office:value-type="float" office:value="8369" calcext:value-type="float">
            <text:p>8369</text:p>
          </table:table-cell>
          <table:table-cell office:value-type="string" calcext:value-type="string">
            <text:p>University</text:p>
          </table:table-cell>
          <table:table-cell office:value-type="string" calcext:value-type="string">
            <text:p>media/1553453969127.jpg</text:p>
          </table:table-cell>
          <table:table-cell office:value-type="float" office:value="32.76775" calcext:value-type="float">
            <text:p>32.76775</text:p>
          </table:table-cell>
          <table:table-cell office:value-type="float" office:value="-117.017347" calcext:value-type="float">
            <text:p>-117.01734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post_modern</text:p>
          </table:table-cell>
          <table:table-cell table:number-columns-repeated="3" office:value-type="string" calcext:value-type="string">
            <text:p>yes</text:p>
          </table:table-cell>
          <table:table-cell table:number-columns-repeated="4"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1d13adb0-f69f-4948-aa9d-72fe16f7eef7</text:p>
          </table:table-cell>
        </table:table-row>
        <table:table-row table:style-name="ro1">
          <table:table-cell/>
          <table:table-cell office:value-type="string" calcext:value-type="string">
            <text:p>Wr</text:p>
          </table:table-cell>
          <table:table-cell office:value-type="date" office:date-value="2019-03-24T19:03:00" calcext:value-type="date">
            <text:p>2019-03-24 19:03:00</text:p>
          </table:table-cell>
          <table:table-cell/>
          <table:table-cell office:value-type="float" office:value="8349" calcext:value-type="float">
            <text:p>8349</text:p>
          </table:table-cell>
          <table:table-cell office:value-type="string" calcext:value-type="string">
            <text:p>University</text:p>
          </table:table-cell>
          <table:table-cell office:value-type="string" calcext:value-type="string">
            <text:p>media/1553454258399.jpg</text:p>
          </table:table-cell>
          <table:table-cell office:value-type="float" office:value="32.767951" calcext:value-type="float">
            <text:p>32.767951</text:p>
          </table:table-cell>
          <table:table-cell office:value-type="float" office:value="-117.017896" calcext:value-type="float">
            <text:p>-117.017896</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ontemporary</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table:number-columns-repeated="3" office:value-type="string" calcext:value-type="string">
            <text:p>yes</text:p>
          </table:table-cell>
          <table:table-cell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e1f451d6-b3bc-4f6f-ac5f-965d371ae6f8</text:p>
          </table:table-cell>
        </table:table-row>
        <table:table-row table:style-name="ro1">
          <table:table-cell/>
          <table:table-cell office:value-type="string" calcext:value-type="string">
            <text:p>Wr</text:p>
          </table:table-cell>
          <table:table-cell office:value-type="date" office:date-value="2019-03-24T19:06:00" calcext:value-type="date">
            <text:p>2019-03-24 19:06:00</text:p>
          </table:table-cell>
          <table:table-cell/>
          <table:table-cell office:value-type="float" office:value="8341" calcext:value-type="float">
            <text:p>8341</text:p>
          </table:table-cell>
          <table:table-cell office:value-type="string" calcext:value-type="string">
            <text:p>University</text:p>
          </table:table-cell>
          <table:table-cell office:value-type="string" calcext:value-type="string">
            <text:p>media/1553454410392.jpg</text:p>
          </table:table-cell>
          <table:table-cell office:value-type="float" office:value="32.76787" calcext:value-type="float">
            <text:p>32.76787</text:p>
          </table:table-cell>
          <table:table-cell office:value-type="float" office:value="-117.018369" calcext:value-type="float">
            <text:p>-117.01836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4"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assess</text:p>
          </table:table-cell>
          <table:table-cell/>
          <table:table-cell table:number-columns-repeated="2" office:value-type="string" calcext:value-type="string">
            <text:p>uuid:24625eef-4e52-49f7-b515-f4cbde31aae4</text:p>
          </table:table-cell>
        </table:table-row>
        <table:table-row table:style-name="ro1">
          <table:table-cell/>
          <table:table-cell office:value-type="string" calcext:value-type="string">
            <text:p>Wr</text:p>
          </table:table-cell>
          <table:table-cell office:value-type="date" office:date-value="2019-03-24T19:08:00" calcext:value-type="date">
            <text:p>2019-03-24 19:08:00</text:p>
          </table:table-cell>
          <table:table-cell/>
          <table:table-cell office:value-type="float" office:value="8333" calcext:value-type="float">
            <text:p>8333</text:p>
          </table:table-cell>
          <table:table-cell office:value-type="string" calcext:value-type="string">
            <text:p>University</text:p>
          </table:table-cell>
          <table:table-cell office:value-type="string" calcext:value-type="string">
            <text:p>media/1553454546264.jpg</text:p>
          </table:table-cell>
          <table:table-cell office:value-type="float" office:value="32.767849" calcext:value-type="float">
            <text:p>32.767849</text:p>
          </table:table-cell>
          <table:table-cell office:value-type="float" office:value="-117.018248" calcext:value-type="float">
            <text:p>-117.01824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2" office:value-type="string" calcext:value-type="string">
            <text:p>yes</text:p>
          </table:table-cell>
          <table:table-cell office:value-type="string" calcext:value-type="string">
            <text:p>undetermined</text:p>
          </table:table-cell>
          <table:table-cell table:number-columns-repeated="3" office:value-type="string" calcext:value-type="string">
            <text:p>yes</text:p>
          </table:table-cell>
          <table:table-cell/>
          <table:table-cell office:value-type="string" calcext:value-type="string">
            <text:p>more_research</text:p>
          </table:table-cell>
          <table:table-cell office:value-type="string" calcext:value-type="string">
            <text:p>I</text:p>
          </table:table-cell>
          <table:table-cell table:number-columns-repeated="2" office:value-type="string" calcext:value-type="string">
            <text:p>uuid:1fefabc8-864d-40cc-b455-9a355416a0fb</text:p>
          </table:table-cell>
        </table:table-row>
        <table:table-row table:style-name="ro1">
          <table:table-cell/>
          <table:table-cell office:value-type="string" calcext:value-type="string">
            <text:p>Wr</text:p>
          </table:table-cell>
          <table:table-cell office:value-type="date" office:date-value="2019-03-24T19:10:00" calcext:value-type="date">
            <text:p>2019-03-24 19:10:00</text:p>
          </table:table-cell>
          <table:table-cell/>
          <table:table-cell office:value-type="float" office:value="8325" calcext:value-type="float">
            <text:p>8325</text:p>
          </table:table-cell>
          <table:table-cell office:value-type="string" calcext:value-type="string">
            <text:p>University</text:p>
          </table:table-cell>
          <table:table-cell office:value-type="string" calcext:value-type="string">
            <text:p>media/1553454664047.jpg</text:p>
          </table:table-cell>
          <table:table-cell office:value-type="float" office:value="32.767868" calcext:value-type="float">
            <text:p>32.767868</text:p>
          </table:table-cell>
          <table:table-cell office:value-type="float" office:value="-117.018615" calcext:value-type="float">
            <text:p>-117.01861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3" office:value-type="string" calcext:value-type="string">
            <text:p>no</text:p>
          </table:table-cell>
          <table:table-cell office:value-type="string" calcext:value-type="string">
            <text:p>yes</text:p>
          </table:table-cell>
          <table:table-cell table:number-columns-repeated="3"/>
          <table:table-cell office:value-type="string" calcext:value-type="string">
            <text:p>non_candidate</text:p>
          </table:table-cell>
          <table:table-cell/>
          <table:table-cell table:number-columns-repeated="2" office:value-type="string" calcext:value-type="string">
            <text:p>uuid:a4d35464-a783-429d-b886-df99db2cc901</text:p>
          </table:table-cell>
        </table:table-row>
        <table:table-row table:style-name="ro1">
          <table:table-cell/>
          <table:table-cell office:value-type="string" calcext:value-type="string">
            <text:p>Wr</text:p>
          </table:table-cell>
          <table:table-cell office:value-type="date" office:date-value="2019-03-24T19:13:00" calcext:value-type="date">
            <text:p>2019-03-24 19:13:00</text:p>
          </table:table-cell>
          <table:table-cell table:number-columns-repeated="2" office:value-type="float" office:value="8315" calcext:value-type="float">
            <text:p>8315</text:p>
          </table:table-cell>
          <table:table-cell office:value-type="string" calcext:value-type="string">
            <text:p>University</text:p>
          </table:table-cell>
          <table:table-cell office:value-type="string" calcext:value-type="string">
            <text:p>media/1553454839199.jpg</text:p>
          </table:table-cell>
          <table:table-cell office:value-type="float" office:value="32.767793" calcext:value-type="float">
            <text:p>32.767793</text:p>
          </table:table-cell>
          <table:table-cell office:value-type="float" office:value="-117.018637" calcext:value-type="float">
            <text:p>-117.01863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building_structure</text:p>
          </table:table-cell>
          <table:table-cell office:value-type="string" calcext:value-type="string">
            <text:p>revivals</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table:table-cell office:value-type="string" calcext:value-type="string">
            <text:p>more_research</text:p>
          </table:table-cell>
          <table:table-cell office:value-type="string" calcext:value-type="string">
            <text:p>8319 and another building on parcel</text:p>
          </table:table-cell>
          <table:table-cell table:number-columns-repeated="2" office:value-type="string" calcext:value-type="string">
            <text:p>uuid:99b25518-7f8e-486a-8129-f6681be280b7</text:p>
          </table:table-cell>
        </table:table-row>
        <table:table-row table:style-name="ro1">
          <table:table-cell/>
          <table:table-cell office:value-type="string" calcext:value-type="string">
            <text:p>Wr</text:p>
          </table:table-cell>
          <table:table-cell office:value-type="date" office:date-value="2019-03-24T19:17:00" calcext:value-type="date">
            <text:p>2019-03-24 19:17:00</text:p>
          </table:table-cell>
          <table:table-cell/>
          <table:table-cell office:value-type="float" office:value="4887" calcext:value-type="float">
            <text:p>4887</text:p>
          </table:table-cell>
          <table:table-cell office:value-type="string" calcext:value-type="string">
            <text:p>Palm</text:p>
          </table:table-cell>
          <table:table-cell office:value-type="string" calcext:value-type="string">
            <text:p>media/1553455126875.jpg</text:p>
          </table:table-cell>
          <table:table-cell office:value-type="float" office:value="32.767765" calcext:value-type="float">
            <text:p>32.767765</text:p>
          </table:table-cell>
          <table:table-cell office:value-type="float" office:value="-117.019104" calcext:value-type="float">
            <text:p>-117.019104</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table:number-columns-repeated="4" office:value-type="string" calcext:value-type="string">
            <text:p>yes</text:p>
          </table:table-cell>
          <table:table-cell table:number-columns-repeated="2"/>
          <table:table-cell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aac3ba8b-a10f-4ca1-b75a-29263fe09dd6</text:p>
          </table:table-cell>
        </table:table-row>
        <table:table-row table:style-name="ro1">
          <table:table-cell/>
          <table:table-cell office:value-type="string" calcext:value-type="string">
            <text:p>Wr</text:p>
          </table:table-cell>
          <table:table-cell office:value-type="date" office:date-value="2019-03-24T19:20:00" calcext:value-type="date">
            <text:p>2019-03-24 19:20:00</text:p>
          </table:table-cell>
          <table:table-cell/>
          <table:table-cell office:value-type="float" office:value="4882" calcext:value-type="float">
            <text:p>4882</text:p>
          </table:table-cell>
          <table:table-cell office:value-type="string" calcext:value-type="string">
            <text:p>Palm</text:p>
          </table:table-cell>
          <table:table-cell office:value-type="string" calcext:value-type="string">
            <text:p>media/1553455307731.jpg</text:p>
          </table:table-cell>
          <table:table-cell office:value-type="float" office:value="32.767622" calcext:value-type="float">
            <text:p>32.767622</text:p>
          </table:table-cell>
          <table:table-cell office:value-type="float" office:value="-117.019433" calcext:value-type="float">
            <text:p>-117.01943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4f1e2a2a-b582-4266-bad6-41cc8469212d</text:p>
          </table:table-cell>
        </table:table-row>
        <table:table-row table:style-name="ro1">
          <table:table-cell/>
          <table:table-cell office:value-type="string" calcext:value-type="string">
            <text:p>Wr</text:p>
          </table:table-cell>
          <table:table-cell office:value-type="date" office:date-value="2019-03-24T19:25:00" calcext:value-type="date">
            <text:p>2019-03-24 19:25:00</text:p>
          </table:table-cell>
          <table:table-cell/>
          <table:table-cell office:value-type="float" office:value="8281" calcext:value-type="float">
            <text:p>8281</text:p>
          </table:table-cell>
          <table:table-cell office:value-type="string" calcext:value-type="string">
            <text:p>University</text:p>
          </table:table-cell>
          <table:table-cell office:value-type="string" calcext:value-type="string">
            <text:p>media/1553455612316.jpg</text:p>
          </table:table-cell>
          <table:table-cell office:value-type="float" office:value="32.767608" calcext:value-type="float">
            <text:p>32.767608</text:p>
          </table:table-cell>
          <table:table-cell office:value-type="float" office:value="-117.019781" calcext:value-type="float">
            <text:p>-117.01978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building_structure</text:p>
          </table:table-cell>
          <table:table-cell office:value-type="string" calcext:value-type="string">
            <text:p>contemporary</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n_candidate</text:p>
          </table:table-cell>
          <table:table-cell office:value-type="string" calcext:value-type="string">
            <text:p>8285 on site as well</text:p>
          </table:table-cell>
          <table:table-cell table:number-columns-repeated="2" office:value-type="string" calcext:value-type="string">
            <text:p>uuid:7a657fac-b144-48e2-a163-8576e64bd643</text:p>
          </table:table-cell>
        </table:table-row>
        <table:table-row table:style-name="ro1">
          <table:table-cell/>
          <table:table-cell office:value-type="string" calcext:value-type="string">
            <text:p>Wr</text:p>
          </table:table-cell>
          <table:table-cell office:value-type="date" office:date-value="2019-03-24T19:30:00" calcext:value-type="date">
            <text:p>2019-03-24 19:30:00</text:p>
          </table:table-cell>
          <table:table-cell/>
          <table:table-cell office:value-type="float" office:value="8251" calcext:value-type="float">
            <text:p>8251</text:p>
          </table:table-cell>
          <table:table-cell office:value-type="string" calcext:value-type="string">
            <text:p>University</text:p>
          </table:table-cell>
          <table:table-cell office:value-type="string" calcext:value-type="string">
            <text:p>media/1553455858757.jpg</text:p>
          </table:table-cell>
          <table:table-cell office:value-type="float" office:value="32.767412" calcext:value-type="float">
            <text:p>32.767412</text:p>
          </table:table-cell>
          <table:table-cell office:value-type="float" office:value="-117.020013" calcext:value-type="float">
            <text:p>-117.02001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undetermined</text:p>
          </table:table-cell>
          <table:table-cell table:number-columns-repeated="3" office:value-type="string" calcext:value-type="string">
            <text:p>no</text:p>
          </table:table-cell>
          <table:table-cell table:number-columns-repeated="4"/>
          <table:table-cell office:value-type="string" calcext:value-type="string">
            <text:p>non_candidate</text:p>
          </table:table-cell>
          <table:table-cell/>
          <table:table-cell table:number-columns-repeated="2" office:value-type="string" calcext:value-type="string">
            <text:p>uuid:775e60a3-bec6-46fa-9ece-872969dcba68</text:p>
          </table:table-cell>
        </table:table-row>
        <table:table-row table:style-name="ro1">
          <table:table-cell/>
          <table:table-cell office:value-type="string" calcext:value-type="string">
            <text:p>Wr</text:p>
          </table:table-cell>
          <table:table-cell office:value-type="date" office:date-value="2019-03-24T19:33:00" calcext:value-type="date">
            <text:p>2019-03-24 19:33:00</text:p>
          </table:table-cell>
          <table:table-cell/>
          <table:table-cell office:value-type="float" office:value="8235" calcext:value-type="float">
            <text:p>8235</text:p>
          </table:table-cell>
          <table:table-cell office:value-type="string" calcext:value-type="string">
            <text:p>University</text:p>
          </table:table-cell>
          <table:table-cell office:value-type="string" calcext:value-type="string">
            <text:p>media/1553456057234.jpg</text:p>
          </table:table-cell>
          <table:table-cell office:value-type="float" office:value="32.767394" calcext:value-type="float">
            <text:p>32.767394</text:p>
          </table:table-cell>
          <table:table-cell office:value-type="float" office:value="-117.020745" calcext:value-type="float">
            <text:p>-117.02074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contemporary</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table:table-cell office:value-type="string" calcext:value-type="string">
            <text:p>more_research</text:p>
          </table:table-cell>
          <table:table-cell/>
          <table:table-cell table:number-columns-repeated="2" office:value-type="string" calcext:value-type="string">
            <text:p>uuid:f742c2be-3d9c-4e91-9c6b-02742b712b7e</text:p>
          </table:table-cell>
        </table:table-row>
        <table:table-row table:style-name="ro1">
          <table:table-cell/>
          <table:table-cell office:value-type="string" calcext:value-type="string">
            <text:p>Wr</text:p>
          </table:table-cell>
          <table:table-cell office:value-type="date" office:date-value="2019-03-24T19:36:00" calcext:value-type="date">
            <text:p>2019-03-24 19:36:00</text:p>
          </table:table-cell>
          <table:table-cell/>
          <table:table-cell office:value-type="float" office:value="8225" calcext:value-type="float">
            <text:p>8225</text:p>
          </table:table-cell>
          <table:table-cell office:value-type="string" calcext:value-type="string">
            <text:p>University</text:p>
          </table:table-cell>
          <table:table-cell office:value-type="string" calcext:value-type="string">
            <text:p>media/1553456241676.jpg</text:p>
          </table:table-cell>
          <table:table-cell office:value-type="float" office:value="32.767394" calcext:value-type="float">
            <text:p>32.767394</text:p>
          </table:table-cell>
          <table:table-cell office:value-type="float" office:value="-117.020735" calcext:value-type="float">
            <text:p>-117.020735</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building_structure</text:p>
          </table:table-cell>
          <table:table-cell office:value-type="string" calcext:value-type="string">
            <text:p>minimal_trad</text:p>
          </table:table-cell>
          <table:table-cell office:value-type="string" calcext:value-type="string">
            <text:p>no</text:p>
          </table:table-cell>
          <table:table-cell office:value-type="string" calcext:value-type="string">
            <text:p>pot_reverse</text:p>
          </table:table-cell>
          <table:table-cell office:value-type="string" calcext:value-type="string">
            <text:p>undetermined</text:p>
          </table:table-cell>
          <table:table-cell office:value-type="string" calcext:value-type="string">
            <text:p>yes</text:p>
          </table:table-cell>
          <table:table-cell table:number-columns-repeated="2"/>
          <table:table-cell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256681c2-eb98-4c51-9bcd-5dd28d4436e4</text:p>
          </table:table-cell>
        </table:table-row>
        <table:table-row table:style-name="ro1">
          <table:table-cell/>
          <table:table-cell office:value-type="string" calcext:value-type="string">
            <text:p>Wr</text:p>
          </table:table-cell>
          <table:table-cell office:value-type="date" office:date-value="2019-03-24T19:39:00" calcext:value-type="date">
            <text:p>2019-03-24 19:39:00</text:p>
          </table:table-cell>
          <table:table-cell/>
          <table:table-cell office:value-type="float" office:value="8217" calcext:value-type="float">
            <text:p>8217</text:p>
          </table:table-cell>
          <table:table-cell office:value-type="string" calcext:value-type="string">
            <text:p>University</text:p>
          </table:table-cell>
          <table:table-cell office:value-type="string" calcext:value-type="string">
            <text:p>media/1553456427144.jpg</text:p>
          </table:table-cell>
          <table:table-cell office:value-type="float" office:value="32.767333" calcext:value-type="float">
            <text:p>32.767333</text:p>
          </table:table-cell>
          <table:table-cell office:value-type="float" office:value="-117.020956" calcext:value-type="float">
            <text:p>-117.020956</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table:table-cell office:value-type="string" calcext:value-type="string">
            <text:p>no</text:p>
          </table:table-cell>
          <table:table-cell/>
          <table:table-cell office:value-type="string" calcext:value-type="string">
            <text:p>more_research</text:p>
          </table:table-cell>
          <table:table-cell/>
          <table:table-cell table:number-columns-repeated="2" office:value-type="string" calcext:value-type="string">
            <text:p>uuid:0c0e95bc-ca87-4d43-8bcc-4ccd769a8974</text:p>
          </table:table-cell>
        </table:table-row>
        <table:table-row table:style-name="ro1">
          <table:table-cell/>
          <table:table-cell office:value-type="string" calcext:value-type="string">
            <text:p>Wr</text:p>
          </table:table-cell>
          <table:table-cell office:value-type="date" office:date-value="2019-03-24T19:43:00" calcext:value-type="date">
            <text:p>2019-03-24 19:43:00</text:p>
          </table:table-cell>
          <table:table-cell/>
          <table:table-cell office:value-type="float" office:value="8203" calcext:value-type="float">
            <text:p>8203</text:p>
          </table:table-cell>
          <table:table-cell office:value-type="string" calcext:value-type="string">
            <text:p>University</text:p>
          </table:table-cell>
          <table:table-cell office:value-type="string" calcext:value-type="string">
            <text:p>media/1553456649346.jpg</text:p>
          </table:table-cell>
          <table:table-cell office:value-type="float" office:value="32.767343" calcext:value-type="float">
            <text:p>32.767343</text:p>
          </table:table-cell>
          <table:table-cell office:value-type="float" office:value="-117.021394" calcext:value-type="float">
            <text:p>-117.02139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table:number-columns-repeated="2" office:value-type="string" calcext:value-type="string">
            <text:p>undetermined</text:p>
          </table:table-cell>
          <table:table-cell table:number-columns-repeated="6"/>
          <table:table-cell office:value-type="string" calcext:value-type="string">
            <text:p>non_candidate</text:p>
          </table:table-cell>
          <table:table-cell/>
          <table:table-cell table:number-columns-repeated="2" office:value-type="string" calcext:value-type="string">
            <text:p>uuid:61829860-4034-40a5-ae95-d75f52e26809</text:p>
          </table:table-cell>
        </table:table-row>
        <table:table-row table:style-name="ro1">
          <table:table-cell/>
          <table:table-cell office:value-type="string" calcext:value-type="string">
            <text:p>Wr</text:p>
          </table:table-cell>
          <table:table-cell office:value-type="date" office:date-value="2019-03-24T19:46:00" calcext:value-type="date">
            <text:p>2019-03-24 19:46:00</text:p>
          </table:table-cell>
          <table:table-cell/>
          <table:table-cell office:value-type="float" office:value="8203" calcext:value-type="float">
            <text:p>8203</text:p>
          </table:table-cell>
          <table:table-cell office:value-type="string" calcext:value-type="string">
            <text:p>University</text:p>
          </table:table-cell>
          <table:table-cell office:value-type="string" calcext:value-type="string">
            <text:p>media/1553456897123.jpg</text:p>
          </table:table-cell>
          <table:table-cell office:value-type="float" office:value="32.767245" calcext:value-type="float">
            <text:p>32.767245</text:p>
          </table:table-cell>
          <table:table-cell office:value-type="float" office:value="-117.02158" calcext:value-type="float">
            <text:p>-117.0215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office:value-type="string" calcext:value-type="string">
            <text:p>yes</text:p>
          </table:table-cell>
          <table:table-cell office:value-type="string" calcext:value-type="string">
            <text:p>pot_reverse</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pot_reverse</text:p>
          </table:table-cell>
          <table:table-cell office:value-type="string" calcext:value-type="string">
            <text:p>more_research</text:p>
          </table:table-cell>
          <table:table-cell/>
          <table:table-cell table:number-columns-repeated="2" office:value-type="string" calcext:value-type="string">
            <text:p>uuid:f3f66621-47e7-4aea-a516-8ce6a592d06c</text:p>
          </table:table-cell>
        </table:table-row>
        <table:table-row table:style-name="ro1">
          <table:table-cell/>
          <table:table-cell office:value-type="string" calcext:value-type="string">
            <text:p>Jm</text:p>
          </table:table-cell>
          <table:table-cell office:value-type="date" office:date-value="2019-03-24T19:59:00" calcext:value-type="date">
            <text:p>2019-03-24 19:59:00</text:p>
          </table:table-cell>
          <table:table-cell office:value-type="float" office:value="1908" calcext:value-type="float">
            <text:p>1908</text:p>
          </table:table-cell>
          <table:table-cell office:value-type="float" office:value="8369" calcext:value-type="float">
            <text:p>8369</text:p>
          </table:table-cell>
          <table:table-cell office:value-type="string" calcext:value-type="string">
            <text:p>University</text:p>
          </table:table-cell>
          <table:table-cell office:value-type="string" calcext:value-type="string">
            <text:p>media/1553457677716.jpg</text:p>
          </table:table-cell>
          <table:table-cell office:value-type="float" office:value="32.768051" calcext:value-type="float">
            <text:p>32.768051</text:p>
          </table:table-cell>
          <table:table-cell office:value-type="float" office:value="-117.017251" calcext:value-type="float">
            <text:p>-117.017251</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two_story</text:p>
          </table:table-cell>
          <table:table-cell office:value-type="string" calcext:value-type="string">
            <text:p>folk_trad_victorian</text:p>
          </table:table-cell>
          <table:table-cell office:value-type="string" calcext:value-type="string">
            <text:p>yes</text:p>
          </table:table-cell>
          <table:table-cell office:value-type="string" calcext:value-type="string">
            <text:p>undetermined</text:p>
          </table:table-cell>
          <table:table-cell table:number-columns-repeated="3"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No collector information</text:p>
          </table:table-cell>
          <table:table-cell table:number-columns-repeated="2" office:value-type="string" calcext:value-type="string">
            <text:p>uuid:5e8adc1a-fc8f-4a22-ab6a-eda77146dfad</text:p>
          </table:table-cell>
        </table:table-row>
        <table:table-row table:style-name="ro1">
          <table:table-cell/>
          <table:table-cell office:value-type="string" calcext:value-type="string">
            <text:p>ME AW</text:p>
          </table:table-cell>
          <table:table-cell office:value-type="date" office:date-value="2019-03-24T19:59:00" calcext:value-type="date">
            <text:p>2019-03-24 19:59:00</text:p>
          </table:table-cell>
          <table:table-cell/>
          <table:table-cell office:value-type="float" office:value="8354" calcext:value-type="float">
            <text:p>8354</text:p>
          </table:table-cell>
          <table:table-cell office:value-type="string" calcext:value-type="string">
            <text:p>University</text:p>
          </table:table-cell>
          <table:table-cell office:value-type="string" calcext:value-type="string">
            <text:p>media/1553457836037.jpg</text:p>
          </table:table-cell>
          <table:table-cell office:value-type="float" office:value="32.768206" calcext:value-type="float">
            <text:p>32.768206</text:p>
          </table:table-cell>
          <table:table-cell office:value-type="float" office:value="-117.01774" calcext:value-type="float">
            <text:p>-117.0177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table:number-columns-repeated="2"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table:number-columns-repeated="2" office:value-type="string" calcext:value-type="string">
            <text:p>undetermined</text:p>
          </table:table-cell>
          <table:table-cell/>
          <table:table-cell table:number-columns-repeated="2" office:value-type="string" calcext:value-type="string">
            <text:p>uuid:aeb12a0a-7e5a-47a2-816c-cba1a0d4bcb2</text:p>
          </table:table-cell>
        </table:table-row>
        <table:table-row table:style-name="ro1">
          <table:table-cell/>
          <table:table-cell office:value-type="string" calcext:value-type="string">
            <text:p>Ca</text:p>
          </table:table-cell>
          <table:table-cell office:value-type="date" office:date-value="2019-03-24T20:05:00" calcext:value-type="date">
            <text:p>2019-03-24 20:05:00</text:p>
          </table:table-cell>
          <table:table-cell/>
          <table:table-cell office:value-type="float" office:value="8375" calcext:value-type="float">
            <text:p>8375</text:p>
          </table:table-cell>
          <table:table-cell office:value-type="string" calcext:value-type="string">
            <text:p>University</text:p>
          </table:table-cell>
          <table:table-cell office:value-type="string" calcext:value-type="string">
            <text:p>media/1553457988244.jpg</text:p>
          </table:table-cell>
          <table:table-cell office:value-type="float" office:value="32.768101" calcext:value-type="float">
            <text:p>32.768101</text:p>
          </table:table-cell>
          <table:table-cell office:value-type="float" office:value="-117.017179" calcext:value-type="float">
            <text:p>-117.01717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inimal_trad</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No collector info</text:p>
          </table:table-cell>
          <table:table-cell table:number-columns-repeated="2" office:value-type="string" calcext:value-type="string">
            <text:p>uuid:0bb561e6-e016-415c-87c7-2ee922664a11</text:p>
          </table:table-cell>
        </table:table-row>
        <table:table-row table:style-name="ro1">
          <table:table-cell/>
          <table:table-cell office:value-type="string" calcext:value-type="string">
            <text:p>Ca</text:p>
          </table:table-cell>
          <table:table-cell office:value-type="date" office:date-value="2019-03-24T20:09:00" calcext:value-type="date">
            <text:p>2019-03-24 20:09:00</text:p>
          </table:table-cell>
          <table:table-cell/>
          <table:table-cell office:value-type="float" office:value="8381" calcext:value-type="float">
            <text:p>8381</text:p>
          </table:table-cell>
          <table:table-cell office:value-type="string" calcext:value-type="string">
            <text:p>University</text:p>
          </table:table-cell>
          <table:table-cell office:value-type="string" calcext:value-type="string">
            <text:p>media/1553458188273.jpg</text:p>
          </table:table-cell>
          <table:table-cell office:value-type="float" office:value="32.768211" calcext:value-type="float">
            <text:p>32.768211</text:p>
          </table:table-cell>
          <table:table-cell office:value-type="float" office:value="-117.017011" calcext:value-type="float">
            <text:p>-117.01701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7" office:value-type="string" calcext:value-type="string">
            <text:p>yes</text:p>
          </table:table-cell>
          <table:table-cell office:value-type="string" calcext:value-type="string">
            <text:p>undetermined</text:p>
          </table:table-cell>
          <table:table-cell office:value-type="string" calcext:value-type="string">
            <text:p>No co app</text:p>
          </table:table-cell>
          <table:table-cell table:number-columns-repeated="2" office:value-type="string" calcext:value-type="string">
            <text:p>uuid:08907a98-9caf-429a-abd6-9bcd2a276962</text:p>
          </table:table-cell>
        </table:table-row>
        <table:table-row table:style-name="ro1">
          <table:table-cell/>
          <table:table-cell office:value-type="string" calcext:value-type="string">
            <text:p>ME AW</text:p>
          </table:table-cell>
          <table:table-cell office:value-type="date" office:date-value="2019-03-24T20:10:00" calcext:value-type="date">
            <text:p>2019-03-24 20:10:00</text:p>
          </table:table-cell>
          <table:table-cell/>
          <table:table-cell office:value-type="float" office:value="4924" calcext:value-type="float">
            <text:p>4924</text:p>
          </table:table-cell>
          <table:table-cell office:value-type="string" calcext:value-type="string">
            <text:p>Pine</text:p>
          </table:table-cell>
          <table:table-cell office:value-type="string" calcext:value-type="string">
            <text:p>media/1553458248395.jpg</text:p>
          </table:table-cell>
          <table:table-cell office:value-type="float" office:value="32.768589" calcext:value-type="float">
            <text:p>32.768589</text:p>
          </table:table-cell>
          <table:table-cell office:value-type="float" office:value="-117.017621" calcext:value-type="float">
            <text:p>-117.01762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table:number-columns-repeated="6" office:value-type="string" calcext:value-type="string">
            <text:p>yes</text:p>
          </table:table-cell>
          <table:table-cell table:number-columns-repeated="2" office:value-type="string" calcext:value-type="string">
            <text:p>undetermined</text:p>
          </table:table-cell>
          <table:table-cell/>
          <table:table-cell table:number-columns-repeated="2" office:value-type="string" calcext:value-type="string">
            <text:p>uuid:60e9eb9e-d576-456b-82a5-a9fc0d63c088</text:p>
          </table:table-cell>
        </table:table-row>
        <table:table-row table:style-name="ro1">
          <table:table-cell/>
          <table:table-cell office:value-type="string" calcext:value-type="string">
            <text:p>Jm</text:p>
          </table:table-cell>
          <table:table-cell office:value-type="date" office:date-value="2019-03-24T20:11:00" calcext:value-type="date">
            <text:p>2019-03-24 20:11:00</text:p>
          </table:table-cell>
          <table:table-cell/>
          <table:table-cell office:value-type="float" office:value="8387" calcext:value-type="float">
            <text:p>8387</text:p>
          </table:table-cell>
          <table:table-cell office:value-type="string" calcext:value-type="string">
            <text:p>University avenue</text:p>
          </table:table-cell>
          <table:table-cell office:value-type="string" calcext:value-type="string">
            <text:p>media/1553458759300.jpg</text:p>
          </table:table-cell>
          <table:table-cell office:value-type="float" office:value="32.768137" calcext:value-type="float">
            <text:p>32.768137</text:p>
          </table:table-cell>
          <table:table-cell office:value-type="float" office:value="-117.017006" calcext:value-type="float">
            <text:p>-117.017006</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5"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table-cell table:number-columns-repeated="2" office:value-type="string" calcext:value-type="string">
            <text:p>uuid:7da724d9-555f-46e4-9c6b-b8ea61921e3e</text:p>
          </table:table-cell>
        </table:table-row>
        <table:table-row table:style-name="ro1">
          <table:table-cell/>
          <table:table-cell office:value-type="string" calcext:value-type="string">
            <text:p>AW,ME</text:p>
          </table:table-cell>
          <table:table-cell office:value-type="date" office:date-value="2019-03-24T20:15:00" calcext:value-type="date">
            <text:p>2019-03-24 20:15:00</text:p>
          </table:table-cell>
          <table:table-cell/>
          <table:table-cell office:value-type="float" office:value="4934" calcext:value-type="float">
            <text:p>4934</text:p>
          </table:table-cell>
          <table:table-cell office:value-type="string" calcext:value-type="string">
            <text:p>Pine</text:p>
          </table:table-cell>
          <table:table-cell office:value-type="string" calcext:value-type="string">
            <text:p>media/1553458603343.jpg</text:p>
          </table:table-cell>
          <table:table-cell office:value-type="float" office:value="32.768756" calcext:value-type="float">
            <text:p>32.768756</text:p>
          </table:table-cell>
          <table:table-cell office:value-type="float" office:value="-117.017584" calcext:value-type="float">
            <text:p>-117.017584</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folk_trad_victorian</text:p>
          </table:table-cell>
          <table:table-cell table:number-columns-repeated="4" office:value-type="string" calcext:value-type="string">
            <text:p>yes</text:p>
          </table:table-cell>
          <table:table-cell table:number-columns-repeated="3"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60d3b454-3e0f-4526-a8b8-cea8d1f3d669</text:p>
          </table:table-cell>
        </table:table-row>
        <table:table-row table:style-name="ro1">
          <table:table-cell/>
          <table:table-cell office:value-type="string" calcext:value-type="string">
            <text:p>AW,ME</text:p>
          </table:table-cell>
          <table:table-cell office:value-type="date" office:date-value="2019-03-24T20:21:00" calcext:value-type="date">
            <text:p>2019-03-24 20:21:00</text:p>
          </table:table-cell>
          <table:table-cell/>
          <table:table-cell office:value-type="float" office:value="4942" calcext:value-type="float">
            <text:p>4942</text:p>
          </table:table-cell>
          <table:table-cell office:value-type="string" calcext:value-type="string">
            <text:p>Pine</text:p>
          </table:table-cell>
          <table:table-cell office:value-type="string" calcext:value-type="string">
            <text:p>media/1553459218655.jpg</text:p>
          </table:table-cell>
          <table:table-cell office:value-type="float" office:value="32.76882" calcext:value-type="float">
            <text:p>32.76882</text:p>
          </table:table-cell>
          <table:table-cell office:value-type="float" office:value="-117.017589" calcext:value-type="float">
            <text:p>-117.01758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revivals</text:p>
          </table:table-cell>
          <table:table-cell table:number-columns-repeated="6"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da2a74cb-efbb-4135-94fa-7c5d6b3fc9c5</text:p>
          </table:table-cell>
        </table:table-row>
        <table:table-row table:style-name="ro1">
          <table:table-cell/>
          <table:table-cell office:value-type="string" calcext:value-type="string">
            <text:p>Jim</text:p>
          </table:table-cell>
          <table:table-cell office:value-type="date" office:date-value="2019-03-24T20:22:00" calcext:value-type="date">
            <text:p>2019-03-24 20:22:00</text:p>
          </table:table-cell>
          <table:table-cell/>
          <table:table-cell office:value-type="float" office:value="8469" calcext:value-type="float">
            <text:p>8469</text:p>
          </table:table-cell>
          <table:table-cell office:value-type="string" calcext:value-type="string">
            <text:p>La Mesa blvd</text:p>
          </table:table-cell>
          <table:table-cell office:value-type="string" calcext:value-type="string">
            <text:p>media/1553459613280.jpg</text:p>
          </table:table-cell>
          <table:table-cell office:value-type="float" office:value="32.768038" calcext:value-type="float">
            <text:p>32.768038</text:p>
          </table:table-cell>
          <table:table-cell office:value-type="float" office:value="-117.015167" calcext:value-type="float">
            <text:p>-117.01516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ae51d03c-8066-4d29-9660-cef36d4b8128</text:p>
          </table:table-cell>
        </table:table-row>
        <table:table-row table:style-name="ro1">
          <table:table-cell/>
          <table:table-cell office:value-type="string" calcext:value-type="string">
            <text:p>ME AW</text:p>
          </table:table-cell>
          <table:table-cell office:value-type="date" office:date-value="2019-03-24T20:29:00" calcext:value-type="date">
            <text:p>2019-03-24 20:29:00</text:p>
          </table:table-cell>
          <table:table-cell/>
          <table:table-cell office:value-type="float" office:value="4950" calcext:value-type="float">
            <text:p>4950</text:p>
          </table:table-cell>
          <table:table-cell office:value-type="string" calcext:value-type="string">
            <text:p>Pine</text:p>
          </table:table-cell>
          <table:table-cell office:value-type="string" calcext:value-type="string">
            <text:p>media/1553459370239.jpg</text:p>
          </table:table-cell>
          <table:table-cell office:value-type="float" office:value="32.768901" calcext:value-type="float">
            <text:p>32.768901</text:p>
          </table:table-cell>
          <table:table-cell office:value-type="float" office:value="-117.017644" calcext:value-type="float">
            <text:p>-117.017644</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7"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fa62a4a5-73d0-48c2-8259-58afd8155de1</text:p>
          </table:table-cell>
        </table:table-row>
        <table:table-row table:style-name="ro1">
          <table:table-cell/>
          <table:table-cell office:value-type="string" calcext:value-type="string">
            <text:p>ME AW</text:p>
          </table:table-cell>
          <table:table-cell office:value-type="date" office:date-value="2019-03-24T20:31:00" calcext:value-type="date">
            <text:p>2019-03-24 20:31:00</text:p>
          </table:table-cell>
          <table:table-cell/>
          <table:table-cell office:value-type="float" office:value="4958" calcext:value-type="float">
            <text:p>4958</text:p>
          </table:table-cell>
          <table:table-cell office:value-type="string" calcext:value-type="string">
            <text:p>Pine</text:p>
          </table:table-cell>
          <table:table-cell office:value-type="string" calcext:value-type="string">
            <text:p>media/1553459537769.jpg</text:p>
          </table:table-cell>
          <table:table-cell office:value-type="float" office:value="32.769072" calcext:value-type="float">
            <text:p>32.769072</text:p>
          </table:table-cell>
          <table:table-cell office:value-type="float" office:value="-117.017668" calcext:value-type="float">
            <text:p>-117.017668</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4"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a9e8c014-a790-47aa-8660-264a779b8f5e</text:p>
          </table:table-cell>
        </table:table-row>
        <table:table-row table:style-name="ro1">
          <table:table-cell/>
          <table:table-cell office:value-type="string" calcext:value-type="string">
            <text:p>AW, ME</text:p>
          </table:table-cell>
          <table:table-cell office:value-type="date" office:date-value="2019-03-24T20:34:00" calcext:value-type="date">
            <text:p>2019-03-24 20:34:00</text:p>
          </table:table-cell>
          <table:table-cell/>
          <table:table-cell office:value-type="float" office:value="4964" calcext:value-type="float">
            <text:p>4964</text:p>
          </table:table-cell>
          <table:table-cell office:value-type="string" calcext:value-type="string">
            <text:p>Pine</text:p>
          </table:table-cell>
          <table:table-cell office:value-type="string" calcext:value-type="string">
            <text:p>media/1553459697285.jpg</text:p>
          </table:table-cell>
          <table:table-cell office:value-type="float" office:value="32.76925" calcext:value-type="float">
            <text:p>32.76925</text:p>
          </table:table-cell>
          <table:table-cell office:value-type="float" office:value="-117.017653" calcext:value-type="float">
            <text:p>-117.01765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minimal_trad</text:p>
          </table:table-cell>
          <table:table-cell table:number-columns-repeated="7"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0d1b2e4d-4edc-4041-94e4-6574d10d2db2</text:p>
          </table:table-cell>
        </table:table-row>
        <table:table-row table:style-name="ro1">
          <table:table-cell/>
          <table:table-cell office:value-type="string" calcext:value-type="string">
            <text:p>AW, ME</text:p>
          </table:table-cell>
          <table:table-cell office:value-type="date" office:date-value="2019-03-24T20:36:00" calcext:value-type="date">
            <text:p>2019-03-24 20:36:00</text:p>
          </table:table-cell>
          <table:table-cell/>
          <table:table-cell office:value-type="float" office:value="4972" calcext:value-type="float">
            <text:p>4972</text:p>
          </table:table-cell>
          <table:table-cell office:value-type="string" calcext:value-type="string">
            <text:p>Pine</text:p>
          </table:table-cell>
          <table:table-cell office:value-type="string" calcext:value-type="string">
            <text:p>media/1553459859869.jpg</text:p>
          </table:table-cell>
          <table:table-cell office:value-type="float" office:value="32.769396" calcext:value-type="float">
            <text:p>32.769396</text:p>
          </table:table-cell>
          <table:table-cell office:value-type="float" office:value="-117.017748" calcext:value-type="float">
            <text:p>-117.017748</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7d7cead3-1ef8-43c4-8954-f50fb96a2dec</text:p>
          </table:table-cell>
        </table:table-row>
        <table:table-row table:style-name="ro1">
          <table:table-cell/>
          <table:table-cell office:value-type="string" calcext:value-type="string">
            <text:p>ME AW</text:p>
          </table:table-cell>
          <table:table-cell office:value-type="date" office:date-value="2019-03-24T20:39:00" calcext:value-type="date">
            <text:p>2019-03-24 20:39:00</text:p>
          </table:table-cell>
          <table:table-cell/>
          <table:table-cell office:value-type="float" office:value="4980" calcext:value-type="float">
            <text:p>4980</text:p>
          </table:table-cell>
          <table:table-cell office:value-type="string" calcext:value-type="string">
            <text:p>Pine</text:p>
          </table:table-cell>
          <table:table-cell office:value-type="string" calcext:value-type="string">
            <text:p>media/1553459996826.jpg</text:p>
          </table:table-cell>
          <table:table-cell office:value-type="float" office:value="32.769543" calcext:value-type="float">
            <text:p>32.769543</text:p>
          </table:table-cell>
          <table:table-cell office:value-type="float" office:value="-117.017837" calcext:value-type="float">
            <text:p>-117.01783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contemporary</text:p>
          </table:table-cell>
          <table:table-cell table:number-columns-repeated="7"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66c647e3-2d54-42b2-8a44-ab7ca7c6b1f5</text:p>
          </table:table-cell>
        </table:table-row>
        <table:table-row table:style-name="ro1">
          <table:table-cell/>
          <table:table-cell office:value-type="string" calcext:value-type="string">
            <text:p>ME AW</text:p>
          </table:table-cell>
          <table:table-cell office:value-type="date" office:date-value="2019-03-24T20:41:00" calcext:value-type="date">
            <text:p>2019-03-24 20:41:00</text:p>
          </table:table-cell>
          <table:table-cell/>
          <table:table-cell office:value-type="float" office:value="4988" calcext:value-type="float">
            <text:p>4988</text:p>
          </table:table-cell>
          <table:table-cell office:value-type="string" calcext:value-type="string">
            <text:p>Pine</text:p>
          </table:table-cell>
          <table:table-cell office:value-type="string" calcext:value-type="string">
            <text:p>media/1553460110846.jpg</text:p>
          </table:table-cell>
          <table:table-cell office:value-type="float" office:value="32.769774" calcext:value-type="float">
            <text:p>32.769774</text:p>
          </table:table-cell>
          <table:table-cell office:value-type="float" office:value="-117.01805" calcext:value-type="float">
            <text:p>-117.01805</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0507f670-d170-44a4-870d-4f49363bb3d1</text:p>
          </table:table-cell>
        </table:table-row>
        <table:table-row table:style-name="ro1">
          <table:table-cell/>
          <table:table-cell office:value-type="string" calcext:value-type="string">
            <text:p>AW, ME</text:p>
          </table:table-cell>
          <table:table-cell office:value-type="date" office:date-value="2019-03-24T20:42:00" calcext:value-type="date">
            <text:p>2019-03-24 20:42:00</text:p>
          </table:table-cell>
          <table:table-cell/>
          <table:table-cell office:value-type="float" office:value="4996" calcext:value-type="float">
            <text:p>4996</text:p>
          </table:table-cell>
          <table:table-cell office:value-type="string" calcext:value-type="string">
            <text:p>Pine</text:p>
          </table:table-cell>
          <table:table-cell office:value-type="string" calcext:value-type="string">
            <text:p>media/1553460235174.jpg</text:p>
          </table:table-cell>
          <table:table-cell office:value-type="float" office:value="32.769841" calcext:value-type="float">
            <text:p>32.769841</text:p>
          </table:table-cell>
          <table:table-cell office:value-type="float" office:value="-117.018159" calcext:value-type="float">
            <text:p>-117.01815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10f4638f-b29e-4426-9133-3e1c960d3a92</text:p>
          </table:table-cell>
        </table:table-row>
        <table:table-row table:style-name="ro1">
          <table:table-cell/>
          <table:table-cell office:value-type="string" calcext:value-type="string">
            <text:p>AW,ME</text:p>
          </table:table-cell>
          <table:table-cell office:value-type="date" office:date-value="2019-03-24T20:46:00" calcext:value-type="date">
            <text:p>2019-03-24 20:46:00</text:p>
          </table:table-cell>
          <table:table-cell office:value-type="float" office:value="1939" calcext:value-type="float">
            <text:p>1939</text:p>
          </table:table-cell>
          <table:table-cell office:value-type="float" office:value="4995" calcext:value-type="float">
            <text:p>4995</text:p>
          </table:table-cell>
          <table:table-cell office:value-type="string" calcext:value-type="string">
            <text:p>Pine</text:p>
          </table:table-cell>
          <table:table-cell office:value-type="string" calcext:value-type="string">
            <text:p>media/1553460457011.jpg</text:p>
          </table:table-cell>
          <table:table-cell office:value-type="float" office:value="32.769826" calcext:value-type="float">
            <text:p>32.769826</text:p>
          </table:table-cell>
          <table:table-cell office:value-type="float" office:value="-117.018136" calcext:value-type="float">
            <text:p>-117.018136</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6"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df6950b4-4c85-45a8-bff8-efa01edbfd3b</text:p>
          </table:table-cell>
        </table:table-row>
        <table:table-row table:style-name="ro1">
          <table:table-cell/>
          <table:table-cell office:value-type="string" calcext:value-type="string">
            <text:p>ME AW</text:p>
          </table:table-cell>
          <table:table-cell office:value-type="date" office:date-value="2019-03-24T20:48:00" calcext:value-type="date">
            <text:p>2019-03-24 20:48:00</text:p>
          </table:table-cell>
          <table:table-cell/>
          <table:table-cell office:value-type="float" office:value="4985" calcext:value-type="float">
            <text:p>4985</text:p>
          </table:table-cell>
          <table:table-cell office:value-type="string" calcext:value-type="string">
            <text:p>Pine</text:p>
          </table:table-cell>
          <table:table-cell office:value-type="string" calcext:value-type="string">
            <text:p>media/1553460579594.jpg</text:p>
          </table:table-cell>
          <table:table-cell office:value-type="float" office:value="32.769697" calcext:value-type="float">
            <text:p>32.769697</text:p>
          </table:table-cell>
          <table:table-cell office:value-type="float" office:value="-117.017926" calcext:value-type="float">
            <text:p>-117.017926</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5dce9fbd-e7d3-4678-948e-67dad159ee78</text:p>
          </table:table-cell>
        </table:table-row>
        <table:table-row table:style-name="ro1">
          <table:table-cell/>
          <table:table-cell office:value-type="string" calcext:value-type="string">
            <text:p>ME AW</text:p>
          </table:table-cell>
          <table:table-cell office:value-type="date" office:date-value="2019-03-24T20:51:00" calcext:value-type="date">
            <text:p>2019-03-24 20:51:00</text:p>
          </table:table-cell>
          <table:table-cell/>
          <table:table-cell office:value-type="float" office:value="4975" calcext:value-type="float">
            <text:p>4975</text:p>
          </table:table-cell>
          <table:table-cell office:value-type="string" calcext:value-type="string">
            <text:p>Pine</text:p>
          </table:table-cell>
          <table:table-cell office:value-type="string" calcext:value-type="string">
            <text:p>media/1553460680120.jpg</text:p>
          </table:table-cell>
          <table:table-cell office:value-type="float" office:value="32.769514" calcext:value-type="float">
            <text:p>32.769514</text:p>
          </table:table-cell>
          <table:table-cell office:value-type="float" office:value="-117.017789" calcext:value-type="float">
            <text:p>-117.01778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table:number-columns-repeated="4"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7c7c8157-5804-4204-8b54-666d74a8ac93</text:p>
          </table:table-cell>
        </table:table-row>
        <table:table-row table:style-name="ro1">
          <table:table-cell/>
          <table:table-cell office:value-type="string" calcext:value-type="string">
            <text:p>AW,ME</text:p>
          </table:table-cell>
          <table:table-cell office:value-type="date" office:date-value="2019-03-24T20:52:00" calcext:value-type="date">
            <text:p>2019-03-24 20:52:00</text:p>
          </table:table-cell>
          <table:table-cell/>
          <table:table-cell office:value-type="float" office:value="4965" calcext:value-type="float">
            <text:p>4965</text:p>
          </table:table-cell>
          <table:table-cell office:value-type="string" calcext:value-type="string">
            <text:p>Pine</text:p>
          </table:table-cell>
          <table:table-cell office:value-type="string" calcext:value-type="string">
            <text:p>media/1553460789983.jpg</text:p>
          </table:table-cell>
          <table:table-cell office:value-type="float" office:value="32.76937" calcext:value-type="float">
            <text:p>32.76937</text:p>
          </table:table-cell>
          <table:table-cell office:value-type="float" office:value="-117.01766" calcext:value-type="float">
            <text:p>-117.01766</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4" office:value-type="string" calcext:value-type="string">
            <text:p>yes</text:p>
          </table:table-cell>
          <table:table-cell table:number-columns-repeated="3"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0ee185b2-f967-462f-9175-2967485e4bff</text:p>
          </table:table-cell>
        </table:table-row>
        <table:table-row table:style-name="ro1">
          <table:table-cell/>
          <table:table-cell office:value-type="string" calcext:value-type="string">
            <text:p>Wr</text:p>
          </table:table-cell>
          <table:table-cell office:value-type="date" office:date-value="2019-03-30T17:41:00" calcext:value-type="date">
            <text:p>2019-03-30 17:41:00</text:p>
          </table:table-cell>
          <table:table-cell office:value-type="float" office:value="1931" calcext:value-type="float">
            <text:p>1931</text:p>
          </table:table-cell>
          <table:table-cell office:value-type="float" office:value="8354" calcext:value-type="float">
            <text:p>8354</text:p>
          </table:table-cell>
          <table:table-cell office:value-type="string" calcext:value-type="string">
            <text:p>University</text:p>
          </table:table-cell>
          <table:table-cell office:value-type="string" calcext:value-type="string">
            <text:p>media/1553967934179.jpg</text:p>
          </table:table-cell>
          <table:table-cell office:value-type="float" office:value="32.768078" calcext:value-type="float">
            <text:p>32.768078</text:p>
          </table:table-cell>
          <table:table-cell office:value-type="float" office:value="-117.017713" calcext:value-type="float">
            <text:p>-117.01771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revivals</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Second residence attached 8354</text:p>
          </table:table-cell>
          <table:table-cell table:number-columns-repeated="2" office:value-type="string" calcext:value-type="string">
            <text:p>uuid:5e660b51-3b02-4fba-8182-1553e4feb604</text:p>
          </table:table-cell>
        </table:table-row>
        <table:table-row table:style-name="ro1">
          <table:table-cell/>
          <table:table-cell office:value-type="string" calcext:value-type="string">
            <text:p>Wr</text:p>
          </table:table-cell>
          <table:table-cell office:value-type="date" office:date-value="2019-03-30T17:49:00" calcext:value-type="date">
            <text:p>2019-03-30 17:49:00</text:p>
          </table:table-cell>
          <table:table-cell office:value-type="float" office:value="1931" calcext:value-type="float">
            <text:p>1931</text:p>
          </table:table-cell>
          <table:table-cell office:value-type="float" office:value="8346" calcext:value-type="float">
            <text:p>8346</text:p>
          </table:table-cell>
          <table:table-cell office:value-type="string" calcext:value-type="string">
            <text:p>University</text:p>
          </table:table-cell>
          <table:table-cell office:value-type="string" calcext:value-type="string">
            <text:p>media/1553968190302.jpg</text:p>
          </table:table-cell>
          <table:table-cell office:value-type="float" office:value="32.768032" calcext:value-type="float">
            <text:p>32.768032</text:p>
          </table:table-cell>
          <table:table-cell office:value-type="float" office:value="-117.017748" calcext:value-type="float">
            <text:p>-117.01774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office:value-type="string" calcext:value-type="string">
            <text:p>pot_reverse</text:p>
          </table:table-cell>
          <table:table-cell table:number-columns-repeated="3"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6d622851-750c-4456-bc5f-727ae1e76096</text:p>
          </table:table-cell>
        </table:table-row>
        <table:table-row table:style-name="ro1">
          <table:table-cell/>
          <table:table-cell office:value-type="string" calcext:value-type="string">
            <text:p>Wr</text:p>
          </table:table-cell>
          <table:table-cell office:value-type="date" office:date-value="2019-03-30T17:54:00" calcext:value-type="date">
            <text:p>2019-03-30 17:54:00</text:p>
          </table:table-cell>
          <table:table-cell office:value-type="float" office:value="1931" calcext:value-type="float">
            <text:p>1931</text:p>
          </table:table-cell>
          <table:table-cell office:value-type="float" office:value="8340" calcext:value-type="float">
            <text:p>8340</text:p>
          </table:table-cell>
          <table:table-cell office:value-type="string" calcext:value-type="string">
            <text:p>University</text:p>
          </table:table-cell>
          <table:table-cell office:value-type="string" calcext:value-type="string">
            <text:p>media/1553968535889.jpg</text:p>
          </table:table-cell>
          <table:table-cell office:value-type="float" office:value="32.767992" calcext:value-type="float">
            <text:p>32.767992</text:p>
          </table:table-cell>
          <table:table-cell office:value-type="float" office:value="-117.017798" calcext:value-type="float">
            <text:p>-117.017798</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revivals</text:p>
          </table:table-cell>
          <table:table-cell office:value-type="string" calcext:value-type="string">
            <text:p>pot_reverse</text:p>
          </table:table-cell>
          <table:table-cell table:number-columns-repeated="3"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81f57601-513f-4b87-95c6-de70db0b1d76</text:p>
          </table:table-cell>
        </table:table-row>
        <table:table-row table:style-name="ro1">
          <table:table-cell/>
          <table:table-cell office:value-type="string" calcext:value-type="string">
            <text:p>Wr</text:p>
          </table:table-cell>
          <table:table-cell office:value-type="date" office:date-value="2019-03-30T17:57:00" calcext:value-type="date">
            <text:p>2019-03-30 17:57:00</text:p>
          </table:table-cell>
          <table:table-cell/>
          <table:table-cell office:value-type="float" office:value="8334" calcext:value-type="float">
            <text:p>8334</text:p>
          </table:table-cell>
          <table:table-cell office:value-type="string" calcext:value-type="string">
            <text:p>University</text:p>
          </table:table-cell>
          <table:table-cell office:value-type="string" calcext:value-type="string">
            <text:p>media/1553968723334.jpg</text:p>
          </table:table-cell>
          <table:table-cell office:value-type="float" office:value="32.768081" calcext:value-type="float">
            <text:p>32.768081</text:p>
          </table:table-cell>
          <table:table-cell office:value-type="float" office:value="-117.018261" calcext:value-type="float">
            <text:p>-117.01826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7a3fd8de-63f0-429e-956f-7312e777f93f</text:p>
          </table:table-cell>
        </table:table-row>
        <table:table-row table:style-name="ro1">
          <table:table-cell/>
          <table:table-cell office:value-type="string" calcext:value-type="string">
            <text:p>Wr</text:p>
          </table:table-cell>
          <table:table-cell office:value-type="date" office:date-value="2019-03-30T18:18:00" calcext:value-type="date">
            <text:p>2019-03-30 18:18:00</text:p>
          </table:table-cell>
          <table:table-cell office:value-type="float" office:value="1931" calcext:value-type="float">
            <text:p>1931</text:p>
          </table:table-cell>
          <table:table-cell office:value-type="float" office:value="8330" calcext:value-type="float">
            <text:p>8330</text:p>
          </table:table-cell>
          <table:table-cell office:value-type="string" calcext:value-type="string">
            <text:p>University</text:p>
          </table:table-cell>
          <table:table-cell office:value-type="string" calcext:value-type="string">
            <text:p>media/1553969904490.jpg</text:p>
          </table:table-cell>
          <table:table-cell office:value-type="float" office:value="32.767957" calcext:value-type="float">
            <text:p>32.767957</text:p>
          </table:table-cell>
          <table:table-cell office:value-type="float" office:value="-117.018395" calcext:value-type="float">
            <text:p>-117.01839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table:number-columns-repeated="2" office:value-type="string" calcext:value-type="string">
            <text:p>pot_reverse</text:p>
          </table:table-cell>
          <table:table-cell office:value-type="string" calcext:value-type="string">
            <text:p>yes</text:p>
          </table:table-cell>
          <table:table-cell office:value-type="string" calcext:value-type="string">
            <text:p>pot_reverse</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abf7e333-3493-4c22-9ab8-329394b70d51</text:p>
          </table:table-cell>
        </table:table-row>
        <table:table-row table:style-name="ro1">
          <table:table-cell/>
          <table:table-cell office:value-type="string" calcext:value-type="string">
            <text:p>Wr</text:p>
          </table:table-cell>
          <table:table-cell office:value-type="date" office:date-value="2019-03-30T18:22:00" calcext:value-type="date">
            <text:p>2019-03-30 18:22:00</text:p>
          </table:table-cell>
          <table:table-cell office:value-type="float" office:value="1991" calcext:value-type="float">
            <text:p>1991</text:p>
          </table:table-cell>
          <table:table-cell office:value-type="float" office:value="8318" calcext:value-type="float">
            <text:p>8318</text:p>
          </table:table-cell>
          <table:table-cell office:value-type="string" calcext:value-type="string">
            <text:p>University</text:p>
          </table:table-cell>
          <table:table-cell office:value-type="string" calcext:value-type="string">
            <text:p>media/1553970172201.jpg</text:p>
          </table:table-cell>
          <table:table-cell office:value-type="float" office:value="32.768052" calcext:value-type="float">
            <text:p>32.768052</text:p>
          </table:table-cell>
          <table:table-cell office:value-type="float" office:value="-117.01869" calcext:value-type="float">
            <text:p>-117.0186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post_modern</text:p>
          </table:table-cell>
          <table:table-cell table:number-columns-repeated="4" office:value-type="string" calcext:value-type="string">
            <text:p>yes</text:p>
          </table:table-cell>
          <table:table-cell table:number-columns-repeated="3" office:value-type="string" calcext:value-type="string">
            <text:p>undetermined</text:p>
          </table:table-cell>
          <table:table-cell office:value-type="string" calcext:value-type="string">
            <text:p>non_candidate</text:p>
          </table:table-cell>
          <table:table-cell/>
          <table:table-cell table:number-columns-repeated="2" office:value-type="string" calcext:value-type="string">
            <text:p>uuid:6905d99b-7238-4266-967e-c8e7593c3e30</text:p>
          </table:table-cell>
        </table:table-row>
        <table:table-row table:style-name="ro1">
          <table:table-cell/>
          <table:table-cell office:value-type="string" calcext:value-type="string">
            <text:p>Wr</text:p>
          </table:table-cell>
          <table:table-cell office:value-type="date" office:date-value="2019-03-30T18:25:00" calcext:value-type="date">
            <text:p>2019-03-30 18:25:00</text:p>
          </table:table-cell>
          <table:table-cell office:value-type="float" office:value="1933" calcext:value-type="float">
            <text:p>1933</text:p>
          </table:table-cell>
          <table:table-cell office:value-type="float" office:value="8312" calcext:value-type="float">
            <text:p>8312</text:p>
          </table:table-cell>
          <table:table-cell office:value-type="string" calcext:value-type="string">
            <text:p>University</text:p>
          </table:table-cell>
          <table:table-cell office:value-type="string" calcext:value-type="string">
            <text:p>media/1553970343378.jpg</text:p>
          </table:table-cell>
          <table:table-cell office:value-type="float" office:value="32.767939" calcext:value-type="float">
            <text:p>32.767939</text:p>
          </table:table-cell>
          <table:table-cell office:value-type="float" office:value="-117.018765" calcext:value-type="float">
            <text:p>-117.018765</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revivals</text:p>
          </table:table-cell>
          <table:table-cell table:number-columns-repeated="4" office:value-type="string" calcext:value-type="string">
            <text:p>no</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more_research</text:p>
          </table:table-cell>
          <table:table-cell/>
          <table:table-cell table:number-columns-repeated="2" office:value-type="string" calcext:value-type="string">
            <text:p>uuid:bfa2ef4f-2a93-43f7-a5ed-c5ae423628d6</text:p>
          </table:table-cell>
        </table:table-row>
        <table:table-row table:style-name="ro1">
          <table:table-cell/>
          <table:table-cell office:value-type="string" calcext:value-type="string">
            <text:p>Wr</text:p>
          </table:table-cell>
          <table:table-cell office:value-type="date" office:date-value="2019-03-30T18:27:00" calcext:value-type="date">
            <text:p>2019-03-30 18:27:00</text:p>
          </table:table-cell>
          <table:table-cell/>
          <table:table-cell office:value-type="float" office:value="8300" calcext:value-type="float">
            <text:p>8300</text:p>
          </table:table-cell>
          <table:table-cell office:value-type="string" calcext:value-type="string">
            <text:p>University</text:p>
          </table:table-cell>
          <table:table-cell office:value-type="string" calcext:value-type="string">
            <text:p>media/1553970484912.jpg</text:p>
          </table:table-cell>
          <table:table-cell office:value-type="float" office:value="32.767902" calcext:value-type="float">
            <text:p>32.767902</text:p>
          </table:table-cell>
          <table:table-cell office:value-type="float" office:value="-117.019161" calcext:value-type="float">
            <text:p>-117.01916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86270234-0459-4475-9469-6ff056aa7d98</text:p>
          </table:table-cell>
        </table:table-row>
        <table:table-row table:style-name="ro1">
          <table:table-cell/>
          <table:table-cell office:value-type="string" calcext:value-type="string">
            <text:p>Wr</text:p>
          </table:table-cell>
          <table:table-cell office:value-type="date" office:date-value="2019-03-30T18:30:00" calcext:value-type="date">
            <text:p>2019-03-30 18:30:00</text:p>
          </table:table-cell>
          <table:table-cell office:value-type="float" office:value="1945" calcext:value-type="float">
            <text:p>1945</text:p>
          </table:table-cell>
          <table:table-cell office:value-type="float" office:value="8282" calcext:value-type="float">
            <text:p>8282</text:p>
          </table:table-cell>
          <table:table-cell office:value-type="string" calcext:value-type="string">
            <text:p>University</text:p>
          </table:table-cell>
          <table:table-cell office:value-type="string" calcext:value-type="string">
            <text:p>media/1553970668776.jpg</text:p>
          </table:table-cell>
          <table:table-cell office:value-type="float" office:value="32.767739" calcext:value-type="float">
            <text:p>32.767739</text:p>
          </table:table-cell>
          <table:table-cell office:value-type="float" office:value="-117.019345" calcext:value-type="float">
            <text:p>-117.01934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2" office:value-type="string" calcext:value-type="string">
            <text:p>no</text:p>
          </table:table-cell>
          <table:table-cell office:value-type="string" calcext:value-type="string">
            <text:p>undetermined</text:p>
          </table:table-cell>
          <table:table-cell table:number-columns-repeated="2" office:value-type="string" calcext:value-type="string">
            <text:p>yes</text:p>
          </table:table-cell>
          <table:table-cell table:number-columns-repeated="2"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211bef74-abb1-4466-84e5-827b2a5e2dfe</text:p>
          </table:table-cell>
        </table:table-row>
        <table:table-row table:style-name="ro1">
          <table:table-cell/>
          <table:table-cell office:value-type="string" calcext:value-type="string">
            <text:p>Wr</text:p>
          </table:table-cell>
          <table:table-cell office:value-type="date" office:date-value="2019-03-30T18:33:00" calcext:value-type="date">
            <text:p>2019-03-30 18:33:00</text:p>
          </table:table-cell>
          <table:table-cell office:value-type="float" office:value="1945" calcext:value-type="float">
            <text:p>1945</text:p>
          </table:table-cell>
          <table:table-cell office:value-type="float" office:value="8278" calcext:value-type="float">
            <text:p>8278</text:p>
          </table:table-cell>
          <table:table-cell office:value-type="string" calcext:value-type="string">
            <text:p>University</text:p>
          </table:table-cell>
          <table:table-cell office:value-type="string" calcext:value-type="string">
            <text:p>media/1553970833494.jpg</text:p>
          </table:table-cell>
          <table:table-cell office:value-type="float" office:value="32.76772" calcext:value-type="float">
            <text:p>32.76772</text:p>
          </table:table-cell>
          <table:table-cell office:value-type="float" office:value="-117.019462" calcext:value-type="float">
            <text:p>-117.019462</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ontemporary</text:p>
          </table:table-cell>
          <table:table-cell table:number-columns-repeated="3" office:value-type="string" calcext:value-type="string">
            <text:p>no</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47931e84-2f5b-44db-86b5-1e2431878344</text:p>
          </table:table-cell>
        </table:table-row>
        <table:table-row table:style-name="ro1">
          <table:table-cell/>
          <table:table-cell office:value-type="string" calcext:value-type="string">
            <text:p>Wr</text:p>
          </table:table-cell>
          <table:table-cell office:value-type="date" office:date-value="2019-03-30T18:35:00" calcext:value-type="date">
            <text:p>2019-03-30 18:35:00</text:p>
          </table:table-cell>
          <table:table-cell/>
          <table:table-cell office:value-type="float" office:value="8270" calcext:value-type="float">
            <text:p>8270</text:p>
          </table:table-cell>
          <table:table-cell office:value-type="string" calcext:value-type="string">
            <text:p>University</text:p>
          </table:table-cell>
          <table:table-cell office:value-type="string" calcext:value-type="string">
            <text:p>media/1553970989779.jpg</text:p>
          </table:table-cell>
          <table:table-cell office:value-type="float" office:value="32.767727" calcext:value-type="float">
            <text:p>32.767727</text:p>
          </table:table-cell>
          <table:table-cell office:value-type="float" office:value="-117.019636" calcext:value-type="float">
            <text:p>-117.01963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3" office:value-type="string" calcext:value-type="string">
            <text:p>no</text:p>
          </table:table-cell>
          <table:table-cell table:number-columns-repeated="4" office:value-type="string" calcext:value-type="string">
            <text:p>undetermined</text:p>
          </table:table-cell>
          <table:table-cell office:value-type="string" calcext:value-type="string">
            <text:p>more_research</text:p>
          </table:table-cell>
          <table:table-cell office:value-type="string" calcext:value-type="string">
            <text:p>Missing year built</text:p>
          </table:table-cell>
          <table:table-cell table:number-columns-repeated="2" office:value-type="string" calcext:value-type="string">
            <text:p>uuid:52ca54c4-ce13-42e5-9538-bf6a328742b1</text:p>
          </table:table-cell>
        </table:table-row>
        <table:table-row table:style-name="ro1">
          <table:table-cell/>
          <table:table-cell office:value-type="string" calcext:value-type="string">
            <text:p>Wr</text:p>
          </table:table-cell>
          <table:table-cell office:value-type="date" office:date-value="2019-03-30T18:38:00" calcext:value-type="date">
            <text:p>2019-03-30 18:38:00</text:p>
          </table:table-cell>
          <table:table-cell office:value-type="float" office:value="1952" calcext:value-type="float">
            <text:p>1952</text:p>
          </table:table-cell>
          <table:table-cell office:value-type="float" office:value="8264" calcext:value-type="float">
            <text:p>8264</text:p>
          </table:table-cell>
          <table:table-cell office:value-type="string" calcext:value-type="string">
            <text:p>University</text:p>
          </table:table-cell>
          <table:table-cell office:value-type="string" calcext:value-type="string">
            <text:p>media/1553971130071.jpg</text:p>
          </table:table-cell>
          <table:table-cell office:value-type="float" office:value="32.76763" calcext:value-type="float">
            <text:p>32.76763</text:p>
          </table:table-cell>
          <table:table-cell office:value-type="float" office:value="-117.019843" calcext:value-type="float">
            <text:p>-117.01984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3"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3124ab5a-3037-44bb-b1eb-b41f1a16527f</text:p>
          </table:table-cell>
        </table:table-row>
        <table:table-row table:style-name="ro1">
          <table:table-cell/>
          <table:table-cell office:value-type="string" calcext:value-type="string">
            <text:p>Wr</text:p>
          </table:table-cell>
          <table:table-cell office:value-type="date" office:date-value="2019-03-30T18:40:00" calcext:value-type="date">
            <text:p>2019-03-30 18:40:00</text:p>
          </table:table-cell>
          <table:table-cell office:value-type="float" office:value="1956" calcext:value-type="float">
            <text:p>1956</text:p>
          </table:table-cell>
          <table:table-cell office:value-type="float" office:value="8262" calcext:value-type="float">
            <text:p>8262</text:p>
          </table:table-cell>
          <table:table-cell office:value-type="string" calcext:value-type="string">
            <text:p>University</text:p>
          </table:table-cell>
          <table:table-cell office:value-type="string" calcext:value-type="string">
            <text:p>media/1553971252956.jpg</text:p>
          </table:table-cell>
          <table:table-cell office:value-type="float" office:value="32.767652" calcext:value-type="float">
            <text:p>32.767652</text:p>
          </table:table-cell>
          <table:table-cell office:value-type="float" office:value="-117.020176" calcext:value-type="float">
            <text:p>-117.02017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7"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4caa3fce-afb2-4d60-8879-238c02d52173</text:p>
          </table:table-cell>
        </table:table-row>
        <table:table-row table:style-name="ro1">
          <table:table-cell/>
          <table:table-cell office:value-type="string" calcext:value-type="string">
            <text:p>Wr</text:p>
          </table:table-cell>
          <table:table-cell office:value-type="date" office:date-value="2019-03-30T18:42:00" calcext:value-type="date">
            <text:p>2019-03-30 18:42:00</text:p>
          </table:table-cell>
          <table:table-cell office:value-type="float" office:value="1985" calcext:value-type="float">
            <text:p>1985</text:p>
          </table:table-cell>
          <table:table-cell office:value-type="float" office:value="8246" calcext:value-type="float">
            <text:p>8246</text:p>
          </table:table-cell>
          <table:table-cell office:value-type="string" calcext:value-type="string">
            <text:p>University</text:p>
          </table:table-cell>
          <table:table-cell office:value-type="string" calcext:value-type="string">
            <text:p>media/1553971388570.jpg</text:p>
          </table:table-cell>
          <table:table-cell office:value-type="float" office:value="32.767534" calcext:value-type="float">
            <text:p>32.767534</text:p>
          </table:table-cell>
          <table:table-cell office:value-type="float" office:value="-117.020253" calcext:value-type="float">
            <text:p>-117.02025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more_research</text:p>
          </table:table-cell>
          <table:table-cell/>
          <table:table-cell table:number-columns-repeated="2" office:value-type="string" calcext:value-type="string">
            <text:p>uuid:e0319777-9953-4980-acce-4e28784e11af</text:p>
          </table:table-cell>
        </table:table-row>
        <table:table-row table:style-name="ro1">
          <table:table-cell/>
          <table:table-cell office:value-type="string" calcext:value-type="string">
            <text:p>Wr</text:p>
          </table:table-cell>
          <table:table-cell office:value-type="date" office:date-value="2019-03-30T18:45:00" calcext:value-type="date">
            <text:p>2019-03-30 18:45:00</text:p>
          </table:table-cell>
          <table:table-cell office:value-type="float" office:value="1926" calcext:value-type="float">
            <text:p>1926</text:p>
          </table:table-cell>
          <table:table-cell office:value-type="float" office:value="8240" calcext:value-type="float">
            <text:p>8240</text:p>
          </table:table-cell>
          <table:table-cell office:value-type="string" calcext:value-type="string">
            <text:p>University</text:p>
          </table:table-cell>
          <table:table-cell office:value-type="string" calcext:value-type="string">
            <text:p>media/1553971558145.jpg</text:p>
          </table:table-cell>
          <table:table-cell office:value-type="float" office:value="32.767689" calcext:value-type="float">
            <text:p>32.767689</text:p>
          </table:table-cell>
          <table:table-cell office:value-type="float" office:value="-117.020446" calcext:value-type="float">
            <text:p>-117.020446</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421a23ec-ea78-45a9-8608-5ccdc70c74df</text:p>
          </table:table-cell>
        </table:table-row>
        <table:table-row table:style-name="ro1">
          <table:table-cell/>
          <table:table-cell office:value-type="string" calcext:value-type="string">
            <text:p>Wr</text:p>
          </table:table-cell>
          <table:table-cell office:value-type="date" office:date-value="2019-03-30T18:47:00" calcext:value-type="date">
            <text:p>2019-03-30 18:47:00</text:p>
          </table:table-cell>
          <table:table-cell office:value-type="float" office:value="1919" calcext:value-type="float">
            <text:p>1919</text:p>
          </table:table-cell>
          <table:table-cell office:value-type="float" office:value="8234" calcext:value-type="float">
            <text:p>8234</text:p>
          </table:table-cell>
          <table:table-cell office:value-type="string" calcext:value-type="string">
            <text:p>University</text:p>
          </table:table-cell>
          <table:table-cell office:value-type="string" calcext:value-type="string">
            <text:p>media/1553971676594.jpg</text:p>
          </table:table-cell>
          <table:table-cell office:value-type="float" office:value="32.767538" calcext:value-type="float">
            <text:p>32.767538</text:p>
          </table:table-cell>
          <table:table-cell office:value-type="float" office:value="-117.02079" calcext:value-type="float">
            <text:p>-117.0207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4c03f21b-d9f7-4963-972a-86fef64b2bdf</text:p>
          </table:table-cell>
        </table:table-row>
        <table:table-row table:style-name="ro1">
          <table:table-cell/>
          <table:table-cell office:value-type="string" calcext:value-type="string">
            <text:p>Wr</text:p>
          </table:table-cell>
          <table:table-cell office:value-type="date" office:date-value="2019-03-30T18:49:00" calcext:value-type="date">
            <text:p>2019-03-30 18:49:00</text:p>
          </table:table-cell>
          <table:table-cell office:value-type="float" office:value="1989" calcext:value-type="float">
            <text:p>1989</text:p>
          </table:table-cell>
          <table:table-cell office:value-type="float" office:value="8220" calcext:value-type="float">
            <text:p>8220</text:p>
          </table:table-cell>
          <table:table-cell office:value-type="string" calcext:value-type="string">
            <text:p>University</text:p>
          </table:table-cell>
          <table:table-cell office:value-type="string" calcext:value-type="string">
            <text:p>media/1553971776568.jpg</text:p>
          </table:table-cell>
          <table:table-cell office:value-type="float" office:value="32.767535" calcext:value-type="float">
            <text:p>32.767535</text:p>
          </table:table-cell>
          <table:table-cell office:value-type="float" office:value="-117.021114" calcext:value-type="float">
            <text:p>-117.02111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table:number-columns-repeated="2" office:value-type="string" calcext:value-type="string">
            <text:p>undetermined</text:p>
          </table:table-cell>
          <table:table-cell office:value-type="string" calcext:value-type="string">
            <text:p>non_candidate</text:p>
          </table:table-cell>
          <table:table-cell/>
          <table:table-cell table:number-columns-repeated="2" office:value-type="string" calcext:value-type="string">
            <text:p>uuid:3ceda0c4-869a-4251-b25c-01c8323b0261</text:p>
          </table:table-cell>
        </table:table-row>
        <table:table-row table:style-name="ro1">
          <table:table-cell/>
          <table:table-cell office:value-type="string" calcext:value-type="string">
            <text:p>Wr</text:p>
          </table:table-cell>
          <table:table-cell office:value-type="date" office:date-value="2019-03-30T18:50:00" calcext:value-type="date">
            <text:p>2019-03-30 18:50:00</text:p>
          </table:table-cell>
          <table:table-cell office:value-type="float" office:value="1987" calcext:value-type="float">
            <text:p>1987</text:p>
          </table:table-cell>
          <table:table-cell office:value-type="float" office:value="8200" calcext:value-type="float">
            <text:p>8200</text:p>
          </table:table-cell>
          <table:table-cell office:value-type="string" calcext:value-type="string">
            <text:p>University</text:p>
          </table:table-cell>
          <table:table-cell office:value-type="string" calcext:value-type="string">
            <text:p>media/1553971892208.jpg</text:p>
          </table:table-cell>
          <table:table-cell office:value-type="float" office:value="32.767394" calcext:value-type="float">
            <text:p>32.767394</text:p>
          </table:table-cell>
          <table:table-cell office:value-type="float" office:value="-117.021559" calcext:value-type="float">
            <text:p>-117.02155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table:number-columns-repeated="7" office:value-type="string" calcext:value-type="string">
            <text:p>undetermined</text:p>
          </table:table-cell>
          <table:table-cell/>
          <table:table-cell office:value-type="string" calcext:value-type="string">
            <text:p>non_candidate</text:p>
          </table:table-cell>
          <table:table-cell/>
          <table:table-cell table:number-columns-repeated="2" office:value-type="string" calcext:value-type="string">
            <text:p>uuid:b333909e-fbdd-463b-af8b-85c5dca096e9</text:p>
          </table:table-cell>
        </table:table-row>
        <table:table-row table:style-name="ro1">
          <table:table-cell/>
          <table:table-cell office:value-type="string" calcext:value-type="string">
            <text:p>Jm</text:p>
          </table:table-cell>
          <table:table-cell office:value-type="date" office:date-value="2019-03-30T19:41:00" calcext:value-type="date">
            <text:p>2019-03-30 19:41:00</text:p>
          </table:table-cell>
          <table:table-cell office:value-type="float" office:value="1908" calcext:value-type="float">
            <text:p>1908</text:p>
          </table:table-cell>
          <table:table-cell office:value-type="float" office:value="8369" calcext:value-type="float">
            <text:p>8369</text:p>
          </table:table-cell>
          <table:table-cell office:value-type="string" calcext:value-type="string">
            <text:p>University avenue</text:p>
          </table:table-cell>
          <table:table-cell office:value-type="string" calcext:value-type="string">
            <text:p>media/1553975479868.jpg</text:p>
          </table:table-cell>
          <table:table-cell office:value-type="float" office:value="32.768131" calcext:value-type="float">
            <text:p>32.768131</text:p>
          </table:table-cell>
          <table:table-cell office:value-type="float" office:value="-117.017252" calcext:value-type="float">
            <text:p>-117.017252</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two_story</text:p>
          </table:table-cell>
          <table:table-cell office:value-type="string" calcext:value-type="string">
            <text:p>folk_trad_victorian</text:p>
          </table:table-cell>
          <table:table-cell table:number-columns-repeated="5"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01c777ad-d366-4ca4-8b00-3adf54e9c82d</text:p>
          </table:table-cell>
        </table:table-row>
        <table:table-row table:style-name="ro1">
          <table:table-cell/>
          <table:table-cell office:value-type="string" calcext:value-type="string">
            <text:p>Jm</text:p>
          </table:table-cell>
          <table:table-cell office:value-type="date" office:date-value="2019-03-30T19:54:00" calcext:value-type="date">
            <text:p>2019-03-30 19:54:00</text:p>
          </table:table-cell>
          <table:table-cell/>
          <table:table-cell office:value-type="float" office:value="8375" calcext:value-type="float">
            <text:p>8375</text:p>
          </table:table-cell>
          <table:table-cell office:value-type="string" calcext:value-type="string">
            <text:p>University avenue</text:p>
          </table:table-cell>
          <table:table-cell office:value-type="string" calcext:value-type="string">
            <text:p>media/1553975726377.jpg</text:p>
          </table:table-cell>
          <table:table-cell office:value-type="float" office:value="32.76807" calcext:value-type="float">
            <text:p>32.76807</text:p>
          </table:table-cell>
          <table:table-cell office:value-type="float" office:value="-117.017122" calcext:value-type="float">
            <text:p>-117.01712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5"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table-cell table:number-columns-repeated="2" office:value-type="string" calcext:value-type="string">
            <text:p>uuid:8d726d6f-8f72-4be0-a19b-28ee11238707</text:p>
          </table:table-cell>
        </table:table-row>
        <table:table-row table:style-name="ro1">
          <table:table-cell/>
          <table:table-cell office:value-type="string" calcext:value-type="string">
            <text:p>Jm</text:p>
          </table:table-cell>
          <table:table-cell office:value-type="date" office:date-value="2019-03-30T19:57:00" calcext:value-type="date">
            <text:p>2019-03-30 19:57:00</text:p>
          </table:table-cell>
          <table:table-cell office:value-type="float" office:value="1937" calcext:value-type="float">
            <text:p>1937</text:p>
          </table:table-cell>
          <table:table-cell office:value-type="float" office:value="8387" calcext:value-type="float">
            <text:p>8387</text:p>
          </table:table-cell>
          <table:table-cell office:value-type="string" calcext:value-type="string">
            <text:p>University</text:p>
          </table:table-cell>
          <table:table-cell office:value-type="string" calcext:value-type="string">
            <text:p>media/1553976014944.jpg</text:p>
          </table:table-cell>
          <table:table-cell office:value-type="float" office:value="32.768158" calcext:value-type="float">
            <text:p>32.768158</text:p>
          </table:table-cell>
          <table:table-cell office:value-type="float" office:value="-117.016921" calcext:value-type="float">
            <text:p>-117.01692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folk_trad_victorian</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1625b58e-7d33-421f-8f3a-a84a22ceba1c</text:p>
          </table:table-cell>
        </table:table-row>
        <table:table-row table:style-name="ro1">
          <table:table-cell/>
          <table:table-cell office:value-type="string" calcext:value-type="string">
            <text:p>Ca</text:p>
          </table:table-cell>
          <table:table-cell office:value-type="date" office:date-value="2019-03-30T20:02:00" calcext:value-type="date">
            <text:p>2019-03-30 20:02:00</text:p>
          </table:table-cell>
          <table:table-cell office:value-type="float" office:value="1937" calcext:value-type="float">
            <text:p>1937</text:p>
          </table:table-cell>
          <table:table-cell office:value-type="float" office:value="8387" calcext:value-type="float">
            <text:p>8387</text:p>
          </table:table-cell>
          <table:table-cell office:value-type="string" calcext:value-type="string">
            <text:p>University Ave</text:p>
          </table:table-cell>
          <table:table-cell office:value-type="string" calcext:value-type="string">
            <text:p>media/1553976187494.jpg</text:p>
          </table:table-cell>
          <table:table-cell office:value-type="float" office:value="32.768166" calcext:value-type="float">
            <text:p>32.768166</text:p>
          </table:table-cell>
          <table:table-cell office:value-type="float" office:value="-117.016933" calcext:value-type="float">
            <text:p>-117.01693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folk_trad_victorian</text:p>
          </table:table-cell>
          <table:table-cell table:number-columns-repeated="7"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aaaf7ed5-5988-43ed-8008-004bc0b145ea</text:p>
          </table:table-cell>
        </table:table-row>
        <table:table-row table:style-name="ro1">
          <table:table-cell/>
          <table:table-cell office:value-type="string" calcext:value-type="string">
            <text:p>Ca</text:p>
          </table:table-cell>
          <table:table-cell office:value-type="date" office:date-value="2019-03-30T20:04:00" calcext:value-type="date">
            <text:p>2019-03-30 20:04:00</text:p>
          </table:table-cell>
          <table:table-cell office:value-type="float" office:value="1941" calcext:value-type="float">
            <text:p>1941</text:p>
          </table:table-cell>
          <table:table-cell office:value-type="float" office:value="4884" calcext:value-type="float">
            <text:p>4884</text:p>
          </table:table-cell>
          <table:table-cell office:value-type="string" calcext:value-type="string">
            <text:p>Cypress st</text:p>
          </table:table-cell>
          <table:table-cell office:value-type="string" calcext:value-type="string">
            <text:p>media/1553976309201.jpg</text:p>
          </table:table-cell>
          <table:table-cell office:value-type="float" office:value="32.768121" calcext:value-type="float">
            <text:p>32.768121</text:p>
          </table:table-cell>
          <table:table-cell office:value-type="float" office:value="-117.016539" calcext:value-type="float">
            <text:p>-117.01653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folk_trad_victorian</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2bb4ca4f-4c83-49bf-99cd-b4e92d303af4</text:p>
          </table:table-cell>
        </table:table-row>
        <table:table-row table:style-name="ro1">
          <table:table-cell/>
          <table:table-cell office:value-type="string" calcext:value-type="string">
            <text:p>Ca</text:p>
          </table:table-cell>
          <table:table-cell office:value-type="date" office:date-value="2019-03-30T20:07:00" calcext:value-type="date">
            <text:p>2019-03-30 20:07:00</text:p>
          </table:table-cell>
          <table:table-cell table:number-columns-repeated="2" office:value-type="float" office:value="0" calcext:value-type="float">
            <text:p>0</text:p>
          </table:table-cell>
          <table:table-cell office:value-type="string" calcext:value-type="string">
            <text:p>University Ave</text:p>
          </table:table-cell>
          <table:table-cell office:value-type="string" calcext:value-type="string">
            <text:p>media/1553976498010.jpg</text:p>
          </table:table-cell>
          <table:table-cell office:value-type="float" office:value="32.768106" calcext:value-type="float">
            <text:p>32.768106</text:p>
          </table:table-cell>
          <table:table-cell office:value-type="float" office:value="-117.016417" calcext:value-type="float">
            <text:p>-117.016417</text:p>
          </table:table-cell>
          <table:table-cell table:number-columns-repeated="2" office:value-type="float" office:value="0" calcext:value-type="float">
            <text:p>0</text:p>
          </table:table-cell>
          <table:table-cell office:value-type="string" calcext:value-type="string">
            <text:p>government_institutional</text:p>
          </table:table-cell>
          <table:table-cell table:number-columns-repeated="2" office:value-type="string" calcext:value-type="string">
            <text:p>undetermined</text:p>
          </table:table-cell>
          <table:table-cell table:number-columns-repeated="7"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93061bb1-7a4b-4b12-ac45-77642608e27e</text:p>
          </table:table-cell>
        </table:table-row>
        <table:table-row table:style-name="ro1">
          <table:table-cell/>
          <table:table-cell office:value-type="string" calcext:value-type="string">
            <text:p>Ca</text:p>
          </table:table-cell>
          <table:table-cell office:value-type="date" office:date-value="2019-03-30T20:09:00" calcext:value-type="date">
            <text:p>2019-03-30 20:09:00</text:p>
          </table:table-cell>
          <table:table-cell table:number-columns-repeated="2" office:value-type="float" office:value="0" calcext:value-type="float">
            <text:p>0</text:p>
          </table:table-cell>
          <table:table-cell office:value-type="string" calcext:value-type="string">
            <text:p>University Ave</text:p>
          </table:table-cell>
          <table:table-cell office:value-type="string" calcext:value-type="string">
            <text:p>media/1553976586190.jpg</text:p>
          </table:table-cell>
          <table:table-cell office:value-type="float" office:value="32.768225" calcext:value-type="float">
            <text:p>32.768225</text:p>
          </table:table-cell>
          <table:table-cell office:value-type="float" office:value="-117.016115" calcext:value-type="float">
            <text:p>-117.016115</text:p>
          </table:table-cell>
          <table:table-cell table:number-columns-repeated="2" office:value-type="float" office:value="0" calcext:value-type="float">
            <text:p>0</text:p>
          </table:table-cell>
          <table:table-cell office:value-type="string" calcext:value-type="string">
            <text:p>government_institutional</text:p>
          </table:table-cell>
          <table:table-cell table:number-columns-repeated="2" office:value-type="string" calcext:value-type="string">
            <text:p>undetermined</text:p>
          </table:table-cell>
          <table:table-cell table:number-columns-repeated="5" office:value-type="string" calcext:value-type="string">
            <text:p>no</text:p>
          </table:table-cell>
          <table:table-cell table:number-columns-repeated="3" office:value-type="string" calcext:value-type="string">
            <text:p>undetermined</text:p>
          </table:table-cell>
          <table:table-cell/>
          <table:table-cell table:number-columns-repeated="2" office:value-type="string" calcext:value-type="string">
            <text:p>uuid:acda0758-2bb4-4392-a251-3c7e18c42bf7</text:p>
          </table:table-cell>
        </table:table-row>
        <table:table-row table:style-name="ro1">
          <table:table-cell/>
          <table:table-cell office:value-type="string" calcext:value-type="string">
            <text:p>Wr</text:p>
          </table:table-cell>
          <table:table-cell office:value-type="date" office:date-value="2019-04-20T20:30:00" calcext:value-type="date">
            <text:p>2019-04-20 20:30:00</text:p>
          </table:table-cell>
          <table:table-cell office:value-type="float" office:value="1981" calcext:value-type="float">
            <text:p>1981</text:p>
          </table:table-cell>
          <table:table-cell office:value-type="float" office:value="8475" calcext:value-type="float">
            <text:p>8475</text:p>
          </table:table-cell>
          <table:table-cell office:value-type="string" calcext:value-type="string">
            <text:p>University</text:p>
          </table:table-cell>
          <table:table-cell office:value-type="string" calcext:value-type="string">
            <text:p>media/1555792250341.jpg</text:p>
          </table:table-cell>
          <table:table-cell office:value-type="float" office:value="32.768143" calcext:value-type="float">
            <text:p>32.768143</text:p>
          </table:table-cell>
          <table:table-cell office:value-type="float" office:value="-117.014838" calcext:value-type="float">
            <text:p>-117.01483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table:number-columns-repeated="2"/>
          <table:table-cell office:value-type="string" calcext:value-type="string">
            <text:p>non_candidate</text:p>
          </table:table-cell>
          <table:table-cell/>
          <table:table-cell table:number-columns-repeated="2" office:value-type="string" calcext:value-type="string">
            <text:p>uuid:f34fd7c5-64fd-47fc-a61c-75f575d4a18a</text:p>
          </table:table-cell>
        </table:table-row>
        <table:table-row table:style-name="ro1">
          <table:table-cell/>
          <table:table-cell office:value-type="string" calcext:value-type="string">
            <text:p>Wr</text:p>
          </table:table-cell>
          <table:table-cell office:value-type="date" office:date-value="2019-04-20T20:35:00" calcext:value-type="date">
            <text:p>2019-04-20 20:35:00</text:p>
          </table:table-cell>
          <table:table-cell office:value-type="float" office:value="1930" calcext:value-type="float">
            <text:p>1930</text:p>
          </table:table-cell>
          <table:table-cell office:value-type="float" office:value="8489" calcext:value-type="float">
            <text:p>8489</text:p>
          </table:table-cell>
          <table:table-cell office:value-type="string" calcext:value-type="string">
            <text:p>La Mesa</text:p>
          </table:table-cell>
          <table:table-cell office:value-type="string" calcext:value-type="string">
            <text:p>media/1555792551492.jpg</text:p>
          </table:table-cell>
          <table:table-cell office:value-type="float" office:value="32.768259" calcext:value-type="float">
            <text:p>32.768259</text:p>
          </table:table-cell>
          <table:table-cell office:value-type="float" office:value="-117.014421" calcext:value-type="float">
            <text:p>-117.01442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revivals</text:p>
          </table:table-cell>
          <table:table-cell table:number-columns-repeated="3" office:value-type="string" calcext:value-type="string">
            <text:p>no</text:p>
          </table:table-cell>
          <table:table-cell office:value-type="string" calcext:value-type="string">
            <text:p>undetermined</text:p>
          </table:table-cell>
          <table:table-cell table:number-columns-repeated="3"/>
          <table:table-cell office:value-type="string" calcext:value-type="string">
            <text:p>more_research</text:p>
          </table:table-cell>
          <table:table-cell/>
          <table:table-cell table:number-columns-repeated="2" office:value-type="string" calcext:value-type="string">
            <text:p>uuid:4d154af6-8cc6-4e72-8c93-653c2a4a1bc1</text:p>
          </table:table-cell>
        </table:table-row>
        <table:table-row table:style-name="ro1">
          <table:table-cell/>
          <table:table-cell office:value-type="string" calcext:value-type="string">
            <text:p>Wr</text:p>
          </table:table-cell>
          <table:table-cell office:value-type="date" office:date-value="2019-04-20T20:38:00" calcext:value-type="date">
            <text:p>2019-04-20 20:38:00</text:p>
          </table:table-cell>
          <table:table-cell office:value-type="float" office:value="0" calcext:value-type="float">
            <text:p>0</text:p>
          </table:table-cell>
          <table:table-cell office:value-type="float" office:value="8493" calcext:value-type="float">
            <text:p>8493</text:p>
          </table:table-cell>
          <table:table-cell office:value-type="string" calcext:value-type="string">
            <text:p>La Mesa</text:p>
          </table:table-cell>
          <table:table-cell office:value-type="string" calcext:value-type="string">
            <text:p>media/1555792764181.jpg</text:p>
          </table:table-cell>
          <table:table-cell office:value-type="float" office:value="32.768268" calcext:value-type="float">
            <text:p>32.768268</text:p>
          </table:table-cell>
          <table:table-cell office:value-type="float" office:value="-117.014315" calcext:value-type="float">
            <text:p>-117.01431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undetermined</text:p>
          </table:table-cell>
          <table:table-cell table:number-columns-repeated="2"/>
          <table:table-cell office:value-type="string" calcext:value-type="string">
            <text:p>more_research</text:p>
          </table:table-cell>
          <table:table-cell/>
          <table:table-cell table:number-columns-repeated="2" office:value-type="string" calcext:value-type="string">
            <text:p>uuid:784a97c8-2693-43dd-84d2-25babb85787a</text:p>
          </table:table-cell>
        </table:table-row>
        <table:table-row table:style-name="ro1">
          <table:table-cell/>
          <table:table-cell office:value-type="string" calcext:value-type="string">
            <text:p>Wr</text:p>
          </table:table-cell>
          <table:table-cell office:value-type="date" office:date-value="2019-04-20T20:45:00" calcext:value-type="date">
            <text:p>2019-04-20 20:45:00</text:p>
          </table:table-cell>
          <table:table-cell office:value-type="float" office:value="1972" calcext:value-type="float">
            <text:p>1972</text:p>
          </table:table-cell>
          <table:table-cell office:value-type="float" office:value="8633" calcext:value-type="float">
            <text:p>8633</text:p>
          </table:table-cell>
          <table:table-cell office:value-type="string" calcext:value-type="string">
            <text:p>La Mesa</text:p>
          </table:table-cell>
          <table:table-cell office:value-type="string" calcext:value-type="string">
            <text:p>media/1555793188964.jpg</text:p>
          </table:table-cell>
          <table:table-cell office:value-type="float" office:value="32.769207" calcext:value-type="float">
            <text:p>32.769207</text:p>
          </table:table-cell>
          <table:table-cell office:value-type="float" office:value="-117.011472" calcext:value-type="float">
            <text:p>-117.011472</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building_structure</text:p>
          </table:table-cell>
          <table:table-cell office:value-type="string" calcext:value-type="string">
            <text:p>post_modern</text:p>
          </table:table-cell>
          <table:table-cell office:value-type="string" calcext:value-type="string">
            <text:p>pot_reverse</text:p>
          </table:table-cell>
          <table:table-cell table:number-columns-repeated="3" office:value-type="string" calcext:value-type="string">
            <text:p>yes</text:p>
          </table:table-cell>
          <table:table-cell office:value-type="string" calcext:value-type="string">
            <text:p>undetermined</text:p>
          </table:table-cell>
          <table:table-cell table:number-columns-repeated="2"/>
          <table:table-cell office:value-type="string" calcext:value-type="string">
            <text:p>more_research</text:p>
          </table:table-cell>
          <table:table-cell/>
          <table:table-cell table:number-columns-repeated="2" office:value-type="string" calcext:value-type="string">
            <text:p>uuid:7d0d861e-4001-468a-bbdf-847848df4de7</text:p>
          </table:table-cell>
        </table:table-row>
        <table:table-row table:style-name="ro1">
          <table:table-cell/>
          <table:table-cell office:value-type="string" calcext:value-type="string">
            <text:p>Wr</text:p>
          </table:table-cell>
          <table:table-cell office:value-type="date" office:date-value="2019-04-20T20:48:00" calcext:value-type="date">
            <text:p>2019-04-20 20:48:00</text:p>
          </table:table-cell>
          <table:table-cell office:value-type="float" office:value="0" calcext:value-type="float">
            <text:p>0</text:p>
          </table:table-cell>
          <table:table-cell office:value-type="float" office:value="8665" calcext:value-type="float">
            <text:p>8665</text:p>
          </table:table-cell>
          <table:table-cell office:value-type="string" calcext:value-type="string">
            <text:p>La Mesa</text:p>
          </table:table-cell>
          <table:table-cell office:value-type="string" calcext:value-type="string">
            <text:p>media/1555793390088.jpg</text:p>
          </table:table-cell>
          <table:table-cell office:value-type="float" office:value="32.7694" calcext:value-type="float">
            <text:p>32.7694</text:p>
          </table:table-cell>
          <table:table-cell office:value-type="float" office:value="-117.010633" calcext:value-type="float">
            <text:p>-117.01063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table:number-columns-repeated="3" office:value-type="string" calcext:value-type="string">
            <text:p>undetermined</text:p>
          </table:table-cell>
          <table:table-cell table:number-columns-repeated="5"/>
          <table:table-cell office:value-type="string" calcext:value-type="string">
            <text:p>non_candidate</text:p>
          </table:table-cell>
          <table:table-cell/>
          <table:table-cell table:number-columns-repeated="2" office:value-type="string" calcext:value-type="string">
            <text:p>uuid:0208284c-4abb-42e2-8569-710b216a22f2</text:p>
          </table:table-cell>
        </table:table-row>
        <table:table-row table:style-name="ro1">
          <table:table-cell/>
          <table:table-cell office:value-type="string" calcext:value-type="string">
            <text:p>Wr</text:p>
          </table:table-cell>
          <table:table-cell office:value-type="date" office:date-value="2019-04-20T20:51:00" calcext:value-type="date">
            <text:p>2019-04-20 20:51:00</text:p>
          </table:table-cell>
          <table:table-cell office:value-type="float" office:value="0" calcext:value-type="float">
            <text:p>0</text:p>
          </table:table-cell>
          <table:table-cell office:value-type="float" office:value="8675" calcext:value-type="float">
            <text:p>8675</text:p>
          </table:table-cell>
          <table:table-cell office:value-type="string" calcext:value-type="string">
            <text:p>La Mesa</text:p>
          </table:table-cell>
          <table:table-cell office:value-type="string" calcext:value-type="string">
            <text:p>media/1555793532883.jpg</text:p>
          </table:table-cell>
          <table:table-cell office:value-type="float" office:value="32.769549" calcext:value-type="float">
            <text:p>32.769549</text:p>
          </table:table-cell>
          <table:table-cell office:value-type="float" office:value="-117.010361" calcext:value-type="float">
            <text:p>-117.01036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post_modern</text:p>
          </table:table-cell>
          <table:table-cell table:number-columns-repeated="7"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97e395af-25b0-49f5-bcd2-199177dbe654</text:p>
          </table:table-cell>
        </table:table-row>
        <table:table-row table:style-name="ro1">
          <table:table-cell/>
          <table:table-cell office:value-type="string" calcext:value-type="string">
            <text:p>Wr</text:p>
          </table:table-cell>
          <table:table-cell office:value-type="date" office:date-value="2019-04-20T20:53:00" calcext:value-type="date">
            <text:p>2019-04-20 20:53:00</text:p>
          </table:table-cell>
          <table:table-cell office:value-type="float" office:value="1986" calcext:value-type="float">
            <text:p>1986</text:p>
          </table:table-cell>
          <table:table-cell office:value-type="float" office:value="8699" calcext:value-type="float">
            <text:p>8699</text:p>
          </table:table-cell>
          <table:table-cell office:value-type="string" calcext:value-type="string">
            <text:p>La Mesa</text:p>
          </table:table-cell>
          <table:table-cell office:value-type="string" calcext:value-type="string">
            <text:p>media/1555793765887.jpg</text:p>
          </table:table-cell>
          <table:table-cell office:value-type="float" office:value="32.76963" calcext:value-type="float">
            <text:p>32.76963</text:p>
          </table:table-cell>
          <table:table-cell office:value-type="float" office:value="-117.01023" calcext:value-type="float">
            <text:p>-117.0102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post_modern</text:p>
          </table:table-cell>
          <table:table-cell table:number-columns-repeated="2" office:value-type="string" calcext:value-type="string">
            <text:p>no</text:p>
          </table:table-cell>
          <table:table-cell table:number-columns-repeated="5"/>
          <table:table-cell office:value-type="string" calcext:value-type="string">
            <text:p>non_candidate</text:p>
          </table:table-cell>
          <table:table-cell/>
          <table:table-cell table:number-columns-repeated="2" office:value-type="string" calcext:value-type="string">
            <text:p>uuid:7224c2f0-efcb-49e4-89cc-8727d4ad65a1</text:p>
          </table:table-cell>
        </table:table-row>
        <table:table-row table:style-name="ro1">
          <table:table-cell/>
          <table:table-cell office:value-type="string" calcext:value-type="string">
            <text:p>Wr</text:p>
          </table:table-cell>
          <table:table-cell office:value-type="date" office:date-value="2019-04-20T20:57:00" calcext:value-type="date">
            <text:p>2019-04-20 20:57:00</text:p>
          </table:table-cell>
          <table:table-cell office:value-type="float" office:value="0" calcext:value-type="float">
            <text:p>0</text:p>
          </table:table-cell>
          <table:table-cell office:value-type="float" office:value="8701" calcext:value-type="float">
            <text:p>8701</text:p>
          </table:table-cell>
          <table:table-cell office:value-type="string" calcext:value-type="string">
            <text:p>La Mesa</text:p>
          </table:table-cell>
          <table:table-cell office:value-type="string" calcext:value-type="string">
            <text:p>media/1555793875947.jpg</text:p>
          </table:table-cell>
          <table:table-cell office:value-type="float" office:value="32.769886" calcext:value-type="float">
            <text:p>32.769886</text:p>
          </table:table-cell>
          <table:table-cell office:value-type="float" office:value="-117.009613" calcext:value-type="float">
            <text:p>-117.00961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02c40c68-4046-4004-9e03-3c00a4cb3d36</text:p>
          </table:table-cell>
        </table:table-row>
        <table:table-row table:style-name="ro1">
          <table:table-cell/>
          <table:table-cell office:value-type="string" calcext:value-type="string">
            <text:p>Wr</text:p>
          </table:table-cell>
          <table:table-cell office:value-type="date" office:date-value="2019-04-20T21:01:00" calcext:value-type="date">
            <text:p>2019-04-20 21:01:00</text:p>
          </table:table-cell>
          <table:table-cell office:value-type="float" office:value="0" calcext:value-type="float">
            <text:p>0</text:p>
          </table:table-cell>
          <table:table-cell office:value-type="float" office:value="8707" calcext:value-type="float">
            <text:p>8707</text:p>
          </table:table-cell>
          <table:table-cell office:value-type="string" calcext:value-type="string">
            <text:p>La Mesa</text:p>
          </table:table-cell>
          <table:table-cell office:value-type="string" calcext:value-type="string">
            <text:p>media/1555794113802.jpg</text:p>
          </table:table-cell>
          <table:table-cell office:value-type="float" office:value="32.770049" calcext:value-type="float">
            <text:p>32.770049</text:p>
          </table:table-cell>
          <table:table-cell office:value-type="float" office:value="-117.00938" calcext:value-type="float">
            <text:p>-117.0093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post_modern</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3"/>
          <table:table-cell office:value-type="string" calcext:value-type="string">
            <text:p>more_research</text:p>
          </table:table-cell>
          <table:table-cell/>
          <table:table-cell table:number-columns-repeated="2" office:value-type="string" calcext:value-type="string">
            <text:p>uuid:3bc624fc-4b71-441a-8e71-6a627e5cd5a7</text:p>
          </table:table-cell>
        </table:table-row>
        <table:table-row table:style-name="ro1">
          <table:table-cell/>
          <table:table-cell office:value-type="string" calcext:value-type="string">
            <text:p>Wr</text:p>
          </table:table-cell>
          <table:table-cell office:value-type="date" office:date-value="2019-04-20T21:03:00" calcext:value-type="date">
            <text:p>2019-04-20 21:03:00</text:p>
          </table:table-cell>
          <table:table-cell office:value-type="float" office:value="0" calcext:value-type="float">
            <text:p>0</text:p>
          </table:table-cell>
          <table:table-cell office:value-type="float" office:value="8733" calcext:value-type="float">
            <text:p>8733</text:p>
          </table:table-cell>
          <table:table-cell office:value-type="string" calcext:value-type="string">
            <text:p>La Mesa</text:p>
          </table:table-cell>
          <table:table-cell office:value-type="string" calcext:value-type="string">
            <text:p>media/1555794250302.jpg</text:p>
          </table:table-cell>
          <table:table-cell office:value-type="float" office:value="32.770114" calcext:value-type="float">
            <text:p>32.770114</text:p>
          </table:table-cell>
          <table:table-cell office:value-type="float" office:value="-117.009168" calcext:value-type="float">
            <text:p>-117.00916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table-cell office:value-type="string" calcext:value-type="string">
            <text:p>more_research</text:p>
          </table:table-cell>
          <table:table-cell/>
          <table:table-cell table:number-columns-repeated="2" office:value-type="string" calcext:value-type="string">
            <text:p>uuid:dbbf6a5b-13b2-44e9-aca6-3f92c6092bd6</text:p>
          </table:table-cell>
        </table:table-row>
        <table:table-row table:style-name="ro1">
          <table:table-cell/>
          <table:table-cell office:value-type="string" calcext:value-type="string">
            <text:p>Wr</text:p>
          </table:table-cell>
          <table:table-cell office:value-type="date" office:date-value="2019-04-20T21:05:00" calcext:value-type="date">
            <text:p>2019-04-20 21:05:00</text:p>
          </table:table-cell>
          <table:table-cell office:value-type="float" office:value="1978" calcext:value-type="float">
            <text:p>1978</text:p>
          </table:table-cell>
          <table:table-cell office:value-type="float" office:value="8745" calcext:value-type="float">
            <text:p>8745</text:p>
          </table:table-cell>
          <table:table-cell office:value-type="string" calcext:value-type="string">
            <text:p>La Mesa</text:p>
          </table:table-cell>
          <table:table-cell office:value-type="string" calcext:value-type="string">
            <text:p>media/1555794380805.jpg</text:p>
          </table:table-cell>
          <table:table-cell office:value-type="float" office:value="32.770407" calcext:value-type="float">
            <text:p>32.770407</text:p>
          </table:table-cell>
          <table:table-cell office:value-type="float" office:value="-117.008794" calcext:value-type="float">
            <text:p>-117.00879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7"/>
          <table:table-cell office:value-type="string" calcext:value-type="string">
            <text:p>non_candidate</text:p>
          </table:table-cell>
          <table:table-cell/>
          <table:table-cell table:number-columns-repeated="2" office:value-type="string" calcext:value-type="string">
            <text:p>uuid:fb0c8266-a6fb-4ea7-86f1-d85d1dd797bd</text:p>
          </table:table-cell>
        </table:table-row>
        <table:table-row table:style-name="ro1">
          <table:table-cell/>
          <table:table-cell office:value-type="string" calcext:value-type="string">
            <text:p>Wr</text:p>
          </table:table-cell>
          <table:table-cell office:value-type="date" office:date-value="2019-04-20T21:07:00" calcext:value-type="date">
            <text:p>2019-04-20 21:07:00</text:p>
          </table:table-cell>
          <table:table-cell office:value-type="float" office:value="1958" calcext:value-type="float">
            <text:p>1958</text:p>
          </table:table-cell>
          <table:table-cell office:value-type="float" office:value="8801" calcext:value-type="float">
            <text:p>8801</text:p>
          </table:table-cell>
          <table:table-cell office:value-type="string" calcext:value-type="string">
            <text:p>La Mesa</text:p>
          </table:table-cell>
          <table:table-cell office:value-type="string" calcext:value-type="string">
            <text:p>media/1555794520774.jpg</text:p>
          </table:table-cell>
          <table:table-cell office:value-type="float" office:value="32.77082" calcext:value-type="float">
            <text:p>32.77082</text:p>
          </table:table-cell>
          <table:table-cell office:value-type="float" office:value="-117.008017" calcext:value-type="float">
            <text:p>-117.00801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1db20b5c-b731-4c13-8963-227f06c7079d</text:p>
          </table:table-cell>
        </table:table-row>
        <table:table-row table:style-name="ro1">
          <table:table-cell/>
          <table:table-cell office:value-type="string" calcext:value-type="string">
            <text:p>Wr</text:p>
          </table:table-cell>
          <table:table-cell office:value-type="date" office:date-value="2019-04-20T21:24:00" calcext:value-type="date">
            <text:p>2019-04-20 21:24:00</text:p>
          </table:table-cell>
          <table:table-cell office:value-type="float" office:value="1953" calcext:value-type="float">
            <text:p>1953</text:p>
          </table:table-cell>
          <table:table-cell office:value-type="float" office:value="8802" calcext:value-type="float">
            <text:p>8802</text:p>
          </table:table-cell>
          <table:table-cell office:value-type="string" calcext:value-type="string">
            <text:p>La Mesa</text:p>
          </table:table-cell>
          <table:table-cell office:value-type="string" calcext:value-type="string">
            <text:p>media/1555795501536.jpg</text:p>
          </table:table-cell>
          <table:table-cell office:value-type="float" office:value="32.77083" calcext:value-type="float">
            <text:p>32.77083</text:p>
          </table:table-cell>
          <table:table-cell office:value-type="float" office:value="-117.008163" calcext:value-type="float">
            <text:p>-117.00816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table:number-columns-repeated="2"/>
          <table:table-cell office:value-type="string" calcext:value-type="string">
            <text:p>more_research</text:p>
          </table:table-cell>
          <table:table-cell/>
          <table:table-cell table:number-columns-repeated="2" office:value-type="string" calcext:value-type="string">
            <text:p>uuid:6b10a2ec-6b5c-4e67-8d2b-2ee80055bcc6</text:p>
          </table:table-cell>
        </table:table-row>
        <table:table-row table:style-name="ro1">
          <table:table-cell/>
          <table:table-cell office:value-type="string" calcext:value-type="string">
            <text:p>Wr</text:p>
          </table:table-cell>
          <table:table-cell office:value-type="date" office:date-value="2019-04-20T21:27:00" calcext:value-type="date">
            <text:p>2019-04-20 21:27:00</text:p>
          </table:table-cell>
          <table:table-cell office:value-type="float" office:value="0" calcext:value-type="float">
            <text:p>0</text:p>
          </table:table-cell>
          <table:table-cell office:value-type="float" office:value="8772" calcext:value-type="float">
            <text:p>8772</text:p>
          </table:table-cell>
          <table:table-cell office:value-type="string" calcext:value-type="string">
            <text:p>La Mesa</text:p>
          </table:table-cell>
          <table:table-cell office:value-type="string" calcext:value-type="string">
            <text:p>media/1555795675391.jpg</text:p>
          </table:table-cell>
          <table:table-cell office:value-type="float" office:value="32.770779" calcext:value-type="float">
            <text:p>32.770779</text:p>
          </table:table-cell>
          <table:table-cell office:value-type="float" office:value="-117.008695" calcext:value-type="float">
            <text:p>-117.00869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more_research</text:p>
          </table:table-cell>
          <table:table-cell/>
          <table:table-cell table:number-columns-repeated="2" office:value-type="string" calcext:value-type="string">
            <text:p>uuid:922ac7e3-c468-4bee-a88d-08bd0a0d555c</text:p>
          </table:table-cell>
        </table:table-row>
        <table:table-row table:style-name="ro1">
          <table:table-cell/>
          <table:table-cell office:value-type="string" calcext:value-type="string">
            <text:p>Wr</text:p>
          </table:table-cell>
          <table:table-cell office:value-type="date" office:date-value="2019-04-20T21:29:00" calcext:value-type="date">
            <text:p>2019-04-20 21:29:00</text:p>
          </table:table-cell>
          <table:table-cell office:value-type="float" office:value="1954" calcext:value-type="float">
            <text:p>1954</text:p>
          </table:table-cell>
          <table:table-cell office:value-type="float" office:value="8760" calcext:value-type="float">
            <text:p>8760</text:p>
          </table:table-cell>
          <table:table-cell office:value-type="string" calcext:value-type="string">
            <text:p>La Mesa</text:p>
          </table:table-cell>
          <table:table-cell office:value-type="string" calcext:value-type="string">
            <text:p>media/1555795812353.jpg</text:p>
          </table:table-cell>
          <table:table-cell office:value-type="float" office:value="32.77058" calcext:value-type="float">
            <text:p>32.77058</text:p>
          </table:table-cell>
          <table:table-cell office:value-type="float" office:value="-117.008724" calcext:value-type="float">
            <text:p>-117.00872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yes</text:p>
          </table:table-cell>
          <table:table-cell office:value-type="string" calcext:value-type="string">
            <text:p>pot_reverse</text:p>
          </table:table-cell>
          <table:table-cell table:number-columns-repeated="2" office:value-type="string" calcext:value-type="string">
            <text:p>undetermined</text:p>
          </table:table-cell>
          <table:table-cell table:number-columns-repeated="3"/>
          <table:table-cell office:value-type="string" calcext:value-type="string">
            <text:p>more_research</text:p>
          </table:table-cell>
          <table:table-cell/>
          <table:table-cell table:number-columns-repeated="2" office:value-type="string" calcext:value-type="string">
            <text:p>uuid:cc04403f-94d1-4059-8b7d-71f5b01d7e10</text:p>
          </table:table-cell>
        </table:table-row>
        <table:table-row table:style-name="ro1">
          <table:table-cell/>
          <table:table-cell office:value-type="string" calcext:value-type="string">
            <text:p>Wr</text:p>
          </table:table-cell>
          <table:table-cell office:value-type="date" office:date-value="2019-04-20T21:31:00" calcext:value-type="date">
            <text:p>2019-04-20 21:31:00</text:p>
          </table:table-cell>
          <table:table-cell office:value-type="float" office:value="0" calcext:value-type="float">
            <text:p>0</text:p>
          </table:table-cell>
          <table:table-cell office:value-type="float" office:value="8758" calcext:value-type="float">
            <text:p>8758</text:p>
          </table:table-cell>
          <table:table-cell office:value-type="string" calcext:value-type="string">
            <text:p>La Mesa</text:p>
          </table:table-cell>
          <table:table-cell office:value-type="string" calcext:value-type="string">
            <text:p>media/1555795915228.jpg</text:p>
          </table:table-cell>
          <table:table-cell office:value-type="float" office:value="32.770532" calcext:value-type="float">
            <text:p>32.770532</text:p>
          </table:table-cell>
          <table:table-cell office:value-type="float" office:value="-117.008915" calcext:value-type="float">
            <text:p>-117.00891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table:number-columns-repeated="4" office:value-type="string" calcext:value-type="string">
            <text:p>yes</text:p>
          </table:table-cell>
          <table:table-cell table:number-columns-repeated="3"/>
          <table:table-cell office:value-type="string" calcext:value-type="string">
            <text:p>non_candidate</text:p>
          </table:table-cell>
          <table:table-cell/>
          <table:table-cell table:number-columns-repeated="2" office:value-type="string" calcext:value-type="string">
            <text:p>uuid:5a2ab597-0691-4a5e-a128-8a7b2cd7b6c8</text:p>
          </table:table-cell>
        </table:table-row>
        <table:table-row table:style-name="ro1">
          <table:table-cell/>
          <table:table-cell office:value-type="string" calcext:value-type="string">
            <text:p>Wr</text:p>
          </table:table-cell>
          <table:table-cell office:value-type="date" office:date-value="2019-04-20T21:33:00" calcext:value-type="date">
            <text:p>2019-04-20 21:33:00</text:p>
          </table:table-cell>
          <table:table-cell office:value-type="float" office:value="0" calcext:value-type="float">
            <text:p>0</text:p>
          </table:table-cell>
          <table:table-cell office:value-type="float" office:value="8740" calcext:value-type="float">
            <text:p>8740</text:p>
          </table:table-cell>
          <table:table-cell office:value-type="string" calcext:value-type="string">
            <text:p>La Mesa</text:p>
          </table:table-cell>
          <table:table-cell office:value-type="string" calcext:value-type="string">
            <text:p>media/1555796024351.jpg</text:p>
          </table:table-cell>
          <table:table-cell office:value-type="float" office:value="32.770429" calcext:value-type="float">
            <text:p>32.770429</text:p>
          </table:table-cell>
          <table:table-cell office:value-type="float" office:value="-117.009038" calcext:value-type="float">
            <text:p>-117.00903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table:table-cell office:value-type="string" calcext:value-type="string">
            <text:p>more_research</text:p>
          </table:table-cell>
          <table:table-cell/>
          <table:table-cell table:number-columns-repeated="2" office:value-type="string" calcext:value-type="string">
            <text:p>uuid:cc45d5b0-a4f0-4a6b-b5a8-076b1665d168</text:p>
          </table:table-cell>
        </table:table-row>
        <table:table-row table:style-name="ro1">
          <table:table-cell/>
          <table:table-cell office:value-type="string" calcext:value-type="string">
            <text:p>Wr</text:p>
          </table:table-cell>
          <table:table-cell office:value-type="date" office:date-value="2019-04-20T21:35:00" calcext:value-type="date">
            <text:p>2019-04-20 21:35:00</text:p>
          </table:table-cell>
          <table:table-cell office:value-type="float" office:value="1946" calcext:value-type="float">
            <text:p>1946</text:p>
          </table:table-cell>
          <table:table-cell office:value-type="float" office:value="8702" calcext:value-type="float">
            <text:p>8702</text:p>
          </table:table-cell>
          <table:table-cell office:value-type="string" calcext:value-type="string">
            <text:p>La Mesa</text:p>
          </table:table-cell>
          <table:table-cell office:value-type="string" calcext:value-type="string">
            <text:p>media/1555796157987.jpg</text:p>
          </table:table-cell>
          <table:table-cell office:value-type="float" office:value="32.770224" calcext:value-type="float">
            <text:p>32.770224</text:p>
          </table:table-cell>
          <table:table-cell office:value-type="float" office:value="-117.009599" calcext:value-type="float">
            <text:p>-117.00959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pot_reverse</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table:table-cell office:value-type="string" calcext:value-type="string">
            <text:p>more_research</text:p>
          </table:table-cell>
          <table:table-cell/>
          <table:table-cell table:number-columns-repeated="2" office:value-type="string" calcext:value-type="string">
            <text:p>uuid:0fe68ad4-a8e6-44d0-9316-22d00e1a7872</text:p>
          </table:table-cell>
        </table:table-row>
        <table:table-row table:style-name="ro1">
          <table:table-cell/>
          <table:table-cell office:value-type="string" calcext:value-type="string">
            <text:p>Wr</text:p>
          </table:table-cell>
          <table:table-cell office:value-type="date" office:date-value="2019-04-20T21:37:00" calcext:value-type="date">
            <text:p>2019-04-20 21:37:00</text:p>
          </table:table-cell>
          <table:table-cell office:value-type="float" office:value="1962" calcext:value-type="float">
            <text:p>1962</text:p>
          </table:table-cell>
          <table:table-cell office:value-type="float" office:value="8692" calcext:value-type="float">
            <text:p>8692</text:p>
          </table:table-cell>
          <table:table-cell office:value-type="string" calcext:value-type="string">
            <text:p>La Mesa</text:p>
          </table:table-cell>
          <table:table-cell office:value-type="string" calcext:value-type="string">
            <text:p>media/1555796298099.jpg</text:p>
          </table:table-cell>
          <table:table-cell office:value-type="float" office:value="32.769798" calcext:value-type="float">
            <text:p>32.769798</text:p>
          </table:table-cell>
          <table:table-cell office:value-type="float" office:value="-117.010127" calcext:value-type="float">
            <text:p>-117.01012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table:table-cell office:value-type="string" calcext:value-type="string">
            <text:p>more_research</text:p>
          </table:table-cell>
          <table:table-cell/>
          <table:table-cell table:number-columns-repeated="2" office:value-type="string" calcext:value-type="string">
            <text:p>uuid:a8b64f21-8294-4374-9e81-95701b9359db</text:p>
          </table:table-cell>
        </table:table-row>
        <table:table-row table:style-name="ro1">
          <table:table-cell/>
          <table:table-cell office:value-type="string" calcext:value-type="string">
            <text:p>Wr</text:p>
          </table:table-cell>
          <table:table-cell office:value-type="date" office:date-value="2019-04-20T21:39:00" calcext:value-type="date">
            <text:p>2019-04-20 21:39:00</text:p>
          </table:table-cell>
          <table:table-cell office:value-type="float" office:value="1947" calcext:value-type="float">
            <text:p>1947</text:p>
          </table:table-cell>
          <table:table-cell office:value-type="float" office:value="8674" calcext:value-type="float">
            <text:p>8674</text:p>
          </table:table-cell>
          <table:table-cell office:value-type="string" calcext:value-type="string">
            <text:p>La Mesa</text:p>
          </table:table-cell>
          <table:table-cell office:value-type="string" calcext:value-type="string">
            <text:p>media/1555796501300.jpg</text:p>
          </table:table-cell>
          <table:table-cell office:value-type="float" office:value="32.769702" calcext:value-type="float">
            <text:p>32.769702</text:p>
          </table:table-cell>
          <table:table-cell office:value-type="float" office:value="-117.010477" calcext:value-type="float">
            <text:p>-117.01047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yes</text:p>
          </table:table-cell>
          <table:table-cell table:number-columns-repeated="3" office:value-type="string" calcext:value-type="string">
            <text:p>no</text:p>
          </table:table-cell>
          <table:table-cell table:number-columns-repeated="3"/>
          <table:table-cell office:value-type="string" calcext:value-type="string">
            <text:p>non_candidate</text:p>
          </table:table-cell>
          <table:table-cell/>
          <table:table-cell table:number-columns-repeated="2" office:value-type="string" calcext:value-type="string">
            <text:p>uuid:6f414fb7-9e02-4560-8a8f-5d452a95c302</text:p>
          </table:table-cell>
        </table:table-row>
        <table:table-row table:style-name="ro1">
          <table:table-cell/>
          <table:table-cell office:value-type="string" calcext:value-type="string">
            <text:p>Wr</text:p>
          </table:table-cell>
          <table:table-cell office:value-type="date" office:date-value="2019-04-20T21:43:00" calcext:value-type="date">
            <text:p>2019-04-20 21:43:00</text:p>
          </table:table-cell>
          <table:table-cell office:value-type="float" office:value="0" calcext:value-type="float">
            <text:p>0</text:p>
          </table:table-cell>
          <table:table-cell office:value-type="float" office:value="8664" calcext:value-type="float">
            <text:p>8664</text:p>
          </table:table-cell>
          <table:table-cell office:value-type="string" calcext:value-type="string">
            <text:p>La Mesa</text:p>
          </table:table-cell>
          <table:table-cell office:value-type="string" calcext:value-type="string">
            <text:p>media/1555796648505.jpg</text:p>
          </table:table-cell>
          <table:table-cell office:value-type="float" office:value="32.769722" calcext:value-type="float">
            <text:p>32.769722</text:p>
          </table:table-cell>
          <table:table-cell office:value-type="float" office:value="-117.010543" calcext:value-type="float">
            <text:p>-117.01054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building_structure</text:p>
          </table:table-cell>
          <table:table-cell office:value-type="string" calcext:value-type="string">
            <text:p>contemporary</text:p>
          </table:table-cell>
          <table:table-cell table:number-columns-repeated="4" office:value-type="string" calcext:value-type="string">
            <text:p>yes</text:p>
          </table:table-cell>
          <table:table-cell table:number-columns-repeated="3"/>
          <table:table-cell office:value-type="string" calcext:value-type="string">
            <text:p>more_research</text:p>
          </table:table-cell>
          <table:table-cell/>
          <table:table-cell table:number-columns-repeated="2" office:value-type="string" calcext:value-type="string">
            <text:p>uuid:9cfb1471-135d-4c08-936b-57a5312347a8</text:p>
          </table:table-cell>
        </table:table-row>
        <table:table-row table:style-name="ro1">
          <table:table-cell/>
          <table:table-cell office:value-type="string" calcext:value-type="string">
            <text:p>Wr</text:p>
          </table:table-cell>
          <table:table-cell office:value-type="date" office:date-value="2019-04-20T21:45:00" calcext:value-type="date">
            <text:p>2019-04-20 21:45:00</text:p>
          </table:table-cell>
          <table:table-cell office:value-type="float" office:value="0" calcext:value-type="float">
            <text:p>0</text:p>
          </table:table-cell>
          <table:table-cell office:value-type="float" office:value="8656" calcext:value-type="float">
            <text:p>8656</text:p>
          </table:table-cell>
          <table:table-cell office:value-type="string" calcext:value-type="string">
            <text:p>La Mesa</text:p>
          </table:table-cell>
          <table:table-cell office:value-type="string" calcext:value-type="string">
            <text:p>media/1555796774604.jpg</text:p>
          </table:table-cell>
          <table:table-cell office:value-type="float" office:value="32.769722" calcext:value-type="float">
            <text:p>32.769722</text:p>
          </table:table-cell>
          <table:table-cell office:value-type="float" office:value="-117.010755" calcext:value-type="float">
            <text:p>-117.010755</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building_structure</text:p>
          </table:table-cell>
          <table:table-cell office:value-type="string" calcext:value-type="string">
            <text:p>modern</text:p>
          </table:table-cell>
          <table:table-cell office:value-type="string" calcext:value-type="string">
            <text:p>yes</text:p>
          </table:table-cell>
          <table:table-cell office:value-type="string" calcext:value-type="string">
            <text:p>undetermined</text:p>
          </table:table-cell>
          <table:table-cell table:number-columns-repeated="5"/>
          <table:table-cell office:value-type="string" calcext:value-type="string">
            <text:p>more_research</text:p>
          </table:table-cell>
          <table:table-cell/>
          <table:table-cell table:number-columns-repeated="2" office:value-type="string" calcext:value-type="string">
            <text:p>uuid:e5d73083-3cd8-444f-874c-dd164bde0120</text:p>
          </table:table-cell>
        </table:table-row>
        <table:table-row table:style-name="ro1">
          <table:table-cell/>
          <table:table-cell office:value-type="string" calcext:value-type="string">
            <text:p>Wr</text:p>
          </table:table-cell>
          <table:table-cell office:value-type="date" office:date-value="2019-04-20T21:47:00" calcext:value-type="date">
            <text:p>2019-04-20 21:47:00</text:p>
          </table:table-cell>
          <table:table-cell office:value-type="float" office:value="1948" calcext:value-type="float">
            <text:p>1948</text:p>
          </table:table-cell>
          <table:table-cell office:value-type="float" office:value="8654" calcext:value-type="float">
            <text:p>8654</text:p>
          </table:table-cell>
          <table:table-cell office:value-type="string" calcext:value-type="string">
            <text:p>La Mesa</text:p>
          </table:table-cell>
          <table:table-cell office:value-type="string" calcext:value-type="string">
            <text:p>media/1555796903578.jpg</text:p>
          </table:table-cell>
          <table:table-cell office:value-type="float" office:value="32.769496" calcext:value-type="float">
            <text:p>32.769496</text:p>
          </table:table-cell>
          <table:table-cell office:value-type="float" office:value="-117.010855" calcext:value-type="float">
            <text:p>-117.01085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pot_reverse</text:p>
          </table:table-cell>
          <table:table-cell office:value-type="string" calcext:value-type="string">
            <text:p>yes</text:p>
          </table:table-cell>
          <table:table-cell table:number-columns-repeated="2" office:value-type="string" calcext:value-type="string">
            <text:p>undetermined</text:p>
          </table:table-cell>
          <table:table-cell table:number-columns-repeated="3"/>
          <table:table-cell office:value-type="string" calcext:value-type="string">
            <text:p>more_research</text:p>
          </table:table-cell>
          <table:table-cell/>
          <table:table-cell table:number-columns-repeated="2" office:value-type="string" calcext:value-type="string">
            <text:p>uuid:e7f60a2a-8b9d-483b-8ef7-bb0d125d2996</text:p>
          </table:table-cell>
        </table:table-row>
        <table:table-row table:style-name="ro1">
          <table:table-cell/>
          <table:table-cell office:value-type="string" calcext:value-type="string">
            <text:p>Am</text:p>
          </table:table-cell>
          <table:table-cell office:value-type="date" office:date-value="2019-09-28T01:03:00" calcext:value-type="date">
            <text:p>2019-09-28 01:03:00</text:p>
          </table:table-cell>
          <table:table-cell office:value-type="float" office:value="2019" calcext:value-type="float">
            <text:p>2019</text:p>
          </table:table-cell>
          <table:table-cell office:value-type="float" office:value="8030" calcext:value-type="float">
            <text:p>8030</text:p>
          </table:table-cell>
          <table:table-cell office:value-type="string" calcext:value-type="string">
            <text:p>La Mesa blvd</text:p>
          </table:table-cell>
          <table:table-cell office:value-type="string" calcext:value-type="string">
            <text:p>media/1569632938450.jpg</text:p>
          </table:table-cell>
          <table:table-cell office:value-type="float" office:value="32.76472" calcext:value-type="float">
            <text:p>32.76472</text:p>
          </table:table-cell>
          <table:table-cell office:value-type="float" office:value="-117.024166" calcext:value-type="float">
            <text:p>-117.02416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confirmed</text:p>
          </table:table-cell>
          <table:table-cell office:value-type="string" calcext:value-type="string">
            <text:p>Just a test</text:p>
          </table:table-cell>
          <table:table-cell table:number-columns-repeated="2" office:value-type="string" calcext:value-type="string">
            <text:p>uuid:6898bdd7-1559-475e-b5d0-0e4608e35e77</text:p>
          </table:table-cell>
        </table:table-row>
        <table:table-row table:style-name="ro1">
          <table:table-cell/>
          <table:table-cell office:value-type="string" calcext:value-type="string">
            <text:p>Am</text:p>
          </table:table-cell>
          <table:table-cell office:value-type="date" office:date-value="2019-10-10T20:14:00" calcext:value-type="date">
            <text:p>2019-10-10 20:14:00</text:p>
          </table:table-cell>
          <table:table-cell office:value-type="float" office:value="1986" calcext:value-type="float">
            <text:p>1986</text:p>
          </table:table-cell>
          <table:table-cell office:value-type="float" office:value="7961" calcext:value-type="float">
            <text:p>7961</text:p>
          </table:table-cell>
          <table:table-cell office:value-type="string" calcext:value-type="string">
            <text:p>University Ave.</text:p>
          </table:table-cell>
          <table:table-cell office:value-type="string" calcext:value-type="string">
            <text:p>media/1570739927713.jpg</text:p>
          </table:table-cell>
          <table:table-cell office:value-type="float" office:value="32.764491" calcext:value-type="float">
            <text:p>32.764491</text:p>
          </table:table-cell>
          <table:table-cell office:value-type="float" office:value="-117.026231" calcext:value-type="float">
            <text:p>-117.026231</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one_story</text:p>
          </table:table-cell>
          <table:table-cell office:value-type="string" calcext:value-type="string">
            <text:p>post_modern</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4985f423-5272-4ab5-a451-e54da88256ed</text:p>
          </table:table-cell>
        </table:table-row>
        <table:table-row table:style-name="ro1">
          <table:table-cell/>
          <table:table-cell office:value-type="string" calcext:value-type="string">
            <text:p>AM</text:p>
          </table:table-cell>
          <table:table-cell office:value-type="date" office:date-value="2019-10-10T20:42:00" calcext:value-type="date">
            <text:p>2019-10-10 20:42:00</text:p>
          </table:table-cell>
          <table:table-cell office:value-type="float" office:value="1960" calcext:value-type="float">
            <text:p>1960</text:p>
          </table:table-cell>
          <table:table-cell office:value-type="float" office:value="7979" calcext:value-type="float">
            <text:p>7979</text:p>
          </table:table-cell>
          <table:table-cell office:value-type="string" calcext:value-type="string">
            <text:p>La Mesa Blvd</text:p>
          </table:table-cell>
          <table:table-cell office:value-type="string" calcext:value-type="string">
            <text:p>media/1570740350173.jpg</text:p>
          </table:table-cell>
          <table:table-cell office:value-type="float" office:value="32.764135" calcext:value-type="float">
            <text:p>32.764135</text:p>
          </table:table-cell>
          <table:table-cell office:value-type="float" office:value="-117.025774" calcext:value-type="float">
            <text:p>-117.02577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office:value-type="string" calcext:value-type="string">
            <text:p>no</text:p>
          </table:table-cell>
          <table:table-cell office:value-type="string" calcext:value-type="string">
            <text:p>yes</text:p>
          </table:table-cell>
          <table:table-cell office:value-type="string" calcext:value-type="string">
            <text:p>pot_reverse</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6a75a13e-eb65-4534-b49e-28246c25e373</text:p>
          </table:table-cell>
        </table:table-row>
        <table:table-row table:style-name="ro1">
          <table:table-cell/>
          <table:table-cell office:value-type="string" calcext:value-type="string">
            <text:p>AM</text:p>
          </table:table-cell>
          <table:table-cell office:value-type="date" office:date-value="2019-10-10T20:53:00" calcext:value-type="date">
            <text:p>2019-10-10 20:53:00</text:p>
          </table:table-cell>
          <table:table-cell office:value-type="float" office:value="1957" calcext:value-type="float">
            <text:p>1957</text:p>
          </table:table-cell>
          <table:table-cell office:value-type="float" office:value="7991" calcext:value-type="float">
            <text:p>7991</text:p>
          </table:table-cell>
          <table:table-cell office:value-type="string" calcext:value-type="string">
            <text:p>La Mesa Blvd</text:p>
          </table:table-cell>
          <table:table-cell office:value-type="string" calcext:value-type="string">
            <text:p>media/1570741038467.jpg</text:p>
          </table:table-cell>
          <table:table-cell office:value-type="float" office:value="32.763857" calcext:value-type="float">
            <text:p>32.763857</text:p>
          </table:table-cell>
          <table:table-cell office:value-type="float" office:value="-117.025382" calcext:value-type="float">
            <text:p>-117.02538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assess</text:p>
          </table:table-cell>
          <table:table-cell/>
          <table:table-cell table:number-columns-repeated="2" office:value-type="string" calcext:value-type="string">
            <text:p>uuid:13cc6b25-619c-4fda-93d5-89f8ec42be68</text:p>
          </table:table-cell>
        </table:table-row>
        <table:table-row table:style-name="ro1">
          <table:table-cell/>
          <table:table-cell office:value-type="string" calcext:value-type="string">
            <text:p>AM</text:p>
          </table:table-cell>
          <table:table-cell office:value-type="date" office:date-value="2019-10-10T21:01:00" calcext:value-type="date">
            <text:p>2019-10-10 21:01:00</text:p>
          </table:table-cell>
          <table:table-cell office:value-type="float" office:value="1967" calcext:value-type="float">
            <text:p>1967</text:p>
          </table:table-cell>
          <table:table-cell office:value-type="float" office:value="8007" calcext:value-type="float">
            <text:p>8007</text:p>
          </table:table-cell>
          <table:table-cell office:value-type="string" calcext:value-type="string">
            <text:p>La Mesa Blvd</text:p>
          </table:table-cell>
          <table:table-cell office:value-type="string" calcext:value-type="string">
            <text:p>media/1570741487445.jpg</text:p>
          </table:table-cell>
          <table:table-cell office:value-type="float" office:value="32.763656" calcext:value-type="float">
            <text:p>32.763656</text:p>
          </table:table-cell>
          <table:table-cell office:value-type="float" office:value="-117.024909" calcext:value-type="float">
            <text:p>-117.02490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table:number-columns-repeated="3"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0b6a046d-61af-4e2d-8103-4888adea5626</text:p>
          </table:table-cell>
        </table:table-row>
        <table:table-row table:style-name="ro1">
          <table:table-cell/>
          <table:table-cell office:value-type="string" calcext:value-type="string">
            <text:p>AM</text:p>
          </table:table-cell>
          <table:table-cell office:value-type="date" office:date-value="2019-10-10T21:06:00" calcext:value-type="date">
            <text:p>2019-10-10 21:06:00</text:p>
          </table:table-cell>
          <table:table-cell office:value-type="float" office:value="1951" calcext:value-type="float">
            <text:p>1951</text:p>
          </table:table-cell>
          <table:table-cell office:value-type="float" office:value="8017" calcext:value-type="float">
            <text:p>8017</text:p>
          </table:table-cell>
          <table:table-cell office:value-type="string" calcext:value-type="string">
            <text:p>La Mesa Blvd</text:p>
          </table:table-cell>
          <table:table-cell office:value-type="string" calcext:value-type="string">
            <text:p>media/1570741713883.jpg</text:p>
          </table:table-cell>
          <table:table-cell office:value-type="float" office:value="32.763561" calcext:value-type="float">
            <text:p>32.763561</text:p>
          </table:table-cell>
          <table:table-cell office:value-type="float" office:value="-117.024669" calcext:value-type="float">
            <text:p>-117.02466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3"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ec5bbc19-5674-42ae-ba69-c7671608d834</text:p>
          </table:table-cell>
        </table:table-row>
        <table:table-row table:style-name="ro1">
          <table:table-cell/>
          <table:table-cell office:value-type="string" calcext:value-type="string">
            <text:p>AM</text:p>
          </table:table-cell>
          <table:table-cell office:value-type="date" office:date-value="2019-10-10T21:14:00" calcext:value-type="date">
            <text:p>2019-10-10 21:14:00</text:p>
          </table:table-cell>
          <table:table-cell/>
          <table:table-cell office:value-type="float" office:value="8021" calcext:value-type="float">
            <text:p>8021</text:p>
          </table:table-cell>
          <table:table-cell office:value-type="string" calcext:value-type="string">
            <text:p>La Mesa Blvd</text:p>
          </table:table-cell>
          <table:table-cell office:value-type="string" calcext:value-type="string">
            <text:p>media/1570742142611.jpg</text:p>
          </table:table-cell>
          <table:table-cell office:value-type="float" office:value="32.763458" calcext:value-type="float">
            <text:p>32.763458</text:p>
          </table:table-cell>
          <table:table-cell office:value-type="float" office:value="-117.024465" calcext:value-type="float">
            <text:p>-117.02446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more_research</text:p>
          </table:table-cell>
          <table:table-cell/>
          <table:table-cell table:number-columns-repeated="2" office:value-type="string" calcext:value-type="string">
            <text:p>uuid:1a640fbf-c0c5-47af-93a4-a3f946e1dbc1</text:p>
          </table:table-cell>
        </table:table-row>
        <table:table-row table:style-name="ro1">
          <table:table-cell/>
          <table:table-cell office:value-type="string" calcext:value-type="string">
            <text:p>AM</text:p>
          </table:table-cell>
          <table:table-cell office:value-type="date" office:date-value="2019-10-10T21:17:00" calcext:value-type="date">
            <text:p>2019-10-10 21:17:00</text:p>
          </table:table-cell>
          <table:table-cell/>
          <table:table-cell office:value-type="float" office:value="8029" calcext:value-type="float">
            <text:p>8029</text:p>
          </table:table-cell>
          <table:table-cell office:value-type="string" calcext:value-type="string">
            <text:p>La Mesa Blvd</text:p>
          </table:table-cell>
          <table:table-cell office:value-type="string" calcext:value-type="string">
            <text:p>media/1570742357569.jpg</text:p>
          </table:table-cell>
          <table:table-cell office:value-type="float" office:value="32.763392" calcext:value-type="float">
            <text:p>32.763392</text:p>
          </table:table-cell>
          <table:table-cell office:value-type="float" office:value="-117.024376" calcext:value-type="float">
            <text:p>-117.02437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table:number-columns-repeated="3"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more_research</text:p>
          </table:table-cell>
          <table:table-cell/>
          <table:table-cell table:number-columns-repeated="2" office:value-type="string" calcext:value-type="string">
            <text:p>uuid:e8cbcdaf-a07a-4a44-b1c9-ad17ca111bc8</text:p>
          </table:table-cell>
        </table:table-row>
        <table:table-row table:style-name="ro1">
          <table:table-cell/>
          <table:table-cell office:value-type="string" calcext:value-type="string">
            <text:p>AM</text:p>
          </table:table-cell>
          <table:table-cell office:value-type="date" office:date-value="2019-10-10T21:23:00" calcext:value-type="date">
            <text:p>2019-10-10 21:23:00</text:p>
          </table:table-cell>
          <table:table-cell/>
          <table:table-cell office:value-type="float" office:value="8033" calcext:value-type="float">
            <text:p>8033</text:p>
          </table:table-cell>
          <table:table-cell office:value-type="string" calcext:value-type="string">
            <text:p>La Mesa Blvd</text:p>
          </table:table-cell>
          <table:table-cell office:value-type="string" calcext:value-type="string">
            <text:p>media/1570742615998.jpg</text:p>
          </table:table-cell>
          <table:table-cell office:value-type="float" office:value="32.763377" calcext:value-type="float">
            <text:p>32.763377</text:p>
          </table:table-cell>
          <table:table-cell office:value-type="float" office:value="-117.024228" calcext:value-type="float">
            <text:p>-117.02422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more_research</text:p>
          </table:table-cell>
          <table:table-cell/>
          <table:table-cell table:number-columns-repeated="2" office:value-type="string" calcext:value-type="string">
            <text:p>uuid:f4ed82ec-eb71-48d7-925d-432405058bba</text:p>
          </table:table-cell>
        </table:table-row>
        <table:table-row table:style-name="ro1">
          <table:table-cell/>
          <table:table-cell office:value-type="string" calcext:value-type="string">
            <text:p>AM</text:p>
          </table:table-cell>
          <table:table-cell office:value-type="date" office:date-value="2019-10-10T21:29:00" calcext:value-type="date">
            <text:p>2019-10-10 21:29:00</text:p>
          </table:table-cell>
          <table:table-cell/>
          <table:table-cell office:value-type="float" office:value="8039" calcext:value-type="float">
            <text:p>8039</text:p>
          </table:table-cell>
          <table:table-cell office:value-type="string" calcext:value-type="string">
            <text:p>La Mesa Blvd</text:p>
          </table:table-cell>
          <table:table-cell table:number-columns-repeated="17"/>
          <table:table-cell table:number-columns-repeated="2" office:value-type="string" calcext:value-type="string">
            <text:p>uuid:1957158a-9653-4726-a988-1fd88f8c3f6c</text:p>
          </table:table-cell>
        </table:table-row>
        <table:table-row table:style-name="ro1">
          <table:table-cell/>
          <table:table-cell office:value-type="string" calcext:value-type="string">
            <text:p>AM</text:p>
          </table:table-cell>
          <table:table-cell office:value-type="date" office:date-value="2019-10-10T21:43:00" calcext:value-type="date">
            <text:p>2019-10-10 21:43:00</text:p>
          </table:table-cell>
          <table:table-cell office:value-type="float" office:value="1894" calcext:value-type="float">
            <text:p>1894</text:p>
          </table:table-cell>
          <table:table-cell office:value-type="float" office:value="8241" calcext:value-type="float">
            <text:p>8241</text:p>
          </table:table-cell>
          <table:table-cell office:value-type="string" calcext:value-type="string">
            <text:p>La Mesa Blvd</text:p>
          </table:table-cell>
          <table:table-cell table:number-columns-repeated="17"/>
          <table:table-cell table:number-columns-repeated="2" office:value-type="string" calcext:value-type="string">
            <text:p>uuid:95221da6-f5c0-48a2-a94a-41a55ffb9537</text:p>
          </table:table-cell>
        </table:table-row>
        <table:table-row table:style-name="ro1">
          <table:table-cell/>
          <table:table-cell office:value-type="string" calcext:value-type="string">
            <text:p>Bb</text:p>
          </table:table-cell>
          <table:table-cell office:value-type="date" office:date-value="2019-10-12T18:31:00" calcext:value-type="date">
            <text:p>2019-10-12 18:31:00</text:p>
          </table:table-cell>
          <table:table-cell table:number-columns-repeated="20"/>
          <table:table-cell table:number-columns-repeated="2" office:value-type="string" calcext:value-type="string">
            <text:p>uuid:8e1fac49-8b9b-499d-a01a-2e7fe561197a</text:p>
          </table:table-cell>
        </table:table-row>
        <table:table-row table:style-name="ro1">
          <table:table-cell/>
          <table:table-cell office:value-type="string" calcext:value-type="string">
            <text:p>Am</text:p>
          </table:table-cell>
          <table:table-cell office:value-type="date" office:date-value="2019-10-12T18:39:00" calcext:value-type="date">
            <text:p>2019-10-12 18:39:00</text:p>
          </table:table-cell>
          <table:table-cell/>
          <table:table-cell office:value-type="float" office:value="8039" calcext:value-type="float">
            <text:p>8039</text:p>
          </table:table-cell>
          <table:table-cell office:value-type="string" calcext:value-type="string">
            <text:p>La Mesa Blvd</text:p>
          </table:table-cell>
          <table:table-cell office:value-type="string" calcext:value-type="string">
            <text:p>media/1570905610385.jpg</text:p>
          </table:table-cell>
          <table:table-cell office:value-type="float" office:value="32.763312" calcext:value-type="float">
            <text:p>32.763312</text:p>
          </table:table-cell>
          <table:table-cell office:value-type="float" office:value="-117.02401" calcext:value-type="float">
            <text:p>-117.0240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4" office:value-type="string" calcext:value-type="string">
            <text:p>yes</text:p>
          </table:table-cell>
          <table:table-cell table:number-columns-repeated="3" office:value-type="string" calcext:value-type="string">
            <text:p>no</text:p>
          </table:table-cell>
          <table:table-cell office:value-type="string" calcext:value-type="string">
            <text:p>parcel_address_issue</text:p>
          </table:table-cell>
          <table:table-cell/>
          <table:table-cell table:number-columns-repeated="2" office:value-type="string" calcext:value-type="string">
            <text:p>uuid:c532161a-c472-4038-9345-5c18f692a153</text:p>
          </table:table-cell>
        </table:table-row>
        <table:table-row table:style-name="ro1">
          <table:table-cell/>
          <table:table-cell office:value-type="string" calcext:value-type="string">
            <text:p>Am</text:p>
          </table:table-cell>
          <table:table-cell office:value-type="date" office:date-value="2019-10-12T18:45:00" calcext:value-type="date">
            <text:p>2019-10-12 18:45:00</text:p>
          </table:table-cell>
          <table:table-cell/>
          <table:table-cell office:value-type="float" office:value="8043" calcext:value-type="float">
            <text:p>8043</text:p>
          </table:table-cell>
          <table:table-cell office:value-type="string" calcext:value-type="string">
            <text:p>La Mesa Blvd</text:p>
          </table:table-cell>
          <table:table-cell office:value-type="string" calcext:value-type="string">
            <text:p>media/1570906003553.jpg</text:p>
          </table:table-cell>
          <table:table-cell office:value-type="float" office:value="32.763284" calcext:value-type="float">
            <text:p>32.763284</text:p>
          </table:table-cell>
          <table:table-cell office:value-type="float" office:value="-117.023906" calcext:value-type="float">
            <text:p>-117.02390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table:number-columns-repeated="7"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38314fc0-8750-4055-be63-40063b38821c</text:p>
          </table:table-cell>
        </table:table-row>
        <table:table-row table:style-name="ro1">
          <table:table-cell/>
          <table:table-cell office:value-type="string" calcext:value-type="string">
            <text:p>AM</text:p>
          </table:table-cell>
          <table:table-cell office:value-type="date" office:date-value="2019-10-12T18:48:00" calcext:value-type="date">
            <text:p>2019-10-12 18:48:00</text:p>
          </table:table-cell>
          <table:table-cell/>
          <table:table-cell office:value-type="float" office:value="8047" calcext:value-type="float">
            <text:p>8047</text:p>
          </table:table-cell>
          <table:table-cell office:value-type="string" calcext:value-type="string">
            <text:p>La Mesa Blvd</text:p>
          </table:table-cell>
          <table:table-cell office:value-type="string" calcext:value-type="string">
            <text:p>media/1570906139347.jpg</text:p>
          </table:table-cell>
          <table:table-cell office:value-type="float" office:value="32.763305" calcext:value-type="float">
            <text:p>32.763305</text:p>
          </table:table-cell>
          <table:table-cell office:value-type="float" office:value="-117.023735" calcext:value-type="float">
            <text:p>-117.02373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table:number-columns-repeated="3"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84fc3bde-f4d5-4bc0-afe2-ab6d41a06312</text:p>
          </table:table-cell>
        </table:table-row>
        <table:table-row table:style-name="ro1">
          <table:table-cell/>
          <table:table-cell office:value-type="string" calcext:value-type="string">
            <text:p>AM</text:p>
          </table:table-cell>
          <table:table-cell office:value-type="date" office:date-value="2019-10-12T18:51:00" calcext:value-type="date">
            <text:p>2019-10-12 18:51:00</text:p>
          </table:table-cell>
          <table:table-cell office:value-type="float" office:value="1980" calcext:value-type="float">
            <text:p>1980</text:p>
          </table:table-cell>
          <table:table-cell office:value-type="float" office:value="8077" calcext:value-type="float">
            <text:p>8077</text:p>
          </table:table-cell>
          <table:table-cell office:value-type="string" calcext:value-type="string">
            <text:p>La Mesa Blvd</text:p>
          </table:table-cell>
          <table:table-cell office:value-type="string" calcext:value-type="string">
            <text:p>media/1570906356667.jpg</text:p>
          </table:table-cell>
          <table:table-cell office:value-type="float" office:value="32.763269" calcext:value-type="float">
            <text:p>32.763269</text:p>
          </table:table-cell>
          <table:table-cell office:value-type="float" office:value="-117.022912" calcext:value-type="float">
            <text:p>-117.02291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3" office:value-type="string" calcext:value-type="string">
            <text:p>no</text:p>
          </table:table-cell>
          <table:table-cell office:value-type="string" calcext:value-type="string">
            <text:p>more_research</text:p>
          </table:table-cell>
          <table:table-cell/>
          <table:table-cell table:number-columns-repeated="2" office:value-type="string" calcext:value-type="string">
            <text:p>uuid:5047b5da-5f52-48ba-98b5-307eaaff5699</text:p>
          </table:table-cell>
        </table:table-row>
        <table:table-row table:style-name="ro1">
          <table:table-cell/>
          <table:table-cell office:value-type="string" calcext:value-type="string">
            <text:p>Am</text:p>
          </table:table-cell>
          <table:table-cell office:value-type="date" office:date-value="2019-10-12T18:55:00" calcext:value-type="date">
            <text:p>2019-10-12 18:55:00</text:p>
          </table:table-cell>
          <table:table-cell office:value-type="float" office:value="1980" calcext:value-type="float">
            <text:p>1980</text:p>
          </table:table-cell>
          <table:table-cell office:value-type="float" office:value="8085" calcext:value-type="float">
            <text:p>8085</text:p>
          </table:table-cell>
          <table:table-cell office:value-type="string" calcext:value-type="string">
            <text:p>La Mesa Blvd</text:p>
          </table:table-cell>
          <table:table-cell office:value-type="string" calcext:value-type="string">
            <text:p>media/1570906554066.jpg</text:p>
          </table:table-cell>
          <table:table-cell office:value-type="float" office:value="32.763319" calcext:value-type="float">
            <text:p>32.763319</text:p>
          </table:table-cell>
          <table:table-cell office:value-type="float" office:value="-117.022768" calcext:value-type="float">
            <text:p>-117.02276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assess</text:p>
          </table:table-cell>
          <table:table-cell/>
          <table:table-cell table:number-columns-repeated="2" office:value-type="string" calcext:value-type="string">
            <text:p>uuid:031aa4d3-0520-43bc-89ff-3e307eae4ea3</text:p>
          </table:table-cell>
        </table:table-row>
        <table:table-row table:style-name="ro1">
          <table:table-cell/>
          <table:table-cell office:value-type="string" calcext:value-type="string">
            <text:p>AM</text:p>
          </table:table-cell>
          <table:table-cell office:value-type="date" office:date-value="2019-10-25T23:24:00" calcext:value-type="date">
            <text:p>2019-10-25 23:24:00</text:p>
          </table:table-cell>
          <table:table-cell office:value-type="float" office:value="1990" calcext:value-type="float">
            <text:p>1990</text:p>
          </table:table-cell>
          <table:table-cell office:value-type="float" office:value="4900" calcext:value-type="float">
            <text:p>4900</text:p>
          </table:table-cell>
          <table:table-cell office:value-type="string" calcext:value-type="string">
            <text:p>Baltimore Dr.</text:p>
          </table:table-cell>
          <table:table-cell office:value-type="string" calcext:value-type="string">
            <text:p>media/1572046019501.jpg</text:p>
          </table:table-cell>
          <table:table-cell office:value-type="float" office:value="32.767492" calcext:value-type="float">
            <text:p>32.767492</text:p>
          </table:table-cell>
          <table:table-cell office:value-type="float" office:value="-117.023904" calcext:value-type="float">
            <text:p>-117.02390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undetermined</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not_included</text:p>
          </table:table-cell>
          <table:table-cell office:value-type="string" calcext:value-type="string">
            <text:p>House looks original except I think the front had some changes.</text:p>
          </table:table-cell>
          <table:table-cell table:number-columns-repeated="2" office:value-type="string" calcext:value-type="string">
            <text:p>uuid:a4c7a3eb-ee82-4faa-8f52-544fa0b3f200</text:p>
          </table:table-cell>
        </table:table-row>
        <table:table-row table:style-name="ro1">
          <table:table-cell/>
          <table:table-cell office:value-type="string" calcext:value-type="string">
            <text:p>Am</text:p>
          </table:table-cell>
          <table:table-cell office:value-type="date" office:date-value="2019-10-25T23:33:00" calcext:value-type="date">
            <text:p>2019-10-25 23:33:00</text:p>
          </table:table-cell>
          <table:table-cell office:value-type="float" office:value="1920" calcext:value-type="float">
            <text:p>1920</text:p>
          </table:table-cell>
          <table:table-cell office:value-type="float" office:value="8088" calcext:value-type="float">
            <text:p>8088</text:p>
          </table:table-cell>
          <table:table-cell/>
          <table:table-cell office:value-type="string" calcext:value-type="string">
            <text:p>media/1572046505661.jpg</text:p>
          </table:table-cell>
          <table:table-cell office:value-type="float" office:value="32.767378" calcext:value-type="float">
            <text:p>32.767378</text:p>
          </table:table-cell>
          <table:table-cell office:value-type="float" office:value="-117.023987" calcext:value-type="float">
            <text:p>-117.02398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table:number-columns-repeated="10"/>
          <table:table-cell table:number-columns-repeated="2" office:value-type="string" calcext:value-type="string">
            <text:p>uuid:850cb3d9-76cb-4361-a8bd-9c2285f2846f</text:p>
          </table:table-cell>
        </table:table-row>
        <table:table-row table:style-name="ro1">
          <table:table-cell/>
          <table:table-cell office:value-type="string" calcext:value-type="string">
            <text:p>Am</text:p>
          </table:table-cell>
          <table:table-cell office:value-type="date" office:date-value="2019-10-31T21:29:00" calcext:value-type="date">
            <text:p>2019-10-31 21:29:00</text:p>
          </table:table-cell>
          <table:table-cell office:value-type="float" office:value="1990" calcext:value-type="float">
            <text:p>1990</text:p>
          </table:table-cell>
          <table:table-cell office:value-type="float" office:value="4900" calcext:value-type="float">
            <text:p>4900</text:p>
          </table:table-cell>
          <table:table-cell office:value-type="string" calcext:value-type="string">
            <text:p>Baltimore Dr</text:p>
          </table:table-cell>
          <table:table-cell office:value-type="string" calcext:value-type="string">
            <text:p>media/1572557559762.jpg</text:p>
          </table:table-cell>
          <table:table-cell office:value-type="float" office:value="32.767794" calcext:value-type="float">
            <text:p>32.767794</text:p>
          </table:table-cell>
          <table:table-cell office:value-type="float" office:value="-117.023744" calcext:value-type="float">
            <text:p>-117.02374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undetermined</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assess</text:p>
          </table:table-cell>
          <table:table-cell office:value-type="string" calcext:value-type="string">
            <text:p>House looks to be in original condition.</text:p>
          </table:table-cell>
          <table:table-cell table:number-columns-repeated="2" office:value-type="string" calcext:value-type="string">
            <text:p>uuid:91c63428-e42a-41c6-9364-85f45ee715c2</text:p>
          </table:table-cell>
        </table:table-row>
        <table:table-row table:style-name="ro1">
          <table:table-cell/>
          <table:table-cell office:value-type="string" calcext:value-type="string">
            <text:p>Am</text:p>
          </table:table-cell>
          <table:table-cell office:value-type="date" office:date-value="2019-10-31T21:36:00" calcext:value-type="date">
            <text:p>2019-10-31 21:36:00</text:p>
          </table:table-cell>
          <table:table-cell office:value-type="float" office:value="1920" calcext:value-type="float">
            <text:p>1920</text:p>
          </table:table-cell>
          <table:table-cell office:value-type="float" office:value="8030" calcext:value-type="float">
            <text:p>8030</text:p>
          </table:table-cell>
          <table:table-cell office:value-type="string" calcext:value-type="string">
            <text:p>La Mesa Blvd</text:p>
          </table:table-cell>
          <table:table-cell office:value-type="string" calcext:value-type="string">
            <text:p>media/1572557898173.jpg</text:p>
          </table:table-cell>
          <table:table-cell office:value-type="float" office:value="32.767536" calcext:value-type="float">
            <text:p>32.767536</text:p>
          </table:table-cell>
          <table:table-cell office:value-type="float" office:value="-117.02379" calcext:value-type="float">
            <text:p>-117.0237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early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table-cell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229a3677-9d72-46d0-929a-25a74112277c</text:p>
          </table:table-cell>
        </table:table-row>
        <table:table-row table:style-name="ro1">
          <table:table-cell/>
          <table:table-cell office:value-type="string" calcext:value-type="string">
            <text:p>Am</text:p>
          </table:table-cell>
          <table:table-cell office:value-type="date" office:date-value="2019-10-31T21:44:00" calcext:value-type="date">
            <text:p>2019-10-31 21:44:00</text:p>
          </table:table-cell>
          <table:table-cell office:value-type="float" office:value="1940" calcext:value-type="float">
            <text:p>1940</text:p>
          </table:table-cell>
          <table:table-cell office:value-type="float" office:value="8064" calcext:value-type="float">
            <text:p>8064</text:p>
          </table:table-cell>
          <table:table-cell office:value-type="string" calcext:value-type="string">
            <text:p>University Ave</text:p>
          </table:table-cell>
          <table:table-cell office:value-type="string" calcext:value-type="string">
            <text:p>media/1572558535362.jpg</text:p>
          </table:table-cell>
          <table:table-cell office:value-type="float" office:value="32.767025" calcext:value-type="float">
            <text:p>32.767025</text:p>
          </table:table-cell>
          <table:table-cell office:value-type="float" office:value="-117.024344" calcext:value-type="float">
            <text:p>-117.024344</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5" office:value-type="string" calcext:value-type="string">
            <text:p>yes</text:p>
          </table:table-cell>
          <table:table-cell/>
          <table:table-cell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252ab156-b851-4e5d-bda2-d20e9d827069</text:p>
          </table:table-cell>
        </table:table-row>
        <table:table-row table:style-name="ro1">
          <table:table-cell/>
          <table:table-cell office:value-type="string" calcext:value-type="string">
            <text:p>Am</text:p>
          </table:table-cell>
          <table:table-cell office:value-type="date" office:date-value="2019-10-31T21:51:00" calcext:value-type="date">
            <text:p>2019-10-31 21:51:00</text:p>
          </table:table-cell>
          <table:table-cell office:value-type="float" office:value="1950" calcext:value-type="float">
            <text:p>1950</text:p>
          </table:table-cell>
          <table:table-cell office:value-type="float" office:value="8060" calcext:value-type="float">
            <text:p>8060</text:p>
          </table:table-cell>
          <table:table-cell office:value-type="string" calcext:value-type="string">
            <text:p>University Ave</text:p>
          </table:table-cell>
          <table:table-cell office:value-type="string" calcext:value-type="string">
            <text:p>media/1572558780998.jpg</text:p>
          </table:table-cell>
          <table:table-cell office:value-type="float" office:value="32.76691" calcext:value-type="float">
            <text:p>32.76691</text:p>
          </table:table-cell>
          <table:table-cell office:value-type="float" office:value="-117.024445" calcext:value-type="float">
            <text:p>-117.02444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office:value-type="string" calcext:value-type="string">
            <text:p>pot_reverse</text:p>
          </table:table-cell>
          <table:table-cell office:value-type="string" calcext:value-type="string">
            <text:p>undetermined</text:p>
          </table:table-cell>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office:value-type="string" calcext:value-type="string">
            <text:p>no</text:p>
          </table:table-cell>
          <table:table-cell office:value-type="string" calcext:value-type="string">
            <text:p>more_research</text:p>
          </table:table-cell>
          <table:table-cell office:value-type="string" calcext:value-type="string">
            <text:p>Can't tell if walls are original.</text:p>
          </table:table-cell>
          <table:table-cell table:number-columns-repeated="2" office:value-type="string" calcext:value-type="string">
            <text:p>uuid:f7c63138-a7d7-4699-9e96-8e8bc8a7d38d</text:p>
          </table:table-cell>
        </table:table-row>
        <table:table-row table:style-name="ro1">
          <table:table-cell/>
          <table:table-cell office:value-type="string" calcext:value-type="string">
            <text:p>Am</text:p>
          </table:table-cell>
          <table:table-cell office:value-type="date" office:date-value="2019-10-31T21:56:00" calcext:value-type="date">
            <text:p>2019-10-31 21:56:00</text:p>
          </table:table-cell>
          <table:table-cell office:value-type="float" office:value="1940" calcext:value-type="float">
            <text:p>1940</text:p>
          </table:table-cell>
          <table:table-cell office:value-type="float" office:value="8050" calcext:value-type="float">
            <text:p>8050</text:p>
          </table:table-cell>
          <table:table-cell office:value-type="string" calcext:value-type="string">
            <text:p>University Ave</text:p>
          </table:table-cell>
          <table:table-cell office:value-type="string" calcext:value-type="string">
            <text:p>media/1572559156209.jpg</text:p>
          </table:table-cell>
          <table:table-cell office:value-type="float" office:value="32.766778" calcext:value-type="float">
            <text:p>32.766778</text:p>
          </table:table-cell>
          <table:table-cell office:value-type="float" office:value="-117.024493" calcext:value-type="float">
            <text:p>-117.02449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table:number-columns-repeated="10"/>
          <table:table-cell table:number-columns-repeated="2" office:value-type="string" calcext:value-type="string">
            <text:p>uuid:86001a03-c27a-48a5-bdf1-f2103837a8cf</text:p>
          </table:table-cell>
        </table:table-row>
        <table:table-row table:style-name="ro1">
          <table:table-cell/>
          <table:table-cell office:value-type="string" calcext:value-type="string">
            <text:p>Am</text:p>
          </table:table-cell>
          <table:table-cell office:value-type="date" office:date-value="2019-11-03T17:00:00" calcext:value-type="date">
            <text:p>2019-11-03 17:00:00</text:p>
          </table:table-cell>
          <table:table-cell office:value-type="float" office:value="1980" calcext:value-type="float">
            <text:p>1980</text:p>
          </table:table-cell>
          <table:table-cell office:value-type="float" office:value="7811" calcext:value-type="float">
            <text:p>7811</text:p>
          </table:table-cell>
          <table:table-cell office:value-type="string" calcext:value-type="string">
            <text:p>La Mesa Blvd</text:p>
          </table:table-cell>
          <table:table-cell table:number-columns-repeated="17"/>
          <table:table-cell table:number-columns-repeated="2" office:value-type="string" calcext:value-type="string">
            <text:p>uuid:061584f2-91f2-40ca-a681-e48b497ff209</text:p>
          </table:table-cell>
        </table:table-row>
        <table:table-row table:style-name="ro1">
          <table:table-cell/>
          <table:table-cell office:value-type="string" calcext:value-type="string">
            <text:p>Am</text:p>
          </table:table-cell>
          <table:table-cell office:value-type="date" office:date-value="2019-11-03T17:10:00" calcext:value-type="date">
            <text:p>2019-11-03 17:10:00</text:p>
          </table:table-cell>
          <table:table-cell office:value-type="float" office:value="1940" calcext:value-type="float">
            <text:p>1940</text:p>
          </table:table-cell>
          <table:table-cell office:value-type="float" office:value="7837" calcext:value-type="float">
            <text:p>7837</text:p>
          </table:table-cell>
          <table:table-cell office:value-type="string" calcext:value-type="string">
            <text:p>La Mesa Blvd</text:p>
          </table:table-cell>
          <table:table-cell table:number-columns-repeated="17"/>
          <table:table-cell table:number-columns-repeated="2" office:value-type="string" calcext:value-type="string">
            <text:p>uuid:e210598e-8186-4b6e-acff-14670761685b</text:p>
          </table:table-cell>
        </table:table-row>
        <table:table-row table:style-name="ro1">
          <table:table-cell/>
          <table:table-cell office:value-type="string" calcext:value-type="string">
            <text:p>Am</text:p>
          </table:table-cell>
          <table:table-cell office:value-type="date" office:date-value="2019-11-03T19:10:00" calcext:value-type="date">
            <text:p>2019-11-03 19:10:00</text:p>
          </table:table-cell>
          <table:table-cell office:value-type="float" office:value="1980" calcext:value-type="float">
            <text:p>1980</text:p>
          </table:table-cell>
          <table:table-cell office:value-type="float" office:value="7811" calcext:value-type="float">
            <text:p>7811</text:p>
          </table:table-cell>
          <table:table-cell office:value-type="string" calcext:value-type="string">
            <text:p>La Mesa Blvd</text:p>
          </table:table-cell>
          <table:table-cell office:value-type="string" calcext:value-type="string">
            <text:p>media/1572815537726.jpg</text:p>
          </table:table-cell>
          <table:table-cell office:value-type="float" office:value="32.767996" calcext:value-type="float">
            <text:p>32.767996</text:p>
          </table:table-cell>
          <table:table-cell office:value-type="float" office:value="-117.029923" calcext:value-type="float">
            <text:p>-117.02992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post_modern</text:p>
          </table:table-cell>
          <table:table-cell table:number-columns-repeated="6" office:value-type="string" calcext:value-type="string">
            <text:p>yes</text:p>
          </table:table-cell>
          <table:table-cell office:value-type="string" calcext:value-type="string">
            <text:p>no</text:p>
          </table:table-cell>
          <table:table-cell office:value-type="string" calcext:value-type="string">
            <text:p>not_included</text:p>
          </table:table-cell>
          <table:table-cell office:value-type="string" calcext:value-type="string">
            <text:p>Looks original and in good shape.</text:p>
          </table:table-cell>
          <table:table-cell table:number-columns-repeated="2" office:value-type="string" calcext:value-type="string">
            <text:p>uuid:10f32f8a-e450-4eba-aa4d-1feba7cbede8</text:p>
          </table:table-cell>
        </table:table-row>
        <table:table-row table:style-name="ro1">
          <table:table-cell/>
          <table:table-cell office:value-type="string" calcext:value-type="string">
            <text:p>Am</text:p>
          </table:table-cell>
          <table:table-cell office:value-type="date" office:date-value="2019-11-03T20:20:00" calcext:value-type="date">
            <text:p>2019-11-03 20:20:00</text:p>
          </table:table-cell>
          <table:table-cell/>
          <table:table-cell office:value-type="float" office:value="7825" calcext:value-type="float">
            <text:p>7825</text:p>
          </table:table-cell>
          <table:table-cell office:value-type="string" calcext:value-type="string">
            <text:p>La Mesa Blvd</text:p>
          </table:table-cell>
          <table:table-cell office:value-type="string" calcext:value-type="string">
            <text:p>media/1572816143264.jpg</text:p>
          </table:table-cell>
          <table:table-cell office:value-type="float" office:value="32.767788" calcext:value-type="float">
            <text:p>32.767788</text:p>
          </table:table-cell>
          <table:table-cell office:value-type="float" office:value="-117.029304" calcext:value-type="float">
            <text:p>-117.029304</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6" office:value-type="string" calcext:value-type="string">
            <text:p>yes</text:p>
          </table:table-cell>
          <table:table-cell office:value-type="string" calcext:value-type="string">
            <text:p>no</text:p>
          </table:table-cell>
          <table:table-cell office:value-type="string" calcext:value-type="string">
            <text:p>candidate</text:p>
          </table:table-cell>
          <table:table-cell office:value-type="string" calcext:value-type="string">
            <text:p>Looks good. Have to check year built.</text:p>
          </table:table-cell>
          <table:table-cell table:number-columns-repeated="2" office:value-type="string" calcext:value-type="string">
            <text:p>uuid:f7e44f94-0f30-471b-baf1-f0bfa1b27a3b</text:p>
          </table:table-cell>
        </table:table-row>
        <table:table-row table:style-name="ro1">
          <table:table-cell/>
          <table:table-cell office:value-type="string" calcext:value-type="string">
            <text:p>Am</text:p>
          </table:table-cell>
          <table:table-cell office:value-type="date" office:date-value="2019-11-03T20:25:00" calcext:value-type="date">
            <text:p>2019-11-03 20:25:00</text:p>
          </table:table-cell>
          <table:table-cell office:value-type="float" office:value="1940" calcext:value-type="float">
            <text:p>1940</text:p>
          </table:table-cell>
          <table:table-cell office:value-type="float" office:value="7831" calcext:value-type="float">
            <text:p>7831</text:p>
          </table:table-cell>
          <table:table-cell office:value-type="string" calcext:value-type="string">
            <text:p>La Mesa Blvd</text:p>
          </table:table-cell>
          <table:table-cell office:value-type="string" calcext:value-type="string">
            <text:p>media/1572816426465.jpg</text:p>
          </table:table-cell>
          <table:table-cell office:value-type="float" office:value="32.767762" calcext:value-type="float">
            <text:p>32.767762</text:p>
          </table:table-cell>
          <table:table-cell office:value-type="float" office:value="-117.029251" calcext:value-type="float">
            <text:p>-117.02925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5" office:value-type="string" calcext:value-type="string">
            <text:p>yes</text:p>
          </table:table-cell>
          <table:table-cell table:number-columns-repeated="2" office:value-type="string" calcext:value-type="string">
            <text:p>no</text:p>
          </table:table-cell>
          <table:table-cell office:value-type="string" calcext:value-type="string">
            <text:p>candidate</text:p>
          </table:table-cell>
          <table:table-cell office:value-type="string" calcext:value-type="string">
            <text:p>Looks to be in good condition and age appropriate.</text:p>
          </table:table-cell>
          <table:table-cell table:number-columns-repeated="2" office:value-type="string" calcext:value-type="string">
            <text:p>uuid:fdd6aece-a2d7-4001-92a8-a281e00a5ca1</text:p>
          </table:table-cell>
        </table:table-row>
        <table:table-row table:style-name="ro1">
          <table:table-cell/>
          <table:table-cell office:value-type="string" calcext:value-type="string">
            <text:p>Am</text:p>
          </table:table-cell>
          <table:table-cell office:value-type="date" office:date-value="2019-11-03T20:30:00" calcext:value-type="date">
            <text:p>2019-11-03 20:30:00</text:p>
          </table:table-cell>
          <table:table-cell office:value-type="float" office:value="1940" calcext:value-type="float">
            <text:p>1940</text:p>
          </table:table-cell>
          <table:table-cell office:value-type="float" office:value="7837" calcext:value-type="float">
            <text:p>7837</text:p>
          </table:table-cell>
          <table:table-cell office:value-type="string" calcext:value-type="string">
            <text:p>La Mesa Blvd</text:p>
          </table:table-cell>
          <table:table-cell office:value-type="string" calcext:value-type="string">
            <text:p>media/1572816689289.jpg</text:p>
          </table:table-cell>
          <table:table-cell office:value-type="float" office:value="32.767647" calcext:value-type="float">
            <text:p>32.767647</text:p>
          </table:table-cell>
          <table:table-cell office:value-type="float" office:value="-117.028983" calcext:value-type="float">
            <text:p>-117.02898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more_research</text:p>
          </table:table-cell>
          <table:table-cell office:value-type="string" calcext:value-type="string">
            <text:p>I think the house might have had some modifications.</text:p>
          </table:table-cell>
          <table:table-cell table:number-columns-repeated="2" office:value-type="string" calcext:value-type="string">
            <text:p>uuid:8530b956-3062-41ff-b6ec-ed945b834031</text:p>
          </table:table-cell>
        </table:table-row>
        <table:table-row table:style-name="ro1">
          <table:table-cell/>
          <table:table-cell office:value-type="string" calcext:value-type="string">
            <text:p>Am</text:p>
          </table:table-cell>
          <table:table-cell office:value-type="date" office:date-value="2019-11-03T20:34:00" calcext:value-type="date">
            <text:p>2019-11-03 20:34:00</text:p>
          </table:table-cell>
          <table:table-cell office:value-type="float" office:value="1930" calcext:value-type="float">
            <text:p>1930</text:p>
          </table:table-cell>
          <table:table-cell office:value-type="float" office:value="7843" calcext:value-type="float">
            <text:p>7843</text:p>
          </table:table-cell>
          <table:table-cell office:value-type="string" calcext:value-type="string">
            <text:p>La Mesa Blvd</text:p>
          </table:table-cell>
          <table:table-cell office:value-type="string" calcext:value-type="string">
            <text:p>media/1572817252149.jpg</text:p>
          </table:table-cell>
          <table:table-cell office:value-type="float" office:value="32.767493" calcext:value-type="float">
            <text:p>32.767493</text:p>
          </table:table-cell>
          <table:table-cell office:value-type="float" office:value="-117.028717" calcext:value-type="float">
            <text:p>-117.02871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6" office:value-type="string" calcext:value-type="string">
            <text:p>yes</text:p>
          </table:table-cell>
          <table:table-cell office:value-type="string" calcext:value-type="string">
            <text:p>no</text:p>
          </table:table-cell>
          <table:table-cell office:value-type="string" calcext:value-type="string">
            <text:p>candidate</text:p>
          </table:table-cell>
          <table:table-cell office:value-type="string" calcext:value-type="string">
            <text:p>House looks age appropriate. Needs some repairs.</text:p>
          </table:table-cell>
          <table:table-cell table:number-columns-repeated="2" office:value-type="string" calcext:value-type="string">
            <text:p>uuid:f0d5fa00-b63c-4f8e-801c-889c62e91129</text:p>
          </table:table-cell>
        </table:table-row>
        <table:table-row table:style-name="ro1">
          <table:table-cell/>
          <table:table-cell office:value-type="string" calcext:value-type="string">
            <text:p>Am</text:p>
          </table:table-cell>
          <table:table-cell office:value-type="date" office:date-value="2019-11-03T20:43:00" calcext:value-type="date">
            <text:p>2019-11-03 20:43:00</text:p>
          </table:table-cell>
          <table:table-cell office:value-type="float" office:value="1980" calcext:value-type="float">
            <text:p>1980</text:p>
          </table:table-cell>
          <table:table-cell office:value-type="float" office:value="7863" calcext:value-type="float">
            <text:p>7863</text:p>
          </table:table-cell>
          <table:table-cell office:value-type="string" calcext:value-type="string">
            <text:p>La Mesa Blvd</text:p>
          </table:table-cell>
          <table:table-cell office:value-type="string" calcext:value-type="string">
            <text:p>media/1572817468816.jpg</text:p>
          </table:table-cell>
          <table:table-cell office:value-type="float" office:value="32.767276" calcext:value-type="float">
            <text:p>32.767276</text:p>
          </table:table-cell>
          <table:table-cell office:value-type="float" office:value="-117.028409" calcext:value-type="float">
            <text:p>-117.02840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contemporary</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not_included</text:p>
          </table:table-cell>
          <table:table-cell/>
          <table:table-cell table:number-columns-repeated="2" office:value-type="string" calcext:value-type="string">
            <text:p>uuid:8131039b-562d-4efb-9e2e-6f9053bdbb51</text:p>
          </table:table-cell>
        </table:table-row>
        <table:table-row table:style-name="ro1">
          <table:table-cell/>
          <table:table-cell office:value-type="string" calcext:value-type="string">
            <text:p>Am</text:p>
          </table:table-cell>
          <table:table-cell office:value-type="date" office:date-value="2019-11-03T20:48:00" calcext:value-type="date">
            <text:p>2019-11-03 20:48:00</text:p>
          </table:table-cell>
          <table:table-cell office:value-type="float" office:value="1950" calcext:value-type="float">
            <text:p>1950</text:p>
          </table:table-cell>
          <table:table-cell office:value-type="float" office:value="7871" calcext:value-type="float">
            <text:p>7871</text:p>
          </table:table-cell>
          <table:table-cell office:value-type="string" calcext:value-type="string">
            <text:p>La Mesa Blvd</text:p>
          </table:table-cell>
          <table:table-cell office:value-type="string" calcext:value-type="string">
            <text:p>media/1572817812068.jpg</text:p>
          </table:table-cell>
          <table:table-cell office:value-type="float" office:value="32.767176" calcext:value-type="float">
            <text:p>32.767176</text:p>
          </table:table-cell>
          <table:table-cell office:value-type="float" office:value="-117.028238" calcext:value-type="float">
            <text:p>-117.028238</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office:value-type="string" calcext:value-type="string">
            <text:p>pot_reverse</text:p>
          </table:table-cell>
          <table:table-cell table:number-columns-repeated="2"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more_research</text:p>
          </table:table-cell>
          <table:table-cell office:value-type="string" calcext:value-type="string">
            <text:p>Looks like it is getting a remodel.</text:p>
          </table:table-cell>
          <table:table-cell table:number-columns-repeated="2" office:value-type="string" calcext:value-type="string">
            <text:p>uuid:83e2549a-1948-4ceb-bd87-8671ec50eb78</text:p>
          </table:table-cell>
        </table:table-row>
        <table:table-row table:style-name="ro1">
          <table:table-cell/>
          <table:table-cell office:value-type="string" calcext:value-type="string">
            <text:p>Am</text:p>
          </table:table-cell>
          <table:table-cell office:value-type="date" office:date-value="2019-11-03T20:53:00" calcext:value-type="date">
            <text:p>2019-11-03 20:53:00</text:p>
          </table:table-cell>
          <table:table-cell office:value-type="float" office:value="1970" calcext:value-type="float">
            <text:p>1970</text:p>
          </table:table-cell>
          <table:table-cell office:value-type="float" office:value="7883" calcext:value-type="float">
            <text:p>7883</text:p>
          </table:table-cell>
          <table:table-cell office:value-type="string" calcext:value-type="string">
            <text:p>La Mesa Blvd</text:p>
          </table:table-cell>
          <table:table-cell office:value-type="string" calcext:value-type="string">
            <text:p>media/1572818185873.jpg</text:p>
          </table:table-cell>
          <table:table-cell office:value-type="float" office:value="32.76684" calcext:value-type="float">
            <text:p>32.76684</text:p>
          </table:table-cell>
          <table:table-cell office:value-type="float" office:value="-117.027867" calcext:value-type="float">
            <text:p>-117.02786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4" office:value-type="string" calcext:value-type="string">
            <text:p>yes</text:p>
          </table:table-cell>
          <table:table-cell table:number-columns-repeated="2" office:value-type="string" calcext:value-type="string">
            <text:p>no</text:p>
          </table:table-cell>
          <table:table-cell office:value-type="string" calcext:value-type="string">
            <text:p>pot_reverse</text:p>
          </table:table-cell>
          <table:table-cell office:value-type="string" calcext:value-type="string">
            <text:p>not_included</text:p>
          </table:table-cell>
          <table:table-cell/>
          <table:table-cell table:number-columns-repeated="2" office:value-type="string" calcext:value-type="string">
            <text:p>uuid:03be52f1-1041-4a5b-9bf9-680b638a3f23</text:p>
          </table:table-cell>
        </table:table-row>
        <table:table-row table:style-name="ro1">
          <table:table-cell/>
          <table:table-cell office:value-type="string" calcext:value-type="string">
            <text:p>Am</text:p>
          </table:table-cell>
          <table:table-cell office:value-type="date" office:date-value="2019-11-03T20:58:00" calcext:value-type="date">
            <text:p>2019-11-03 20:58:00</text:p>
          </table:table-cell>
          <table:table-cell office:value-type="float" office:value="1940" calcext:value-type="float">
            <text:p>1940</text:p>
          </table:table-cell>
          <table:table-cell office:value-type="float" office:value="7885" calcext:value-type="float">
            <text:p>7885</text:p>
          </table:table-cell>
          <table:table-cell office:value-type="string" calcext:value-type="string">
            <text:p>La Mesa Blvd</text:p>
          </table:table-cell>
          <table:table-cell office:value-type="string" calcext:value-type="string">
            <text:p>media/1572818451746.jpg</text:p>
          </table:table-cell>
          <table:table-cell office:value-type="float" office:value="32.766641" calcext:value-type="float">
            <text:p>32.766641</text:p>
          </table:table-cell>
          <table:table-cell office:value-type="float" office:value="-117.027709" calcext:value-type="float">
            <text:p>-117.02770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candidate</text:p>
          </table:table-cell>
          <table:table-cell office:value-type="string" calcext:value-type="string">
            <text:p>Looks age appropriate.</text:p>
          </table:table-cell>
          <table:table-cell table:number-columns-repeated="2" office:value-type="string" calcext:value-type="string">
            <text:p>uuid:760cbab6-91fe-47da-bbc0-0ca4d2938926</text:p>
          </table:table-cell>
        </table:table-row>
        <table:table-row table:style-name="ro1">
          <table:table-cell/>
          <table:table-cell office:value-type="string" calcext:value-type="string">
            <text:p>Am</text:p>
          </table:table-cell>
          <table:table-cell office:value-type="date" office:date-value="2019-11-03T21:03:00" calcext:value-type="date">
            <text:p>2019-11-03 21:03:00</text:p>
          </table:table-cell>
          <table:table-cell office:value-type="float" office:value="1940" calcext:value-type="float">
            <text:p>1940</text:p>
          </table:table-cell>
          <table:table-cell office:value-type="float" office:value="7887" calcext:value-type="float">
            <text:p>7887</text:p>
          </table:table-cell>
          <table:table-cell office:value-type="string" calcext:value-type="string">
            <text:p>La Mesa Blvd</text:p>
          </table:table-cell>
          <table:table-cell office:value-type="string" calcext:value-type="string">
            <text:p>media/1572818715707.jpg</text:p>
          </table:table-cell>
          <table:table-cell office:value-type="float" office:value="32.766534" calcext:value-type="float">
            <text:p>32.766534</text:p>
          </table:table-cell>
          <table:table-cell office:value-type="float" office:value="-117.027597" calcext:value-type="float">
            <text:p>-117.02759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candidate</text:p>
          </table:table-cell>
          <table:table-cell office:value-type="string" calcext:value-type="string">
            <text:p>Looks age appropriate.</text:p>
          </table:table-cell>
          <table:table-cell table:number-columns-repeated="2" office:value-type="string" calcext:value-type="string">
            <text:p>uuid:d1d3f5fd-db73-407b-816d-332f99e1027f</text:p>
          </table:table-cell>
        </table:table-row>
        <table:table-row table:style-name="ro1">
          <table:table-cell/>
          <table:table-cell office:value-type="string" calcext:value-type="string">
            <text:p>Am</text:p>
          </table:table-cell>
          <table:table-cell office:value-type="date" office:date-value="2019-11-03T21:07:00" calcext:value-type="date">
            <text:p>2019-11-03 21:07:00</text:p>
          </table:table-cell>
          <table:table-cell office:value-type="float" office:value="1990" calcext:value-type="float">
            <text:p>1990</text:p>
          </table:table-cell>
          <table:table-cell office:value-type="float" office:value="7889" calcext:value-type="float">
            <text:p>7889</text:p>
          </table:table-cell>
          <table:table-cell office:value-type="string" calcext:value-type="string">
            <text:p>La Mesa Blvd</text:p>
          </table:table-cell>
          <table:table-cell office:value-type="string" calcext:value-type="string">
            <text:p>media/1572818942845.jpg</text:p>
          </table:table-cell>
          <table:table-cell office:value-type="float" office:value="32.766359" calcext:value-type="float">
            <text:p>32.766359</text:p>
          </table:table-cell>
          <table:table-cell office:value-type="float" office:value="-117.027531" calcext:value-type="float">
            <text:p>-117.02753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string" calcext:value-type="string">
            <text:p>not_included</text:p>
          </table:table-cell>
          <table:table-cell/>
          <table:table-cell table:number-columns-repeated="2" office:value-type="string" calcext:value-type="string">
            <text:p>uuid:43b6e8a5-7d45-481a-8f56-5323f0e90e36</text:p>
          </table:table-cell>
        </table:table-row>
        <table:table-row table:style-name="ro1">
          <table:table-cell/>
          <table:table-cell office:value-type="string" calcext:value-type="string">
            <text:p>Am</text:p>
          </table:table-cell>
          <table:table-cell office:value-type="date" office:date-value="2019-11-03T21:10:00" calcext:value-type="date">
            <text:p>2019-11-03 21:10:00</text:p>
          </table:table-cell>
          <table:table-cell table:number-columns-repeated="2" office:value-type="float" office:value="7891" calcext:value-type="float">
            <text:p>7891</text:p>
          </table:table-cell>
          <table:table-cell office:value-type="string" calcext:value-type="string">
            <text:p>La Mesa Blvd</text:p>
          </table:table-cell>
          <table:table-cell office:value-type="string" calcext:value-type="string">
            <text:p>media/1572819096444.jpg</text:p>
          </table:table-cell>
          <table:table-cell office:value-type="float" office:value="32.766151" calcext:value-type="float">
            <text:p>32.766151</text:p>
          </table:table-cell>
          <table:table-cell office:value-type="float" office:value="-117.02747" calcext:value-type="float">
            <text:p>-117.0274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5"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office:value-type="string" calcext:value-type="string">
            <text:p>Not sure of the age. Address not in system.</text:p>
          </table:table-cell>
          <table:table-cell table:number-columns-repeated="2" office:value-type="string" calcext:value-type="string">
            <text:p>uuid:35f311e3-c1f5-4c99-8b73-af788f6aea5c</text:p>
          </table:table-cell>
        </table:table-row>
        <table:table-row table:style-name="ro1">
          <table:table-cell/>
          <table:table-cell office:value-type="string" calcext:value-type="string">
            <text:p>Am</text:p>
          </table:table-cell>
          <table:table-cell office:value-type="date" office:date-value="2019-11-03T21:16:00" calcext:value-type="date">
            <text:p>2019-11-03 21:16:00</text:p>
          </table:table-cell>
          <table:table-cell/>
          <table:table-cell office:value-type="float" office:value="7929" calcext:value-type="float">
            <text:p>7929</text:p>
          </table:table-cell>
          <table:table-cell office:value-type="string" calcext:value-type="string">
            <text:p>La Mesa Blvd</text:p>
          </table:table-cell>
          <table:table-cell office:value-type="string" calcext:value-type="string">
            <text:p>media/1572819479070.jpg</text:p>
          </table:table-cell>
          <table:table-cell office:value-type="float" office:value="32.765648" calcext:value-type="float">
            <text:p>32.765648</text:p>
          </table:table-cell>
          <table:table-cell office:value-type="float" office:value="-117.027402" calcext:value-type="float">
            <text:p>-117.027402</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multi_building_structure</text:p>
          </table:table-cell>
          <table:table-cell office:value-type="string" calcext:value-type="string">
            <text:p>revivals</text:p>
          </table:table-cell>
          <table:table-cell table:number-columns-repeated="6"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7c689721-c741-4792-9e38-4a3736a8dc6d</text:p>
          </table:table-cell>
        </table:table-row>
        <table:table-row table:style-name="ro1">
          <table:table-cell/>
          <table:table-cell office:value-type="string" calcext:value-type="string">
            <text:p>Am</text:p>
          </table:table-cell>
          <table:table-cell office:value-type="date" office:date-value="2019-11-03T21:20:00" calcext:value-type="date">
            <text:p>2019-11-03 21:20:00</text:p>
          </table:table-cell>
          <table:table-cell/>
          <table:table-cell office:value-type="float" office:value="7921" calcext:value-type="float">
            <text:p>7921</text:p>
          </table:table-cell>
          <table:table-cell office:value-type="string" calcext:value-type="string">
            <text:p>La Mesa Blvd</text:p>
          </table:table-cell>
          <table:table-cell office:value-type="string" calcext:value-type="string">
            <text:p>media/1572819668668.jpg</text:p>
          </table:table-cell>
          <table:table-cell office:value-type="float" office:value="32.765794" calcext:value-type="float">
            <text:p>32.765794</text:p>
          </table:table-cell>
          <table:table-cell office:value-type="float" office:value="-117.027447" calcext:value-type="float">
            <text:p>-117.027447</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multi_building_structure</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46756b9d-232c-46dd-8a3a-abbed04fd47e</text:p>
          </table:table-cell>
        </table:table-row>
        <table:table-row table:style-name="ro1">
          <table:table-cell/>
          <table:table-cell office:value-type="string" calcext:value-type="string">
            <text:p>Am</text:p>
          </table:table-cell>
          <table:table-cell office:value-type="date" office:date-value="2019-11-03T21:23:00" calcext:value-type="date">
            <text:p>2019-11-03 21:23:00</text:p>
          </table:table-cell>
          <table:table-cell office:value-type="float" office:value="1990" calcext:value-type="float">
            <text:p>1990</text:p>
          </table:table-cell>
          <table:table-cell office:value-type="float" office:value="7950" calcext:value-type="float">
            <text:p>7950</text:p>
          </table:table-cell>
          <table:table-cell office:value-type="string" calcext:value-type="string">
            <text:p>University Ave</text:p>
          </table:table-cell>
          <table:table-cell office:value-type="string" calcext:value-type="string">
            <text:p>media/1572819932390.jpg</text:p>
          </table:table-cell>
          <table:table-cell office:value-type="float" office:value="32.764827" calcext:value-type="float">
            <text:p>32.764827</text:p>
          </table:table-cell>
          <table:table-cell office:value-type="float" office:value="-117.027065" calcext:value-type="float">
            <text:p>-117.02706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not_included</text:p>
          </table:table-cell>
          <table:table-cell/>
          <table:table-cell table:number-columns-repeated="2" office:value-type="string" calcext:value-type="string">
            <text:p>uuid:c2e1e524-d6ac-4978-a265-3764456e49a4</text:p>
          </table:table-cell>
        </table:table-row>
        <table:table-row table:style-name="ro1">
          <table:table-cell/>
          <table:table-cell office:value-type="string" calcext:value-type="string">
            <text:p>Am</text:p>
          </table:table-cell>
          <table:table-cell office:value-type="date" office:date-value="2019-11-05T21:20:00" calcext:value-type="date">
            <text:p>2019-11-05 21:20:00</text:p>
          </table:table-cell>
          <table:table-cell/>
          <table:table-cell office:value-type="float" office:value="7830" calcext:value-type="float">
            <text:p>7830</text:p>
          </table:table-cell>
          <table:table-cell office:value-type="string" calcext:value-type="string">
            <text:p>La Mesa Blvd</text:p>
          </table:table-cell>
          <table:table-cell office:value-type="string" calcext:value-type="string">
            <text:p>media/1572988948721.jpg</text:p>
          </table:table-cell>
          <table:table-cell office:value-type="float" office:value="32.767888" calcext:value-type="float">
            <text:p>32.767888</text:p>
          </table:table-cell>
          <table:table-cell office:value-type="float" office:value="-117.029068" calcext:value-type="float">
            <text:p>-117.02906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craftsman</text:p>
          </table:table-cell>
          <table:table-cell table:number-columns-repeated="4" office:value-type="string" calcext:value-type="string">
            <text:p>yes</text:p>
          </table:table-cell>
          <table:table-cell table:number-columns-repeated="3" office:value-type="string" calcext:value-type="string">
            <text:p>no</text:p>
          </table:table-cell>
          <table:table-cell office:value-type="string" calcext:value-type="string">
            <text:p>not_included</text:p>
          </table:table-cell>
          <table:table-cell/>
          <table:table-cell table:number-columns-repeated="2" office:value-type="string" calcext:value-type="string">
            <text:p>uuid:6c97295a-34dd-4434-8f14-ea753144ef09</text:p>
          </table:table-cell>
        </table:table-row>
        <table:table-row table:style-name="ro1">
          <table:table-cell/>
          <table:table-cell office:value-type="string" calcext:value-type="string">
            <text:p>Am</text:p>
          </table:table-cell>
          <table:table-cell office:value-type="date" office:date-value="2019-11-05T21:37:00" calcext:value-type="date">
            <text:p>2019-11-05 21:37:00</text:p>
          </table:table-cell>
          <table:table-cell/>
          <table:table-cell office:value-type="float" office:value="7840" calcext:value-type="float">
            <text:p>7840</text:p>
          </table:table-cell>
          <table:table-cell office:value-type="string" calcext:value-type="string">
            <text:p>La Mesa Blvd</text:p>
          </table:table-cell>
          <table:table-cell office:value-type="string" calcext:value-type="string">
            <text:p>media/1572989896560.jpg</text:p>
          </table:table-cell>
          <table:table-cell office:value-type="float" office:value="32.767757" calcext:value-type="float">
            <text:p>32.767757</text:p>
          </table:table-cell>
          <table:table-cell office:value-type="float" office:value="-117.028817" calcext:value-type="float">
            <text:p>-117.02881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table:table-cell table:number-columns-repeated="2"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5e0b507b-d94b-4660-898d-ea48c05819f4</text:p>
          </table:table-cell>
        </table:table-row>
        <table:table-row table:style-name="ro1">
          <table:table-cell/>
          <table:table-cell office:value-type="float" office:value="7844" calcext:value-type="float">
            <text:p>7844</text:p>
          </table:table-cell>
          <table:table-cell office:value-type="date" office:date-value="2019-11-05T21:39:00" calcext:value-type="date">
            <text:p>2019-11-05 21:39:00</text:p>
          </table:table-cell>
          <table:table-cell/>
          <table:table-cell office:value-type="float" office:value="7844" calcext:value-type="float">
            <text:p>7844</text:p>
          </table:table-cell>
          <table:table-cell office:value-type="string" calcext:value-type="string">
            <text:p>La Mesa Blvd</text:p>
          </table:table-cell>
          <table:table-cell office:value-type="string" calcext:value-type="string">
            <text:p>media/1572990039617.jpg</text:p>
          </table:table-cell>
          <table:table-cell office:value-type="float" office:value="32.767712" calcext:value-type="float">
            <text:p>32.767712</text:p>
          </table:table-cell>
          <table:table-cell office:value-type="float" office:value="-117.028698" calcext:value-type="float">
            <text:p>-117.02869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4fc087c3-daf2-4d3e-9216-fdb893639dc7</text:p>
          </table:table-cell>
        </table:table-row>
        <table:table-row table:style-name="ro1">
          <table:table-cell/>
          <table:table-cell office:value-type="string" calcext:value-type="string">
            <text:p>Am</text:p>
          </table:table-cell>
          <table:table-cell office:value-type="date" office:date-value="2019-11-05T21:42:00" calcext:value-type="date">
            <text:p>2019-11-05 21:42:00</text:p>
          </table:table-cell>
          <table:table-cell/>
          <table:table-cell office:value-type="float" office:value="7856" calcext:value-type="float">
            <text:p>7856</text:p>
          </table:table-cell>
          <table:table-cell office:value-type="string" calcext:value-type="string">
            <text:p>La Mesa Blvd</text:p>
          </table:table-cell>
          <table:table-cell office:value-type="string" calcext:value-type="string">
            <text:p>media/1572990252704.jpg</text:p>
          </table:table-cell>
          <table:table-cell office:value-type="float" office:value="32.767549" calcext:value-type="float">
            <text:p>32.767549</text:p>
          </table:table-cell>
          <table:table-cell office:value-type="float" office:value="-117.028399" calcext:value-type="float">
            <text:p>-117.02839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revivals</text:p>
          </table:table-cell>
          <table:table-cell table:number-columns-repeated="4"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2" office:value-type="string" calcext:value-type="string">
            <text:p>undetermined</text:p>
          </table:table-cell>
          <table:table-cell/>
          <table:table-cell table:number-columns-repeated="2" office:value-type="string" calcext:value-type="string">
            <text:p>uuid:11c08f4a-97fb-4d70-b199-54ac53eec947</text:p>
          </table:table-cell>
        </table:table-row>
        <table:table-row table:style-name="ro1">
          <table:table-cell/>
          <table:table-cell office:value-type="string" calcext:value-type="string">
            <text:p>Am</text:p>
          </table:table-cell>
          <table:table-cell office:value-type="date" office:date-value="2019-11-05T21:47:00" calcext:value-type="date">
            <text:p>2019-11-05 21:47:00</text:p>
          </table:table-cell>
          <table:table-cell/>
          <table:table-cell office:value-type="float" office:value="7866" calcext:value-type="float">
            <text:p>7866</text:p>
          </table:table-cell>
          <table:table-cell office:value-type="string" calcext:value-type="string">
            <text:p>La Mesa Blvd</text:p>
          </table:table-cell>
          <table:table-cell office:value-type="string" calcext:value-type="string">
            <text:p>media/1572990510424.jpg</text:p>
          </table:table-cell>
          <table:table-cell office:value-type="float" office:value="32.767458" calcext:value-type="float">
            <text:p>32.767458</text:p>
          </table:table-cell>
          <table:table-cell office:value-type="float" office:value="-117.028181" calcext:value-type="float">
            <text:p>-117.02818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804b1e14-1373-44f7-a257-1a8941845d86</text:p>
          </table:table-cell>
        </table:table-row>
        <table:table-row table:style-name="ro1">
          <table:table-cell/>
          <table:table-cell office:value-type="string" calcext:value-type="string">
            <text:p>Am</text:p>
          </table:table-cell>
          <table:table-cell office:value-type="date" office:date-value="2019-11-05T21:52:00" calcext:value-type="date">
            <text:p>2019-11-05 21:52:00</text:p>
          </table:table-cell>
          <table:table-cell table:number-columns-repeated="3"/>
          <table:table-cell office:value-type="string" calcext:value-type="string">
            <text:p>media/1572990751798.jpg</text:p>
          </table:table-cell>
          <table:table-cell office:value-type="float" office:value="32.767218" calcext:value-type="float">
            <text:p>32.767218</text:p>
          </table:table-cell>
          <table:table-cell office:value-type="float" office:value="-117.028228" calcext:value-type="float">
            <text:p>-117.02822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table:table-cell table:number-columns-repeated="4" office:value-type="string" calcext:value-type="string">
            <text:p>yes</text:p>
          </table:table-cell>
          <table:table-cell table:number-columns-repeated="3"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c3cf0fcf-bf32-4184-90ca-57a64e37dbb5</text:p>
          </table:table-cell>
        </table:table-row>
        <table:table-row table:style-name="ro1">
          <table:table-cell/>
          <table:table-cell office:value-type="string" calcext:value-type="string">
            <text:p>Am</text:p>
          </table:table-cell>
          <table:table-cell office:value-type="date" office:date-value="2019-11-05T21:54:00" calcext:value-type="date">
            <text:p>2019-11-05 21:54:00</text:p>
          </table:table-cell>
          <table:table-cell table:number-columns-repeated="3"/>
          <table:table-cell office:value-type="string" calcext:value-type="string">
            <text:p>media/1572990919297.jpg</text:p>
          </table:table-cell>
          <table:table-cell office:value-type="float" office:value="32.7672" calcext:value-type="float">
            <text:p>32.7672</text:p>
          </table:table-cell>
          <table:table-cell office:value-type="float" office:value="-117.027925" calcext:value-type="float">
            <text:p>-117.027925</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699272b8-b540-4986-9f92-296ba71a4e87</text:p>
          </table:table-cell>
        </table:table-row>
        <table:table-row table:style-name="ro1">
          <table:table-cell/>
          <table:table-cell office:value-type="string" calcext:value-type="string">
            <text:p>Am</text:p>
          </table:table-cell>
          <table:table-cell office:value-type="date" office:date-value="2019-11-05T21:56:00" calcext:value-type="date">
            <text:p>2019-11-05 21:56:00</text:p>
          </table:table-cell>
          <table:table-cell/>
          <table:table-cell office:value-type="float" office:value="7882" calcext:value-type="float">
            <text:p>7882</text:p>
          </table:table-cell>
          <table:table-cell office:value-type="string" calcext:value-type="string">
            <text:p>La Mesa Blvd</text:p>
          </table:table-cell>
          <table:table-cell office:value-type="string" calcext:value-type="string">
            <text:p>media/1572991113802.jpg</text:p>
          </table:table-cell>
          <table:table-cell office:value-type="float" office:value="32.767101" calcext:value-type="float">
            <text:p>32.767101</text:p>
          </table:table-cell>
          <table:table-cell office:value-type="float" office:value="-117.027818" calcext:value-type="float">
            <text:p>-117.02781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bdc86d93-226e-42b8-b899-e10ad0f90c22</text:p>
          </table:table-cell>
        </table:table-row>
        <table:table-row table:style-name="ro1">
          <table:table-cell/>
          <table:table-cell office:value-type="string" calcext:value-type="string">
            <text:p>Am</text:p>
          </table:table-cell>
          <table:table-cell office:value-type="date" office:date-value="2019-11-05T22:01:00" calcext:value-type="date">
            <text:p>2019-11-05 22:01:00</text:p>
          </table:table-cell>
          <table:table-cell table:number-columns-repeated="2" office:value-type="float" office:value="7914" calcext:value-type="float">
            <text:p>7914</text:p>
          </table:table-cell>
          <table:table-cell office:value-type="string" calcext:value-type="string">
            <text:p>La Mesa Blvd</text:p>
          </table:table-cell>
          <table:table-cell office:value-type="string" calcext:value-type="string">
            <text:p>media/1572991343432.jpg</text:p>
          </table:table-cell>
          <table:table-cell office:value-type="float" office:value="32.766322" calcext:value-type="float">
            <text:p>32.766322</text:p>
          </table:table-cell>
          <table:table-cell office:value-type="float" office:value="-117.027268" calcext:value-type="float">
            <text:p>-117.027268</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table:table-cell table:number-columns-repeated="4" office:value-type="string" calcext:value-type="string">
            <text:p>yes</text:p>
          </table:table-cell>
          <table:table-cell table:number-columns-repeated="3"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656e624d-a5b2-43f8-aec7-a3046613f9e1</text:p>
          </table:table-cell>
        </table:table-row>
        <table:table-row table:style-name="ro1">
          <table:table-cell/>
          <table:table-cell office:value-type="string" calcext:value-type="string">
            <text:p>Am</text:p>
          </table:table-cell>
          <table:table-cell office:value-type="date" office:date-value="2019-11-05T22:04:00" calcext:value-type="date">
            <text:p>2019-11-05 22:04:00</text:p>
          </table:table-cell>
          <table:table-cell/>
          <table:table-cell office:value-type="float" office:value="7916" calcext:value-type="float">
            <text:p>7916</text:p>
          </table:table-cell>
          <table:table-cell/>
          <table:table-cell office:value-type="string" calcext:value-type="string">
            <text:p>media/1572991573417.jpg</text:p>
          </table:table-cell>
          <table:table-cell office:value-type="float" office:value="32.765758" calcext:value-type="float">
            <text:p>32.765758</text:p>
          </table:table-cell>
          <table:table-cell office:value-type="float" office:value="-117.027203" calcext:value-type="float">
            <text:p>-117.02720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pot_reverse</text:p>
          </table:table-cell>
          <table:table-cell table:number-columns-repeated="3"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1efee528-42c0-4599-9061-0adccf15fefa</text:p>
          </table:table-cell>
        </table:table-row>
        <table:table-row table:style-name="ro1">
          <table:table-cell/>
          <table:table-cell office:value-type="string" calcext:value-type="string">
            <text:p>Am</text:p>
          </table:table-cell>
          <table:table-cell office:value-type="date" office:date-value="2019-11-05T22:10:00" calcext:value-type="date">
            <text:p>2019-11-05 22:10:00</text:p>
          </table:table-cell>
          <table:table-cell/>
          <table:table-cell office:value-type="float" office:value="7932" calcext:value-type="float">
            <text:p>7932</text:p>
          </table:table-cell>
          <table:table-cell office:value-type="string" calcext:value-type="string">
            <text:p>La Mesa Blvd</text:p>
          </table:table-cell>
          <table:table-cell office:value-type="string" calcext:value-type="string">
            <text:p>media/1572991915279.jpg</text:p>
          </table:table-cell>
          <table:table-cell office:value-type="float" office:value="32.765514" calcext:value-type="float">
            <text:p>32.765514</text:p>
          </table:table-cell>
          <table:table-cell office:value-type="float" office:value="-117.027032" calcext:value-type="float">
            <text:p>-117.027032</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story</text:p>
          </table:table-cell>
          <table:table-cell table:number-columns-repeated="10"/>
          <table:table-cell table:number-columns-repeated="2" office:value-type="string" calcext:value-type="string">
            <text:p>uuid:8c57ccf3-79d3-43a2-ae61-87cb185714e5</text:p>
          </table:table-cell>
        </table:table-row>
        <table:table-row table:style-name="ro1">
          <table:table-cell/>
          <table:table-cell office:value-type="string" calcext:value-type="string">
            <text:p>Am</text:p>
          </table:table-cell>
          <table:table-cell office:value-type="date" office:date-value="2019-11-05T22:13:00" calcext:value-type="date">
            <text:p>2019-11-05 22:13:00</text:p>
          </table:table-cell>
          <table:table-cell/>
          <table:table-cell office:value-type="float" office:value="7936" calcext:value-type="float">
            <text:p>7936</text:p>
          </table:table-cell>
          <table:table-cell office:value-type="string" calcext:value-type="string">
            <text:p>La Mesa Blvd</text:p>
          </table:table-cell>
          <table:table-cell office:value-type="string" calcext:value-type="string">
            <text:p>media/1572992015581.jpg</text:p>
          </table:table-cell>
          <table:table-cell office:value-type="float" office:value="32.765414" calcext:value-type="float">
            <text:p>32.765414</text:p>
          </table:table-cell>
          <table:table-cell office:value-type="float" office:value="-117.026913" calcext:value-type="float">
            <text:p>-117.02691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47569582-f8eb-4c85-b215-dd08f97281c7</text:p>
          </table:table-cell>
        </table:table-row>
        <table:table-row table:style-name="ro1">
          <table:table-cell/>
          <table:table-cell office:value-type="string" calcext:value-type="string">
            <text:p>Am</text:p>
          </table:table-cell>
          <table:table-cell office:value-type="date" office:date-value="2019-11-05T22:26:00" calcext:value-type="date">
            <text:p>2019-11-05 22:26:00</text:p>
          </table:table-cell>
          <table:table-cell/>
          <table:table-cell office:value-type="float" office:value="819" calcext:value-type="float">
            <text:p>819</text:p>
          </table:table-cell>
          <table:table-cell office:value-type="string" calcext:value-type="string">
            <text:p>La Mesa Blvd</text:p>
          </table:table-cell>
          <table:table-cell office:value-type="string" calcext:value-type="string">
            <text:p>media/1572992839058.jpg</text:p>
          </table:table-cell>
          <table:table-cell office:value-type="float" office:value="32.763688" calcext:value-type="float">
            <text:p>32.763688</text:p>
          </table:table-cell>
          <table:table-cell office:value-type="float" office:value="-117.021948" calcext:value-type="float">
            <text:p>-117.02194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bac1fc07-5419-414f-b087-c61e7ce2d278</text:p>
          </table:table-cell>
        </table:table-row>
        <table:table-row table:style-name="ro1">
          <table:table-cell/>
          <table:table-cell office:value-type="string" calcext:value-type="string">
            <text:p>Am</text:p>
          </table:table-cell>
          <table:table-cell office:value-type="date" office:date-value="2019-11-05T22:29:00" calcext:value-type="date">
            <text:p>2019-11-05 22:29:00</text:p>
          </table:table-cell>
          <table:table-cell/>
          <table:table-cell office:value-type="float" office:value="8131" calcext:value-type="float">
            <text:p>8131</text:p>
          </table:table-cell>
          <table:table-cell office:value-type="string" calcext:value-type="string">
            <text:p>La Mesa Blvd</text:p>
          </table:table-cell>
          <table:table-cell office:value-type="string" calcext:value-type="string">
            <text:p>media/1572992983513.jpg</text:p>
          </table:table-cell>
          <table:table-cell office:value-type="float" office:value="32.763768" calcext:value-type="float">
            <text:p>32.763768</text:p>
          </table:table-cell>
          <table:table-cell office:value-type="float" office:value="-117.021779" calcext:value-type="float">
            <text:p>-117.02177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d80a0a46-d4b1-4a99-a243-18cc040e6ea7</text:p>
          </table:table-cell>
        </table:table-row>
        <table:table-row table:style-name="ro1">
          <table:table-cell/>
          <table:table-cell office:value-type="string" calcext:value-type="string">
            <text:p>Am</text:p>
          </table:table-cell>
          <table:table-cell office:value-type="date" office:date-value="2019-11-05T22:33:00" calcext:value-type="date">
            <text:p>2019-11-05 22:33:00</text:p>
          </table:table-cell>
          <table:table-cell/>
          <table:table-cell office:value-type="float" office:value="8201" calcext:value-type="float">
            <text:p>8201</text:p>
          </table:table-cell>
          <table:table-cell office:value-type="string" calcext:value-type="string">
            <text:p>La Mesa Blvd</text:p>
          </table:table-cell>
          <table:table-cell office:value-type="string" calcext:value-type="string">
            <text:p>media/1572993299205.jpg</text:p>
          </table:table-cell>
          <table:table-cell office:value-type="float" office:value="32.763954" calcext:value-type="float">
            <text:p>32.763954</text:p>
          </table:table-cell>
          <table:table-cell office:value-type="float" office:value="-117.021284" calcext:value-type="float">
            <text:p>-117.02128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e36fcc3f-4901-4743-a937-e2542519032b</text:p>
          </table:table-cell>
        </table:table-row>
        <table:table-row table:style-name="ro1">
          <table:table-cell/>
          <table:table-cell office:value-type="string" calcext:value-type="string">
            <text:p>Am</text:p>
          </table:table-cell>
          <table:table-cell office:value-type="date" office:date-value="2019-11-05T22:38:00" calcext:value-type="date">
            <text:p>2019-11-05 22:38:00</text:p>
          </table:table-cell>
          <table:table-cell/>
          <table:table-cell office:value-type="float" office:value="8215" calcext:value-type="float">
            <text:p>8215</text:p>
          </table:table-cell>
          <table:table-cell office:value-type="string" calcext:value-type="string">
            <text:p>La Mesa Blvd</text:p>
          </table:table-cell>
          <table:table-cell office:value-type="string" calcext:value-type="string">
            <text:p>media/1572993644382.jpg</text:p>
          </table:table-cell>
          <table:table-cell office:value-type="float" office:value="32.764024" calcext:value-type="float">
            <text:p>32.764024</text:p>
          </table:table-cell>
          <table:table-cell office:value-type="float" office:value="-117.021065" calcext:value-type="float">
            <text:p>-117.02106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fc549da2-cc7f-485e-86f4-324ab3c4ac68</text:p>
          </table:table-cell>
        </table:table-row>
        <table:table-row table:style-name="ro1">
          <table:table-cell/>
          <table:table-cell office:value-type="string" calcext:value-type="string">
            <text:p>Am</text:p>
          </table:table-cell>
          <table:table-cell office:value-type="date" office:date-value="2019-11-27T18:59:00" calcext:value-type="date">
            <text:p>2019-11-27 18:59:00</text:p>
          </table:table-cell>
          <table:table-cell office:value-type="float" office:value="1894" calcext:value-type="float">
            <text:p>1894</text:p>
          </table:table-cell>
          <table:table-cell office:value-type="float" office:value="8241" calcext:value-type="float">
            <text:p>8241</text:p>
          </table:table-cell>
          <table:table-cell office:value-type="string" calcext:value-type="string">
            <text:p>La Mesa Blvd</text:p>
          </table:table-cell>
          <table:table-cell office:value-type="string" calcext:value-type="string">
            <text:p>media/1574881422138.jpg</text:p>
          </table:table-cell>
          <table:table-cell office:value-type="float" office:value="32.764266" calcext:value-type="float">
            <text:p>32.764266</text:p>
          </table:table-cell>
          <table:table-cell office:value-type="float" office:value="-117.020511" calcext:value-type="float">
            <text:p>-117.02051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confirmed</text:p>
          </table:table-cell>
          <table:table-cell office:value-type="string" calcext:value-type="string">
            <text:p>Looks good. There have been no changes to building.</text:p>
          </table:table-cell>
          <table:table-cell table:number-columns-repeated="2" office:value-type="string" calcext:value-type="string">
            <text:p>uuid:cfd10b8d-4a97-4864-b434-fd8c7bf43ef7</text:p>
          </table:table-cell>
        </table:table-row>
        <table:table-row table:style-name="ro1">
          <table:table-cell/>
          <table:table-cell office:value-type="string" calcext:value-type="string">
            <text:p>Am</text:p>
          </table:table-cell>
          <table:table-cell office:value-type="date" office:date-value="2019-11-27T19:13:00" calcext:value-type="date">
            <text:p>2019-11-27 19:13:00</text:p>
          </table:table-cell>
          <table:table-cell office:value-type="float" office:value="1930" calcext:value-type="float">
            <text:p>1930</text:p>
          </table:table-cell>
          <table:table-cell office:value-type="float" office:value="8273" calcext:value-type="float">
            <text:p>8273</text:p>
          </table:table-cell>
          <table:table-cell office:value-type="string" calcext:value-type="string">
            <text:p>La Mesa Blvd</text:p>
          </table:table-cell>
          <table:table-cell office:value-type="string" calcext:value-type="string">
            <text:p>media/1574882037166.jpg</text:p>
          </table:table-cell>
          <table:table-cell office:value-type="float" office:value="32.764698" calcext:value-type="float">
            <text:p>32.764698</text:p>
          </table:table-cell>
          <table:table-cell office:value-type="float" office:value="-117.019392" calcext:value-type="float">
            <text:p>-117.01939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raftsma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17af22c8-8b9b-423d-b746-276c9168e4df</text:p>
          </table:table-cell>
        </table:table-row>
        <table:table-row table:style-name="ro1">
          <table:table-cell/>
          <table:table-cell office:value-type="string" calcext:value-type="string">
            <text:p>Am</text:p>
          </table:table-cell>
          <table:table-cell office:value-type="date" office:date-value="2019-11-27T19:19:00" calcext:value-type="date">
            <text:p>2019-11-27 19:19:00</text:p>
          </table:table-cell>
          <table:table-cell office:value-type="float" office:value="1930" calcext:value-type="float">
            <text:p>1930</text:p>
          </table:table-cell>
          <table:table-cell office:value-type="float" office:value="8277" calcext:value-type="float">
            <text:p>8277</text:p>
          </table:table-cell>
          <table:table-cell office:value-type="string" calcext:value-type="string">
            <text:p>La Mesa Blvd</text:p>
          </table:table-cell>
          <table:table-cell office:value-type="string" calcext:value-type="string">
            <text:p>media/1574882467000.jpg</text:p>
          </table:table-cell>
          <table:table-cell office:value-type="float" office:value="32.764769" calcext:value-type="float">
            <text:p>32.764769</text:p>
          </table:table-cell>
          <table:table-cell office:value-type="float" office:value="-117.019345" calcext:value-type="float">
            <text:p>-117.01934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raftsman</text:p>
          </table:table-cell>
          <table:table-cell table:number-columns-repeated="3" office:value-type="string" calcext:value-type="string">
            <text:p>no</text:p>
          </table:table-cell>
          <table:table-cell table:number-columns-repeated="3" office:value-type="string" calcext:value-type="string">
            <text:p>undetermined</text:p>
          </table:table-cell>
          <table:table-cell office:value-type="string" calcext:value-type="string">
            <text:p>no</text:p>
          </table:table-cell>
          <table:table-cell office:value-type="string" calcext:value-type="string">
            <text:p>more_research</text:p>
          </table:table-cell>
          <table:table-cell office:value-type="string" calcext:value-type="string">
            <text:p>I think the front of the building had some work done at some point.</text:p>
          </table:table-cell>
          <table:table-cell table:number-columns-repeated="2" office:value-type="string" calcext:value-type="string">
            <text:p>uuid:a4b20978-42d1-4d5c-b317-84c71c2b7c77</text:p>
          </table:table-cell>
        </table:table-row>
        <table:table-row table:style-name="ro1">
          <table:table-cell/>
          <table:table-cell office:value-type="string" calcext:value-type="string">
            <text:p>Am</text:p>
          </table:table-cell>
          <table:table-cell office:value-type="date" office:date-value="2019-11-27T19:27:00" calcext:value-type="date">
            <text:p>2019-11-27 19:27:00</text:p>
          </table:table-cell>
          <table:table-cell/>
          <table:table-cell office:value-type="float" office:value="8285" calcext:value-type="float">
            <text:p>8285</text:p>
          </table:table-cell>
          <table:table-cell office:value-type="string" calcext:value-type="string">
            <text:p>La Mesa Blvd</text:p>
          </table:table-cell>
          <table:table-cell office:value-type="string" calcext:value-type="string">
            <text:p>media/1574882952912.jpg</text:p>
          </table:table-cell>
          <table:table-cell office:value-type="float" office:value="32.764801" calcext:value-type="float">
            <text:p>32.764801</text:p>
          </table:table-cell>
          <table:table-cell office:value-type="float" office:value="-117.019157" calcext:value-type="float">
            <text:p>-117.01915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more_research</text:p>
          </table:table-cell>
          <table:table-cell office:value-type="string" calcext:value-type="string">
            <text:p>Not sure of date built.</text:p>
          </table:table-cell>
          <table:table-cell table:number-columns-repeated="2" office:value-type="string" calcext:value-type="string">
            <text:p>uuid:39330920-c81d-42b2-a27e-ef9e61bf666b</text:p>
          </table:table-cell>
        </table:table-row>
        <table:table-row table:style-name="ro1">
          <table:table-cell/>
          <table:table-cell office:value-type="string" calcext:value-type="string">
            <text:p>Am</text:p>
          </table:table-cell>
          <table:table-cell office:value-type="date" office:date-value="2019-11-27T19:33:00" calcext:value-type="date">
            <text:p>2019-11-27 19:33:00</text:p>
          </table:table-cell>
          <table:table-cell office:value-type="float" office:value="1930" calcext:value-type="float">
            <text:p>1930</text:p>
          </table:table-cell>
          <table:table-cell office:value-type="float" office:value="8295" calcext:value-type="float">
            <text:p>8295</text:p>
          </table:table-cell>
          <table:table-cell office:value-type="string" calcext:value-type="string">
            <text:p>La Mesa Blvd</text:p>
          </table:table-cell>
          <table:table-cell office:value-type="string" calcext:value-type="string">
            <text:p>media/1574883359058.jpg</text:p>
          </table:table-cell>
          <table:table-cell office:value-type="float" office:value="32.764857" calcext:value-type="float">
            <text:p>32.764857</text:p>
          </table:table-cell>
          <table:table-cell office:value-type="float" office:value="-117.019075" calcext:value-type="float">
            <text:p>-117.01907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craftsma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eedeae40-b04e-49fa-a8b4-1adc5f753f7d</text:p>
          </table:table-cell>
        </table:table-row>
        <table:table-row table:style-name="ro1">
          <table:table-cell/>
          <table:table-cell office:value-type="string" calcext:value-type="string">
            <text:p>AM</text:p>
          </table:table-cell>
          <table:table-cell office:value-type="date" office:date-value="2019-11-27T19:41:00" calcext:value-type="date">
            <text:p>2019-11-27 19:41:00</text:p>
          </table:table-cell>
          <table:table-cell office:value-type="float" office:value="1921" calcext:value-type="float">
            <text:p>1921</text:p>
          </table:table-cell>
          <table:table-cell office:value-type="float" office:value="8301" calcext:value-type="float">
            <text:p>8301</text:p>
          </table:table-cell>
          <table:table-cell office:value-type="string" calcext:value-type="string">
            <text:p>La Mesa Blvd</text:p>
          </table:table-cell>
          <table:table-cell office:value-type="string" calcext:value-type="string">
            <text:p>media/1574883792068.jpg</text:p>
          </table:table-cell>
          <table:table-cell office:value-type="float" office:value="32.764997" calcext:value-type="float">
            <text:p>32.764997</text:p>
          </table:table-cell>
          <table:table-cell office:value-type="float" office:value="-117.018806" calcext:value-type="float">
            <text:p>-117.01880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early_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parcel_address_issue</text:p>
          </table:table-cell>
          <table:table-cell/>
          <table:table-cell table:number-columns-repeated="2" office:value-type="string" calcext:value-type="string">
            <text:p>uuid:85cae3e3-2332-4326-bac3-4398b67775e1</text:p>
          </table:table-cell>
        </table:table-row>
        <table:table-row table:style-name="ro1">
          <table:table-cell/>
          <table:table-cell office:value-type="string" calcext:value-type="string">
            <text:p>AM</text:p>
          </table:table-cell>
          <table:table-cell office:value-type="date" office:date-value="2019-11-27T19:46:00" calcext:value-type="date">
            <text:p>2019-11-27 19:46:00</text:p>
          </table:table-cell>
          <table:table-cell office:value-type="float" office:value="1960" calcext:value-type="float">
            <text:p>1960</text:p>
          </table:table-cell>
          <table:table-cell office:value-type="float" office:value="8313" calcext:value-type="float">
            <text:p>8313</text:p>
          </table:table-cell>
          <table:table-cell office:value-type="string" calcext:value-type="string">
            <text:p>La Mesa Blvd</text:p>
          </table:table-cell>
          <table:table-cell office:value-type="string" calcext:value-type="string">
            <text:p>media/1574884043722.jpg</text:p>
          </table:table-cell>
          <table:table-cell office:value-type="float" office:value="32.764988" calcext:value-type="float">
            <text:p>32.764988</text:p>
          </table:table-cell>
          <table:table-cell office:value-type="float" office:value="-117.01868" calcext:value-type="float">
            <text:p>-117.0186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58307261-0d77-418d-9062-029d339a9ae4</text:p>
          </table:table-cell>
        </table:table-row>
        <table:table-row table:style-name="ro1">
          <table:table-cell/>
          <table:table-cell office:value-type="string" calcext:value-type="string">
            <text:p>AM</text:p>
          </table:table-cell>
          <table:table-cell office:value-type="date" office:date-value="2019-11-27T19:49:00" calcext:value-type="date">
            <text:p>2019-11-27 19:49:00</text:p>
          </table:table-cell>
          <table:table-cell office:value-type="float" office:value="1920" calcext:value-type="float">
            <text:p>1920</text:p>
          </table:table-cell>
          <table:table-cell office:value-type="float" office:value="8321" calcext:value-type="float">
            <text:p>8321</text:p>
          </table:table-cell>
          <table:table-cell office:value-type="string" calcext:value-type="string">
            <text:p>La Mesa Blvd</text:p>
          </table:table-cell>
          <table:table-cell table:number-columns-repeated="17"/>
          <table:table-cell table:number-columns-repeated="2" office:value-type="string" calcext:value-type="string">
            <text:p>uuid:8e5d07ed-cde7-42d0-9a98-5dc8bc90ef4a</text:p>
          </table:table-cell>
        </table:table-row>
        <table:table-row table:style-name="ro1">
          <table:table-cell/>
          <table:table-cell office:value-type="string" calcext:value-type="string">
            <text:p>AM</text:p>
          </table:table-cell>
          <table:table-cell office:value-type="date" office:date-value="2019-11-27T19:55:00" calcext:value-type="date">
            <text:p>2019-11-27 19:55:00</text:p>
          </table:table-cell>
          <table:table-cell office:value-type="float" office:value="1950" calcext:value-type="float">
            <text:p>1950</text:p>
          </table:table-cell>
          <table:table-cell office:value-type="float" office:value="8323" calcext:value-type="float">
            <text:p>8323</text:p>
          </table:table-cell>
          <table:table-cell office:value-type="string" calcext:value-type="string">
            <text:p>La Mesa Blvd</text:p>
          </table:table-cell>
          <table:table-cell office:value-type="string" calcext:value-type="string">
            <text:p>media/1574884589527.jpg</text:p>
          </table:table-cell>
          <table:table-cell office:value-type="float" office:value="32.765133" calcext:value-type="float">
            <text:p>32.765133</text:p>
          </table:table-cell>
          <table:table-cell office:value-type="float" office:value="-117.018432" calcext:value-type="float">
            <text:p>-117.01843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parcel_address_issue</text:p>
          </table:table-cell>
          <table:table-cell/>
          <table:table-cell table:number-columns-repeated="2" office:value-type="string" calcext:value-type="string">
            <text:p>uuid:a27970df-a94c-4c3b-be17-18072432e9bc</text:p>
          </table:table-cell>
        </table:table-row>
        <table:table-row table:style-name="ro1">
          <table:table-cell/>
          <table:table-cell office:value-type="string" calcext:value-type="string">
            <text:p>Am</text:p>
          </table:table-cell>
          <table:table-cell office:value-type="date" office:date-value="2019-11-29T23:55:00" calcext:value-type="date">
            <text:p>2019-11-29 23:55:00</text:p>
          </table:table-cell>
          <table:table-cell office:value-type="float" office:value="1926" calcext:value-type="float">
            <text:p>1926</text:p>
          </table:table-cell>
          <table:table-cell office:value-type="float" office:value="8321" calcext:value-type="float">
            <text:p>8321</text:p>
          </table:table-cell>
          <table:table-cell office:value-type="string" calcext:value-type="string">
            <text:p>La Mesa Blvd</text:p>
          </table:table-cell>
          <table:table-cell office:value-type="string" calcext:value-type="string">
            <text:p>media/1575071754025.jpg</text:p>
          </table:table-cell>
          <table:table-cell office:value-type="float" office:value="32.765236" calcext:value-type="float">
            <text:p>32.765236</text:p>
          </table:table-cell>
          <table:table-cell office:value-type="float" office:value="-117.018531" calcext:value-type="float">
            <text:p>-117.01853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914603d2-20ef-42f1-93cf-7cfc615de206</text:p>
          </table:table-cell>
        </table:table-row>
        <table:table-row table:style-name="ro1">
          <table:table-cell/>
          <table:table-cell office:value-type="string" calcext:value-type="string">
            <text:p>Am</text:p>
          </table:table-cell>
          <table:table-cell office:value-type="date" office:date-value="2019-11-30T00:01:00" calcext:value-type="date">
            <text:p>2019-11-30 00:01:00</text:p>
          </table:table-cell>
          <table:table-cell office:value-type="float" office:value="1950" calcext:value-type="float">
            <text:p>1950</text:p>
          </table:table-cell>
          <table:table-cell office:value-type="float" office:value="8325" calcext:value-type="float">
            <text:p>8325</text:p>
          </table:table-cell>
          <table:table-cell office:value-type="string" calcext:value-type="string">
            <text:p>La Mesa Blvd</text:p>
          </table:table-cell>
          <table:table-cell office:value-type="string" calcext:value-type="string">
            <text:p>media/1575072107163.jpg</text:p>
          </table:table-cell>
          <table:table-cell office:value-type="float" office:value="32.765213" calcext:value-type="float">
            <text:p>32.765213</text:p>
          </table:table-cell>
          <table:table-cell office:value-type="float" office:value="-117.018349" calcext:value-type="float">
            <text:p>-117.01834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cada7ebe-de1e-4e15-9d5d-d245b2142210</text:p>
          </table:table-cell>
        </table:table-row>
        <table:table-row table:style-name="ro1">
          <table:table-cell/>
          <table:table-cell office:value-type="string" calcext:value-type="string">
            <text:p>Am</text:p>
          </table:table-cell>
          <table:table-cell office:value-type="date" office:date-value="2019-11-30T00:10:00" calcext:value-type="date">
            <text:p>2019-11-30 00:10:00</text:p>
          </table:table-cell>
          <table:table-cell office:value-type="float" office:value="1920" calcext:value-type="float">
            <text:p>1920</text:p>
          </table:table-cell>
          <table:table-cell office:value-type="float" office:value="8329" calcext:value-type="float">
            <text:p>8329</text:p>
          </table:table-cell>
          <table:table-cell office:value-type="string" calcext:value-type="string">
            <text:p>La Mesa Blvd</text:p>
          </table:table-cell>
          <table:table-cell office:value-type="string" calcext:value-type="string">
            <text:p>media/1575072706507.jpg</text:p>
          </table:table-cell>
          <table:table-cell office:value-type="float" office:value="32.765198" calcext:value-type="float">
            <text:p>32.765198</text:p>
          </table:table-cell>
          <table:table-cell office:value-type="float" office:value="-117.018247" calcext:value-type="float">
            <text:p>-117.01824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raftsma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pot_reverse</text:p>
          </table:table-cell>
          <table:table-cell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c64060f7-e862-471e-9a50-53cfcc840bdb</text:p>
          </table:table-cell>
        </table:table-row>
        <table:table-row table:style-name="ro1">
          <table:table-cell/>
          <table:table-cell office:value-type="string" calcext:value-type="string">
            <text:p>Am</text:p>
          </table:table-cell>
          <table:table-cell office:value-type="date" office:date-value="2019-11-30T00:16:00" calcext:value-type="date">
            <text:p>2019-11-30 00:16:00</text:p>
          </table:table-cell>
          <table:table-cell office:value-type="float" office:value="1928" calcext:value-type="float">
            <text:p>1928</text:p>
          </table:table-cell>
          <table:table-cell office:value-type="float" office:value="8333" calcext:value-type="float">
            <text:p>8333</text:p>
          </table:table-cell>
          <table:table-cell office:value-type="string" calcext:value-type="string">
            <text:p>La Mesa Blvd</text:p>
          </table:table-cell>
          <table:table-cell office:value-type="string" calcext:value-type="string">
            <text:p>media/1575073026648.jpg</text:p>
          </table:table-cell>
          <table:table-cell office:value-type="float" office:value="32.765283" calcext:value-type="float">
            <text:p>32.765283</text:p>
          </table:table-cell>
          <table:table-cell office:value-type="float" office:value="-117.018217" calcext:value-type="float">
            <text:p>-117.01821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raftsman</text:p>
          </table:table-cell>
          <table:table-cell office:value-type="string" calcext:value-type="string">
            <text:p>yes</text:p>
          </table:table-cell>
          <table:table-cell office:value-type="string" calcext:value-type="string">
            <text:p>pot_reverse</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4874d055-5969-41b7-ab52-8b80b9cdb85a</text:p>
          </table:table-cell>
        </table:table-row>
        <table:table-row table:style-name="ro1">
          <table:table-cell/>
          <table:table-cell office:value-type="string" calcext:value-type="string">
            <text:p>AM</text:p>
          </table:table-cell>
          <table:table-cell office:value-type="date" office:date-value="2019-11-30T00:19:00" calcext:value-type="date">
            <text:p>2019-11-30 00:19:00</text:p>
          </table:table-cell>
          <table:table-cell office:value-type="float" office:value="1941" calcext:value-type="float">
            <text:p>1941</text:p>
          </table:table-cell>
          <table:table-cell office:value-type="float" office:value="8341" calcext:value-type="float">
            <text:p>8341</text:p>
          </table:table-cell>
          <table:table-cell office:value-type="string" calcext:value-type="string">
            <text:p>La Mesa Blvd</text:p>
          </table:table-cell>
          <table:table-cell office:value-type="string" calcext:value-type="string">
            <text:p>media/1575073247083.jpg</text:p>
          </table:table-cell>
          <table:table-cell office:value-type="float" office:value="32.765328" calcext:value-type="float">
            <text:p>32.765328</text:p>
          </table:table-cell>
          <table:table-cell office:value-type="float" office:value="-117.01816" calcext:value-type="float">
            <text:p>-117.0181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e6294046-7b2c-4999-8a27-1213aaeaf3b5</text:p>
          </table:table-cell>
        </table:table-row>
        <table:table-row table:style-name="ro1">
          <table:table-cell/>
          <table:table-cell office:value-type="string" calcext:value-type="string">
            <text:p>AM</text:p>
          </table:table-cell>
          <table:table-cell office:value-type="date" office:date-value="2019-11-30T00:27:00" calcext:value-type="date">
            <text:p>2019-11-30 00:27:00</text:p>
          </table:table-cell>
          <table:table-cell/>
          <table:table-cell office:value-type="float" office:value="8353" calcext:value-type="float">
            <text:p>8353</text:p>
          </table:table-cell>
          <table:table-cell office:value-type="string" calcext:value-type="string">
            <text:p>La Mesa Blvd</text:p>
          </table:table-cell>
          <table:table-cell office:value-type="string" calcext:value-type="string">
            <text:p>media/1575073726384.jpg</text:p>
          </table:table-cell>
          <table:table-cell office:value-type="float" office:value="32.765653" calcext:value-type="float">
            <text:p>32.765653</text:p>
          </table:table-cell>
          <table:table-cell office:value-type="float" office:value="-117.017765" calcext:value-type="float">
            <text:p>-117.017765</text:p>
          </table:table-cell>
          <table:table-cell table:number-columns-repeated="2" office:value-type="float" office:value="0" calcext:value-type="float">
            <text:p>0</text:p>
          </table:table-cell>
          <table:table-cell office:value-type="string" calcext:value-type="string">
            <text:p>commercial_retail</text:p>
          </table:table-cell>
          <table:table-cell table:number-columns-repeated="2" office:value-type="string" calcext:value-type="string">
            <text:p>undetermined</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58cfeede-a1a2-4192-a10b-24986825cc75</text:p>
          </table:table-cell>
        </table:table-row>
        <table:table-row table:style-name="ro1">
          <table:table-cell/>
          <table:table-cell office:value-type="string" calcext:value-type="string">
            <text:p>AM</text:p>
          </table:table-cell>
          <table:table-cell office:value-type="date" office:date-value="2019-11-30T00:30:00" calcext:value-type="date">
            <text:p>2019-11-30 00:30:00</text:p>
          </table:table-cell>
          <table:table-cell office:value-type="float" office:value="1980" calcext:value-type="float">
            <text:p>1980</text:p>
          </table:table-cell>
          <table:table-cell office:value-type="float" office:value="8363" calcext:value-type="float">
            <text:p>8363</text:p>
          </table:table-cell>
          <table:table-cell office:value-type="string" calcext:value-type="string">
            <text:p>La Mesa Blvd</text:p>
          </table:table-cell>
          <table:table-cell office:value-type="string" calcext:value-type="string">
            <text:p>media/1575074006416.jpg</text:p>
          </table:table-cell>
          <table:table-cell office:value-type="float" office:value="32.765499" calcext:value-type="float">
            <text:p>32.765499</text:p>
          </table:table-cell>
          <table:table-cell office:value-type="float" office:value="-117.017616" calcext:value-type="float">
            <text:p>-117.01761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modern</text:p>
          </table:table-cell>
          <table:table-cell table:number-columns-repeated="4"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not_included</text:p>
          </table:table-cell>
          <table:table-cell/>
          <table:table-cell table:number-columns-repeated="2" office:value-type="string" calcext:value-type="string">
            <text:p>uuid:54cd57e3-04ce-4948-b8a9-b040ff1380e7</text:p>
          </table:table-cell>
        </table:table-row>
        <table:table-row table:style-name="ro1">
          <table:table-cell/>
          <table:table-cell office:value-type="string" calcext:value-type="string">
            <text:p>AM</text:p>
          </table:table-cell>
          <table:table-cell office:value-type="date" office:date-value="2019-11-30T00:37:00" calcext:value-type="date">
            <text:p>2019-11-30 00:37:00</text:p>
          </table:table-cell>
          <table:table-cell office:value-type="float" office:value="1952" calcext:value-type="float">
            <text:p>1952</text:p>
          </table:table-cell>
          <table:table-cell office:value-type="float" office:value="8371" calcext:value-type="float">
            <text:p>8371</text:p>
          </table:table-cell>
          <table:table-cell office:value-type="string" calcext:value-type="string">
            <text:p>La Mesa Blvd</text:p>
          </table:table-cell>
          <table:table-cell office:value-type="string" calcext:value-type="string">
            <text:p>media/1575074364558.jpg</text:p>
          </table:table-cell>
          <table:table-cell office:value-type="float" office:value="32.765534" calcext:value-type="float">
            <text:p>32.765534</text:p>
          </table:table-cell>
          <table:table-cell office:value-type="float" office:value="-117.017443" calcext:value-type="float">
            <text:p>-117.01744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19f32c6f-61c1-400a-b8b3-b24cfe4428bf</text:p>
          </table:table-cell>
        </table:table-row>
        <table:table-row table:style-name="ro1">
          <table:table-cell/>
          <table:table-cell office:value-type="string" calcext:value-type="string">
            <text:p>AM</text:p>
          </table:table-cell>
          <table:table-cell office:value-type="date" office:date-value="2019-11-30T21:59:00" calcext:value-type="date">
            <text:p>2019-11-30 21:59:00</text:p>
          </table:table-cell>
          <table:table-cell/>
          <table:table-cell office:value-type="float" office:value="8381" calcext:value-type="float">
            <text:p>8381</text:p>
          </table:table-cell>
          <table:table-cell office:value-type="string" calcext:value-type="string">
            <text:p>La Mesa Blvd</text:p>
          </table:table-cell>
          <table:table-cell office:value-type="string" calcext:value-type="string">
            <text:p>media/1575151269019.jpg</text:p>
          </table:table-cell>
          <table:table-cell office:value-type="float" office:value="32.765663" calcext:value-type="float">
            <text:p>32.765663</text:p>
          </table:table-cell>
          <table:table-cell office:value-type="float" office:value="-117.017152" calcext:value-type="float">
            <text:p>-117.01715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table:number-columns-repeated="3" office:value-type="string" calcext:value-type="string">
            <text:p>yes</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9c7b008b-c30d-4ab7-95a1-cddd77e27d24</text:p>
          </table:table-cell>
        </table:table-row>
        <table:table-row table:style-name="ro1">
          <table:table-cell/>
          <table:table-cell office:value-type="string" calcext:value-type="string">
            <text:p>AM</text:p>
          </table:table-cell>
          <table:table-cell office:value-type="date" office:date-value="2019-11-30T22:02:00" calcext:value-type="date">
            <text:p>2019-11-30 22:02:00</text:p>
          </table:table-cell>
          <table:table-cell office:value-type="float" office:value="1939" calcext:value-type="float">
            <text:p>1939</text:p>
          </table:table-cell>
          <table:table-cell office:value-type="float" office:value="8393" calcext:value-type="float">
            <text:p>8393</text:p>
          </table:table-cell>
          <table:table-cell office:value-type="string" calcext:value-type="string">
            <text:p>La Mesa Blvd</text:p>
          </table:table-cell>
          <table:table-cell office:value-type="string" calcext:value-type="string">
            <text:p>media/1575151506955.jpg</text:p>
          </table:table-cell>
          <table:table-cell office:value-type="float" office:value="32.76574" calcext:value-type="float">
            <text:p>32.76574</text:p>
          </table:table-cell>
          <table:table-cell office:value-type="float" office:value="-117.016992" calcext:value-type="float">
            <text:p>-117.01699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3" office:value-type="string" calcext:value-type="string">
            <text:p>yes</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b2fa5039-b833-41df-8105-097acfd22e8c</text:p>
          </table:table-cell>
        </table:table-row>
        <table:table-row table:style-name="ro1">
          <table:table-cell/>
          <table:table-cell office:value-type="string" calcext:value-type="string">
            <text:p>AM</text:p>
          </table:table-cell>
          <table:table-cell office:value-type="date" office:date-value="2019-11-30T22:07:00" calcext:value-type="date">
            <text:p>2019-11-30 22:07:00</text:p>
          </table:table-cell>
          <table:table-cell office:value-type="float" office:value="1922" calcext:value-type="float">
            <text:p>1922</text:p>
          </table:table-cell>
          <table:table-cell office:value-type="float" office:value="8411" calcext:value-type="float">
            <text:p>8411</text:p>
          </table:table-cell>
          <table:table-cell office:value-type="string" calcext:value-type="string">
            <text:p>La Mesa Blvd</text:p>
          </table:table-cell>
          <table:table-cell office:value-type="string" calcext:value-type="string">
            <text:p>media/1575151909237.jpg</text:p>
          </table:table-cell>
          <table:table-cell office:value-type="float" office:value="32.766154" calcext:value-type="float">
            <text:p>32.766154</text:p>
          </table:table-cell>
          <table:table-cell office:value-type="float" office:value="-117.016245" calcext:value-type="float">
            <text:p>-117.01624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3" office:value-type="string" calcext:value-type="string">
            <text:p>yes</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e2eb18a1-705d-4b68-9899-64da8828b9c5</text:p>
          </table:table-cell>
        </table:table-row>
        <table:table-row table:style-name="ro1">
          <table:table-cell/>
          <table:table-cell office:value-type="string" calcext:value-type="string">
            <text:p>AM</text:p>
          </table:table-cell>
          <table:table-cell office:value-type="date" office:date-value="2019-11-30T22:13:00" calcext:value-type="date">
            <text:p>2019-11-30 22:13:00</text:p>
          </table:table-cell>
          <table:table-cell office:value-type="float" office:value="1961" calcext:value-type="float">
            <text:p>1961</text:p>
          </table:table-cell>
          <table:table-cell office:value-type="float" office:value="8415" calcext:value-type="float">
            <text:p>8415</text:p>
          </table:table-cell>
          <table:table-cell office:value-type="string" calcext:value-type="string">
            <text:p>La Mesa Blvd</text:p>
          </table:table-cell>
          <table:table-cell office:value-type="string" calcext:value-type="string">
            <text:p>media/1575152259238.jpg</text:p>
          </table:table-cell>
          <table:table-cell office:value-type="float" office:value="32.766256" calcext:value-type="float">
            <text:p>32.766256</text:p>
          </table:table-cell>
          <table:table-cell office:value-type="float" office:value="-117.016162" calcext:value-type="float">
            <text:p>-117.01616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5a44b533-ba4f-445e-b870-c5f2e256dfa1</text:p>
          </table:table-cell>
        </table:table-row>
        <table:table-row table:style-name="ro1">
          <table:table-cell/>
          <table:table-cell office:value-type="string" calcext:value-type="string">
            <text:p>AM</text:p>
          </table:table-cell>
          <table:table-cell office:value-type="date" office:date-value="2019-11-30T22:21:00" calcext:value-type="date">
            <text:p>2019-11-30 22:21:00</text:p>
          </table:table-cell>
          <table:table-cell office:value-type="float" office:value="1991" calcext:value-type="float">
            <text:p>1991</text:p>
          </table:table-cell>
          <table:table-cell office:value-type="float" office:value="8419" calcext:value-type="float">
            <text:p>8419</text:p>
          </table:table-cell>
          <table:table-cell office:value-type="string" calcext:value-type="string">
            <text:p>La Mesa Blvd</text:p>
          </table:table-cell>
          <table:table-cell office:value-type="string" calcext:value-type="string">
            <text:p>media/1575152581825.jpg</text:p>
          </table:table-cell>
          <table:table-cell office:value-type="float" office:value="32.766332" calcext:value-type="float">
            <text:p>32.766332</text:p>
          </table:table-cell>
          <table:table-cell office:value-type="float" office:value="-117.016037" calcext:value-type="float">
            <text:p>-117.01603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post_modern</text:p>
          </table:table-cell>
          <table:table-cell table:number-columns-repeated="3" office:value-type="string" calcext:value-type="string">
            <text:p>yes</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not_included</text:p>
          </table:table-cell>
          <table:table-cell/>
          <table:table-cell table:number-columns-repeated="2" office:value-type="string" calcext:value-type="string">
            <text:p>uuid:6c070dfb-6680-47ac-bd4e-c98a2e839f5e</text:p>
          </table:table-cell>
        </table:table-row>
        <table:table-row table:style-name="ro1">
          <table:table-cell/>
          <table:table-cell office:value-type="string" calcext:value-type="string">
            <text:p>AM</text:p>
          </table:table-cell>
          <table:table-cell office:value-type="date" office:date-value="2019-11-30T22:25:00" calcext:value-type="date">
            <text:p>2019-11-30 22:25:00</text:p>
          </table:table-cell>
          <table:table-cell/>
          <table:table-cell office:value-type="float" office:value="8425" calcext:value-type="float">
            <text:p>8425</text:p>
          </table:table-cell>
          <table:table-cell office:value-type="string" calcext:value-type="string">
            <text:p>La Mesa Blvd</text:p>
          </table:table-cell>
          <table:table-cell office:value-type="string" calcext:value-type="string">
            <text:p>media/1575152775603.jpg</text:p>
          </table:table-cell>
          <table:table-cell office:value-type="float" office:value="32.766639" calcext:value-type="float">
            <text:p>32.766639</text:p>
          </table:table-cell>
          <table:table-cell office:value-type="float" office:value="-117.015932" calcext:value-type="float">
            <text:p>-117.01593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4"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more_research</text:p>
          </table:table-cell>
          <table:table-cell/>
          <table:table-cell table:number-columns-repeated="2" office:value-type="string" calcext:value-type="string">
            <text:p>uuid:3a56524d-459d-42c6-ac40-7a53ab4b06d2</text:p>
          </table:table-cell>
        </table:table-row>
        <table:table-row table:style-name="ro1">
          <table:table-cell/>
          <table:table-cell office:value-type="string" calcext:value-type="string">
            <text:p>AM</text:p>
          </table:table-cell>
          <table:table-cell office:value-type="date" office:date-value="2019-11-30T22:28:00" calcext:value-type="date">
            <text:p>2019-11-30 22:28:00</text:p>
          </table:table-cell>
          <table:table-cell office:value-type="float" office:value="1984" calcext:value-type="float">
            <text:p>1984</text:p>
          </table:table-cell>
          <table:table-cell office:value-type="float" office:value="8427" calcext:value-type="float">
            <text:p>8427</text:p>
          </table:table-cell>
          <table:table-cell office:value-type="string" calcext:value-type="string">
            <text:p>La Mesa Blvd</text:p>
          </table:table-cell>
          <table:table-cell office:value-type="string" calcext:value-type="string">
            <text:p>media/1575152988830.jpg</text:p>
          </table:table-cell>
          <table:table-cell office:value-type="float" office:value="32.766801" calcext:value-type="float">
            <text:p>32.766801</text:p>
          </table:table-cell>
          <table:table-cell office:value-type="float" office:value="-117.015863" calcext:value-type="float">
            <text:p>-117.01586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post_modern</text:p>
          </table:table-cell>
          <table:table-cell table:number-columns-repeated="3" office:value-type="string" calcext:value-type="string">
            <text:p>yes</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not_included</text:p>
          </table:table-cell>
          <table:table-cell/>
          <table:table-cell table:number-columns-repeated="2" office:value-type="string" calcext:value-type="string">
            <text:p>uuid:fc9b9ce2-31dd-45e5-980f-6378871cce88</text:p>
          </table:table-cell>
        </table:table-row>
        <table:table-row table:style-name="ro1">
          <table:table-cell/>
          <table:table-cell office:value-type="string" calcext:value-type="string">
            <text:p>AM</text:p>
          </table:table-cell>
          <table:table-cell office:value-type="date" office:date-value="2019-11-30T22:32:00" calcext:value-type="date">
            <text:p>2019-11-30 22:32:00</text:p>
          </table:table-cell>
          <table:table-cell office:value-type="float" office:value="1938" calcext:value-type="float">
            <text:p>1938</text:p>
          </table:table-cell>
          <table:table-cell office:value-type="float" office:value="8437" calcext:value-type="float">
            <text:p>8437</text:p>
          </table:table-cell>
          <table:table-cell office:value-type="string" calcext:value-type="string">
            <text:p>La Mesa Blvd</text:p>
          </table:table-cell>
          <table:table-cell office:value-type="string" calcext:value-type="string">
            <text:p>media/1575153286257.jpg</text:p>
          </table:table-cell>
          <table:table-cell office:value-type="float" office:value="32.766995" calcext:value-type="float">
            <text:p>32.766995</text:p>
          </table:table-cell>
          <table:table-cell office:value-type="float" office:value="-117.015829" calcext:value-type="float">
            <text:p>-117.01582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early_modern</text:p>
          </table:table-cell>
          <table:table-cell table:number-columns-repeated="4"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450f7913-fda6-4ce3-af68-6dcb0c02de92</text:p>
          </table:table-cell>
        </table:table-row>
        <table:table-row table:style-name="ro1">
          <table:table-cell/>
          <table:table-cell office:value-type="string" calcext:value-type="string">
            <text:p>AM</text:p>
          </table:table-cell>
          <table:table-cell office:value-type="date" office:date-value="2019-11-30T22:38:00" calcext:value-type="date">
            <text:p>2019-11-30 22:38:00</text:p>
          </table:table-cell>
          <table:table-cell office:value-type="float" office:value="1984" calcext:value-type="float">
            <text:p>1984</text:p>
          </table:table-cell>
          <table:table-cell office:value-type="float" office:value="8433" calcext:value-type="float">
            <text:p>8433</text:p>
          </table:table-cell>
          <table:table-cell office:value-type="string" calcext:value-type="string">
            <text:p>La Mesa Blvd</text:p>
          </table:table-cell>
          <table:table-cell office:value-type="string" calcext:value-type="string">
            <text:p>media/1575153630822.jpg</text:p>
          </table:table-cell>
          <table:table-cell office:value-type="float" office:value="32.767002" calcext:value-type="float">
            <text:p>32.767002</text:p>
          </table:table-cell>
          <table:table-cell office:value-type="float" office:value="-117.01583" calcext:value-type="float">
            <text:p>-117.0158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post_modern</text:p>
          </table:table-cell>
          <table:table-cell table:number-columns-repeated="4"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not_included</text:p>
          </table:table-cell>
          <table:table-cell/>
          <table:table-cell table:number-columns-repeated="2" office:value-type="string" calcext:value-type="string">
            <text:p>uuid:3bba1ddb-0a9b-4926-8af7-b5acfd8c5bb6</text:p>
          </table:table-cell>
        </table:table-row>
        <table:table-row table:style-name="ro1">
          <table:table-cell/>
          <table:table-cell office:value-type="string" calcext:value-type="string">
            <text:p>La Mesa Blvd</text:p>
          </table:table-cell>
          <table:table-cell office:value-type="date" office:date-value="2019-11-30T22:42:00" calcext:value-type="date">
            <text:p>2019-11-30 22:42:00</text:p>
          </table:table-cell>
          <table:table-cell office:value-type="float" office:value="1938" calcext:value-type="float">
            <text:p>1938</text:p>
          </table:table-cell>
          <table:table-cell office:value-type="float" office:value="8437" calcext:value-type="float">
            <text:p>8437</text:p>
          </table:table-cell>
          <table:table-cell office:value-type="string" calcext:value-type="string">
            <text:p>La Mesa Blvd</text:p>
          </table:table-cell>
          <table:table-cell table:number-columns-repeated="17"/>
          <table:table-cell table:number-columns-repeated="2" office:value-type="string" calcext:value-type="string">
            <text:p>uuid:dc15ae2d-73e9-4f72-b4fc-6cada91cf67a</text:p>
          </table:table-cell>
        </table:table-row>
        <table:table-row table:style-name="ro1">
          <table:table-cell/>
          <table:table-cell office:value-type="string" calcext:value-type="string">
            <text:p>AM</text:p>
          </table:table-cell>
          <table:table-cell office:value-type="date" office:date-value="2019-11-30T22:44:00" calcext:value-type="date">
            <text:p>2019-11-30 22:44:00</text:p>
          </table:table-cell>
          <table:table-cell office:value-type="float" office:value="1952" calcext:value-type="float">
            <text:p>1952</text:p>
          </table:table-cell>
          <table:table-cell office:value-type="float" office:value="8447" calcext:value-type="float">
            <text:p>8447</text:p>
          </table:table-cell>
          <table:table-cell office:value-type="string" calcext:value-type="string">
            <text:p>La Mesa Blvd</text:p>
          </table:table-cell>
          <table:table-cell office:value-type="string" calcext:value-type="string">
            <text:p>media/1575153964518.jpg</text:p>
          </table:table-cell>
          <table:table-cell office:value-type="float" office:value="32.767459" calcext:value-type="float">
            <text:p>32.767459</text:p>
          </table:table-cell>
          <table:table-cell office:value-type="float" office:value="-117.015669" calcext:value-type="float">
            <text:p>-117.01566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b8fecb5c-a655-4947-a603-87761210fe4d</text:p>
          </table:table-cell>
        </table:table-row>
        <table:table-row table:style-name="ro1">
          <table:table-cell/>
          <table:table-cell office:value-type="string" calcext:value-type="string">
            <text:p>AM</text:p>
          </table:table-cell>
          <table:table-cell office:value-type="date" office:date-value="2019-11-30T22:47:00" calcext:value-type="date">
            <text:p>2019-11-30 22:47:00</text:p>
          </table:table-cell>
          <table:table-cell/>
          <table:table-cell office:value-type="float" office:value="8451" calcext:value-type="float">
            <text:p>8451</text:p>
          </table:table-cell>
          <table:table-cell office:value-type="string" calcext:value-type="string">
            <text:p>La Mesa Blvd</text:p>
          </table:table-cell>
          <table:table-cell office:value-type="string" calcext:value-type="string">
            <text:p>media/1575154140695.jpg</text:p>
          </table:table-cell>
          <table:table-cell office:value-type="float" office:value="32.76759" calcext:value-type="float">
            <text:p>32.76759</text:p>
          </table:table-cell>
          <table:table-cell office:value-type="float" office:value="-117.015611" calcext:value-type="float">
            <text:p>-117.01561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table:number-columns-repeated="4" office:value-type="string" calcext:value-type="string">
            <text:p>yes</text:p>
          </table:table-cell>
          <table:table-cell table:number-columns-repeated="3"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c8425a0f-08c2-499c-902c-a784e8de88cb</text:p>
          </table:table-cell>
        </table:table-row>
        <table:table-row table:style-name="ro1">
          <table:table-cell/>
          <table:table-cell office:value-type="string" calcext:value-type="string">
            <text:p>AM</text:p>
          </table:table-cell>
          <table:table-cell office:value-type="date" office:date-value="2019-11-30T22:55:00" calcext:value-type="date">
            <text:p>2019-11-30 22:55:00</text:p>
          </table:table-cell>
          <table:table-cell office:value-type="float" office:value="1940" calcext:value-type="float">
            <text:p>1940</text:p>
          </table:table-cell>
          <table:table-cell office:value-type="float" office:value="8461" calcext:value-type="float">
            <text:p>8461</text:p>
          </table:table-cell>
          <table:table-cell office:value-type="string" calcext:value-type="string">
            <text:p>La Mesa Blvd</text:p>
          </table:table-cell>
          <table:table-cell office:value-type="string" calcext:value-type="string">
            <text:p>media/1575154621506.jpg</text:p>
          </table:table-cell>
          <table:table-cell office:value-type="float" office:value="32.767858" calcext:value-type="float">
            <text:p>32.767858</text:p>
          </table:table-cell>
          <table:table-cell office:value-type="float" office:value="-117.015338" calcext:value-type="float">
            <text:p>-117.01533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921fb437-b5af-4933-8bae-d5b8274257b1</text:p>
          </table:table-cell>
        </table:table-row>
        <table:table-row table:style-name="ro1">
          <table:table-cell/>
          <table:table-cell office:value-type="string" calcext:value-type="string">
            <text:p>AM</text:p>
          </table:table-cell>
          <table:table-cell office:value-type="date" office:date-value="2019-11-30T22:59:00" calcext:value-type="date">
            <text:p>2019-11-30 22:59:00</text:p>
          </table:table-cell>
          <table:table-cell/>
          <table:table-cell office:value-type="float" office:value="8459" calcext:value-type="float">
            <text:p>8459</text:p>
          </table:table-cell>
          <table:table-cell office:value-type="string" calcext:value-type="string">
            <text:p>La Mesa Blvd</text:p>
          </table:table-cell>
          <table:table-cell office:value-type="string" calcext:value-type="string">
            <text:p>media/1575154831236.jpg</text:p>
          </table:table-cell>
          <table:table-cell office:value-type="float" office:value="32.767839" calcext:value-type="float">
            <text:p>32.767839</text:p>
          </table:table-cell>
          <table:table-cell office:value-type="float" office:value="-117.015431" calcext:value-type="float">
            <text:p>-117.01543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building_structure</text:p>
          </table:table-cell>
          <table:table-cell office:value-type="string" calcext:value-type="string">
            <text:p>undetermined</text:p>
          </table:table-cell>
          <table:table-cell table:number-columns-repeated="3" office:value-type="string" calcext:value-type="string">
            <text:p>yes</text:p>
          </table:table-cell>
          <table:table-cell table:number-columns-repeated="2" office:value-type="string" calcext:value-type="string">
            <text:p>undetermined</text:p>
          </table:table-cell>
          <table:table-cell office:value-type="string" calcext:value-type="string">
            <text:p>no</text:p>
          </table:table-cell>
          <table:table-cell table:number-columns-repeated="2" office:value-type="string" calcext:value-type="string">
            <text:p>undetermined</text:p>
          </table:table-cell>
          <table:table-cell/>
          <table:table-cell table:number-columns-repeated="2" office:value-type="string" calcext:value-type="string">
            <text:p>uuid:8112cfd5-482e-49ed-8cc6-7cca362d4213</text:p>
          </table:table-cell>
        </table:table-row>
        <table:table-row table:style-name="ro1">
          <table:table-cell/>
          <table:table-cell office:value-type="string" calcext:value-type="string">
            <text:p>AM</text:p>
          </table:table-cell>
          <table:table-cell office:value-type="date" office:date-value="2019-11-30T23:04:00" calcext:value-type="date">
            <text:p>2019-11-30 23:04:00</text:p>
          </table:table-cell>
          <table:table-cell office:value-type="float" office:value="1954" calcext:value-type="float">
            <text:p>1954</text:p>
          </table:table-cell>
          <table:table-cell office:value-type="float" office:value="8465" calcext:value-type="float">
            <text:p>8465</text:p>
          </table:table-cell>
          <table:table-cell office:value-type="string" calcext:value-type="string">
            <text:p>La Mesa Blvd</text:p>
          </table:table-cell>
          <table:table-cell office:value-type="string" calcext:value-type="string">
            <text:p>media/1575155209748.jpg</text:p>
          </table:table-cell>
          <table:table-cell office:value-type="float" office:value="32.768065" calcext:value-type="float">
            <text:p>32.768065</text:p>
          </table:table-cell>
          <table:table-cell office:value-type="float" office:value="-117.015143" calcext:value-type="float">
            <text:p>-117.01514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7618e9fc-a0a9-4e22-bf4e-994e4836956e</text:p>
          </table:table-cell>
        </table:table-row>
        <table:table-row table:style-name="ro1">
          <table:table-cell/>
          <table:table-cell office:value-type="string" calcext:value-type="string">
            <text:p>AM</text:p>
          </table:table-cell>
          <table:table-cell office:value-type="date" office:date-value="2019-11-30T23:08:00" calcext:value-type="date">
            <text:p>2019-11-30 23:08:00</text:p>
          </table:table-cell>
          <table:table-cell/>
          <table:table-cell office:value-type="float" office:value="8442" calcext:value-type="float">
            <text:p>8442</text:p>
          </table:table-cell>
          <table:table-cell office:value-type="string" calcext:value-type="string">
            <text:p>La Mesa Blvd</text:p>
          </table:table-cell>
          <table:table-cell office:value-type="string" calcext:value-type="string">
            <text:p>media/1575156089384.jpg</text:p>
          </table:table-cell>
          <table:table-cell office:value-type="float" office:value="32.767411" calcext:value-type="float">
            <text:p>32.767411</text:p>
          </table:table-cell>
          <table:table-cell office:value-type="float" office:value="-117.015986" calcext:value-type="float">
            <text:p>-117.01598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table:number-columns-repeated="9" office:value-type="string" calcext:value-type="string">
            <text:p>undetermined</text:p>
          </table:table-cell>
          <table:table-cell office:value-type="string" calcext:value-type="string">
            <text:p>Not sure of the age.</text:p>
          </table:table-cell>
          <table:table-cell table:number-columns-repeated="2" office:value-type="string" calcext:value-type="string">
            <text:p>uuid:27146123-f479-4b21-987d-6cfa31c8d07e</text:p>
          </table:table-cell>
        </table:table-row>
        <table:table-row table:style-name="ro1">
          <table:table-cell/>
          <table:table-cell office:value-type="string" calcext:value-type="string">
            <text:p>AM</text:p>
          </table:table-cell>
          <table:table-cell office:value-type="date" office:date-value="2019-12-01T21:52:00" calcext:value-type="date">
            <text:p>2019-12-01 21:52:00</text:p>
          </table:table-cell>
          <table:table-cell office:value-type="float" office:value="1985" calcext:value-type="float">
            <text:p>1985</text:p>
          </table:table-cell>
          <table:table-cell office:value-type="float" office:value="8440" calcext:value-type="float">
            <text:p>8440</text:p>
          </table:table-cell>
          <table:table-cell office:value-type="string" calcext:value-type="string">
            <text:p>La Mesa Blvd</text:p>
          </table:table-cell>
          <table:table-cell office:value-type="string" calcext:value-type="string">
            <text:p>media/1575237521010.jpg</text:p>
          </table:table-cell>
          <table:table-cell office:value-type="float" office:value="32.767143" calcext:value-type="float">
            <text:p>32.767143</text:p>
          </table:table-cell>
          <table:table-cell office:value-type="float" office:value="-117.015983" calcext:value-type="float">
            <text:p>-117.01598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not_included</text:p>
          </table:table-cell>
          <table:table-cell/>
          <table:table-cell table:number-columns-repeated="2" office:value-type="string" calcext:value-type="string">
            <text:p>uuid:9503ef47-e51b-48d4-bb59-2955b7fba571</text:p>
          </table:table-cell>
        </table:table-row>
        <table:table-row table:style-name="ro1">
          <table:table-cell/>
          <table:table-cell office:value-type="string" calcext:value-type="string">
            <text:p>AM</text:p>
          </table:table-cell>
          <table:table-cell office:value-type="date" office:date-value="2019-12-01T22:00:00" calcext:value-type="date">
            <text:p>2019-12-01 22:00:00</text:p>
          </table:table-cell>
          <table:table-cell/>
          <table:table-cell office:value-type="float" office:value="8436" calcext:value-type="float">
            <text:p>8436</text:p>
          </table:table-cell>
          <table:table-cell office:value-type="string" calcext:value-type="string">
            <text:p>La Mesa Blvd</text:p>
          </table:table-cell>
          <table:table-cell table:number-columns-repeated="17"/>
          <table:table-cell table:number-columns-repeated="2" office:value-type="string" calcext:value-type="string">
            <text:p>uuid:87e28b3a-5071-4bfd-a692-fdd63de495dc</text:p>
          </table:table-cell>
        </table:table-row>
        <table:table-row table:style-name="ro1">
          <table:table-cell/>
          <table:table-cell office:value-type="string" calcext:value-type="string">
            <text:p>AM</text:p>
          </table:table-cell>
          <table:table-cell office:value-type="date" office:date-value="2019-12-01T22:06:00" calcext:value-type="date">
            <text:p>2019-12-01 22:06:00</text:p>
          </table:table-cell>
          <table:table-cell office:value-type="float" office:value="1930" calcext:value-type="float">
            <text:p>1930</text:p>
          </table:table-cell>
          <table:table-cell office:value-type="float" office:value="8390" calcext:value-type="float">
            <text:p>8390</text:p>
          </table:table-cell>
          <table:table-cell office:value-type="string" calcext:value-type="string">
            <text:p>La Mesa Blvd</text:p>
          </table:table-cell>
          <table:table-cell office:value-type="string" calcext:value-type="string">
            <text:p>media/1575238118611.jpg</text:p>
          </table:table-cell>
          <table:table-cell office:value-type="float" office:value="32.766117" calcext:value-type="float">
            <text:p>32.766117</text:p>
          </table:table-cell>
          <table:table-cell office:value-type="float" office:value="-117.016814" calcext:value-type="float">
            <text:p>-117.016814</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two_story</text:p>
          </table:table-cell>
          <table:table-cell office:value-type="string" calcext:value-type="string">
            <text:p>revivals</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cd819453-c73e-4583-9f7b-6dc98b0e88d5</text:p>
          </table:table-cell>
        </table:table-row>
        <table:table-row table:style-name="ro1">
          <table:table-cell/>
          <table:table-cell office:value-type="string" calcext:value-type="string">
            <text:p>AM</text:p>
          </table:table-cell>
          <table:table-cell office:value-type="date" office:date-value="2019-12-01T22:11:00" calcext:value-type="date">
            <text:p>2019-12-01 22:11:00</text:p>
          </table:table-cell>
          <table:table-cell office:value-type="float" office:value="1980" calcext:value-type="float">
            <text:p>1980</text:p>
          </table:table-cell>
          <table:table-cell office:value-type="float" office:value="8384" calcext:value-type="float">
            <text:p>8384</text:p>
          </table:table-cell>
          <table:table-cell office:value-type="string" calcext:value-type="string">
            <text:p>La Mesa Blvd</text:p>
          </table:table-cell>
          <table:table-cell office:value-type="string" calcext:value-type="string">
            <text:p>media/1575238430356.jpg</text:p>
          </table:table-cell>
          <table:table-cell office:value-type="float" office:value="32.765711" calcext:value-type="float">
            <text:p>32.765711</text:p>
          </table:table-cell>
          <table:table-cell office:value-type="float" office:value="-117.017449" calcext:value-type="float">
            <text:p>-117.01744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office:value-type="string" calcext:value-type="string">
            <text:p>yes</text:p>
          </table:table-cell>
          <table:table-cell table:number-columns-repeated="6"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934d2d4b-6e4b-40c7-8ca3-4480d2608b9a</text:p>
          </table:table-cell>
        </table:table-row>
        <table:table-row table:style-name="ro1">
          <table:table-cell/>
          <table:table-cell office:value-type="string" calcext:value-type="string">
            <text:p>AM</text:p>
          </table:table-cell>
          <table:table-cell office:value-type="date" office:date-value="2019-12-01T22:17:00" calcext:value-type="date">
            <text:p>2019-12-01 22:17:00</text:p>
          </table:table-cell>
          <table:table-cell/>
          <table:table-cell office:value-type="float" office:value="8376" calcext:value-type="float">
            <text:p>8376</text:p>
          </table:table-cell>
          <table:table-cell office:value-type="string" calcext:value-type="string">
            <text:p>La Mesa Blvd</text:p>
          </table:table-cell>
          <table:table-cell office:value-type="string" calcext:value-type="string">
            <text:p>media/1575238703400.jpg</text:p>
          </table:table-cell>
          <table:table-cell office:value-type="float" office:value="32.765649" calcext:value-type="float">
            <text:p>32.765649</text:p>
          </table:table-cell>
          <table:table-cell office:value-type="float" office:value="-117.017656" calcext:value-type="float">
            <text:p>-117.01765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7f13253f-3cf2-41d8-9ad3-058dc820bc4e</text:p>
          </table:table-cell>
        </table:table-row>
        <table:table-row table:style-name="ro1">
          <table:table-cell/>
          <table:table-cell office:value-type="string" calcext:value-type="string">
            <text:p>AM</text:p>
          </table:table-cell>
          <table:table-cell office:value-type="date" office:date-value="2019-12-01T22:19:00" calcext:value-type="date">
            <text:p>2019-12-01 22:19:00</text:p>
          </table:table-cell>
          <table:table-cell office:value-type="float" office:value="1946" calcext:value-type="float">
            <text:p>1946</text:p>
          </table:table-cell>
          <table:table-cell office:value-type="float" office:value="8370" calcext:value-type="float">
            <text:p>8370</text:p>
          </table:table-cell>
          <table:table-cell office:value-type="string" calcext:value-type="string">
            <text:p>La Mesa Blvd</text:p>
          </table:table-cell>
          <table:table-cell table:number-columns-repeated="17"/>
          <table:table-cell table:number-columns-repeated="2" office:value-type="string" calcext:value-type="string">
            <text:p>uuid:419c3c63-5fcb-403e-85f2-2b2674d6d768</text:p>
          </table:table-cell>
        </table:table-row>
        <table:table-row table:style-name="ro1">
          <table:table-cell/>
          <table:table-cell office:value-type="string" calcext:value-type="string">
            <text:p>AM</text:p>
          </table:table-cell>
          <table:table-cell office:value-type="date" office:date-value="2019-12-01T22:22:00" calcext:value-type="date">
            <text:p>2019-12-01 22:22:00</text:p>
          </table:table-cell>
          <table:table-cell office:value-type="float" office:value="1939" calcext:value-type="float">
            <text:p>1939</text:p>
          </table:table-cell>
          <table:table-cell office:value-type="float" office:value="8364" calcext:value-type="float">
            <text:p>8364</text:p>
          </table:table-cell>
          <table:table-cell office:value-type="string" calcext:value-type="string">
            <text:p>La Mesa Blvd</text:p>
          </table:table-cell>
          <table:table-cell office:value-type="string" calcext:value-type="string">
            <text:p>media/1575238989877.jpg</text:p>
          </table:table-cell>
          <table:table-cell office:value-type="float" office:value="32.765575" calcext:value-type="float">
            <text:p>32.765575</text:p>
          </table:table-cell>
          <table:table-cell office:value-type="float" office:value="-117.017745" calcext:value-type="float">
            <text:p>-117.01774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inimal_trad</text:p>
          </table:table-cell>
          <table:table-cell office:value-type="string" calcext:value-type="string">
            <text:p>yes</text:p>
          </table:table-cell>
          <table:table-cell office:value-type="string" calcext:value-type="string">
            <text:p>undetermined</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no</text:p>
          </table:table-cell>
          <table:table-cell office:value-type="string" calcext:value-type="string">
            <text:p>candidate</text:p>
          </table:table-cell>
          <table:table-cell office:value-type="string" calcext:value-type="string">
            <text:p>Parts of the building look like they have been renovated.</text:p>
          </table:table-cell>
          <table:table-cell table:number-columns-repeated="2" office:value-type="string" calcext:value-type="string">
            <text:p>uuid:e0cbbdfd-5aa0-46ba-803a-c0d9e1c2bac6</text:p>
          </table:table-cell>
        </table:table-row>
        <table:table-row table:style-name="ro1">
          <table:table-cell/>
          <table:table-cell office:value-type="string" calcext:value-type="string">
            <text:p>AM</text:p>
          </table:table-cell>
          <table:table-cell office:value-type="date" office:date-value="2019-12-01T22:30:00" calcext:value-type="date">
            <text:p>2019-12-01 22:30:00</text:p>
          </table:table-cell>
          <table:table-cell/>
          <table:table-cell office:value-type="float" office:value="8360" calcext:value-type="float">
            <text:p>8360</text:p>
          </table:table-cell>
          <table:table-cell office:value-type="string" calcext:value-type="string">
            <text:p>La Mesa Blvd</text:p>
          </table:table-cell>
          <table:table-cell office:value-type="string" calcext:value-type="string">
            <text:p>media/1575239502407.jpg</text:p>
          </table:table-cell>
          <table:table-cell office:value-type="float" office:value="32.76549" calcext:value-type="float">
            <text:p>32.76549</text:p>
          </table:table-cell>
          <table:table-cell office:value-type="float" office:value="-117.017995" calcext:value-type="float">
            <text:p>-117.01799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3"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496b82aa-b275-4fb0-9c7a-fbee5184d839</text:p>
          </table:table-cell>
        </table:table-row>
        <table:table-row table:style-name="ro1">
          <table:table-cell/>
          <table:table-cell office:value-type="string" calcext:value-type="string">
            <text:p>AM</text:p>
          </table:table-cell>
          <table:table-cell office:value-type="date" office:date-value="2019-12-01T22:36:00" calcext:value-type="date">
            <text:p>2019-12-01 22:36:00</text:p>
          </table:table-cell>
          <table:table-cell/>
          <table:table-cell office:value-type="float" office:value="8350" calcext:value-type="float">
            <text:p>8350</text:p>
          </table:table-cell>
          <table:table-cell office:value-type="string" calcext:value-type="string">
            <text:p>La Mesa Blvd</text:p>
          </table:table-cell>
          <table:table-cell office:value-type="string" calcext:value-type="string">
            <text:p>media/1575239806334.jpg</text:p>
          </table:table-cell>
          <table:table-cell office:value-type="float" office:value="32.765475" calcext:value-type="float">
            <text:p>32.765475</text:p>
          </table:table-cell>
          <table:table-cell office:value-type="float" office:value="-117.01805" calcext:value-type="float">
            <text:p>-117.0180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41633dbe-b858-494e-a7f7-525f1c195ac5</text:p>
          </table:table-cell>
        </table:table-row>
        <table:table-row table:style-name="ro1">
          <table:table-cell/>
          <table:table-cell office:value-type="string" calcext:value-type="string">
            <text:p>AM</text:p>
          </table:table-cell>
          <table:table-cell office:value-type="date" office:date-value="2019-12-01T22:39:00" calcext:value-type="date">
            <text:p>2019-12-01 22:39:00</text:p>
          </table:table-cell>
          <table:table-cell/>
          <table:table-cell office:value-type="float" office:value="8342" calcext:value-type="float">
            <text:p>8342</text:p>
          </table:table-cell>
          <table:table-cell office:value-type="string" calcext:value-type="string">
            <text:p>La Mesa Blvd</text:p>
          </table:table-cell>
          <table:table-cell office:value-type="string" calcext:value-type="string">
            <text:p>media/1575240017821.jpg</text:p>
          </table:table-cell>
          <table:table-cell office:value-type="float" office:value="32.765424" calcext:value-type="float">
            <text:p>32.765424</text:p>
          </table:table-cell>
          <table:table-cell office:value-type="float" office:value="-117.018112" calcext:value-type="float">
            <text:p>-117.01811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91bc3e81-7c2d-4f8f-b28e-6e8fee50f341</text:p>
          </table:table-cell>
        </table:table-row>
        <table:table-row table:style-name="ro1">
          <table:table-cell/>
          <table:table-cell office:value-type="string" calcext:value-type="string">
            <text:p>AM</text:p>
          </table:table-cell>
          <table:table-cell office:value-type="date" office:date-value="2019-12-01T22:42:00" calcext:value-type="date">
            <text:p>2019-12-01 22:42:00</text:p>
          </table:table-cell>
          <table:table-cell/>
          <table:table-cell office:value-type="float" office:value="8330" calcext:value-type="float">
            <text:p>8330</text:p>
          </table:table-cell>
          <table:table-cell office:value-type="string" calcext:value-type="string">
            <text:p>La Mesa Blvd</text:p>
          </table:table-cell>
          <table:table-cell office:value-type="string" calcext:value-type="string">
            <text:p>media/1575240275151.jpg</text:p>
          </table:table-cell>
          <table:table-cell office:value-type="float" office:value="32.765326" calcext:value-type="float">
            <text:p>32.765326</text:p>
          </table:table-cell>
          <table:table-cell office:value-type="float" office:value="-117.018415" calcext:value-type="float">
            <text:p>-117.01841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e9af263d-f170-4367-bcec-24860e2f3f06</text:p>
          </table:table-cell>
        </table:table-row>
        <table:table-row table:style-name="ro1">
          <table:table-cell/>
          <table:table-cell office:value-type="string" calcext:value-type="string">
            <text:p>AM</text:p>
          </table:table-cell>
          <table:table-cell office:value-type="date" office:date-value="2019-12-01T22:45:00" calcext:value-type="date">
            <text:p>2019-12-01 22:45:00</text:p>
          </table:table-cell>
          <table:table-cell office:value-type="float" office:value="1923" calcext:value-type="float">
            <text:p>1923</text:p>
          </table:table-cell>
          <table:table-cell office:value-type="float" office:value="8326" calcext:value-type="float">
            <text:p>8326</text:p>
          </table:table-cell>
          <table:table-cell office:value-type="string" calcext:value-type="string">
            <text:p>La Mesa Blvd</text:p>
          </table:table-cell>
          <table:table-cell office:value-type="string" calcext:value-type="string">
            <text:p>media/1575240427426.jpg</text:p>
          </table:table-cell>
          <table:table-cell office:value-type="float" office:value="32.765286" calcext:value-type="float">
            <text:p>32.765286</text:p>
          </table:table-cell>
          <table:table-cell office:value-type="float" office:value="-117.018493" calcext:value-type="float">
            <text:p>-117.01849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8ae5527d-4b40-4e0a-a085-fb0908b90c1f</text:p>
          </table:table-cell>
        </table:table-row>
        <table:table-row table:style-name="ro1">
          <table:table-cell/>
          <table:table-cell office:value-type="string" calcext:value-type="string">
            <text:p>AM</text:p>
          </table:table-cell>
          <table:table-cell office:value-type="date" office:date-value="2019-12-01T22:50:00" calcext:value-type="date">
            <text:p>2019-12-01 22:50:00</text:p>
          </table:table-cell>
          <table:table-cell office:value-type="float" office:value="1928" calcext:value-type="float">
            <text:p>1928</text:p>
          </table:table-cell>
          <table:table-cell office:value-type="float" office:value="8324" calcext:value-type="float">
            <text:p>8324</text:p>
          </table:table-cell>
          <table:table-cell office:value-type="string" calcext:value-type="string">
            <text:p>La Mesa Blvd</text:p>
          </table:table-cell>
          <table:table-cell office:value-type="string" calcext:value-type="string">
            <text:p>media/1575240667680.jpg</text:p>
          </table:table-cell>
          <table:table-cell office:value-type="float" office:value="32.765246" calcext:value-type="float">
            <text:p>32.765246</text:p>
          </table:table-cell>
          <table:table-cell office:value-type="float" office:value="-117.018568" calcext:value-type="float">
            <text:p>-117.01856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8fef94c0-8455-4bdb-adfd-90dc8e56c2c7</text:p>
          </table:table-cell>
        </table:table-row>
        <table:table-row table:style-name="ro1">
          <table:table-cell/>
          <table:table-cell office:value-type="string" calcext:value-type="string">
            <text:p>AM</text:p>
          </table:table-cell>
          <table:table-cell office:value-type="date" office:date-value="2019-12-01T22:53:00" calcext:value-type="date">
            <text:p>2019-12-01 22:53:00</text:p>
          </table:table-cell>
          <table:table-cell office:value-type="float" office:value="1950" calcext:value-type="float">
            <text:p>1950</text:p>
          </table:table-cell>
          <table:table-cell office:value-type="float" office:value="8316" calcext:value-type="float">
            <text:p>8316</text:p>
          </table:table-cell>
          <table:table-cell office:value-type="string" calcext:value-type="string">
            <text:p>La Mesa Blvd</text:p>
          </table:table-cell>
          <table:table-cell office:value-type="string" calcext:value-type="string">
            <text:p>media/1575241010377.jpg</text:p>
          </table:table-cell>
          <table:table-cell office:value-type="float" office:value="32.765223" calcext:value-type="float">
            <text:p>32.765223</text:p>
          </table:table-cell>
          <table:table-cell office:value-type="float" office:value="-117.018632" calcext:value-type="float">
            <text:p>-117.01863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eb770d9c-b15a-4f08-bfaf-ecb23755cb7b</text:p>
          </table:table-cell>
        </table:table-row>
        <table:table-row table:style-name="ro1">
          <table:table-cell/>
          <table:table-cell office:value-type="string" calcext:value-type="string">
            <text:p>AM</text:p>
          </table:table-cell>
          <table:table-cell office:value-type="date" office:date-value="2019-12-01T22:59:00" calcext:value-type="date">
            <text:p>2019-12-01 22:59:00</text:p>
          </table:table-cell>
          <table:table-cell office:value-type="float" office:value="1935" calcext:value-type="float">
            <text:p>1935</text:p>
          </table:table-cell>
          <table:table-cell office:value-type="float" office:value="8310" calcext:value-type="float">
            <text:p>8310</text:p>
          </table:table-cell>
          <table:table-cell office:value-type="string" calcext:value-type="string">
            <text:p>La Mesa Blvd</text:p>
          </table:table-cell>
          <table:table-cell office:value-type="string" calcext:value-type="string">
            <text:p>media/1575241389209.jpg</text:p>
          </table:table-cell>
          <table:table-cell office:value-type="float" office:value="32.765177" calcext:value-type="float">
            <text:p>32.765177</text:p>
          </table:table-cell>
          <table:table-cell office:value-type="float" office:value="-117.018777" calcext:value-type="float">
            <text:p>-117.01877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3"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non_candidate</text:p>
          </table:table-cell>
          <table:table-cell office:value-type="string" calcext:value-type="string">
            <text:p>Looks like it has been remodeled.</text:p>
          </table:table-cell>
          <table:table-cell table:number-columns-repeated="2" office:value-type="string" calcext:value-type="string">
            <text:p>uuid:3e31245e-9646-4074-8baa-705bf9bfc2a0</text:p>
          </table:table-cell>
        </table:table-row>
        <table:table-row table:style-name="ro1">
          <table:table-cell/>
          <table:table-cell office:value-type="string" calcext:value-type="string">
            <text:p>AM</text:p>
          </table:table-cell>
          <table:table-cell office:value-type="date" office:date-value="2019-12-01T23:07:00" calcext:value-type="date">
            <text:p>2019-12-01 23:07:00</text:p>
          </table:table-cell>
          <table:table-cell office:value-type="float" office:value="1927" calcext:value-type="float">
            <text:p>1927</text:p>
          </table:table-cell>
          <table:table-cell office:value-type="float" office:value="8302" calcext:value-type="float">
            <text:p>8302</text:p>
          </table:table-cell>
          <table:table-cell office:value-type="string" calcext:value-type="string">
            <text:p>La Mesa Blvd</text:p>
          </table:table-cell>
          <table:table-cell office:value-type="string" calcext:value-type="string">
            <text:p>media/1575241761837.jpg</text:p>
          </table:table-cell>
          <table:table-cell office:value-type="float" office:value="32.765121" calcext:value-type="float">
            <text:p>32.765121</text:p>
          </table:table-cell>
          <table:table-cell office:value-type="float" office:value="-117.018936" calcext:value-type="float">
            <text:p>-117.01893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undetermined</text:p>
          </table:table-cell>
          <table:table-cell office:value-type="string" calcext:value-type="string">
            <text:p>revivals</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confirmed</text:p>
          </table:table-cell>
          <table:table-cell/>
          <table:table-cell table:number-columns-repeated="2" office:value-type="string" calcext:value-type="string">
            <text:p>uuid:89e5c841-6c36-44da-8314-d99e5d9c451c</text:p>
          </table:table-cell>
        </table:table-row>
        <table:table-row table:style-name="ro1">
          <table:table-cell/>
          <table:table-cell office:value-type="string" calcext:value-type="string">
            <text:p>AM</text:p>
          </table:table-cell>
          <table:table-cell office:value-type="date" office:date-value="2019-12-01T23:23:00" calcext:value-type="date">
            <text:p>2019-12-01 23:23:00</text:p>
          </table:table-cell>
          <table:table-cell/>
          <table:table-cell office:value-type="float" office:value="8292" calcext:value-type="float">
            <text:p>8292</text:p>
          </table:table-cell>
          <table:table-cell office:value-type="string" calcext:value-type="string">
            <text:p>La Mesa Blvd</text:p>
          </table:table-cell>
          <table:table-cell office:value-type="string" calcext:value-type="string">
            <text:p>media/1575242624004.jpg</text:p>
          </table:table-cell>
          <table:table-cell office:value-type="float" office:value="32.765023" calcext:value-type="float">
            <text:p>32.765023</text:p>
          </table:table-cell>
          <table:table-cell office:value-type="float" office:value="-117.019184" calcext:value-type="float">
            <text:p>-117.01918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079d7b6e-98d8-4b5d-9de7-d457dc5327cf</text:p>
          </table:table-cell>
        </table:table-row>
        <table:table-row table:style-name="ro1">
          <table:table-cell/>
          <table:table-cell office:value-type="string" calcext:value-type="string">
            <text:p>AM</text:p>
          </table:table-cell>
          <table:table-cell office:value-type="date" office:date-value="2019-12-01T23:25:00" calcext:value-type="date">
            <text:p>2019-12-01 23:25:00</text:p>
          </table:table-cell>
          <table:table-cell office:value-type="float" office:value="21936" calcext:value-type="float">
            <text:p>21936</text:p>
          </table:table-cell>
          <table:table-cell office:value-type="float" office:value="8284" calcext:value-type="float">
            <text:p>8284</text:p>
          </table:table-cell>
          <table:table-cell office:value-type="string" calcext:value-type="string">
            <text:p>La Mesa Blvd</text:p>
          </table:table-cell>
          <table:table-cell office:value-type="string" calcext:value-type="string">
            <text:p>media/1575242866967.jpg</text:p>
          </table:table-cell>
          <table:table-cell office:value-type="float" office:value="32.764954" calcext:value-type="float">
            <text:p>32.764954</text:p>
          </table:table-cell>
          <table:table-cell office:value-type="float" office:value="-117.019351" calcext:value-type="float">
            <text:p>-117.01935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c1c5cbe2-3cd4-4b5a-9c07-81e31096b5a8</text:p>
          </table:table-cell>
        </table:table-row>
        <table:table-row table:style-name="ro2">
          <table:table-cell/>
          <table:table-cell office:value-type="string" calcext:value-type="string">
            <text:p>AM</text:p>
          </table:table-cell>
          <table:table-cell office:value-type="date" office:date-value="2019-12-01T23:30:00" calcext:value-type="date">
            <text:p>2019-12-01 23:30:00</text:p>
          </table:table-cell>
          <table:table-cell office:value-type="float" office:value="1921" calcext:value-type="float">
            <text:p>1921</text:p>
          </table:table-cell>
          <table:table-cell office:value-type="float" office:value="8278" calcext:value-type="float">
            <text:p>8278</text:p>
          </table:table-cell>
          <table:table-cell office:value-type="string" calcext:value-type="string">
            <text:p>Lateโ Mesa Blvd</text:p>
          </table:table-cell>
          <table:table-cell office:value-type="string" calcext:value-type="string">
            <text:p>media/1575243092091.jpg</text:p>
          </table:table-cell>
          <table:table-cell office:value-type="float" office:value="32.764919" calcext:value-type="float">
            <text:p>32.764919</text:p>
          </table:table-cell>
          <table:table-cell office:value-type="float" office:value="-117.019401" calcext:value-type="float">
            <text:p>-117.01940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table:number-columns-repeated="3" office:value-type="string" calcext:value-type="string">
            <text:p>undetermined</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Looks like half the building was remoldeled.</text:p>
          </table:table-cell>
          <table:table-cell table:number-columns-repeated="2" office:value-type="string" calcext:value-type="string">
            <text:p>uuid:0e53dba2-14f2-4074-b89b-d808bba6f276</text:p>
          </table:table-cell>
        </table:table-row>
        <table:table-row table:style-name="ro1">
          <table:table-cell/>
          <table:table-cell office:value-type="string" calcext:value-type="string">
            <text:p>AM</text:p>
          </table:table-cell>
          <table:table-cell office:value-type="date" office:date-value="2019-12-01T23:36:00" calcext:value-type="date">
            <text:p>2019-12-01 23:36:00</text:p>
          </table:table-cell>
          <table:table-cell office:value-type="float" office:value="1947" calcext:value-type="float">
            <text:p>1947</text:p>
          </table:table-cell>
          <table:table-cell office:value-type="float" office:value="8274" calcext:value-type="float">
            <text:p>8274</text:p>
          </table:table-cell>
          <table:table-cell office:value-type="string" calcext:value-type="string">
            <text:p>La Mesa Blvd</text:p>
          </table:table-cell>
          <table:table-cell office:value-type="string" calcext:value-type="string">
            <text:p>media/1575243464873.jpg</text:p>
          </table:table-cell>
          <table:table-cell office:value-type="float" office:value="32.76485" calcext:value-type="float">
            <text:p>32.76485</text:p>
          </table:table-cell>
          <table:table-cell office:value-type="float" office:value="-117.019577" calcext:value-type="float">
            <text:p>-117.01957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more_research</text:p>
          </table:table-cell>
          <table:table-cell office:value-type="string" calcext:value-type="string">
            <text:p>The front of the building looks new.</text:p>
          </table:table-cell>
          <table:table-cell table:number-columns-repeated="2" office:value-type="string" calcext:value-type="string">
            <text:p>uuid:e08f5d17-9d1d-448c-87d0-58d28fd63ebe</text:p>
          </table:table-cell>
        </table:table-row>
        <table:table-row table:style-name="ro1">
          <table:table-cell/>
          <table:table-cell office:value-type="string" calcext:value-type="string">
            <text:p>AM</text:p>
          </table:table-cell>
          <table:table-cell office:value-type="date" office:date-value="2019-12-01T23:40:00" calcext:value-type="date">
            <text:p>2019-12-01 23:40:00</text:p>
          </table:table-cell>
          <table:table-cell office:value-type="float" office:value="1969" calcext:value-type="float">
            <text:p>1969</text:p>
          </table:table-cell>
          <table:table-cell office:value-type="float" office:value="8270" calcext:value-type="float">
            <text:p>8270</text:p>
          </table:table-cell>
          <table:table-cell office:value-type="string" calcext:value-type="string">
            <text:p>La Mesa Blvd</text:p>
          </table:table-cell>
          <table:table-cell office:value-type="string" calcext:value-type="string">
            <text:p>media/1575243688338.jpg</text:p>
          </table:table-cell>
          <table:table-cell office:value-type="float" office:value="32.764814" calcext:value-type="float">
            <text:p>32.764814</text:p>
          </table:table-cell>
          <table:table-cell office:value-type="float" office:value="-117.019678" calcext:value-type="float">
            <text:p>-117.01967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table:number-columns-repeated="2" office:value-type="string" calcext:value-type="string">
            <text:p>yes</text:p>
          </table:table-cell>
          <table:table-cell table:number-columns-repeated="4"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00c3f288-4bcb-44da-bfe5-6378225d5d34</text:p>
          </table:table-cell>
        </table:table-row>
        <table:table-row table:style-name="ro1">
          <table:table-cell/>
          <table:table-cell office:value-type="string" calcext:value-type="string">
            <text:p>AM</text:p>
          </table:table-cell>
          <table:table-cell office:value-type="date" office:date-value="2019-12-01T23:44:00" calcext:value-type="date">
            <text:p>2019-12-01 23:44:00</text:p>
          </table:table-cell>
          <table:table-cell/>
          <table:table-cell office:value-type="float" office:value="8250" calcext:value-type="float">
            <text:p>8250</text:p>
          </table:table-cell>
          <table:table-cell office:value-type="string" calcext:value-type="string">
            <text:p>La Mesa Blvd</text:p>
          </table:table-cell>
          <table:table-cell office:value-type="string" calcext:value-type="string">
            <text:p>media/1575244089859.jpg</text:p>
          </table:table-cell>
          <table:table-cell office:value-type="float" office:value="32.764693" calcext:value-type="float">
            <text:p>32.764693</text:p>
          </table:table-cell>
          <table:table-cell office:value-type="float" office:value="-117.019887" calcext:value-type="float">
            <text:p>-117.019887</text:p>
          </table:table-cell>
          <table:table-cell table:number-columns-repeated="2" office:value-type="float" office:value="0" calcext:value-type="float">
            <text:p>0</text:p>
          </table:table-cell>
          <table:table-cell office:value-type="string" calcext:value-type="string">
            <text:p>commercial_retail</text:p>
          </table:table-cell>
          <table:table-cell table:number-columns-repeated="2"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number-columns-repeated="3" office:value-type="string" calcext:value-type="string">
            <text:p>no</text:p>
          </table:table-cell>
          <table:table-cell office:value-type="string" calcext:value-type="string">
            <text:p>undetermined</text:p>
          </table:table-cell>
          <table:table-cell/>
          <table:table-cell table:number-columns-repeated="2" office:value-type="string" calcext:value-type="string">
            <text:p>uuid:a1fc8476-b6df-4f1d-8445-3bd2b9a7005c</text:p>
          </table:table-cell>
        </table:table-row>
        <table:table-row table:style-name="ro1">
          <table:table-cell/>
          <table:table-cell office:value-type="string" calcext:value-type="string">
            <text:p>AM</text:p>
          </table:table-cell>
          <table:table-cell office:value-type="date" office:date-value="2019-12-01T23:56:00" calcext:value-type="date">
            <text:p>2019-12-01 23:56:00</text:p>
          </table:table-cell>
          <table:table-cell office:value-type="float" office:value="1946" calcext:value-type="float">
            <text:p>1946</text:p>
          </table:table-cell>
          <table:table-cell office:value-type="float" office:value="8370" calcext:value-type="float">
            <text:p>8370</text:p>
          </table:table-cell>
          <table:table-cell office:value-type="string" calcext:value-type="string">
            <text:p>La Mesa Blvd</text:p>
          </table:table-cell>
          <table:table-cell office:value-type="string" calcext:value-type="string">
            <text:p>media/1575244648816.jpg</text:p>
          </table:table-cell>
          <table:table-cell office:value-type="float" office:value="32.765643" calcext:value-type="float">
            <text:p>32.765643</text:p>
          </table:table-cell>
          <table:table-cell office:value-type="float" office:value="-117.017738" calcext:value-type="float">
            <text:p>-117.017738</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one_story</text:p>
          </table:table-cell>
          <table:table-cell office:value-type="string" calcext:value-type="string">
            <text:p>early_modern</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table:number-columns-repeated="2" office:value-type="string" calcext:value-type="string">
            <text:p>no</text:p>
          </table:table-cell>
          <table:table-cell office:value-type="string" calcext:value-type="string">
            <text:p>more_research</text:p>
          </table:table-cell>
          <table:table-cell/>
          <table:table-cell table:number-columns-repeated="2" office:value-type="string" calcext:value-type="string">
            <text:p>uuid:63e4730d-8e97-4426-afcc-6671cac4c5fe</text:p>
          </table:table-cell>
        </table:table-row>
        <table:table-row table:style-name="ro1">
          <table:table-cell/>
          <table:table-cell office:value-type="string" calcext:value-type="string">
            <text:p>Bb</text:p>
          </table:table-cell>
          <table:table-cell office:value-type="date" office:date-value="2019-12-07T17:25:00" calcext:value-type="date">
            <text:p>2019-12-07 17:25:00</text:p>
          </table:table-cell>
          <table:table-cell/>
          <table:table-cell office:value-type="float" office:value="8330" calcext:value-type="float">
            <text:p>8330</text:p>
          </table:table-cell>
          <table:table-cell office:value-type="string" calcext:value-type="string">
            <text:p>La Mesa Blvd</text:p>
          </table:table-cell>
          <table:table-cell office:value-type="string" calcext:value-type="string">
            <text:p>media/1575739664739.jpg</text:p>
          </table:table-cell>
          <table:table-cell office:value-type="float" office:value="32.765459" calcext:value-type="float">
            <text:p>32.765459</text:p>
          </table:table-cell>
          <table:table-cell office:value-type="float" office:value="-117.018209" calcext:value-type="float">
            <text:p>-117.01820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table:number-columns-repeated="3"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n_candidate</text:p>
          </table:table-cell>
          <table:table-cell office:value-type="string" calcext:value-type="string">
            <text:p>Need year built</text:p>
          </table:table-cell>
          <table:table-cell table:number-columns-repeated="2" office:value-type="string" calcext:value-type="string">
            <text:p>uuid:36f1d629-9c9e-4773-98bf-2e5485cb1f8f</text:p>
          </table:table-cell>
        </table:table-row>
        <table:table-row table:style-name="ro1">
          <table:table-cell/>
          <table:table-cell office:value-type="string" calcext:value-type="string">
            <text:p>Bb</text:p>
          </table:table-cell>
          <table:table-cell office:value-type="date" office:date-value="2019-12-07T17:35:00" calcext:value-type="date">
            <text:p>2019-12-07 17:35:00</text:p>
          </table:table-cell>
          <table:table-cell/>
          <table:table-cell office:value-type="float" office:value="8332" calcext:value-type="float">
            <text:p>8332</text:p>
          </table:table-cell>
          <table:table-cell office:value-type="string" calcext:value-type="string">
            <text:p>La Mesa Blvd</text:p>
          </table:table-cell>
          <table:table-cell office:value-type="string" calcext:value-type="string">
            <text:p>media/1575740187272.jpg</text:p>
          </table:table-cell>
          <table:table-cell office:value-type="float" office:value="32.765169" calcext:value-type="float">
            <text:p>32.765169</text:p>
          </table:table-cell>
          <table:table-cell office:value-type="float" office:value="-117.018105" calcext:value-type="float">
            <text:p>-117.01810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n_candidate</text:p>
          </table:table-cell>
          <table:table-cell office:value-type="string" calcext:value-type="string">
            <text:p>Need year built</text:p>
          </table:table-cell>
          <table:table-cell table:number-columns-repeated="2" office:value-type="string" calcext:value-type="string">
            <text:p>uuid:04689342-b473-4ce1-8b3f-525aaa603c30</text:p>
          </table:table-cell>
        </table:table-row>
        <table:table-row table:style-name="ro1">
          <table:table-cell/>
          <table:table-cell office:value-type="string" calcext:value-type="string">
            <text:p>Bb</text:p>
          </table:table-cell>
          <table:table-cell office:value-type="date" office:date-value="2019-12-07T17:39:00" calcext:value-type="date">
            <text:p>2019-12-07 17:39:00</text:p>
          </table:table-cell>
          <table:table-cell office:value-type="float" office:value="1940" calcext:value-type="float">
            <text:p>1940</text:p>
          </table:table-cell>
          <table:table-cell office:value-type="float" office:value="8341" calcext:value-type="float">
            <text:p>8341</text:p>
          </table:table-cell>
          <table:table-cell office:value-type="string" calcext:value-type="string">
            <text:p>La Mesa Blvd</text:p>
          </table:table-cell>
          <table:table-cell office:value-type="string" calcext:value-type="string">
            <text:p>media/1575740422691.jpg</text:p>
          </table:table-cell>
          <table:table-cell office:value-type="float" office:value="32.765248" calcext:value-type="float">
            <text:p>32.765248</text:p>
          </table:table-cell>
          <table:table-cell office:value-type="float" office:value="-117.018216" calcext:value-type="float">
            <text:p>-117.01821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n_candidate</text:p>
          </table:table-cell>
          <table:table-cell/>
          <table:table-cell table:number-columns-repeated="2" office:value-type="string" calcext:value-type="string">
            <text:p>uuid:f37290a2-bd82-4d26-9194-31206fe66ba5</text:p>
          </table:table-cell>
        </table:table-row>
        <table:table-row table:style-name="ro1">
          <table:table-cell/>
          <table:table-cell office:value-type="string" calcext:value-type="string">
            <text:p>Bb</text:p>
          </table:table-cell>
          <table:table-cell office:value-type="date" office:date-value="2019-12-07T17:46:00" calcext:value-type="date">
            <text:p>2019-12-07 17:46:00</text:p>
          </table:table-cell>
          <table:table-cell office:value-type="float" office:value="1950" calcext:value-type="float">
            <text:p>1950</text:p>
          </table:table-cell>
          <table:table-cell office:value-type="float" office:value="8371" calcext:value-type="float">
            <text:p>8371</text:p>
          </table:table-cell>
          <table:table-cell office:value-type="string" calcext:value-type="string">
            <text:p>La Mesa Blvd</text:p>
          </table:table-cell>
          <table:table-cell office:value-type="string" calcext:value-type="string">
            <text:p>media/1575740839627.jpg</text:p>
          </table:table-cell>
          <table:table-cell office:value-type="float" office:value="32.765577" calcext:value-type="float">
            <text:p>32.765577</text:p>
          </table:table-cell>
          <table:table-cell office:value-type="float" office:value="-117.017508" calcext:value-type="float">
            <text:p>-117.01750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undetermined</text:p>
          </table:table-cell>
          <table:table-cell/>
          <table:table-cell table:number-columns-repeated="2" office:value-type="string" calcext:value-type="string">
            <text:p>uuid:f9c54a7d-9a2a-4f0f-b003-708817e4f095</text:p>
          </table:table-cell>
        </table:table-row>
        <table:table-row table:style-name="ro1">
          <table:table-cell/>
          <table:table-cell office:value-type="string" calcext:value-type="string">
            <text:p>Bb</text:p>
          </table:table-cell>
          <table:table-cell office:value-type="date" office:date-value="2019-12-07T17:48:00" calcext:value-type="date">
            <text:p>2019-12-07 17:48:00</text:p>
          </table:table-cell>
          <table:table-cell office:value-type="float" office:value="1980" calcext:value-type="float">
            <text:p>1980</text:p>
          </table:table-cell>
          <table:table-cell office:value-type="float" office:value="8384" calcext:value-type="float">
            <text:p>8384</text:p>
          </table:table-cell>
          <table:table-cell office:value-type="string" calcext:value-type="string">
            <text:p>La Mesa Blvd</text:p>
          </table:table-cell>
          <table:table-cell office:value-type="string" calcext:value-type="string">
            <text:p>media/1575740973447.jpg</text:p>
          </table:table-cell>
          <table:table-cell office:value-type="float" office:value="32.765568" calcext:value-type="float">
            <text:p>32.765568</text:p>
          </table:table-cell>
          <table:table-cell office:value-type="float" office:value="-117.017471" calcext:value-type="float">
            <text:p>-117.01747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yes</text:p>
          </table:table-cell>
          <table:table-cell table:number-columns-repeated="4" office:value-type="string" calcext:value-type="string">
            <text:p>no</text:p>
          </table:table-cell>
          <table:table-cell table:number-columns-repeated="2" office:value-type="string" calcext:value-type="string">
            <text:p>yes</text:p>
          </table:table-cell>
          <table:table-cell office:value-type="string" calcext:value-type="string">
            <text:p>assess</text:p>
          </table:table-cell>
          <table:table-cell office:value-type="string" calcext:value-type="string">
            <text:p>Many changes, but many age appropriate upkeep. Needs more research</text:p>
          </table:table-cell>
          <table:table-cell table:number-columns-repeated="2" office:value-type="string" calcext:value-type="string">
            <text:p>uuid:acbb3cef-8b03-4a73-a12f-0d060825a534</text:p>
          </table:table-cell>
        </table:table-row>
        <table:table-row table:style-name="ro1">
          <table:table-cell/>
          <table:table-cell office:value-type="string" calcext:value-type="string">
            <text:p>Bb</text:p>
          </table:table-cell>
          <table:table-cell office:value-type="date" office:date-value="2019-12-07T17:54:00" calcext:value-type="date">
            <text:p>2019-12-07 17:54:00</text:p>
          </table:table-cell>
          <table:table-cell office:value-type="float" office:value="1940" calcext:value-type="float">
            <text:p>1940</text:p>
          </table:table-cell>
          <table:table-cell office:value-type="float" office:value="8370" calcext:value-type="float">
            <text:p>8370</text:p>
          </table:table-cell>
          <table:table-cell office:value-type="string" calcext:value-type="string">
            <text:p>La Mesa Blvd</text:p>
          </table:table-cell>
          <table:table-cell office:value-type="string" calcext:value-type="string">
            <text:p>media/1575741299647.jpg</text:p>
          </table:table-cell>
          <table:table-cell office:value-type="float" office:value="32.765699" calcext:value-type="float">
            <text:p>32.765699</text:p>
          </table:table-cell>
          <table:table-cell office:value-type="float" office:value="-117.017516" calcext:value-type="float">
            <text:p>-117.01751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office:value-type="string" calcext:value-type="string">
            <text:p>yes</text:p>
          </table:table-cell>
          <table:table-cell table:number-columns-repeated="4" office:value-type="string" calcext:value-type="string">
            <text:p>no</text:p>
          </table:table-cell>
          <table:table-cell table:number-columns-repeated="2" office:value-type="string" calcext:value-type="string">
            <text:p>yes</text:p>
          </table:table-cell>
          <table:table-cell office:value-type="string" calcext:value-type="string">
            <text:p>non_candidate</text:p>
          </table:table-cell>
          <table:table-cell/>
          <table:table-cell table:number-columns-repeated="2" office:value-type="string" calcext:value-type="string">
            <text:p>uuid:0c70eecf-6b02-400c-aa71-866f4df9877c</text:p>
          </table:table-cell>
        </table:table-row>
        <table:table-row table:style-name="ro1">
          <table:table-cell/>
          <table:table-cell office:value-type="string" calcext:value-type="string">
            <text:p>Bb</text:p>
          </table:table-cell>
          <table:table-cell office:value-type="date" office:date-value="2019-12-07T17:58:00" calcext:value-type="date">
            <text:p>2019-12-07 17:58:00</text:p>
          </table:table-cell>
          <table:table-cell/>
          <table:table-cell office:value-type="float" office:value="8381" calcext:value-type="float">
            <text:p>8381</text:p>
          </table:table-cell>
          <table:table-cell office:value-type="string" calcext:value-type="string">
            <text:p>La Mesa Blvd</text:p>
          </table:table-cell>
          <table:table-cell office:value-type="string" calcext:value-type="string">
            <text:p>media/1575741554135.jpg</text:p>
          </table:table-cell>
          <table:table-cell office:value-type="float" office:value="32.765528" calcext:value-type="float">
            <text:p>32.765528</text:p>
          </table:table-cell>
          <table:table-cell office:value-type="float" office:value="-117.017304" calcext:value-type="float">
            <text:p>-117.01730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table:number-columns-repeated="3" office:value-type="string" calcext:value-type="string">
            <text:p>undetermined</text:p>
          </table:table-cell>
          <table:table-cell office:value-type="string" calcext:value-type="string">
            <text:p>yes</text:p>
          </table:table-cell>
          <table:table-cell table:number-columns-repeated="2" office:value-type="string" calcext:value-type="string">
            <text:p>undetermined</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Many changes to building</text:p>
          </table:table-cell>
          <table:table-cell table:number-columns-repeated="2" office:value-type="string" calcext:value-type="string">
            <text:p>uuid:d72a8ff1-e077-4d43-8e2e-f30e221bf12d</text:p>
          </table:table-cell>
        </table:table-row>
        <table:table-row table:style-name="ro1">
          <table:table-cell/>
          <table:table-cell office:value-type="string" calcext:value-type="string">
            <text:p>Bb</text:p>
          </table:table-cell>
          <table:table-cell office:value-type="date" office:date-value="2019-12-07T18:04:00" calcext:value-type="date">
            <text:p>2019-12-07 18:04:00</text:p>
          </table:table-cell>
          <table:table-cell office:value-type="float" office:value="1960" calcext:value-type="float">
            <text:p>1960</text:p>
          </table:table-cell>
          <table:table-cell office:value-type="float" office:value="8415" calcext:value-type="float">
            <text:p>8415</text:p>
          </table:table-cell>
          <table:table-cell office:value-type="string" calcext:value-type="string">
            <text:p>La Mesa Blvd</text:p>
          </table:table-cell>
          <table:table-cell office:value-type="string" calcext:value-type="string">
            <text:p>media/1575741904993.jpg</text:p>
          </table:table-cell>
          <table:table-cell office:value-type="float" office:value="32.766213" calcext:value-type="float">
            <text:p>32.766213</text:p>
          </table:table-cell>
          <table:table-cell office:value-type="float" office:value="-117.016246" calcext:value-type="float">
            <text:p>-117.01624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contemporary</text:p>
          </table:table-cell>
          <table:table-cell office:value-type="string" calcext:value-type="string">
            <text:p>no</text:p>
          </table:table-cell>
          <table:table-cell office:value-type="string" calcext:value-type="string">
            <text:p>yes</text:p>
          </table:table-cell>
          <table:table-cell office:value-type="string" calcext:value-type="string">
            <text:p>pot_reverse</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assess</text:p>
          </table:table-cell>
          <table:table-cell/>
          <table:table-cell table:number-columns-repeated="2" office:value-type="string" calcext:value-type="string">
            <text:p>uuid:f3cba000-b1cc-468e-b355-bb93d5cd9644</text:p>
          </table:table-cell>
        </table:table-row>
        <table:table-row table:style-name="ro1">
          <table:table-cell/>
          <table:table-cell office:value-type="string" calcext:value-type="string">
            <text:p>Bb</text:p>
          </table:table-cell>
          <table:table-cell office:value-type="date" office:date-value="2019-12-07T18:09:00" calcext:value-type="date">
            <text:p>2019-12-07 18:09:00</text:p>
          </table:table-cell>
          <table:table-cell office:value-type="float" office:value="1930" calcext:value-type="float">
            <text:p>1930</text:p>
          </table:table-cell>
          <table:table-cell office:value-type="float" office:value="8390" calcext:value-type="float">
            <text:p>8390</text:p>
          </table:table-cell>
          <table:table-cell office:value-type="string" calcext:value-type="string">
            <text:p>Allison Ave</text:p>
          </table:table-cell>
          <table:table-cell office:value-type="string" calcext:value-type="string">
            <text:p>media/1575742210401.jpg</text:p>
          </table:table-cell>
          <table:table-cell office:value-type="float" office:value="32.766068" calcext:value-type="float">
            <text:p>32.766068</text:p>
          </table:table-cell>
          <table:table-cell office:value-type="float" office:value="-117.01623" calcext:value-type="float">
            <text:p>-117.0162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modern</text:p>
          </table:table-cell>
          <table:table-cell table:number-columns-repeated="2"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more_research</text:p>
          </table:table-cell>
          <table:table-cell office:value-type="string" calcext:value-type="string">
            <text:p>Possible candidate</text:p>
          </table:table-cell>
          <table:table-cell table:number-columns-repeated="2" office:value-type="string" calcext:value-type="string">
            <text:p>uuid:d62d3383-a9a8-4d53-97d4-5123f729d6ef</text:p>
          </table:table-cell>
        </table:table-row>
        <table:table-row table:style-name="ro1">
          <table:table-cell/>
          <table:table-cell office:value-type="string" calcext:value-type="string">
            <text:p>Bb</text:p>
          </table:table-cell>
          <table:table-cell office:value-type="date" office:date-value="2019-12-08T18:40:00" calcext:value-type="date">
            <text:p>2019-12-08 18:40:00</text:p>
          </table:table-cell>
          <table:table-cell office:value-type="float" office:value="1940" calcext:value-type="float">
            <text:p>1940</text:p>
          </table:table-cell>
          <table:table-cell office:value-type="float" office:value="8420" calcext:value-type="float">
            <text:p>8420</text:p>
          </table:table-cell>
          <table:table-cell office:value-type="string" calcext:value-type="string">
            <text:p>Lemon</text:p>
          </table:table-cell>
          <table:table-cell office:value-type="string" calcext:value-type="string">
            <text:p>media/1575830490131.jpg</text:p>
          </table:table-cell>
          <table:table-cell office:value-type="float" office:value="32.765197" calcext:value-type="float">
            <text:p>32.765197</text:p>
          </table:table-cell>
          <table:table-cell office:value-type="float" office:value="-117.015677" calcext:value-type="float">
            <text:p>-117.01567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early_modern</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pot_reverse</text:p>
          </table:table-cell>
          <table:table-cell office:value-type="string" calcext:value-type="string">
            <text:p>candidate</text:p>
          </table:table-cell>
          <table:table-cell/>
          <table:table-cell table:number-columns-repeated="2" office:value-type="string" calcext:value-type="string">
            <text:p>uuid:ed44c841-7873-4b07-8a1c-a41c757ace55</text:p>
          </table:table-cell>
        </table:table-row>
        <table:table-row table:style-name="ro1">
          <table:table-cell/>
          <table:table-cell office:value-type="string" calcext:value-type="string">
            <text:p>Bb</text:p>
          </table:table-cell>
          <table:table-cell office:value-type="date" office:date-value="2019-12-08T18:45:00" calcext:value-type="date">
            <text:p>2019-12-08 18:45:00</text:p>
          </table:table-cell>
          <table:table-cell office:value-type="float" office:value="1910" calcext:value-type="float">
            <text:p>1910</text:p>
          </table:table-cell>
          <table:table-cell office:value-type="float" office:value="8414" calcext:value-type="float">
            <text:p>8414</text:p>
          </table:table-cell>
          <table:table-cell office:value-type="string" calcext:value-type="string">
            <text:p>Lemon ave</text:p>
          </table:table-cell>
          <table:table-cell office:value-type="string" calcext:value-type="string">
            <text:p>media/1575830750517.jpg</text:p>
          </table:table-cell>
          <table:table-cell office:value-type="float" office:value="32.765295" calcext:value-type="float">
            <text:p>32.765295</text:p>
          </table:table-cell>
          <table:table-cell office:value-type="float" office:value="-117.015597" calcext:value-type="float">
            <text:p>-117.01559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early_modern</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non_candidate</text:p>
          </table:table-cell>
          <table:table-cell/>
          <table:table-cell table:number-columns-repeated="2" office:value-type="string" calcext:value-type="string">
            <text:p>uuid:150fa618-ee05-4e51-9bb2-7b73d1e7a32b</text:p>
          </table:table-cell>
        </table:table-row>
        <table:table-row table:style-name="ro1">
          <table:table-cell/>
          <table:table-cell office:value-type="string" calcext:value-type="string">
            <text:p>Bb</text:p>
          </table:table-cell>
          <table:table-cell office:value-type="date" office:date-value="2019-12-08T18:47:00" calcext:value-type="date">
            <text:p>2019-12-08 18:47:00</text:p>
          </table:table-cell>
          <table:table-cell office:value-type="float" office:value="1930" calcext:value-type="float">
            <text:p>1930</text:p>
          </table:table-cell>
          <table:table-cell office:value-type="float" office:value="8417" calcext:value-type="float">
            <text:p>8417</text:p>
          </table:table-cell>
          <table:table-cell office:value-type="string" calcext:value-type="string">
            <text:p>Lemon ave</text:p>
          </table:table-cell>
          <table:table-cell office:value-type="string" calcext:value-type="string">
            <text:p>media/1575830901759.jpg</text:p>
          </table:table-cell>
          <table:table-cell office:value-type="float" office:value="32.765059" calcext:value-type="float">
            <text:p>32.765059</text:p>
          </table:table-cell>
          <table:table-cell office:value-type="float" office:value="-117.015775" calcext:value-type="float">
            <text:p>-117.015775</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craftsman</text:p>
          </table:table-cell>
          <table:table-cell table:number-columns-repeated="5" office:value-type="string" calcext:value-type="string">
            <text:p>no</text:p>
          </table:table-cell>
          <table:table-cell table:number-columns-repeated="2" office:value-type="string" calcext:value-type="string">
            <text:p>yes</text:p>
          </table:table-cell>
          <table:table-cell office:value-type="string" calcext:value-type="string">
            <text:p>non_candidate</text:p>
          </table:table-cell>
          <table:table-cell/>
          <table:table-cell table:number-columns-repeated="2" office:value-type="string" calcext:value-type="string">
            <text:p>uuid:43ddd8fd-b9a7-4871-a149-cbd83c6376d5</text:p>
          </table:table-cell>
        </table:table-row>
        <table:table-row table:style-name="ro1">
          <table:table-cell/>
          <table:table-cell office:value-type="string" calcext:value-type="string">
            <text:p>Bb</text:p>
          </table:table-cell>
          <table:table-cell office:value-type="date" office:date-value="2019-12-08T18:54:00" calcext:value-type="date">
            <text:p>2019-12-08 18:54:00</text:p>
          </table:table-cell>
          <table:table-cell office:value-type="float" office:value="1930" calcext:value-type="float">
            <text:p>1930</text:p>
          </table:table-cell>
          <table:table-cell office:value-type="float" office:value="8406" calcext:value-type="float">
            <text:p>8406</text:p>
          </table:table-cell>
          <table:table-cell office:value-type="string" calcext:value-type="string">
            <text:p>Hillcrest ave</text:p>
          </table:table-cell>
          <table:table-cell office:value-type="string" calcext:value-type="string">
            <text:p>media/1575831329592.jpg</text:p>
          </table:table-cell>
          <table:table-cell office:value-type="float" office:value="32.765256" calcext:value-type="float">
            <text:p>32.765256</text:p>
          </table:table-cell>
          <table:table-cell office:value-type="float" office:value="-117.015667" calcext:value-type="float">
            <text:p>-117.01566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story</text:p>
          </table:table-cell>
          <table:table-cell office:value-type="string" calcext:value-type="string">
            <text:p>minimal_trad</text:p>
          </table:table-cell>
          <table:table-cell table:number-columns-repeated="3" office:value-type="string" calcext:value-type="string">
            <text:p>no</text:p>
          </table:table-cell>
          <table:table-cell table:number-columns-repeated="4" office:value-type="string" calcext:value-type="string">
            <text:p>yes</text:p>
          </table:table-cell>
          <table:table-cell office:value-type="string" calcext:value-type="string">
            <text:p>non_candidate</text:p>
          </table:table-cell>
          <table:table-cell/>
          <table:table-cell table:number-columns-repeated="2" office:value-type="string" calcext:value-type="string">
            <text:p>uuid:42c65952-d498-446f-8f89-1fdb538ac63c</text:p>
          </table:table-cell>
        </table:table-row>
        <table:table-row table:style-name="ro1">
          <table:table-cell/>
          <table:table-cell office:value-type="string" calcext:value-type="string">
            <text:p>Bb</text:p>
          </table:table-cell>
          <table:table-cell office:value-type="date" office:date-value="2019-12-08T18:59:00" calcext:value-type="date">
            <text:p>2019-12-08 18:59:00</text:p>
          </table:table-cell>
          <table:table-cell office:value-type="float" office:value="1990" calcext:value-type="float">
            <text:p>1990</text:p>
          </table:table-cell>
          <table:table-cell office:value-type="float" office:value="8430" calcext:value-type="float">
            <text:p>8430</text:p>
          </table:table-cell>
          <table:table-cell office:value-type="string" calcext:value-type="string">
            <text:p>Lemon ave</text:p>
          </table:table-cell>
          <table:table-cell office:value-type="string" calcext:value-type="string">
            <text:p>media/1575831575043.jpg</text:p>
          </table:table-cell>
          <table:table-cell office:value-type="float" office:value="32.766013" calcext:value-type="float">
            <text:p>32.766013</text:p>
          </table:table-cell>
          <table:table-cell office:value-type="float" office:value="-117.015441" calcext:value-type="float">
            <text:p>-117.01544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4"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63478348-642f-46cd-a609-b73ecf5e1a68</text:p>
          </table:table-cell>
        </table:table-row>
        <table:table-row table:style-name="ro1">
          <table:table-cell/>
          <table:table-cell office:value-type="string" calcext:value-type="string">
            <text:p>Fgg</text:p>
          </table:table-cell>
          <table:table-cell office:value-type="date" office:date-value="2019-12-14T19:58:00" calcext:value-type="date">
            <text:p>2019-12-14 19:58:00</text:p>
          </table:table-cell>
          <table:table-cell office:value-type="float" office:value="1956" calcext:value-type="float">
            <text:p>1956</text:p>
          </table:table-cell>
          <table:table-cell office:value-type="float" office:value="12554" calcext:value-type="float">
            <text:p>12554</text:p>
          </table:table-cell>
          <table:table-cell office:value-type="string" calcext:value-type="string">
            <text:p>Gjvhkfkj</text:p>
          </table:table-cell>
          <table:table-cell office:value-type="string" calcext:value-type="string">
            <text:p>media/1576353556767.jpg</text:p>
          </table:table-cell>
          <table:table-cell office:value-type="float" office:value="32.767757" calcext:value-type="float">
            <text:p>32.767757</text:p>
          </table:table-cell>
          <table:table-cell office:value-type="float" office:value="-117.017237" calcext:value-type="float">
            <text:p>-117.01723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split_level</text:p>
          </table:table-cell>
          <table:table-cell office:value-type="string" calcext:value-type="string">
            <text:p>early_modern</text:p>
          </table:table-cell>
          <table:table-cell office:value-type="string" calcext:value-type="string">
            <text:p>no</text:p>
          </table:table-cell>
          <table:table-cell table:number-columns-repeated="8"/>
          <table:table-cell table:number-columns-repeated="2" office:value-type="string" calcext:value-type="string">
            <text:p>uuid:0ad844b3-0abc-4b3f-bb46-275b4d82aa9d</text:p>
          </table:table-cell>
        </table:table-row>
        <table:table-row table:style-name="ro1">
          <table:table-cell/>
          <table:table-cell office:value-type="string" calcext:value-type="string">
            <text:p>SG, D, M ,K</text:p>
          </table:table-cell>
          <table:table-cell office:value-type="date" office:date-value="2020-02-01T21:25:00" calcext:value-type="date">
            <text:p>2020-02-01 21:25:00</text:p>
          </table:table-cell>
          <table:table-cell office:value-type="float" office:value="1940" calcext:value-type="float">
            <text:p>1940</text:p>
          </table:table-cell>
          <table:table-cell office:value-type="float" office:value="4884" calcext:value-type="float">
            <text:p>4884</text:p>
          </table:table-cell>
          <table:table-cell office:value-type="string" calcext:value-type="string">
            <text:p>Cypress St</text:p>
          </table:table-cell>
          <table:table-cell office:value-type="string" calcext:value-type="string">
            <text:p>media/1580592452605.jpg</text:p>
          </table:table-cell>
          <table:table-cell office:value-type="float" office:value="32.768211" calcext:value-type="float">
            <text:p>32.768211</text:p>
          </table:table-cell>
          <table:table-cell office:value-type="float" office:value="-117.016606" calcext:value-type="float">
            <text:p>-117.016606</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revivals</text:p>
          </table:table-cell>
          <table:table-cell office:value-type="string" calcext:value-type="string">
            <text:p>undetermined</text:p>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candidate</text:p>
          </table:table-cell>
          <table:table-cell/>
          <table:table-cell table:number-columns-repeated="2" office:value-type="string" calcext:value-type="string">
            <text:p>uuid:64a07b76-ae15-494e-9269-3c1c25c30731</text:p>
          </table:table-cell>
        </table:table-row>
        <table:table-row table:style-name="ro1">
          <table:table-cell/>
          <table:table-cell office:value-type="string" calcext:value-type="string">
            <text:p>SG</text:p>
          </table:table-cell>
          <table:table-cell office:value-type="date" office:date-value="2020-02-01T21:38:00" calcext:value-type="date">
            <text:p>2020-02-01 21:38:00</text:p>
          </table:table-cell>
          <table:table-cell office:value-type="float" office:value="1937" calcext:value-type="float">
            <text:p>1937</text:p>
          </table:table-cell>
          <table:table-cell office:value-type="float" office:value="8387" calcext:value-type="float">
            <text:p>8387</text:p>
          </table:table-cell>
          <table:table-cell office:value-type="string" calcext:value-type="string">
            <text:p>University Ave</text:p>
          </table:table-cell>
          <table:table-cell office:value-type="string" calcext:value-type="string">
            <text:p>media/1580593171723.jpg</text:p>
          </table:table-cell>
          <table:table-cell office:value-type="float" office:value="32.768094" calcext:value-type="float">
            <text:p>32.768094</text:p>
          </table:table-cell>
          <table:table-cell office:value-type="float" office:value="-117.016993" calcext:value-type="float">
            <text:p>-117.01699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revivals</text:p>
          </table:table-cell>
          <table:table-cell table:number-columns-repeated="6" office:value-type="string" calcext:value-type="string">
            <text:p>yes</text:p>
          </table:table-cell>
          <table:table-cell office:value-type="string" calcext:value-type="string">
            <text:p>no</text:p>
          </table:table-cell>
          <table:table-cell office:value-type="string" calcext:value-type="string">
            <text:p>confirmed</text:p>
          </table:table-cell>
          <table:table-cell office:value-type="string" calcext:value-type="string">
            <text:p>All original windows and shutters</text:p>
          </table:table-cell>
          <table:table-cell table:number-columns-repeated="2" office:value-type="string" calcext:value-type="string">
            <text:p>uuid:a113401c-1080-4b72-ba19-e47f4397fbab</text:p>
          </table:table-cell>
        </table:table-row>
        <table:table-row table:style-name="ro1">
          <table:table-cell/>
          <table:table-cell office:value-type="string" calcext:value-type="string">
            <text:p>SG</text:p>
          </table:table-cell>
          <table:table-cell office:value-type="date" office:date-value="2020-02-01T21:52:00" calcext:value-type="date">
            <text:p>2020-02-01 21:52:00</text:p>
          </table:table-cell>
          <table:table-cell table:number-columns-repeated="20"/>
          <table:table-cell table:number-columns-repeated="2" office:value-type="string" calcext:value-type="string">
            <text:p>uuid:18cccb47-7a25-4eb2-97f1-585ae0bbda62</text:p>
          </table:table-cell>
        </table:table-row>
        <table:table-row table:style-name="ro1">
          <table:table-cell/>
          <table:table-cell office:value-type="string" calcext:value-type="string">
            <text:p>SG</text:p>
          </table:table-cell>
          <table:table-cell office:value-type="date" office:date-value="2020-02-01T21:58:00" calcext:value-type="date">
            <text:p>2020-02-01 21:58:00</text:p>
          </table:table-cell>
          <table:table-cell office:value-type="float" office:value="1927" calcext:value-type="float">
            <text:p>1927</text:p>
          </table:table-cell>
          <table:table-cell office:value-type="float" office:value="4882" calcext:value-type="float">
            <text:p>4882</text:p>
          </table:table-cell>
          <table:table-cell office:value-type="string" calcext:value-type="string">
            <text:p>Palm Ave</text:p>
          </table:table-cell>
          <table:table-cell office:value-type="string" calcext:value-type="string">
            <text:p>media/1580594587150.jpg</text:p>
          </table:table-cell>
          <table:table-cell office:value-type="float" office:value="32.767383" calcext:value-type="float">
            <text:p>32.767383</text:p>
          </table:table-cell>
          <table:table-cell office:value-type="float" office:value="-117.019357" calcext:value-type="float">
            <text:p>-117.01935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early_modern</text:p>
          </table:table-cell>
          <table:table-cell office:value-type="string" calcext:value-type="string">
            <text:p>pot_reverse</text:p>
          </table:table-cell>
          <table:table-cell table:number-columns-repeated="6" office:value-type="string" calcext:value-type="string">
            <text:p>yes</text:p>
          </table:table-cell>
          <table:table-cell office:value-type="string" calcext:value-type="string">
            <text:p>candidate</text:p>
          </table:table-cell>
          <table:table-cell office:value-type="string" calcext:value-type="string">
            <text:p>Turned into a duplex</text:p>
          </table:table-cell>
          <table:table-cell table:number-columns-repeated="2" office:value-type="string" calcext:value-type="string">
            <text:p>uuid:d5fdb686-79f8-4d64-a739-f569d96ec6b0</text:p>
          </table:table-cell>
        </table:table-row>
        <table:table-row table:style-name="ro1">
          <table:table-cell/>
          <table:table-cell office:value-type="string" calcext:value-type="string">
            <text:p>DCC</text:p>
          </table:table-cell>
          <table:table-cell office:value-type="date" office:date-value="2020-02-05T18:51:00" calcext:value-type="date">
            <text:p>2020-02-05 18:51:00</text:p>
          </table:table-cell>
          <table:table-cell office:value-type="float" office:value="1931" calcext:value-type="float">
            <text:p>1931</text:p>
          </table:table-cell>
          <table:table-cell office:value-type="float" office:value="8354" calcext:value-type="float">
            <text:p>8354</text:p>
          </table:table-cell>
          <table:table-cell office:value-type="string" calcext:value-type="string">
            <text:p>University</text:p>
          </table:table-cell>
          <table:table-cell office:value-type="string" calcext:value-type="string">
            <text:p>media/1581879194690.jpg</text:p>
          </table:table-cell>
          <table:table-cell office:value-type="float" office:value="32.768185" calcext:value-type="float">
            <text:p>32.768185</text:p>
          </table:table-cell>
          <table:table-cell office:value-type="float" office:value="-117.017797" calcext:value-type="float">
            <text:p>-117.01779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table:number-columns-repeated="3" office:value-type="string" calcext:value-type="string">
            <text:p>no</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Decorative elements undetermined; does have dove design on roof tile facings.</text:p>
          </table:table-cell>
          <table:table-cell table:number-columns-repeated="2" office:value-type="string" calcext:value-type="string">
            <text:p>uuid:d3864b17-6a02-411a-a79c-cf1ef7c8eea3</text:p>
          </table:table-cell>
        </table:table-row>
        <table:table-row table:style-name="ro1">
          <table:table-cell/>
          <table:table-cell office:value-type="string" calcext:value-type="string">
            <text:p>RK</text:p>
          </table:table-cell>
          <table:table-cell office:value-type="date" office:date-value="2020-02-08T18:16:00" calcext:value-type="date">
            <text:p>2020-02-08 18:16:00</text:p>
          </table:table-cell>
          <table:table-cell office:value-type="float" office:value="1937" calcext:value-type="float">
            <text:p>1937</text:p>
          </table:table-cell>
          <table:table-cell office:value-type="float" office:value="8387" calcext:value-type="float">
            <text:p>8387</text:p>
          </table:table-cell>
          <table:table-cell office:value-type="string" calcext:value-type="string">
            <text:p>University Avenue</text:p>
          </table:table-cell>
          <table:table-cell office:value-type="string" calcext:value-type="string">
            <text:p>media/1581186442799.jpg</text:p>
          </table:table-cell>
          <table:table-cell office:value-type="float" office:value="32.768145" calcext:value-type="float">
            <text:p>32.768145</text:p>
          </table:table-cell>
          <table:table-cell office:value-type="float" office:value="-117.016893" calcext:value-type="float">
            <text:p>-117.016893</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minimal_trad</text:p>
          </table:table-cell>
          <table:table-cell table:number-columns-repeated="7" office:value-type="string" calcext:value-type="string">
            <text:p>yes</text:p>
          </table:table-cell>
          <table:table-cell office:value-type="string" calcext:value-type="string">
            <text:p>more_research</text:p>
          </table:table-cell>
          <table:table-cell office:value-type="string" calcext:value-type="string">
            <text:p>Still working on this. A picture when house is not shaded is necessary. Has solar panels, a wooden deck built on the right side and the original unattached garage. Many aspects of this property appear to make it a possible candidate.</text:p>
          </table:table-cell>
          <table:table-cell table:number-columns-repeated="2" office:value-type="string" calcext:value-type="string">
            <text:p>uuid:b7a6ccd3-0edc-44db-8d4b-ce4f6b9f0aef</text:p>
          </table:table-cell>
        </table:table-row>
        <table:table-row table:style-name="ro1">
          <table:table-cell/>
          <table:table-cell office:value-type="string" calcext:value-type="string">
            <text:p>RK</text:p>
          </table:table-cell>
          <table:table-cell office:value-type="date" office:date-value="2020-02-08T18:29:00" calcext:value-type="date">
            <text:p>2020-02-08 18:29:00</text:p>
          </table:table-cell>
          <table:table-cell office:value-type="float" office:value="1995" calcext:value-type="float">
            <text:p>1995</text:p>
          </table:table-cell>
          <table:table-cell office:value-type="float" office:value="8375" calcext:value-type="float">
            <text:p>8375</text:p>
          </table:table-cell>
          <table:table-cell office:value-type="string" calcext:value-type="string">
            <text:p>University Avenue</text:p>
          </table:table-cell>
          <table:table-cell office:value-type="string" calcext:value-type="string">
            <text:p>media/1581186762742.jpg</text:p>
          </table:table-cell>
          <table:table-cell office:value-type="float" office:value="32.768096" calcext:value-type="float">
            <text:p>32.768096</text:p>
          </table:table-cell>
          <table:table-cell office:value-type="float" office:value="-117.017156" calcext:value-type="float">
            <text:p>-117.017156</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undetermined</text:p>
          </table:table-cell>
          <table:table-cell table:number-columns-repeated="3" office:value-type="string" calcext:value-type="string">
            <text:p>no</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undetermined</text:p>
          </table:table-cell>
          <table:table-cell office:value-type="string" calcext:value-type="string">
            <text:p>non_candidate</text:p>
          </table:table-cell>
          <table:table-cell office:value-type="string" calcext:value-type="string">
            <text:p>Completely remodeled dentist office (La Mesa Hills Dentristry). Collector states year built is 1995 which may be a remodel date.</text:p>
          </table:table-cell>
          <table:table-cell table:number-columns-repeated="2" office:value-type="string" calcext:value-type="string">
            <text:p>uuid:390c67cb-06dc-4fcf-bfaa-1bc23621526d</text:p>
          </table:table-cell>
        </table:table-row>
        <table:table-row table:style-name="ro1">
          <table:table-cell/>
          <table:table-cell office:value-type="string" calcext:value-type="string">
            <text:p>RK</text:p>
          </table:table-cell>
          <table:table-cell office:value-type="date" office:date-value="2020-02-08T18:41:00" calcext:value-type="date">
            <text:p>2020-02-08 18:41:00</text:p>
          </table:table-cell>
          <table:table-cell office:value-type="float" office:value="0" calcext:value-type="float">
            <text:p>0</text:p>
          </table:table-cell>
          <table:table-cell office:value-type="float" office:value="8378" calcext:value-type="float">
            <text:p>8378</text:p>
          </table:table-cell>
          <table:table-cell office:value-type="string" calcext:value-type="string">
            <text:p>University Avenue</text:p>
          </table:table-cell>
          <table:table-cell office:value-type="string" calcext:value-type="string">
            <text:p>media/1581187382881.jpg</text:p>
          </table:table-cell>
          <table:table-cell office:value-type="float" office:value="32.768327" calcext:value-type="float">
            <text:p>32.768327</text:p>
          </table:table-cell>
          <table:table-cell office:value-type="float" office:value="-117.016886" calcext:value-type="float">
            <text:p>-117.016886</text:p>
          </table:table-cell>
          <table:table-cell table:number-columns-repeated="2" office:value-type="float" office:value="0" calcext:value-type="float">
            <text:p>0</text:p>
          </table:table-cell>
          <table:table-cell office:value-type="string" calcext:value-type="string">
            <text:p>residential</text:p>
          </table:table-cell>
          <table:table-cell/>
          <table:table-cell table:number-columns-repeated="5" office:value-type="string" calcext:value-type="string">
            <text:p>undetermined</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8 unit apartment complex, parking in rear, more information necessary as there is no year built in the Collector.</text:p>
          </table:table-cell>
          <table:table-cell table:number-columns-repeated="2" office:value-type="string" calcext:value-type="string">
            <text:p>uuid:5d9c4454-53f5-4f30-b750-0b4fdfaff14b</text:p>
          </table:table-cell>
        </table:table-row>
        <table:table-row table:style-name="ro1">
          <table:table-cell/>
          <table:table-cell office:value-type="string" calcext:value-type="string">
            <text:p>RK</text:p>
          </table:table-cell>
          <table:table-cell office:value-type="date" office:date-value="2020-02-08T18:48:00" calcext:value-type="date">
            <text:p>2020-02-08 18:48:00</text:p>
          </table:table-cell>
          <table:table-cell office:value-type="float" office:value="1931" calcext:value-type="float">
            <text:p>1931</text:p>
          </table:table-cell>
          <table:table-cell office:value-type="float" office:value="8372" calcext:value-type="float">
            <text:p>8372</text:p>
          </table:table-cell>
          <table:table-cell office:value-type="string" calcext:value-type="string">
            <text:p>University Avenue</text:p>
          </table:table-cell>
          <table:table-cell office:value-type="string" calcext:value-type="string">
            <text:p>media/1581187798391.jpg</text:p>
          </table:table-cell>
          <table:table-cell office:value-type="float" office:value="32.768334" calcext:value-type="float">
            <text:p>32.768334</text:p>
          </table:table-cell>
          <table:table-cell office:value-type="float" office:value="-117.017118" calcext:value-type="float">
            <text:p>-117.017118</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early_modern</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The Phoenix Down Salon and Spa beauty salon, possible extensive remodeling but more than anything, has new windows.</text:p>
          </table:table-cell>
          <table:table-cell table:number-columns-repeated="2" office:value-type="string" calcext:value-type="string">
            <text:p>uuid:e7bb3d72-a2e6-4659-832e-063aaab3f506</text:p>
          </table:table-cell>
        </table:table-row>
        <table:table-row table:style-name="ro1">
          <table:table-cell/>
          <table:table-cell office:value-type="string" calcext:value-type="string">
            <text:p>RK</text:p>
          </table:table-cell>
          <table:table-cell office:value-type="date" office:date-value="2020-02-08T18:53:00" calcext:value-type="date">
            <text:p>2020-02-08 18:53:00</text:p>
          </table:table-cell>
          <table:table-cell office:value-type="float" office:value="1931" calcext:value-type="float">
            <text:p>1931</text:p>
          </table:table-cell>
          <table:table-cell office:value-type="float" office:value="8366" calcext:value-type="float">
            <text:p>8366</text:p>
          </table:table-cell>
          <table:table-cell office:value-type="string" calcext:value-type="string">
            <text:p>University Avenue</text:p>
          </table:table-cell>
          <table:table-cell office:value-type="string" calcext:value-type="string">
            <text:p>media/1581188107330.jpg</text:p>
          </table:table-cell>
          <table:table-cell office:value-type="float" office:value="32.768276" calcext:value-type="float">
            <text:p>32.768276</text:p>
          </table:table-cell>
          <table:table-cell office:value-type="float" office:value="-117.01727" calcext:value-type="float">
            <text:p>-117.01727</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early_modern</text:p>
          </table:table-cell>
          <table:table-cell table:number-columns-repeated="3" office:value-type="string" calcext:value-type="string">
            <text:p>no</text:p>
          </table:table-cell>
          <table:table-cell office:value-type="string" calcext:value-type="string">
            <text:p>undetermined</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Completely remodeled dentist office. Further research necessary</text:p>
          </table:table-cell>
          <table:table-cell table:number-columns-repeated="2" office:value-type="string" calcext:value-type="string">
            <text:p>uuid:bed6d2e9-ed5a-478b-a4e7-4de34d881afb</text:p>
          </table:table-cell>
        </table:table-row>
        <table:table-row table:style-name="ro1">
          <table:table-cell/>
          <table:table-cell office:value-type="string" calcext:value-type="string">
            <text:p>RK</text:p>
          </table:table-cell>
          <table:table-cell office:value-type="date" office:date-value="2020-02-08T19:32:00" calcext:value-type="date">
            <text:p>2020-02-08 19:32:00</text:p>
          </table:table-cell>
          <table:table-cell office:value-type="float" office:value="1937" calcext:value-type="float">
            <text:p>1937</text:p>
          </table:table-cell>
          <table:table-cell office:value-type="float" office:value="8439" calcext:value-type="float">
            <text:p>8439</text:p>
          </table:table-cell>
          <table:table-cell office:value-type="string" calcext:value-type="string">
            <text:p>University avenue</text:p>
          </table:table-cell>
          <table:table-cell office:value-type="string" calcext:value-type="string">
            <text:p>media/1581190612370.jpg</text:p>
          </table:table-cell>
          <table:table-cell office:value-type="float" office:value="32.767985" calcext:value-type="float">
            <text:p>32.767985</text:p>
          </table:table-cell>
          <table:table-cell office:value-type="float" office:value="-117.015867" calcext:value-type="float">
            <text:p>-117.015867</text:p>
          </table:table-cell>
          <table:table-cell table:number-columns-repeated="2" office:value-type="float" office:value="0" calcext:value-type="float">
            <text:p>0</text:p>
          </table:table-cell>
          <table:table-cell office:value-type="string" calcext:value-type="string">
            <text:p>government_institutional</text:p>
          </table:table-cell>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Part of Porter Park possibly used by adult center. Has metal pole railings and access ramp. Also has "Built by" placard on front of building. There is also a small building on the left which has the same cobblestone siding/accents (possible utility shed). Have photographs of other elements since it is a public building.</text:p>
          </table:table-cell>
          <table:table-cell table:number-columns-repeated="2" office:value-type="string" calcext:value-type="string">
            <text:p>uuid:f806bc30-f7e2-4e4b-adff-a9a5eed42788</text:p>
          </table:table-cell>
        </table:table-row>
        <table:table-row table:style-name="ro1">
          <table:table-cell/>
          <table:table-cell office:value-type="string" calcext:value-type="string">
            <text:p>RK</text:p>
          </table:table-cell>
          <table:table-cell office:value-type="date" office:date-value="2020-02-08T20:09:00" calcext:value-type="date">
            <text:p>2020-02-08 20:09:00</text:p>
          </table:table-cell>
          <table:table-cell office:value-type="float" office:value="1983" calcext:value-type="float">
            <text:p>1983</text:p>
          </table:table-cell>
          <table:table-cell office:value-type="float" office:value="4975" calcext:value-type="float">
            <text:p>4975</text:p>
          </table:table-cell>
          <table:table-cell office:value-type="string" calcext:value-type="string">
            <text:p>Memorial drive</text:p>
          </table:table-cell>
          <table:table-cell office:value-type="string" calcext:value-type="string">
            <text:p>media/1581192647105.jpg</text:p>
          </table:table-cell>
          <table:table-cell office:value-type="float" office:value="32.769916" calcext:value-type="float">
            <text:p>32.769916</text:p>
          </table:table-cell>
          <table:table-cell office:value-type="float" office:value="-117.015527" calcext:value-type="float">
            <text:p>-117.015527</text:p>
          </table:table-cell>
          <table:table-cell table:number-columns-repeated="2" office:value-type="float" office:value="0" calcext:value-type="float">
            <text:p>0</text:p>
          </table:table-cell>
          <table:table-cell office:value-type="string" calcext:value-type="string">
            <text:p>government_institutional</text:p>
          </table:table-cell>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Big multi-purpose room for community use. Maintained by the City of La Mesa Parks and Recreation.</text:p>
          </table:table-cell>
          <table:table-cell table:number-columns-repeated="2" office:value-type="string" calcext:value-type="string">
            <text:p>uuid:7042fe05-0dc2-4724-a3c3-541c5acf5f67</text:p>
          </table:table-cell>
        </table:table-row>
        <table:table-row table:style-name="ro1">
          <table:table-cell/>
          <table:table-cell office:value-type="string" calcext:value-type="string">
            <text:p>RK</text:p>
          </table:table-cell>
          <table:table-cell office:value-type="date" office:date-value="2020-02-08T20:16:00" calcext:value-type="date">
            <text:p>2020-02-08 20:16:00</text:p>
          </table:table-cell>
          <table:table-cell office:value-type="float" office:value="0" calcext:value-type="float">
            <text:p>0</text:p>
          </table:table-cell>
          <table:table-cell office:value-type="float" office:value="4975" calcext:value-type="float">
            <text:p>4975</text:p>
          </table:table-cell>
          <table:table-cell office:value-type="string" calcext:value-type="string">
            <text:p>Memorial drive</text:p>
          </table:table-cell>
          <table:table-cell office:value-type="string" calcext:value-type="string">
            <text:p>media/1581193104744.jpg</text:p>
          </table:table-cell>
          <table:table-cell office:value-type="float" office:value="32.769746" calcext:value-type="float">
            <text:p>32.769746</text:p>
          </table:table-cell>
          <table:table-cell office:value-type="float" office:value="-117.015603" calcext:value-type="float">
            <text:p>-117.015603</text:p>
          </table:table-cell>
          <table:table-cell table:number-columns-repeated="2" office:value-type="float" office:value="0" calcext:value-type="float">
            <text:p>0</text:p>
          </table:table-cell>
          <table:table-cell office:value-type="string" calcext:value-type="string">
            <text:p>government_institutional</text:p>
          </table:table-cell>
          <table:table-cell/>
          <table:table-cell office:value-type="string" calcext:value-type="string">
            <text:p>post_modern</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more_research</text:p>
          </table:table-cell>
          <table:table-cell office:value-type="string" calcext:value-type="string">
            <text:p>Recreation Center maintained by La Mesa Parks and Recreation. Gymnastics/basketball/etc. There is a placard on the Community Center adjacent which states it was built in 1983, unsure if the date applies to the Recreation Center as well. More research is necessary.</text:p>
          </table:table-cell>
          <table:table-cell table:number-columns-repeated="2" office:value-type="string" calcext:value-type="string">
            <text:p>uuid:cba68d97-e0e7-408b-a9c6-67e14c0ea28e</text:p>
          </table:table-cell>
        </table:table-row>
        <table:table-row table:style-name="ro1">
          <table:table-cell/>
          <table:table-cell office:value-type="string" calcext:value-type="string">
            <text:p>RK</text:p>
          </table:table-cell>
          <table:table-cell office:value-type="date" office:date-value="2020-02-08T20:27:00" calcext:value-type="date">
            <text:p>2020-02-08 20:27:00</text:p>
          </table:table-cell>
          <table:table-cell office:value-type="float" office:value="0" calcext:value-type="float">
            <text:p>0</text:p>
          </table:table-cell>
          <table:table-cell/>
          <table:table-cell office:value-type="string" calcext:value-type="string">
            <text:p>Memorial drive</text:p>
          </table:table-cell>
          <table:table-cell office:value-type="string" calcext:value-type="string">
            <text:p>media/1581193701631.jpg</text:p>
          </table:table-cell>
          <table:table-cell office:value-type="float" office:value="32.770761" calcext:value-type="float">
            <text:p>32.770761</text:p>
          </table:table-cell>
          <table:table-cell office:value-type="float" office:value="-117.015558" calcext:value-type="float">
            <text:p>-117.015558</text:p>
          </table:table-cell>
          <table:table-cell table:number-columns-repeated="2" office:value-type="float" office:value="0" calcext:value-type="float">
            <text:p>0</text:p>
          </table:table-cell>
          <table:table-cell office:value-type="string" calcext:value-type="string">
            <text:p>structures_objects</text:p>
          </table:table-cell>
          <table:table-cell table:number-columns-repeated="2"/>
          <table:table-cell table:number-columns-repeated="4" office:value-type="string" calcext:value-type="string">
            <text:p>undetermined</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More research warranted</text:p>
          </table:table-cell>
          <table:table-cell table:number-columns-repeated="2" office:value-type="string" calcext:value-type="string">
            <text:p>uuid:fd5abd1a-f9a5-4e68-bb5b-412ce768ec4b</text:p>
          </table:table-cell>
        </table:table-row>
        <table:table-row table:style-name="ro1">
          <table:table-cell/>
          <table:table-cell office:value-type="string" calcext:value-type="string">
            <text:p>RK</text:p>
          </table:table-cell>
          <table:table-cell office:value-type="date" office:date-value="2020-02-08T20:42:00" calcext:value-type="date">
            <text:p>2020-02-08 20:42:00</text:p>
          </table:table-cell>
          <table:table-cell office:value-type="float" office:value="1954" calcext:value-type="float">
            <text:p>1954</text:p>
          </table:table-cell>
          <table:table-cell office:value-type="float" office:value="5080" calcext:value-type="float">
            <text:p>5080</text:p>
          </table:table-cell>
          <table:table-cell office:value-type="string" calcext:value-type="string">
            <text:p>Memorial drive</text:p>
          </table:table-cell>
          <table:table-cell office:value-type="string" calcext:value-type="string">
            <text:p>media/1581194609774.jpg</text:p>
          </table:table-cell>
          <table:table-cell office:value-type="float" office:value="32.770944" calcext:value-type="float">
            <text:p>32.770944</text:p>
          </table:table-cell>
          <table:table-cell office:value-type="float" office:value="-117.017033" calcext:value-type="float">
            <text:p>-117.017033</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modern</text:p>
          </table:table-cell>
          <table:table-cell table:number-columns-repeated="4" office:value-type="string" calcext:value-type="string">
            <text:p>undetermined</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more_research</text:p>
          </table:table-cell>
          <table:table-cell office:value-type="string" calcext:value-type="string">
            <text:p>Building appears to be a former clubhouse for the 9-hole Sun Valley golf course/golf area . As the golf course was built in 1954, it is possible the clubhouse was as well. Appears to be in disrepair and has been unused for some time</text:p>
          </table:table-cell>
          <table:table-cell table:number-columns-repeated="2" office:value-type="string" calcext:value-type="string">
            <text:p>uuid:03d55aa4-44f5-44e8-8304-89ee49b239d0</text:p>
          </table:table-cell>
        </table:table-row>
        <table:table-row table:style-name="ro1">
          <table:table-cell/>
          <table:table-cell office:value-type="string" calcext:value-type="string">
            <text:p>RK</text:p>
          </table:table-cell>
          <table:table-cell office:value-type="date" office:date-value="2020-02-08T20:50:00" calcext:value-type="date">
            <text:p>2020-02-08 20:50:00</text:p>
          </table:table-cell>
          <table:table-cell office:value-type="float" office:value="1952" calcext:value-type="float">
            <text:p>1952</text:p>
          </table:table-cell>
          <table:table-cell office:value-type="float" office:value="5100" calcext:value-type="float">
            <text:p>5100</text:p>
          </table:table-cell>
          <table:table-cell office:value-type="string" calcext:value-type="string">
            <text:p>Memorial Drive</text:p>
          </table:table-cell>
          <table:table-cell office:value-type="string" calcext:value-type="string">
            <text:p>media/1581195366022.jpg</text:p>
          </table:table-cell>
          <table:table-cell office:value-type="float" office:value="32.771355" calcext:value-type="float">
            <text:p>32.771355</text:p>
          </table:table-cell>
          <table:table-cell office:value-type="float" office:value="-117.01783" calcext:value-type="float">
            <text:p>-117.01783</text:p>
          </table:table-cell>
          <table:table-cell table:number-columns-repeated="2" office:value-type="float" office:value="0" calcext:value-type="float">
            <text:p>0</text:p>
          </table:table-cell>
          <table:table-cell office:value-type="string" calcext:value-type="string">
            <text:p>government_institutional</text:p>
          </table:table-cell>
          <table:table-cell/>
          <table:table-cell office:value-type="string" calcext:value-type="string">
            <text:p>modern</text:p>
          </table:table-cell>
          <table:table-cell office:value-type="string" calcext:value-type="string">
            <text:p>undetermined</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Pool was built in 1952 but was renovated in 1990. According to the SanDiegoreader.com, Greg Louganis of Olympic Fame (1976 games in Montreal, 1 silver medal; 1984 games in Los Angeles, 2 gold medals; 1988 games in Seoul, 2 gold medals), learned to dive at the La Mesa municipal pool. Also according to the website above, the wall tiles above the water fountains, including the depiction of a fish, are from 1952 as well as the motorized roofs above the locker rooms.</text:p>
          </table:table-cell>
          <table:table-cell table:number-columns-repeated="2" office:value-type="string" calcext:value-type="string">
            <text:p>uuid:ec13762c-dfb7-43b2-a188-f4976ea8cde2</text:p>
          </table:table-cell>
        </table:table-row>
        <table:table-row table:style-name="ro1">
          <table:table-cell/>
          <table:table-cell office:value-type="string" calcext:value-type="string">
            <text:p>Kc</text:p>
          </table:table-cell>
          <table:table-cell office:value-type="date" office:date-value="2020-02-16T00:07:00" calcext:value-type="date">
            <text:p>2020-02-16 00:07:00</text:p>
          </table:table-cell>
          <table:table-cell office:value-type="float" office:value="1950" calcext:value-type="float">
            <text:p>1950</text:p>
          </table:table-cell>
          <table:table-cell office:value-type="float" office:value="8103" calcext:value-type="float">
            <text:p>8103</text:p>
          </table:table-cell>
          <table:table-cell office:value-type="string" calcext:value-type="string">
            <text:p>Commercial</text:p>
          </table:table-cell>
          <table:table-cell office:value-type="string" calcext:value-type="string">
            <text:p>media/1582138611648.jpg</text:p>
          </table:table-cell>
          <table:table-cell office:value-type="float" office:value="32.771724" calcext:value-type="float">
            <text:p>32.771724</text:p>
          </table:table-cell>
          <table:table-cell office:value-type="float" office:value="-117.023672" calcext:value-type="float">
            <text:p>-117.02367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undetermined</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more_research</text:p>
          </table:table-cell>
          <table:table-cell/>
          <table:table-cell table:number-columns-repeated="2" office:value-type="string" calcext:value-type="string">
            <text:p>uuid:5a8d602f-ef3f-42ae-99a1-b024ddb4cbd2</text:p>
          </table:table-cell>
        </table:table-row>
        <table:table-row table:style-name="ro1">
          <table:table-cell/>
          <table:table-cell office:value-type="string" calcext:value-type="string">
            <text:p>Kc</text:p>
          </table:table-cell>
          <table:table-cell office:value-type="date" office:date-value="2020-02-16T00:13:00" calcext:value-type="date">
            <text:p>2020-02-16 00:13:00</text:p>
          </table:table-cell>
          <table:table-cell/>
          <table:table-cell office:value-type="float" office:value="8107" calcext:value-type="float">
            <text:p>8107</text:p>
          </table:table-cell>
          <table:table-cell office:value-type="string" calcext:value-type="string">
            <text:p>Commercial</text:p>
          </table:table-cell>
          <table:table-cell office:value-type="string" calcext:value-type="string">
            <text:p>media/1582138175724.jpg</text:p>
          </table:table-cell>
          <table:table-cell office:value-type="float" office:value="32.772903" calcext:value-type="float">
            <text:p>32.772903</text:p>
          </table:table-cell>
          <table:table-cell office:value-type="float" office:value="-117.023762" calcext:value-type="float">
            <text:p>-117.02376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undetermined</text:p>
          </table:table-cell>
          <table:table-cell table:number-columns-repeated="2" office:value-type="string" calcext:value-type="string">
            <text:p>yes</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yes</text:p>
          </table:table-cell>
          <table:table-cell office:value-type="string" calcext:value-type="string">
            <text:p>non_candidate</text:p>
          </table:table-cell>
          <table:table-cell/>
          <table:table-cell table:number-columns-repeated="2" office:value-type="string" calcext:value-type="string">
            <text:p>uuid:4c0d9b91-d273-4485-85db-3bc85e9ff092</text:p>
          </table:table-cell>
        </table:table-row>
        <table:table-row table:style-name="ro1">
          <table:table-cell/>
          <table:table-cell office:value-type="string" calcext:value-type="string">
            <text:p>KC</text:p>
          </table:table-cell>
          <table:table-cell office:value-type="date" office:date-value="2020-02-16T00:18:00" calcext:value-type="date">
            <text:p>2020-02-16 00:18:00</text:p>
          </table:table-cell>
          <table:table-cell office:value-type="float" office:value="1956" calcext:value-type="float">
            <text:p>1956</text:p>
          </table:table-cell>
          <table:table-cell office:value-type="float" office:value="8120" calcext:value-type="float">
            <text:p>8120</text:p>
          </table:table-cell>
          <table:table-cell office:value-type="string" calcext:value-type="string">
            <text:p>Commercial</text:p>
          </table:table-cell>
          <table:table-cell office:value-type="string" calcext:value-type="string">
            <text:p>media/1582137694091.jpg</text:p>
          </table:table-cell>
          <table:table-cell office:value-type="float" office:value="32.772989" calcext:value-type="float">
            <text:p>32.772989</text:p>
          </table:table-cell>
          <table:table-cell office:value-type="float" office:value="-117.023697" calcext:value-type="float">
            <text:p>-117.02369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story</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yes</text:p>
          </table:table-cell>
          <table:table-cell table:number-columns-repeated="4"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6e99b45c-144b-4809-ab5a-62e674b2210e</text:p>
          </table:table-cell>
        </table:table-row>
        <table:table-row table:style-name="ro1">
          <table:table-cell/>
          <table:table-cell office:value-type="string" calcext:value-type="string">
            <text:p>Kc</text:p>
          </table:table-cell>
          <table:table-cell office:value-type="date" office:date-value="2020-02-16T00:21:00" calcext:value-type="date">
            <text:p>2020-02-16 00:21:00</text:p>
          </table:table-cell>
          <table:table-cell office:value-type="float" office:value="1950" calcext:value-type="float">
            <text:p>1950</text:p>
          </table:table-cell>
          <table:table-cell office:value-type="float" office:value="8110" calcext:value-type="float">
            <text:p>8110</text:p>
          </table:table-cell>
          <table:table-cell office:value-type="string" calcext:value-type="string">
            <text:p>Commercial</text:p>
          </table:table-cell>
          <table:table-cell office:value-type="string" calcext:value-type="string">
            <text:p>media/1582138040870.jpg</text:p>
          </table:table-cell>
          <table:table-cell office:value-type="float" office:value="32.77284" calcext:value-type="float">
            <text:p>32.77284</text:p>
          </table:table-cell>
          <table:table-cell office:value-type="float" office:value="-117.023857" calcext:value-type="float">
            <text:p>-117.02385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7"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104d55a6-f039-48b2-bf61-74110ddabf8c</text:p>
          </table:table-cell>
        </table:table-row>
        <table:table-row table:style-name="ro1">
          <table:table-cell/>
          <table:table-cell office:value-type="string" calcext:value-type="string">
            <text:p>KC</text:p>
          </table:table-cell>
          <table:table-cell office:value-type="date" office:date-value="2020-02-16T00:23:00" calcext:value-type="date">
            <text:p>2020-02-16 00:23:00</text:p>
          </table:table-cell>
          <table:table-cell/>
          <table:table-cell office:value-type="float" office:value="8109" calcext:value-type="float">
            <text:p>8109</text:p>
          </table:table-cell>
          <table:table-cell office:value-type="string" calcext:value-type="string">
            <text:p>Commercial</text:p>
          </table:table-cell>
          <table:table-cell office:value-type="string" calcext:value-type="string">
            <text:p>media/1582138324276.jpg</text:p>
          </table:table-cell>
          <table:table-cell office:value-type="float" office:value="32.773074" calcext:value-type="float">
            <text:p>32.773074</text:p>
          </table:table-cell>
          <table:table-cell office:value-type="float" office:value="-117.023619" calcext:value-type="float">
            <text:p>-117.02361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office:value-type="string" calcext:value-type="string">
            <text:p>yes</text:p>
          </table:table-cell>
          <table:table-cell table:number-columns-repeated="2" office:value-type="string" calcext:value-type="string">
            <text:p>no</text:p>
          </table:table-cell>
          <table:table-cell table:number-columns-repeated="3" office:value-type="string" calcext:value-type="string">
            <text:p>undetermined</text:p>
          </table:table-cell>
          <table:table-cell office:value-type="string" calcext:value-type="string">
            <text:p>yes</text:p>
          </table:table-cell>
          <table:table-cell office:value-type="string" calcext:value-type="string">
            <text:p>non_candidate</text:p>
          </table:table-cell>
          <table:table-cell/>
          <table:table-cell table:number-columns-repeated="2" office:value-type="string" calcext:value-type="string">
            <text:p>uuid:1b86e8eb-9711-4345-9be9-c36c79e0da47</text:p>
          </table:table-cell>
        </table:table-row>
        <table:table-row table:style-name="ro1">
          <table:table-cell/>
          <table:table-cell office:value-type="string" calcext:value-type="string">
            <text:p>Kc</text:p>
          </table:table-cell>
          <table:table-cell office:value-type="date" office:date-value="2020-02-16T00:26:00" calcext:value-type="date">
            <text:p>2020-02-16 00:26:00</text:p>
          </table:table-cell>
          <table:table-cell office:value-type="float" office:value="1980" calcext:value-type="float">
            <text:p>1980</text:p>
          </table:table-cell>
          <table:table-cell office:value-type="float" office:value="8100" calcext:value-type="float">
            <text:p>8100</text:p>
          </table:table-cell>
          <table:table-cell office:value-type="string" calcext:value-type="string">
            <text:p>Commercial</text:p>
          </table:table-cell>
          <table:table-cell office:value-type="string" calcext:value-type="string">
            <text:p>media/1582138529485.jpg</text:p>
          </table:table-cell>
          <table:table-cell office:value-type="float" office:value="32.771816" calcext:value-type="float">
            <text:p>32.771816</text:p>
          </table:table-cell>
          <table:table-cell office:value-type="float" office:value="-117.023673" calcext:value-type="float">
            <text:p>-117.02367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undetermined</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non_candidate</text:p>
          </table:table-cell>
          <table:table-cell/>
          <table:table-cell table:number-columns-repeated="2" office:value-type="string" calcext:value-type="string">
            <text:p>uuid:e1b635d5-5d88-4dc1-9205-436aa5cd6bb8</text:p>
          </table:table-cell>
        </table:table-row>
        <table:table-row table:style-name="ro1">
          <table:table-cell/>
          <table:table-cell office:value-type="string" calcext:value-type="string">
            <text:p>KC</text:p>
          </table:table-cell>
          <table:table-cell office:value-type="date" office:date-value="2020-02-16T00:26:00" calcext:value-type="date">
            <text:p>2020-02-16 00:26:00</text:p>
          </table:table-cell>
          <table:table-cell office:value-type="float" office:value="1980" calcext:value-type="float">
            <text:p>1980</text:p>
          </table:table-cell>
          <table:table-cell office:value-type="float" office:value="8100" calcext:value-type="float">
            <text:p>8100</text:p>
          </table:table-cell>
          <table:table-cell office:value-type="string" calcext:value-type="string">
            <text:p>Commercial</text:p>
          </table:table-cell>
          <table:table-cell office:value-type="string" calcext:value-type="string">
            <text:p>media/1582137913677.jpg</text:p>
          </table:table-cell>
          <table:table-cell office:value-type="float" office:value="32.772948" calcext:value-type="float">
            <text:p>32.772948</text:p>
          </table:table-cell>
          <table:table-cell office:value-type="float" office:value="-117.023637" calcext:value-type="float">
            <text:p>-117.02363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table:number-columns-repeated="7"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0c00decc-9b18-4bfc-8fb2-1e1ab512a78e</text:p>
          </table:table-cell>
        </table:table-row>
        <table:table-row table:style-name="ro1">
          <table:table-cell/>
          <table:table-cell office:value-type="string" calcext:value-type="string">
            <text:p>Kc</text:p>
          </table:table-cell>
          <table:table-cell office:value-type="date" office:date-value="2020-02-16T01:07:00" calcext:value-type="date">
            <text:p>2020-02-16 01:07:00</text:p>
          </table:table-cell>
          <table:table-cell office:value-type="float" office:value="1950" calcext:value-type="float">
            <text:p>1950</text:p>
          </table:table-cell>
          <table:table-cell office:value-type="float" office:value="8103" calcext:value-type="float">
            <text:p>8103</text:p>
          </table:table-cell>
          <table:table-cell office:value-type="string" calcext:value-type="string">
            <text:p>Commercial St</text:p>
          </table:table-cell>
          <table:table-cell office:value-type="string" calcext:value-type="string">
            <text:p>media/1582016453499.jpg</text:p>
          </table:table-cell>
          <table:table-cell office:value-type="float" office:value="32.7068" calcext:value-type="float">
            <text:p>32.7068</text:p>
          </table:table-cell>
          <table:table-cell office:value-type="float" office:value="-117.032946" calcext:value-type="float">
            <text:p>-117.03294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undetermined</text:p>
          </table:table-cell>
          <table:table-cell table:number-columns-repeated="5" office:value-type="string" calcext:value-type="string">
            <text:p>no</text:p>
          </table:table-cell>
          <table:table-cell office:value-type="string" calcext:value-type="string">
            <text:p>undetermined</text:p>
          </table:table-cell>
          <table:table-cell office:value-type="string" calcext:value-type="string">
            <text:p>yes</text:p>
          </table:table-cell>
          <table:table-cell office:value-type="string" calcext:value-type="string">
            <text:p>non_candidate</text:p>
          </table:table-cell>
          <table:table-cell office:value-type="string" calcext:value-type="string">
            <text:p>New windows and tar and gravel roof!</text:p>
          </table:table-cell>
          <table:table-cell table:number-columns-repeated="2" office:value-type="string" calcext:value-type="string">
            <text:p>uuid:50bcaadf-43de-416a-ab7d-cf4a4509a234</text:p>
          </table:table-cell>
        </table:table-row>
        <table:table-row table:style-name="ro1">
          <table:table-cell/>
          <table:table-cell office:value-type="string" calcext:value-type="string">
            <text:p>Dcc</text:p>
          </table:table-cell>
          <table:table-cell office:value-type="date" office:date-value="2020-02-16T18:07:00" calcext:value-type="date">
            <text:p>2020-02-16 18:07:00</text:p>
          </table:table-cell>
          <table:table-cell office:value-type="float" office:value="1937" calcext:value-type="float">
            <text:p>1937</text:p>
          </table:table-cell>
          <table:table-cell office:value-type="float" office:value="8360" calcext:value-type="float">
            <text:p>8360</text:p>
          </table:table-cell>
          <table:table-cell office:value-type="string" calcext:value-type="string">
            <text:p>University</text:p>
          </table:table-cell>
          <table:table-cell office:value-type="string" calcext:value-type="string">
            <text:p>media/1581878020539.jpg</text:p>
          </table:table-cell>
          <table:table-cell office:value-type="float" office:value="32.768228" calcext:value-type="float">
            <text:p>32.768228</text:p>
          </table:table-cell>
          <table:table-cell office:value-type="float" office:value="-117.017461" calcext:value-type="float">
            <text:p>-117.01746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building_structure</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more_research</text:p>
          </table:table-cell>
          <table:table-cell office:value-type="string" calcext:value-type="string">
            <text:p>Time period undetermined; front entrance may have been relocated to side street. Detached apartment directly behind.</text:p>
          </table:table-cell>
          <table:table-cell table:number-columns-repeated="2" office:value-type="string" calcext:value-type="string">
            <text:p>uuid:1f9fe781-b75f-464a-85de-6b6ae94c11d4</text:p>
          </table:table-cell>
        </table:table-row>
        <table:table-row table:style-name="ro1">
          <table:table-cell/>
          <table:table-cell office:value-type="string" calcext:value-type="string">
            <text:p>RK</text:p>
          </table:table-cell>
          <table:table-cell office:value-type="date" office:date-value="2020-02-16T18:59:00" calcext:value-type="date">
            <text:p>2020-02-16 18:59:00</text:p>
          </table:table-cell>
          <table:table-cell office:value-type="float" office:value="1931" calcext:value-type="float">
            <text:p>1931</text:p>
          </table:table-cell>
          <table:table-cell office:value-type="float" office:value="8346" calcext:value-type="float">
            <text:p>8346</text:p>
          </table:table-cell>
          <table:table-cell office:value-type="string" calcext:value-type="string">
            <text:p>University Ave</text:p>
          </table:table-cell>
          <table:table-cell office:value-type="string" calcext:value-type="string">
            <text:p>media/1581879673135.jpg</text:p>
          </table:table-cell>
          <table:table-cell office:value-type="float" office:value="32.768122" calcext:value-type="float">
            <text:p>32.768122</text:p>
          </table:table-cell>
          <table:table-cell office:value-type="float" office:value="-117.017913" calcext:value-type="float">
            <text:p>-117.017913</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early_modern</text:p>
          </table:table-cell>
          <table:table-cell office:value-type="string" calcext:value-type="string">
            <text:p>no</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Marie Monet day spa. Has an unattached updated garage along with newer windows and newer stucco</text:p>
          </table:table-cell>
          <table:table-cell table:number-columns-repeated="2" office:value-type="string" calcext:value-type="string">
            <text:p>uuid:1f8d7c6c-3065-4a94-98cd-565c3499cd3e</text:p>
          </table:table-cell>
        </table:table-row>
        <table:table-row table:style-name="ro1">
          <table:table-cell/>
          <table:table-cell office:value-type="string" calcext:value-type="string">
            <text:p>DCC</text:p>
          </table:table-cell>
          <table:table-cell office:value-type="date" office:date-value="2020-02-16T19:03:00" calcext:value-type="date">
            <text:p>2020-02-16 19:03:00</text:p>
          </table:table-cell>
          <table:table-cell office:value-type="float" office:value="1931" calcext:value-type="float">
            <text:p>1931</text:p>
          </table:table-cell>
          <table:table-cell office:value-type="float" office:value="8340" calcext:value-type="float">
            <text:p>8340</text:p>
          </table:table-cell>
          <table:table-cell office:value-type="string" calcext:value-type="string">
            <text:p>University</text:p>
          </table:table-cell>
          <table:table-cell office:value-type="string" calcext:value-type="string">
            <text:p>media/1581879892906.jpg</text:p>
          </table:table-cell>
          <table:table-cell office:value-type="float" office:value="32.768089" calcext:value-type="float">
            <text:p>32.768089</text:p>
          </table:table-cell>
          <table:table-cell office:value-type="float" office:value="-117.018137" calcext:value-type="float">
            <text:p>-117.01813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office:value-type="string" calcext:value-type="string">
            <text:p>no</text:p>
          </table:table-cell>
          <table:table-cell table:number-columns-repeated="4"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non_candidate</text:p>
          </table:table-cell>
          <table:table-cell office:value-type="string" calcext:value-type="string">
            <text:p>Some windows appear to have been changed; chimney may be original structure. Porch appears to be original. Craftsman/Spanish bungalow.</text:p>
          </table:table-cell>
          <table:table-cell table:number-columns-repeated="2" office:value-type="string" calcext:value-type="string">
            <text:p>uuid:d60d5356-1a5f-4a5c-a5dd-4dfb2f7f3f95</text:p>
          </table:table-cell>
        </table:table-row>
        <table:table-row table:style-name="ro1">
          <table:table-cell/>
          <table:table-cell office:value-type="string" calcext:value-type="string">
            <text:p>RK</text:p>
          </table:table-cell>
          <table:table-cell office:value-type="date" office:date-value="2020-02-16T19:12:00" calcext:value-type="date">
            <text:p>2020-02-16 19:12:00</text:p>
          </table:table-cell>
          <table:table-cell office:value-type="float" office:value="0" calcext:value-type="float">
            <text:p>0</text:p>
          </table:table-cell>
          <table:table-cell office:value-type="float" office:value="8334" calcext:value-type="float">
            <text:p>8334</text:p>
          </table:table-cell>
          <table:table-cell office:value-type="string" calcext:value-type="string">
            <text:p>University Ave</text:p>
          </table:table-cell>
          <table:table-cell office:value-type="string" calcext:value-type="string">
            <text:p>media/1581880422665.jpg</text:p>
          </table:table-cell>
          <table:table-cell office:value-type="float" office:value="32.768079" calcext:value-type="float">
            <text:p>32.768079</text:p>
          </table:table-cell>
          <table:table-cell office:value-type="float" office:value="-117.018275" calcext:value-type="float">
            <text:p>-117.018275</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undetermined</text:p>
          </table:table-cell>
          <table:table-cell table:number-columns-repeated="3" office:value-type="string" calcext:value-type="string">
            <text:p>no</text:p>
          </table:table-cell>
          <table:table-cell office:value-type="string" calcext:value-type="string">
            <text:p>undetermined</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office:value-type="string" calcext:value-type="string">
            <text:p>Currently a dentist office, appears to have a great amount of remodeling.</text:p>
          </table:table-cell>
          <table:table-cell table:number-columns-repeated="2" office:value-type="string" calcext:value-type="string">
            <text:p>uuid:34f9b53d-fd3e-4647-a3db-b2bfc3b11c7e</text:p>
          </table:table-cell>
        </table:table-row>
        <table:table-row table:style-name="ro1">
          <table:table-cell/>
          <table:table-cell office:value-type="string" calcext:value-type="string">
            <text:p>DCC</text:p>
          </table:table-cell>
          <table:table-cell office:value-type="date" office:date-value="2020-02-16T19:15:00" calcext:value-type="date">
            <text:p>2020-02-16 19:15:00</text:p>
          </table:table-cell>
          <table:table-cell office:value-type="float" office:value="1920" calcext:value-type="float">
            <text:p>1920</text:p>
          </table:table-cell>
          <table:table-cell office:value-type="float" office:value="8330" calcext:value-type="float">
            <text:p>8330</text:p>
          </table:table-cell>
          <table:table-cell office:value-type="string" calcext:value-type="string">
            <text:p>University</text:p>
          </table:table-cell>
          <table:table-cell office:value-type="string" calcext:value-type="string">
            <text:p>media/1581880555083.jpg</text:p>
          </table:table-cell>
          <table:table-cell office:value-type="float" office:value="32.768033" calcext:value-type="float">
            <text:p>32.768033</text:p>
          </table:table-cell>
          <table:table-cell office:value-type="float" office:value="-117.018438" calcext:value-type="float">
            <text:p>-117.01843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raftsman</text:p>
          </table:table-cell>
          <table:table-cell office:value-type="string" calcext:value-type="string">
            <text:p>no</text:p>
          </table:table-cell>
          <table:table-cell office:value-type="string" calcext:value-type="string">
            <text:p>pot_reverse</text:p>
          </table:table-cell>
          <table:table-cell office:value-type="string" calcext:value-type="string">
            <text:p>undetermined</text:p>
          </table:table-cell>
          <table:table-cell office:value-type="string" calcext:value-type="string">
            <text:p>pot_reverse</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more_research</text:p>
          </table:table-cell>
          <table:table-cell office:value-type="string" calcext:value-type="string">
            <text:p>Aluminum framed windows. Bungalow with Spanish stylings.</text:p>
          </table:table-cell>
          <table:table-cell table:number-columns-repeated="2" office:value-type="string" calcext:value-type="string">
            <text:p>uuid:de0c2921-e03c-4409-9ac6-dfcb2120efab</text:p>
          </table:table-cell>
        </table:table-row>
        <table:table-row table:style-name="ro1">
          <table:table-cell/>
          <table:table-cell office:value-type="string" calcext:value-type="string">
            <text:p>DCC</text:p>
          </table:table-cell>
          <table:table-cell office:value-type="date" office:date-value="2020-02-16T19:35:00" calcext:value-type="date">
            <text:p>2020-02-16 19:35:00</text:p>
          </table:table-cell>
          <table:table-cell office:value-type="float" office:value="0" calcext:value-type="float">
            <text:p>0</text:p>
          </table:table-cell>
          <table:table-cell office:value-type="float" office:value="8318" calcext:value-type="float">
            <text:p>8318</text:p>
          </table:table-cell>
          <table:table-cell office:value-type="string" calcext:value-type="string">
            <text:p>University</text:p>
          </table:table-cell>
          <table:table-cell office:value-type="string" calcext:value-type="string">
            <text:p>media/1581881798773.jpg</text:p>
          </table:table-cell>
          <table:table-cell office:value-type="float" office:value="32.768" calcext:value-type="float">
            <text:p>32.768</text:p>
          </table:table-cell>
          <table:table-cell office:value-type="float" office:value="-117.018635" calcext:value-type="float">
            <text:p>-117.01863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office:value-type="string" calcext:value-type="string">
            <text:p>no</text:p>
          </table:table-cell>
          <table:table-cell table:number-columns-repeated="3" office:value-type="string" calcext:value-type="string">
            <text:p>undetermined</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Windows in front appear to be original. The windows on side maybe original some are aluminum. Additions have been made with Ann Arbor on the top floor.</text:p>
          </table:table-cell>
          <table:table-cell table:number-columns-repeated="2" office:value-type="string" calcext:value-type="string">
            <text:p>uuid:9bb4d68f-5ba3-4f4a-8934-bae147f5e9af</text:p>
          </table:table-cell>
        </table:table-row>
        <table:table-row table:style-name="ro1">
          <table:table-cell/>
          <table:table-cell office:value-type="string" calcext:value-type="string">
            <text:p>RK</text:p>
          </table:table-cell>
          <table:table-cell office:value-type="date" office:date-value="2020-02-16T19:42:00" calcext:value-type="date">
            <text:p>2020-02-16 19:42:00</text:p>
          </table:table-cell>
          <table:table-cell office:value-type="float" office:value="1933" calcext:value-type="float">
            <text:p>1933</text:p>
          </table:table-cell>
          <table:table-cell office:value-type="float" office:value="8312" calcext:value-type="float">
            <text:p>8312</text:p>
          </table:table-cell>
          <table:table-cell office:value-type="string" calcext:value-type="string">
            <text:p>University Ave</text:p>
          </table:table-cell>
          <table:table-cell office:value-type="string" calcext:value-type="string">
            <text:p>media/1581882276346.jpg</text:p>
          </table:table-cell>
          <table:table-cell office:value-type="float" office:value="32.767951" calcext:value-type="float">
            <text:p>32.767951</text:p>
          </table:table-cell>
          <table:table-cell office:value-type="float" office:value="-117.01882" calcext:value-type="float">
            <text:p>-117.01882</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early_modern</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yes</text:p>
          </table:table-cell>
          <table:table-cell office:value-type="string" calcext:value-type="string">
            <text:p>pot_reverse</text:p>
          </table:table-cell>
          <table:table-cell office:value-type="string" calcext:value-type="string">
            <text:p>yes</text:p>
          </table:table-cell>
          <table:table-cell office:value-type="string" calcext:value-type="string">
            <text:p>more_research</text:p>
          </table:table-cell>
          <table:table-cell office:value-type="string" calcext:value-type="string">
            <text:p>Porch/entry makes this property possibly not eligible. Property also appears to have aluminium windows.</text:p>
          </table:table-cell>
          <table:table-cell table:number-columns-repeated="2" office:value-type="string" calcext:value-type="string">
            <text:p>uuid:2dda7c46-0c99-4b19-8b56-6f670d35ba31</text:p>
          </table:table-cell>
        </table:table-row>
        <table:table-row table:style-name="ro1">
          <table:table-cell/>
          <table:table-cell office:value-type="string" calcext:value-type="string">
            <text:p>DCC</text:p>
          </table:table-cell>
          <table:table-cell office:value-type="date" office:date-value="2020-02-16T19:45:00" calcext:value-type="date">
            <text:p>2020-02-16 19:45:00</text:p>
          </table:table-cell>
          <table:table-cell office:value-type="float" office:value="1928" calcext:value-type="float">
            <text:p>1928</text:p>
          </table:table-cell>
          <table:table-cell office:value-type="float" office:value="8300" calcext:value-type="float">
            <text:p>8300</text:p>
          </table:table-cell>
          <table:table-cell office:value-type="string" calcext:value-type="string">
            <text:p>University</text:p>
          </table:table-cell>
          <table:table-cell office:value-type="string" calcext:value-type="string">
            <text:p>media/1581882379720.jpg</text:p>
          </table:table-cell>
          <table:table-cell office:value-type="float" office:value="32.767924" calcext:value-type="float">
            <text:p>32.767924</text:p>
          </table:table-cell>
          <table:table-cell office:value-type="float" office:value="-117.019081" calcext:value-type="float">
            <text:p>-117.01908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raftsma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more_research</text:p>
          </table:table-cell>
          <table:table-cell office:value-type="string" calcext:value-type="string">
            <text:p>Many additions appear to have been made: ramp for accessibility installed for the business. Parking lot in back that covers back part of bldg. Rear portion of structure is partially underground. Clapboard siding, door facings appear as original work.</text:p>
          </table:table-cell>
          <table:table-cell table:number-columns-repeated="2" office:value-type="string" calcext:value-type="string">
            <text:p>uuid:7b743102-686b-4867-9162-0ea9f40b1bd9</text:p>
          </table:table-cell>
        </table:table-row>
        <table:table-row table:style-name="ro1">
          <table:table-cell/>
          <table:table-cell office:value-type="string" calcext:value-type="string">
            <text:p>SG</text:p>
          </table:table-cell>
          <table:table-cell office:value-type="date" office:date-value="2020-02-17T23:35:00" calcext:value-type="date">
            <text:p>2020-02-17 23:35:00</text:p>
          </table:table-cell>
          <table:table-cell office:value-type="float" office:value="1938" calcext:value-type="float">
            <text:p>1938</text:p>
          </table:table-cell>
          <table:table-cell office:value-type="float" office:value="8262" calcext:value-type="float">
            <text:p>8262</text:p>
          </table:table-cell>
          <table:table-cell office:value-type="string" calcext:value-type="string">
            <text:p>Allison Ave</text:p>
          </table:table-cell>
          <table:table-cell office:value-type="string" calcext:value-type="string">
            <text:p>media/1581982636690.jpg</text:p>
          </table:table-cell>
          <table:table-cell office:value-type="float" office:value="32.765974" calcext:value-type="float">
            <text:p>32.765974</text:p>
          </table:table-cell>
          <table:table-cell office:value-type="float" office:value="-117.019377" calcext:value-type="float">
            <text:p>-117.019377</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one_story</text:p>
          </table:table-cell>
          <table:table-cell office:value-type="string" calcext:value-type="string">
            <text:p>revival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assess</text:p>
          </table:table-cell>
          <table:table-cell office:value-type="string" calcext:value-type="string">
            <text:p>The first church building constructed by one of La Mesa's early religious organizations, but the buildings architectural significance has been diminished by the alterations made.</text:p>
          </table:table-cell>
          <table:table-cell table:number-columns-repeated="2" office:value-type="string" calcext:value-type="string">
            <text:p>uuid:e645f254-db33-43ba-9834-434aec639e16</text:p>
          </table:table-cell>
        </table:table-row>
        <table:table-row table:style-name="ro1">
          <table:table-cell/>
          <table:table-cell office:value-type="string" calcext:value-type="string">
            <text:p>SG</text:p>
          </table:table-cell>
          <table:table-cell office:value-type="date" office:date-value="2020-02-17T23:45:00" calcext:value-type="date">
            <text:p>2020-02-17 23:45:00</text:p>
          </table:table-cell>
          <table:table-cell office:value-type="float" office:value="1940" calcext:value-type="float">
            <text:p>1940</text:p>
          </table:table-cell>
          <table:table-cell office:value-type="float" office:value="4821" calcext:value-type="float">
            <text:p>4821</text:p>
          </table:table-cell>
          <table:table-cell office:value-type="string" calcext:value-type="string">
            <text:p>Palm Ave</text:p>
          </table:table-cell>
          <table:table-cell office:value-type="string" calcext:value-type="string">
            <text:p>media/1581983192368.jpg</text:p>
          </table:table-cell>
          <table:table-cell office:value-type="float" office:value="32.766354" calcext:value-type="float">
            <text:p>32.766354</text:p>
          </table:table-cell>
          <table:table-cell office:value-type="float" office:value="-117.01911" calcext:value-type="float">
            <text:p>-117.01911</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minimal_trad</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pot_reverse</text:p>
          </table:table-cell>
          <table:table-cell office:value-type="string" calcext:value-type="string">
            <text:p>yes</text:p>
          </table:table-cell>
          <table:table-cell office:value-type="string" calcext:value-type="string">
            <text:p>undetermined</text:p>
          </table:table-cell>
          <table:table-cell office:value-type="string" calcext:value-type="string">
            <text:p>candidate</text:p>
          </table:table-cell>
          <table:table-cell/>
          <table:table-cell table:number-columns-repeated="2" office:value-type="string" calcext:value-type="string">
            <text:p>uuid:a127b345-4767-4cf4-b61a-32d680d4638a</text:p>
          </table:table-cell>
        </table:table-row>
        <table:table-row table:style-name="ro1">
          <table:table-cell/>
          <table:table-cell office:value-type="string" calcext:value-type="string">
            <text:p>SG</text:p>
          </table:table-cell>
          <table:table-cell office:value-type="date" office:date-value="2020-02-17T23:48:00" calcext:value-type="date">
            <text:p>2020-02-17 23:48:00</text:p>
          </table:table-cell>
          <table:table-cell office:value-type="float" office:value="1914" calcext:value-type="float">
            <text:p>1914</text:p>
          </table:table-cell>
          <table:table-cell office:value-type="float" office:value="4827" calcext:value-type="float">
            <text:p>4827</text:p>
          </table:table-cell>
          <table:table-cell office:value-type="string" calcext:value-type="string">
            <text:p>Palm Ave</text:p>
          </table:table-cell>
          <table:table-cell office:value-type="string" calcext:value-type="string">
            <text:p>media/1581983386219.jpg</text:p>
          </table:table-cell>
          <table:table-cell office:value-type="float" office:value="32.766556" calcext:value-type="float">
            <text:p>32.766556</text:p>
          </table:table-cell>
          <table:table-cell office:value-type="float" office:value="-117.019117" calcext:value-type="float">
            <text:p>-117.01911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folk_trad_victorian</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assess</text:p>
          </table:table-cell>
          <table:table-cell/>
          <table:table-cell table:number-columns-repeated="2" office:value-type="string" calcext:value-type="string">
            <text:p>uuid:eb1458bf-96f8-4171-ac6f-d49aa9ea2aff</text:p>
          </table:table-cell>
        </table:table-row>
        <table:table-row table:style-name="ro1">
          <table:table-cell/>
          <table:table-cell office:value-type="string" calcext:value-type="string">
            <text:p>SG</text:p>
          </table:table-cell>
          <table:table-cell office:value-type="date" office:date-value="2020-02-17T23:52:00" calcext:value-type="date">
            <text:p>2020-02-17 23:52:00</text:p>
          </table:table-cell>
          <table:table-cell office:value-type="float" office:value="1930" calcext:value-type="float">
            <text:p>1930</text:p>
          </table:table-cell>
          <table:table-cell office:value-type="float" office:value="4387" calcext:value-type="float">
            <text:p>4387</text:p>
          </table:table-cell>
          <table:table-cell office:value-type="string" calcext:value-type="string">
            <text:p>Palm Ave</text:p>
          </table:table-cell>
          <table:table-cell office:value-type="string" calcext:value-type="string">
            <text:p>media/1581983682833.jpg</text:p>
          </table:table-cell>
          <table:table-cell office:value-type="float" office:value="32.766528" calcext:value-type="float">
            <text:p>32.766528</text:p>
          </table:table-cell>
          <table:table-cell office:value-type="float" office:value="-117.019067" calcext:value-type="float">
            <text:p>-117.019067</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revivals</text:p>
          </table:table-cell>
          <table:table-cell table:number-columns-repeated="2" office:value-type="string" calcext:value-type="string">
            <text:p>yes</text:p>
          </table:table-cell>
          <table:table-cell office:value-type="string" calcext:value-type="string">
            <text:p>no</text:p>
          </table:table-cell>
          <table:table-cell table:number-columns-repeated="4" office:value-type="string" calcext:value-type="string">
            <text:p>yes</text:p>
          </table:table-cell>
          <table:table-cell office:value-type="string" calcext:value-type="string">
            <text:p>confirmed</text:p>
          </table:table-cell>
          <table:table-cell/>
          <table:table-cell table:number-columns-repeated="2" office:value-type="string" calcext:value-type="string">
            <text:p>uuid:4650394a-e17e-4c18-a74a-bce66a7496ad</text:p>
          </table:table-cell>
        </table:table-row>
        <table:table-row table:style-name="ro1">
          <table:table-cell/>
          <table:table-cell office:value-type="string" calcext:value-type="string">
            <text:p>SG</text:p>
          </table:table-cell>
          <table:table-cell office:value-type="date" office:date-value="2020-02-17T23:58:00" calcext:value-type="date">
            <text:p>2020-02-17 23:58:00</text:p>
          </table:table-cell>
          <table:table-cell office:value-type="float" office:value="1909" calcext:value-type="float">
            <text:p>1909</text:p>
          </table:table-cell>
          <table:table-cell office:value-type="float" office:value="4847" calcext:value-type="float">
            <text:p>4847</text:p>
          </table:table-cell>
          <table:table-cell office:value-type="string" calcext:value-type="string">
            <text:p>Palm Ave</text:p>
          </table:table-cell>
          <table:table-cell office:value-type="string" calcext:value-type="string">
            <text:p>media/1581983959031.jpg</text:p>
          </table:table-cell>
          <table:table-cell office:value-type="float" office:value="32.76599" calcext:value-type="float">
            <text:p>32.76599</text:p>
          </table:table-cell>
          <table:table-cell office:value-type="float" office:value="-117.019353" calcext:value-type="float">
            <text:p>-117.01935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table:number-columns-repeated="6" office:value-type="string" calcext:value-type="string">
            <text:p>yes</text:p>
          </table:table-cell>
          <table:table-cell office:value-type="string" calcext:value-type="string">
            <text:p>undetermined</text:p>
          </table:table-cell>
          <table:table-cell office:value-type="string" calcext:value-type="string">
            <text:p>confirmed</text:p>
          </table:table-cell>
          <table:table-cell/>
          <table:table-cell table:number-columns-repeated="2" office:value-type="string" calcext:value-type="string">
            <text:p>uuid:a9665f8f-00dd-4d9b-8c9e-1d29a79e3c2b</text:p>
          </table:table-cell>
        </table:table-row>
        <table:table-row table:style-name="ro1">
          <table:table-cell/>
          <table:table-cell office:value-type="string" calcext:value-type="string">
            <text:p>SG</text:p>
          </table:table-cell>
          <table:table-cell office:value-type="date" office:date-value="2020-02-18T00:06:00" calcext:value-type="date">
            <text:p>2020-02-18 00:06:00</text:p>
          </table:table-cell>
          <table:table-cell office:value-type="float" office:value="1941" calcext:value-type="float">
            <text:p>1941</text:p>
          </table:table-cell>
          <table:table-cell office:value-type="float" office:value="4757" calcext:value-type="float">
            <text:p>4757</text:p>
          </table:table-cell>
          <table:table-cell office:value-type="string" calcext:value-type="string">
            <text:p>Palm Ave</text:p>
          </table:table-cell>
          <table:table-cell office:value-type="string" calcext:value-type="string">
            <text:p>media/1581984427183.jpg</text:p>
          </table:table-cell>
          <table:table-cell office:value-type="float" office:value="32.765363" calcext:value-type="float">
            <text:p>32.765363</text:p>
          </table:table-cell>
          <table:table-cell office:value-type="float" office:value="-117.019345" calcext:value-type="float">
            <text:p>-117.01934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confirmed</text:p>
          </table:table-cell>
          <table:table-cell/>
          <table:table-cell table:number-columns-repeated="2" office:value-type="string" calcext:value-type="string">
            <text:p>uuid:8e793f89-f5e4-4009-885a-1ac547eaf477</text:p>
          </table:table-cell>
        </table:table-row>
        <table:table-row table:style-name="ro1">
          <table:table-cell/>
          <table:table-cell office:value-type="string" calcext:value-type="string">
            <text:p>SG</text:p>
          </table:table-cell>
          <table:table-cell office:value-type="date" office:date-value="2020-02-18T00:09:00" calcext:value-type="date">
            <text:p>2020-02-18 00:09:00</text:p>
          </table:table-cell>
          <table:table-cell office:value-type="float" office:value="1927" calcext:value-type="float">
            <text:p>1927</text:p>
          </table:table-cell>
          <table:table-cell office:value-type="float" office:value="8302" calcext:value-type="float">
            <text:p>8302</text:p>
          </table:table-cell>
          <table:table-cell office:value-type="string" calcext:value-type="string">
            <text:p>La Mesa Blvd</text:p>
          </table:table-cell>
          <table:table-cell office:value-type="string" calcext:value-type="string">
            <text:p>media/1581984629879.jpg</text:p>
          </table:table-cell>
          <table:table-cell office:value-type="float" office:value="32.765369" calcext:value-type="float">
            <text:p>32.765369</text:p>
          </table:table-cell>
          <table:table-cell office:value-type="float" office:value="-117.019322" calcext:value-type="float">
            <text:p>-117.01932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assess</text:p>
          </table:table-cell>
          <table:table-cell/>
          <table:table-cell table:number-columns-repeated="2" office:value-type="string" calcext:value-type="string">
            <text:p>uuid:fe61eb07-fe4e-426d-9cba-8c30fe43be13</text:p>
          </table:table-cell>
        </table:table-row>
        <table:table-row table:style-name="ro1">
          <table:table-cell/>
          <table:table-cell office:value-type="string" calcext:value-type="string">
            <text:p>SG</text:p>
          </table:table-cell>
          <table:table-cell office:value-type="date" office:date-value="2020-02-18T00:15:00" calcext:value-type="date">
            <text:p>2020-02-18 00:15:00</text:p>
          </table:table-cell>
          <table:table-cell office:value-type="float" office:value="1930" calcext:value-type="float">
            <text:p>1930</text:p>
          </table:table-cell>
          <table:table-cell office:value-type="float" office:value="8295" calcext:value-type="float">
            <text:p>8295</text:p>
          </table:table-cell>
          <table:table-cell office:value-type="string" calcext:value-type="string">
            <text:p>La Mesa Blvd</text:p>
          </table:table-cell>
          <table:table-cell office:value-type="string" calcext:value-type="string">
            <text:p>media/1581984995297.jpg</text:p>
          </table:table-cell>
          <table:table-cell office:value-type="float" office:value="32.764959" calcext:value-type="float">
            <text:p>32.764959</text:p>
          </table:table-cell>
          <table:table-cell office:value-type="float" office:value="-117.019109" calcext:value-type="float">
            <text:p>-117.01910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undetermined</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assess</text:p>
          </table:table-cell>
          <table:table-cell/>
          <table:table-cell table:number-columns-repeated="2" office:value-type="string" calcext:value-type="string">
            <text:p>uuid:078b619f-bcc4-452e-abed-14fd9f1b70fe</text:p>
          </table:table-cell>
        </table:table-row>
        <table:table-row table:style-name="ro1">
          <table:table-cell/>
          <table:table-cell office:value-type="string" calcext:value-type="string">
            <text:p>SG</text:p>
          </table:table-cell>
          <table:table-cell office:value-type="date" office:date-value="2020-02-18T00:17:00" calcext:value-type="date">
            <text:p>2020-02-18 00:17:00</text:p>
          </table:table-cell>
          <table:table-cell office:value-type="float" office:value="1921" calcext:value-type="float">
            <text:p>1921</text:p>
          </table:table-cell>
          <table:table-cell office:value-type="float" office:value="4731" calcext:value-type="float">
            <text:p>4731</text:p>
          </table:table-cell>
          <table:table-cell office:value-type="string" calcext:value-type="string">
            <text:p>Palm Ave</text:p>
          </table:table-cell>
          <table:table-cell office:value-type="string" calcext:value-type="string">
            <text:p>media/1581985136812.jpg</text:p>
          </table:table-cell>
          <table:table-cell office:value-type="float" office:value="32.764897" calcext:value-type="float">
            <text:p>32.764897</text:p>
          </table:table-cell>
          <table:table-cell office:value-type="float" office:value="-117.019179" calcext:value-type="float">
            <text:p>-117.01917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early_modern</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assess</text:p>
          </table:table-cell>
          <table:table-cell/>
          <table:table-cell table:number-columns-repeated="2" office:value-type="string" calcext:value-type="string">
            <text:p>uuid:eb3ea063-d46e-4b7e-ba84-c788774cc877</text:p>
          </table:table-cell>
        </table:table-row>
        <table:table-row table:style-name="ro1">
          <table:table-cell/>
          <table:table-cell office:value-type="string" calcext:value-type="string">
            <text:p>SG</text:p>
          </table:table-cell>
          <table:table-cell office:value-type="date" office:date-value="2020-02-18T00:22:00" calcext:value-type="date">
            <text:p>2020-02-18 00:22:00</text:p>
          </table:table-cell>
          <table:table-cell office:value-type="float" office:value="1960" calcext:value-type="float">
            <text:p>1960</text:p>
          </table:table-cell>
          <table:table-cell office:value-type="float" office:value="8313" calcext:value-type="float">
            <text:p>8313</text:p>
          </table:table-cell>
          <table:table-cell office:value-type="string" calcext:value-type="string">
            <text:p>La Mesa Blvd</text:p>
          </table:table-cell>
          <table:table-cell office:value-type="string" calcext:value-type="string">
            <text:p>media/1581985411267.jpg</text:p>
          </table:table-cell>
          <table:table-cell office:value-type="float" office:value="32.765" calcext:value-type="float">
            <text:p>32.765</text:p>
          </table:table-cell>
          <table:table-cell office:value-type="float" office:value="-117.01881" calcext:value-type="float">
            <text:p>-117.01881</text:p>
          </table:table-cell>
          <table:table-cell table:number-columns-repeated="2" office:value-type="float" office:value="0" calcext:value-type="float">
            <text:p>0</text:p>
          </table:table-cell>
          <table:table-cell office:value-type="string" calcext:value-type="string">
            <text:p>commercial_retail</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assess</text:p>
          </table:table-cell>
          <table:table-cell/>
          <table:table-cell table:number-columns-repeated="2" office:value-type="string" calcext:value-type="string">
            <text:p>uuid:c5b949d8-270d-4746-8a4c-9654e5b70837</text:p>
          </table:table-cell>
        </table:table-row>
        <table:table-row table:style-name="ro1">
          <table:table-cell/>
          <table:table-cell office:value-type="string" calcext:value-type="string">
            <text:p>SG</text:p>
          </table:table-cell>
          <table:table-cell office:value-type="date" office:date-value="2020-02-18T00:25:00" calcext:value-type="date">
            <text:p>2020-02-18 00:25:00</text:p>
          </table:table-cell>
          <table:table-cell office:value-type="float" office:value="1926" calcext:value-type="float">
            <text:p>1926</text:p>
          </table:table-cell>
          <table:table-cell office:value-type="float" office:value="8321" calcext:value-type="float">
            <text:p>8321</text:p>
          </table:table-cell>
          <table:table-cell office:value-type="string" calcext:value-type="string">
            <text:p>La Mesa Blvd</text:p>
          </table:table-cell>
          <table:table-cell office:value-type="string" calcext:value-type="string">
            <text:p>media/1581985548268.jpg</text:p>
          </table:table-cell>
          <table:table-cell office:value-type="float" office:value="32.765186" calcext:value-type="float">
            <text:p>32.765186</text:p>
          </table:table-cell>
          <table:table-cell office:value-type="float" office:value="-117.018592" calcext:value-type="float">
            <text:p>-117.01859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table:number-columns-repeated="2" office:value-type="string" calcext:value-type="string">
            <text:p>yes</text:p>
          </table:table-cell>
          <table:table-cell table:number-columns-repeated="2" office:value-type="string" calcext:value-type="string">
            <text:p>undetermined</text:p>
          </table:table-cell>
          <table:table-cell office:value-type="string" calcext:value-type="string">
            <text:p>assess</text:p>
          </table:table-cell>
          <table:table-cell/>
          <table:table-cell table:number-columns-repeated="2" office:value-type="string" calcext:value-type="string">
            <text:p>uuid:30877cf2-1c3e-429b-b153-1e09b3bb5591</text:p>
          </table:table-cell>
        </table:table-row>
        <table:table-row table:style-name="ro1">
          <table:table-cell/>
          <table:table-cell office:value-type="string" calcext:value-type="string">
            <text:p>SG</text:p>
          </table:table-cell>
          <table:table-cell office:value-type="date" office:date-value="2020-02-18T00:27:00" calcext:value-type="date">
            <text:p>2020-02-18 00:27:00</text:p>
          </table:table-cell>
          <table:table-cell office:value-type="float" office:value="1950" calcext:value-type="float">
            <text:p>1950</text:p>
          </table:table-cell>
          <table:table-cell office:value-type="float" office:value="8325" calcext:value-type="float">
            <text:p>8325</text:p>
          </table:table-cell>
          <table:table-cell office:value-type="string" calcext:value-type="string">
            <text:p>La Mesa Blvd</text:p>
          </table:table-cell>
          <table:table-cell office:value-type="string" calcext:value-type="string">
            <text:p>media/1581985703112.jpg</text:p>
          </table:table-cell>
          <table:table-cell office:value-type="float" office:value="32.765217" calcext:value-type="float">
            <text:p>32.765217</text:p>
          </table:table-cell>
          <table:table-cell office:value-type="float" office:value="-117.018532" calcext:value-type="float">
            <text:p>-117.01853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inimal_trad</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table:number-columns-repeated="3" office:value-type="string" calcext:value-type="string">
            <text:p>yes</text:p>
          </table:table-cell>
          <table:table-cell office:value-type="string" calcext:value-type="string">
            <text:p>undetermined</text:p>
          </table:table-cell>
          <table:table-cell office:value-type="string" calcext:value-type="string">
            <text:p>candidate</text:p>
          </table:table-cell>
          <table:table-cell/>
          <table:table-cell table:number-columns-repeated="2" office:value-type="string" calcext:value-type="string">
            <text:p>uuid:03fbfc31-0603-481e-93fd-b50a096afc6e</text:p>
          </table:table-cell>
        </table:table-row>
        <table:table-row table:style-name="ro1">
          <table:table-cell/>
          <table:table-cell office:value-type="string" calcext:value-type="string">
            <text:p>SG</text:p>
          </table:table-cell>
          <table:table-cell office:value-type="date" office:date-value="2020-02-18T00:30:00" calcext:value-type="date">
            <text:p>2020-02-18 00:30:00</text:p>
          </table:table-cell>
          <table:table-cell office:value-type="float" office:value="1926" calcext:value-type="float">
            <text:p>1926</text:p>
          </table:table-cell>
          <table:table-cell office:value-type="float" office:value="8321" calcext:value-type="float">
            <text:p>8321</text:p>
          </table:table-cell>
          <table:table-cell office:value-type="string" calcext:value-type="string">
            <text:p>La Mesa Blvd</text:p>
          </table:table-cell>
          <table:table-cell office:value-type="string" calcext:value-type="string">
            <text:p>media/1581985865731.jpg</text:p>
          </table:table-cell>
          <table:table-cell office:value-type="float" office:value="32.765239" calcext:value-type="float">
            <text:p>32.765239</text:p>
          </table:table-cell>
          <table:table-cell office:value-type="float" office:value="-117.01849" calcext:value-type="float">
            <text:p>-117.0184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3"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office:value-type="string" calcext:value-type="string">
            <text:p>non_candidate</text:p>
          </table:table-cell>
          <table:table-cell/>
          <table:table-cell table:number-columns-repeated="2" office:value-type="string" calcext:value-type="string">
            <text:p>uuid:07d3496c-1f73-4a89-bd46-9a286ab5b0ef</text:p>
          </table:table-cell>
        </table:table-row>
        <table:table-row table:style-name="ro1">
          <table:table-cell/>
          <table:table-cell office:value-type="string" calcext:value-type="string">
            <text:p>SG</text:p>
          </table:table-cell>
          <table:table-cell office:value-type="date" office:date-value="2020-02-18T00:32:00" calcext:value-type="date">
            <text:p>2020-02-18 00:32:00</text:p>
          </table:table-cell>
          <table:table-cell office:value-type="float" office:value="1960" calcext:value-type="float">
            <text:p>1960</text:p>
          </table:table-cell>
          <table:table-cell office:value-type="float" office:value="8313" calcext:value-type="float">
            <text:p>8313</text:p>
          </table:table-cell>
          <table:table-cell office:value-type="string" calcext:value-type="string">
            <text:p>La Mesa Blvd</text:p>
          </table:table-cell>
          <table:table-cell office:value-type="string" calcext:value-type="string">
            <text:p>media/1581986016797.jpg</text:p>
          </table:table-cell>
          <table:table-cell office:value-type="float" office:value="32.765262" calcext:value-type="float">
            <text:p>32.765262</text:p>
          </table:table-cell>
          <table:table-cell office:value-type="float" office:value="-117.018459" calcext:value-type="float">
            <text:p>-117.01845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assess</text:p>
          </table:table-cell>
          <table:table-cell/>
          <table:table-cell table:number-columns-repeated="2" office:value-type="string" calcext:value-type="string">
            <text:p>uuid:7888d018-e524-47f9-92b5-ece5385c30be</text:p>
          </table:table-cell>
        </table:table-row>
        <table:table-row table:style-name="ro1">
          <table:table-cell/>
          <table:table-cell office:value-type="string" calcext:value-type="string">
            <text:p>SG</text:p>
          </table:table-cell>
          <table:table-cell office:value-type="date" office:date-value="2020-02-18T00:35:00" calcext:value-type="date">
            <text:p>2020-02-18 00:35:00</text:p>
          </table:table-cell>
          <table:table-cell office:value-type="float" office:value="1928" calcext:value-type="float">
            <text:p>1928</text:p>
          </table:table-cell>
          <table:table-cell office:value-type="float" office:value="8333" calcext:value-type="float">
            <text:p>8333</text:p>
          </table:table-cell>
          <table:table-cell office:value-type="string" calcext:value-type="string">
            <text:p>La Mesa Blvd</text:p>
          </table:table-cell>
          <table:table-cell office:value-type="string" calcext:value-type="string">
            <text:p>media/1581986290147.jpg</text:p>
          </table:table-cell>
          <table:table-cell office:value-type="float" office:value="32.765345" calcext:value-type="float">
            <text:p>32.765345</text:p>
          </table:table-cell>
          <table:table-cell office:value-type="float" office:value="-117.018296" calcext:value-type="float">
            <text:p>-117.01829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confirmed</text:p>
          </table:table-cell>
          <table:table-cell/>
          <table:table-cell table:number-columns-repeated="2" office:value-type="string" calcext:value-type="string">
            <text:p>uuid:1237902f-4ab5-40cb-9421-3189c80e984c</text:p>
          </table:table-cell>
        </table:table-row>
        <table:table-row table:style-name="ro1">
          <table:table-cell/>
          <table:table-cell office:value-type="string" calcext:value-type="string">
            <text:p>SG</text:p>
          </table:table-cell>
          <table:table-cell office:value-type="date" office:date-value="2020-02-18T00:41:00" calcext:value-type="date">
            <text:p>2020-02-18 00:41:00</text:p>
          </table:table-cell>
          <table:table-cell office:value-type="float" office:value="1941" calcext:value-type="float">
            <text:p>1941</text:p>
          </table:table-cell>
          <table:table-cell office:value-type="float" office:value="8341" calcext:value-type="float">
            <text:p>8341</text:p>
          </table:table-cell>
          <table:table-cell office:value-type="string" calcext:value-type="string">
            <text:p>La Mesa Blvd</text:p>
          </table:table-cell>
          <table:table-cell office:value-type="string" calcext:value-type="string">
            <text:p>media/1581986559532.jpg</text:p>
          </table:table-cell>
          <table:table-cell office:value-type="float" office:value="32.765381" calcext:value-type="float">
            <text:p>32.765381</text:p>
          </table:table-cell>
          <table:table-cell office:value-type="float" office:value="-117.0183" calcext:value-type="float">
            <text:p>-117.018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undetermined</text:p>
          </table:table-cell>
          <table:table-cell office:value-type="string" calcext:value-type="string">
            <text:p>yes</text:p>
          </table:table-cell>
          <table:table-cell table:number-columns-repeated="4" office:value-type="string" calcext:value-type="string">
            <text:p>undetermined</text:p>
          </table:table-cell>
          <table:table-cell/>
          <table:table-cell table:number-columns-repeated="2" office:value-type="string" calcext:value-type="string">
            <text:p>uuid:c92551bb-6285-4232-90c9-72add58a8817</text:p>
          </table:table-cell>
        </table:table-row>
        <table:table-row table:style-name="ro1">
          <table:table-cell/>
          <table:table-cell office:value-type="string" calcext:value-type="string">
            <text:p>SG</text:p>
          </table:table-cell>
          <table:table-cell office:value-type="date" office:date-value="2020-02-18T00:44:00" calcext:value-type="date">
            <text:p>2020-02-18 00:44:00</text:p>
          </table:table-cell>
          <table:table-cell office:value-type="float" office:value="1950" calcext:value-type="float">
            <text:p>1950</text:p>
          </table:table-cell>
          <table:table-cell office:value-type="float" office:value="4730" calcext:value-type="float">
            <text:p>4730</text:p>
          </table:table-cell>
          <table:table-cell office:value-type="string" calcext:value-type="string">
            <text:p>3rd</text:p>
          </table:table-cell>
          <table:table-cell office:value-type="string" calcext:value-type="string">
            <text:p>media/1581986724331.jpg</text:p>
          </table:table-cell>
          <table:table-cell office:value-type="float" office:value="32.765402" calcext:value-type="float">
            <text:p>32.765402</text:p>
          </table:table-cell>
          <table:table-cell office:value-type="float" office:value="-117.018206" calcext:value-type="float">
            <text:p>-117.01820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undetermined</text:p>
          </table:table-cell>
          <table:table-cell office:value-type="string" calcext:value-type="string">
            <text:p>early_modern</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a00873a9-7066-4621-a00e-c1d3a5745376</text:p>
          </table:table-cell>
        </table:table-row>
        <table:table-row table:style-name="ro1">
          <table:table-cell/>
          <table:table-cell office:value-type="string" calcext:value-type="string">
            <text:p>SG</text:p>
          </table:table-cell>
          <table:table-cell office:value-type="date" office:date-value="2020-02-18T00:46:00" calcext:value-type="date">
            <text:p>2020-02-18 00:46:00</text:p>
          </table:table-cell>
          <table:table-cell/>
          <table:table-cell office:value-type="float" office:value="8353" calcext:value-type="float">
            <text:p>8353</text:p>
          </table:table-cell>
          <table:table-cell office:value-type="string" calcext:value-type="string">
            <text:p>La Mesa Blvd</text:p>
          </table:table-cell>
          <table:table-cell office:value-type="string" calcext:value-type="string">
            <text:p>media/1581986917171.jpg</text:p>
          </table:table-cell>
          <table:table-cell office:value-type="float" office:value="32.765453" calcext:value-type="float">
            <text:p>32.765453</text:p>
          </table:table-cell>
          <table:table-cell office:value-type="float" office:value="-117.017837" calcext:value-type="float">
            <text:p>-117.01783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folk_trad_victorian</text:p>
          </table:table-cell>
          <table:table-cell office:value-type="string" calcext:value-type="string">
            <text:p>no</text:p>
          </table:table-cell>
          <table:table-cell table:number-columns-repeated="3"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272c12db-cb94-4855-9a00-881db63684aa</text:p>
          </table:table-cell>
        </table:table-row>
        <table:table-row table:style-name="ro1">
          <table:table-cell/>
          <table:table-cell office:value-type="string" calcext:value-type="string">
            <text:p>SG</text:p>
          </table:table-cell>
          <table:table-cell office:value-type="date" office:date-value="2020-02-18T00:50:00" calcext:value-type="date">
            <text:p>2020-02-18 00:50:00</text:p>
          </table:table-cell>
          <table:table-cell office:value-type="float" office:value="1952" calcext:value-type="float">
            <text:p>1952</text:p>
          </table:table-cell>
          <table:table-cell office:value-type="float" office:value="8371" calcext:value-type="float">
            <text:p>8371</text:p>
          </table:table-cell>
          <table:table-cell office:value-type="string" calcext:value-type="string">
            <text:p>La Mesa Blvd</text:p>
          </table:table-cell>
          <table:table-cell office:value-type="string" calcext:value-type="string">
            <text:p>media/1581987099685.jpg</text:p>
          </table:table-cell>
          <table:table-cell office:value-type="float" office:value="32.765558" calcext:value-type="float">
            <text:p>32.765558</text:p>
          </table:table-cell>
          <table:table-cell office:value-type="float" office:value="-117.017624" calcext:value-type="float">
            <text:p>-117.017624</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office:value-type="string" calcext:value-type="string">
            <text:p>no</text:p>
          </table:table-cell>
          <table:table-cell office:value-type="string" calcext:value-type="string">
            <text:p>pot_reverse</text:p>
          </table:table-cell>
          <table:table-cell table:number-columns-repeated="5"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9d6d68b0-767b-45fd-8181-29741642579c</text:p>
          </table:table-cell>
        </table:table-row>
        <table:table-row table:style-name="ro1">
          <table:table-cell/>
          <table:table-cell office:value-type="string" calcext:value-type="string">
            <text:p>SG</text:p>
          </table:table-cell>
          <table:table-cell office:value-type="date" office:date-value="2020-02-18T00:54:00" calcext:value-type="date">
            <text:p>2020-02-18 00:54:00</text:p>
          </table:table-cell>
          <table:table-cell/>
          <table:table-cell office:value-type="float" office:value="8381" calcext:value-type="float">
            <text:p>8381</text:p>
          </table:table-cell>
          <table:table-cell office:value-type="string" calcext:value-type="string">
            <text:p>La Mesa</text:p>
          </table:table-cell>
          <table:table-cell office:value-type="string" calcext:value-type="string">
            <text:p>media/1581987274390.jpg</text:p>
          </table:table-cell>
          <table:table-cell office:value-type="float" office:value="32.765642" calcext:value-type="float">
            <text:p>32.765642</text:p>
          </table:table-cell>
          <table:table-cell office:value-type="float" office:value="-117.017448" calcext:value-type="float">
            <text:p>-117.01744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table:number-columns-repeated="9" office:value-type="string" calcext:value-type="string">
            <text:p>undetermined</text:p>
          </table:table-cell>
          <table:table-cell/>
          <table:table-cell table:number-columns-repeated="2" office:value-type="string" calcext:value-type="string">
            <text:p>uuid:7a4798b3-360c-4c68-b8d2-bdbee7d84080</text:p>
          </table:table-cell>
        </table:table-row>
        <table:table-row table:style-name="ro1">
          <table:table-cell/>
          <table:table-cell office:value-type="string" calcext:value-type="string">
            <text:p>SG</text:p>
          </table:table-cell>
          <table:table-cell office:value-type="date" office:date-value="2020-02-18T00:56:00" calcext:value-type="date">
            <text:p>2020-02-18 00:56:00</text:p>
          </table:table-cell>
          <table:table-cell office:value-type="float" office:value="1939" calcext:value-type="float">
            <text:p>1939</text:p>
          </table:table-cell>
          <table:table-cell office:value-type="float" office:value="8393" calcext:value-type="float">
            <text:p>8393</text:p>
          </table:table-cell>
          <table:table-cell office:value-type="string" calcext:value-type="string">
            <text:p>La Mesa Blvd</text:p>
          </table:table-cell>
          <table:table-cell office:value-type="string" calcext:value-type="string">
            <text:p>media/1581987698452.jpg</text:p>
          </table:table-cell>
          <table:table-cell office:value-type="float" office:value="32.765728" calcext:value-type="float">
            <text:p>32.765728</text:p>
          </table:table-cell>
          <table:table-cell office:value-type="float" office:value="-117.017026" calcext:value-type="float">
            <text:p>-117.01702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confirmed</text:p>
          </table:table-cell>
          <table:table-cell/>
          <table:table-cell table:number-columns-repeated="2" office:value-type="string" calcext:value-type="string">
            <text:p>uuid:af4c19bd-5990-477c-8461-535646ea5cb8</text:p>
          </table:table-cell>
        </table:table-row>
        <table:table-row table:style-name="ro1">
          <table:table-cell/>
          <table:table-cell office:value-type="string" calcext:value-type="string">
            <text:p>SG</text:p>
          </table:table-cell>
          <table:table-cell office:value-type="date" office:date-value="2020-02-18T01:03:00" calcext:value-type="date">
            <text:p>2020-02-18 01:03:00</text:p>
          </table:table-cell>
          <table:table-cell/>
          <table:table-cell office:value-type="float" office:value="8401" calcext:value-type="float">
            <text:p>8401</text:p>
          </table:table-cell>
          <table:table-cell office:value-type="string" calcext:value-type="string">
            <text:p>La Mesa Blvd</text:p>
          </table:table-cell>
          <table:table-cell office:value-type="string" calcext:value-type="string">
            <text:p>media/1581987841484.jpg</text:p>
          </table:table-cell>
          <table:table-cell office:value-type="float" office:value="32.765861" calcext:value-type="float">
            <text:p>32.765861</text:p>
          </table:table-cell>
          <table:table-cell office:value-type="float" office:value="-117.017003" calcext:value-type="float">
            <text:p>-117.01700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office:value-type="string" calcext:value-type="string">
            <text:p>undetermined</text:p>
          </table:table-cell>
          <table:table-cell/>
          <table:table-cell table:number-columns-repeated="3" office:value-type="string" calcext:value-type="string">
            <text:p>yes</text:p>
          </table:table-cell>
          <table:table-cell table:number-columns-repeated="2"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7a14d6f1-e8d3-46ca-9a45-c695127418f3</text:p>
          </table:table-cell>
        </table:table-row>
        <table:table-row table:style-name="ro1">
          <table:table-cell/>
          <table:table-cell office:value-type="string" calcext:value-type="string">
            <text:p>SG</text:p>
          </table:table-cell>
          <table:table-cell office:value-type="date" office:date-value="2020-02-18T01:07:00" calcext:value-type="date">
            <text:p>2020-02-18 01:07:00</text:p>
          </table:table-cell>
          <table:table-cell office:value-type="float" office:value="1922" calcext:value-type="float">
            <text:p>1922</text:p>
          </table:table-cell>
          <table:table-cell office:value-type="float" office:value="8409" calcext:value-type="float">
            <text:p>8409</text:p>
          </table:table-cell>
          <table:table-cell office:value-type="string" calcext:value-type="string">
            <text:p>La Mesa Blvd</text:p>
          </table:table-cell>
          <table:table-cell office:value-type="string" calcext:value-type="string">
            <text:p>media/1581988107401.jpg</text:p>
          </table:table-cell>
          <table:table-cell office:value-type="float" office:value="32.765994" calcext:value-type="float">
            <text:p>32.765994</text:p>
          </table:table-cell>
          <table:table-cell office:value-type="float" office:value="-117.016756" calcext:value-type="float">
            <text:p>-117.01675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office:value-type="string" calcext:value-type="string">
            <text:p>pot_reverse</text:p>
          </table:table-cell>
          <table:table-cell table:number-columns-repeated="3" office:value-type="string" calcext:value-type="string">
            <text:p>yes</text:p>
          </table:table-cell>
          <table:table-cell table:number-columns-repeated="3"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07af59c5-95fa-440c-8361-355645b9b9c3</text:p>
          </table:table-cell>
        </table:table-row>
        <table:table-row table:style-name="ro1">
          <table:table-cell/>
          <table:table-cell office:value-type="string" calcext:value-type="string">
            <text:p>SG</text:p>
          </table:table-cell>
          <table:table-cell office:value-type="date" office:date-value="2020-02-18T01:11:00" calcext:value-type="date">
            <text:p>2020-02-18 01:11:00</text:p>
          </table:table-cell>
          <table:table-cell office:value-type="float" office:value="1930" calcext:value-type="float">
            <text:p>1930</text:p>
          </table:table-cell>
          <table:table-cell office:value-type="float" office:value="8390" calcext:value-type="float">
            <text:p>8390</text:p>
          </table:table-cell>
          <table:table-cell office:value-type="string" calcext:value-type="string">
            <text:p>Allison Ave</text:p>
          </table:table-cell>
          <table:table-cell office:value-type="string" calcext:value-type="string">
            <text:p>media/1581988312617.jpg</text:p>
          </table:table-cell>
          <table:table-cell office:value-type="float" office:value="32.766052" calcext:value-type="float">
            <text:p>32.766052</text:p>
          </table:table-cell>
          <table:table-cell office:value-type="float" office:value="-117.016663" calcext:value-type="float">
            <text:p>-117.01666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revivals</text:p>
          </table:table-cell>
          <table:table-cell table:number-columns-repeated="4"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candidate</text:p>
          </table:table-cell>
          <table:table-cell/>
          <table:table-cell table:number-columns-repeated="2" office:value-type="string" calcext:value-type="string">
            <text:p>uuid:f9dd9545-237d-4d44-8cb9-09bb7faaf234</text:p>
          </table:table-cell>
        </table:table-row>
        <table:table-row table:style-name="ro1">
          <table:table-cell/>
          <table:table-cell office:value-type="string" calcext:value-type="string">
            <text:p>SG</text:p>
          </table:table-cell>
          <table:table-cell office:value-type="date" office:date-value="2020-02-18T01:14:00" calcext:value-type="date">
            <text:p>2020-02-18 01:14:00</text:p>
          </table:table-cell>
          <table:table-cell office:value-type="float" office:value="1912" calcext:value-type="float">
            <text:p>1912</text:p>
          </table:table-cell>
          <table:table-cell office:value-type="float" office:value="8371" calcext:value-type="float">
            <text:p>8371</text:p>
          </table:table-cell>
          <table:table-cell office:value-type="string" calcext:value-type="string">
            <text:p>Allison Ave</text:p>
          </table:table-cell>
          <table:table-cell office:value-type="string" calcext:value-type="string">
            <text:p>media/1581988522563.jpg</text:p>
          </table:table-cell>
          <table:table-cell office:value-type="float" office:value="32.766025" calcext:value-type="float">
            <text:p>32.766025</text:p>
          </table:table-cell>
          <table:table-cell office:value-type="float" office:value="-117.016866" calcext:value-type="float">
            <text:p>-117.016866</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assess</text:p>
          </table:table-cell>
          <table:table-cell/>
          <table:table-cell table:number-columns-repeated="2" office:value-type="string" calcext:value-type="string">
            <text:p>uuid:61a6d0fd-0a26-4d7f-bd44-bb1a90e1e5fc</text:p>
          </table:table-cell>
        </table:table-row>
        <table:table-row table:style-name="ro1">
          <table:table-cell/>
          <table:table-cell office:value-type="string" calcext:value-type="string">
            <text:p>SG</text:p>
          </table:table-cell>
          <table:table-cell office:value-type="date" office:date-value="2020-02-18T01:20:00" calcext:value-type="date">
            <text:p>2020-02-18 01:20:00</text:p>
          </table:table-cell>
          <table:table-cell office:value-type="float" office:value="1946" calcext:value-type="float">
            <text:p>1946</text:p>
          </table:table-cell>
          <table:table-cell office:value-type="float" office:value="8370" calcext:value-type="float">
            <text:p>8370</text:p>
          </table:table-cell>
          <table:table-cell office:value-type="string" calcext:value-type="string">
            <text:p>La Mesa Blvd</text:p>
          </table:table-cell>
          <table:table-cell office:value-type="string" calcext:value-type="string">
            <text:p>media/1581988862171.jpg</text:p>
          </table:table-cell>
          <table:table-cell office:value-type="float" office:value="32.765473" calcext:value-type="float">
            <text:p>32.765473</text:p>
          </table:table-cell>
          <table:table-cell office:value-type="float" office:value="-117.017486" calcext:value-type="float">
            <text:p>-117.017486</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one_story</text:p>
          </table:table-cell>
          <table:table-cell office:value-type="string" calcext:value-type="string">
            <text:p>contemporary</text:p>
          </table:table-cell>
          <table:table-cell office:value-type="string" calcext:value-type="string">
            <text:p>pot_reverse</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candidate</text:p>
          </table:table-cell>
          <table:table-cell/>
          <table:table-cell table:number-columns-repeated="2" office:value-type="string" calcext:value-type="string">
            <text:p>uuid:5cb107b6-0a35-412c-ae84-ed056f5c4cea</text:p>
          </table:table-cell>
        </table:table-row>
        <table:table-row table:style-name="ro1">
          <table:table-cell/>
          <table:table-cell office:value-type="string" calcext:value-type="string">
            <text:p>SG</text:p>
          </table:table-cell>
          <table:table-cell office:value-type="date" office:date-value="2020-02-18T01:22:00" calcext:value-type="date">
            <text:p>2020-02-18 01:22:00</text:p>
          </table:table-cell>
          <table:table-cell office:value-type="float" office:value="1930" calcext:value-type="float">
            <text:p>1930</text:p>
          </table:table-cell>
          <table:table-cell office:value-type="float" office:value="8364" calcext:value-type="float">
            <text:p>8364</text:p>
          </table:table-cell>
          <table:table-cell office:value-type="string" calcext:value-type="string">
            <text:p>La Mesa Blvd</text:p>
          </table:table-cell>
          <table:table-cell office:value-type="string" calcext:value-type="string">
            <text:p>media/1581989005423.jpg</text:p>
          </table:table-cell>
          <table:table-cell office:value-type="float" office:value="32.765536" calcext:value-type="float">
            <text:p>32.765536</text:p>
          </table:table-cell>
          <table:table-cell office:value-type="float" office:value="-117.017611" calcext:value-type="float">
            <text:p>-117.01761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candidate</text:p>
          </table:table-cell>
          <table:table-cell/>
          <table:table-cell table:number-columns-repeated="2" office:value-type="string" calcext:value-type="string">
            <text:p>uuid:ff594bec-96cf-4512-a109-00edb4429d7b</text:p>
          </table:table-cell>
        </table:table-row>
        <table:table-row table:style-name="ro1">
          <table:table-cell/>
          <table:table-cell office:value-type="string" calcext:value-type="string">
            <text:p>SG</text:p>
          </table:table-cell>
          <table:table-cell office:value-type="date" office:date-value="2020-02-18T01:26:00" calcext:value-type="date">
            <text:p>2020-02-18 01:26:00</text:p>
          </table:table-cell>
          <table:table-cell office:value-type="float" office:value="1923" calcext:value-type="float">
            <text:p>1923</text:p>
          </table:table-cell>
          <table:table-cell office:value-type="float" office:value="8326" calcext:value-type="float">
            <text:p>8326</text:p>
          </table:table-cell>
          <table:table-cell office:value-type="string" calcext:value-type="string">
            <text:p>La Mesa Blvd</text:p>
          </table:table-cell>
          <table:table-cell office:value-type="string" calcext:value-type="string">
            <text:p>media/1581989248852.jpg</text:p>
          </table:table-cell>
          <table:table-cell office:value-type="float" office:value="32.765214" calcext:value-type="float">
            <text:p>32.765214</text:p>
          </table:table-cell>
          <table:table-cell office:value-type="float" office:value="-117.018427" calcext:value-type="float">
            <text:p>-117.01842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3" office:value-type="string" calcext:value-type="string">
            <text:p>no</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2515e4f4-aeae-4d6c-898b-adc35939f4a2</text:p>
          </table:table-cell>
        </table:table-row>
        <table:table-row table:style-name="ro1">
          <table:table-cell/>
          <table:table-cell office:value-type="string" calcext:value-type="string">
            <text:p>SG</text:p>
          </table:table-cell>
          <table:table-cell office:value-type="date" office:date-value="2020-02-18T01:29:00" calcext:value-type="date">
            <text:p>2020-02-18 01:29:00</text:p>
          </table:table-cell>
          <table:table-cell office:value-type="float" office:value="1928" calcext:value-type="float">
            <text:p>1928</text:p>
          </table:table-cell>
          <table:table-cell office:value-type="float" office:value="8324" calcext:value-type="float">
            <text:p>8324</text:p>
          </table:table-cell>
          <table:table-cell office:value-type="string" calcext:value-type="string">
            <text:p>La Mesa Blvd</text:p>
          </table:table-cell>
          <table:table-cell office:value-type="string" calcext:value-type="string">
            <text:p>media/1581989377943.jpg</text:p>
          </table:table-cell>
          <table:table-cell office:value-type="float" office:value="32.765039" calcext:value-type="float">
            <text:p>32.765039</text:p>
          </table:table-cell>
          <table:table-cell office:value-type="float" office:value="-117.018535" calcext:value-type="float">
            <text:p>-117.01853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table:number-columns-repeated="3" office:value-type="string" calcext:value-type="string">
            <text:p>undetermined</text:p>
          </table:table-cell>
          <table:table-cell office:value-type="string" calcext:value-type="string">
            <text:p>assess</text:p>
          </table:table-cell>
          <table:table-cell/>
          <table:table-cell table:number-columns-repeated="2" office:value-type="string" calcext:value-type="string">
            <text:p>uuid:1d304531-8aa8-4200-a312-18aca0f8c974</text:p>
          </table:table-cell>
        </table:table-row>
        <table:table-row table:style-name="ro1">
          <table:table-cell/>
          <table:table-cell office:value-type="string" calcext:value-type="string">
            <text:p>SG</text:p>
          </table:table-cell>
          <table:table-cell office:value-type="date" office:date-value="2020-02-18T01:31:00" calcext:value-type="date">
            <text:p>2020-02-18 01:31:00</text:p>
          </table:table-cell>
          <table:table-cell office:value-type="float" office:value="1927" calcext:value-type="float">
            <text:p>1927</text:p>
          </table:table-cell>
          <table:table-cell office:value-type="float" office:value="8302" calcext:value-type="float">
            <text:p>8302</text:p>
          </table:table-cell>
          <table:table-cell office:value-type="string" calcext:value-type="string">
            <text:p>La Mesa Blvd</text:p>
          </table:table-cell>
          <table:table-cell office:value-type="string" calcext:value-type="string">
            <text:p>media/1581989545959.jpg</text:p>
          </table:table-cell>
          <table:table-cell office:value-type="float" office:value="32.765173" calcext:value-type="float">
            <text:p>32.765173</text:p>
          </table:table-cell>
          <table:table-cell office:value-type="float" office:value="-117.018783" calcext:value-type="float">
            <text:p>-117.01878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table:number-columns-repeated="6" office:value-type="string" calcext:value-type="string">
            <text:p>yes</text:p>
          </table:table-cell>
          <table:table-cell office:value-type="string" calcext:value-type="string">
            <text:p>undetermined</text:p>
          </table:table-cell>
          <table:table-cell office:value-type="string" calcext:value-type="string">
            <text:p>confirmed</text:p>
          </table:table-cell>
          <table:table-cell/>
          <table:table-cell table:number-columns-repeated="2" office:value-type="string" calcext:value-type="string">
            <text:p>uuid:0010fdaa-1546-44fb-ab11-e30c52bfc0f7</text:p>
          </table:table-cell>
        </table:table-row>
        <table:table-row table:style-name="ro1">
          <table:table-cell/>
          <table:table-cell office:value-type="string" calcext:value-type="string">
            <text:p>SG</text:p>
          </table:table-cell>
          <table:table-cell office:value-type="date" office:date-value="2020-02-18T01:35:00" calcext:value-type="date">
            <text:p>2020-02-18 01:35:00</text:p>
          </table:table-cell>
          <table:table-cell/>
          <table:table-cell office:value-type="float" office:value="8250" calcext:value-type="float">
            <text:p>8250</text:p>
          </table:table-cell>
          <table:table-cell office:value-type="string" calcext:value-type="string">
            <text:p>La Mesa Blvd</text:p>
          </table:table-cell>
          <table:table-cell office:value-type="string" calcext:value-type="string">
            <text:p>media/1581989775716.jpg</text:p>
          </table:table-cell>
          <table:table-cell office:value-type="float" office:value="32.764541" calcext:value-type="float">
            <text:p>32.764541</text:p>
          </table:table-cell>
          <table:table-cell office:value-type="float" office:value="-117.019889" calcext:value-type="float">
            <text:p>-117.01988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story</text:p>
          </table:table-cell>
          <table:table-cell office:value-type="string" calcext:value-type="string">
            <text:p>folk_trad_victorian</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pot_reverse</text:p>
          </table:table-cell>
          <table:table-cell office:value-type="string" calcext:value-type="string">
            <text:p>yes</text:p>
          </table:table-cell>
          <table:table-cell office:value-type="string" calcext:value-type="string">
            <text:p>undetermined</text:p>
          </table:table-cell>
          <table:table-cell office:value-type="string" calcext:value-type="string">
            <text:p>more_research</text:p>
          </table:table-cell>
          <table:table-cell/>
          <table:table-cell table:number-columns-repeated="2" office:value-type="string" calcext:value-type="string">
            <text:p>uuid:93dc6990-2fa8-49d3-a8de-5325cc9f78b1</text:p>
          </table:table-cell>
        </table:table-row>
        <table:table-row table:style-name="ro1">
          <table:table-cell/>
          <table:table-cell office:value-type="string" calcext:value-type="string">
            <text:p>RK</text:p>
          </table:table-cell>
          <table:table-cell office:value-type="date" office:date-value="2020-02-18T18:44:00" calcext:value-type="date">
            <text:p>2020-02-18 18:44:00</text:p>
          </table:table-cell>
          <table:table-cell office:value-type="float" office:value="1945" calcext:value-type="float">
            <text:p>1945</text:p>
          </table:table-cell>
          <table:table-cell office:value-type="float" office:value="8278" calcext:value-type="float">
            <text:p>8278</text:p>
          </table:table-cell>
          <table:table-cell office:value-type="string" calcext:value-type="string">
            <text:p>University Ave</text:p>
          </table:table-cell>
          <table:table-cell office:value-type="string" calcext:value-type="string">
            <text:p>media/1582051584001.jpg</text:p>
          </table:table-cell>
          <table:table-cell office:value-type="float" office:value="32.767782" calcext:value-type="float">
            <text:p>32.767782</text:p>
          </table:table-cell>
          <table:table-cell office:value-type="float" office:value="-117.019533" calcext:value-type="float">
            <text:p>-117.019533</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minimal_trad</text:p>
          </table:table-cell>
          <table:table-cell table:number-columns-repeated="3" office:value-type="string" calcext:value-type="string">
            <text:p>no</text:p>
          </table:table-cell>
          <table:table-cell office:value-type="string" calcext:value-type="string">
            <text:p>undetermined</text:p>
          </table:table-cell>
          <table:table-cell table:number-columns-repeated="2" office:value-type="string" calcext:value-type="string">
            <text:p>no</text:p>
          </table:table-cell>
          <table:table-cell table:number-columns-repeated="2" office:value-type="string" calcext:value-type="string">
            <text:p>undetermined</text:p>
          </table:table-cell>
          <table:table-cell office:value-type="string" calcext:value-type="string">
            <text:p>Porch appears to have been redone, stucco appears to be newer. Has an attached garage</text:p>
          </table:table-cell>
          <table:table-cell table:number-columns-repeated="2" office:value-type="string" calcext:value-type="string">
            <text:p>uuid:b8773c8b-82dc-4d4d-9159-6c077b3f2f86</text:p>
          </table:table-cell>
        </table:table-row>
        <table:table-row table:style-name="ro1">
          <table:table-cell/>
          <table:table-cell office:value-type="string" calcext:value-type="string">
            <text:p>DCC</text:p>
          </table:table-cell>
          <table:table-cell office:value-type="date" office:date-value="2020-02-18T18:46:00" calcext:value-type="date">
            <text:p>2020-02-18 18:46:00</text:p>
          </table:table-cell>
          <table:table-cell office:value-type="float" office:value="0" calcext:value-type="float">
            <text:p>0</text:p>
          </table:table-cell>
          <table:table-cell office:value-type="float" office:value="8282" calcext:value-type="float">
            <text:p>8282</text:p>
          </table:table-cell>
          <table:table-cell office:value-type="string" calcext:value-type="string">
            <text:p>University</text:p>
          </table:table-cell>
          <table:table-cell office:value-type="string" calcext:value-type="string">
            <text:p>media/1582051666685.jpg</text:p>
          </table:table-cell>
          <table:table-cell office:value-type="float" office:value="32.76793" calcext:value-type="float">
            <text:p>32.76793</text:p>
          </table:table-cell>
          <table:table-cell office:value-type="float" office:value="-117.019326" calcext:value-type="float">
            <text:p>-117.01932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revival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more_research</text:p>
          </table:table-cell>
          <table:table-cell office:value-type="string" calcext:value-type="string">
            <text:p>Possible home turned commercial; addition to the rear of property- type of siding different than stucco exterior of front portion.</text:p>
          </table:table-cell>
          <table:table-cell table:number-columns-repeated="2" office:value-type="string" calcext:value-type="string">
            <text:p>uuid:680fe52c-6310-4e97-9a34-df778382636f</text:p>
          </table:table-cell>
        </table:table-row>
        <table:table-row table:style-name="ro1">
          <table:table-cell/>
          <table:table-cell office:value-type="string" calcext:value-type="string">
            <text:p>DCC</text:p>
          </table:table-cell>
          <table:table-cell office:value-type="date" office:date-value="2020-02-18T18:53:00" calcext:value-type="date">
            <text:p>2020-02-18 18:53:00</text:p>
          </table:table-cell>
          <table:table-cell office:value-type="float" office:value="0" calcext:value-type="float">
            <text:p>0</text:p>
          </table:table-cell>
          <table:table-cell office:value-type="float" office:value="8270" calcext:value-type="float">
            <text:p>8270</text:p>
          </table:table-cell>
          <table:table-cell office:value-type="string" calcext:value-type="string">
            <text:p>University</text:p>
          </table:table-cell>
          <table:table-cell office:value-type="string" calcext:value-type="string">
            <text:p>media/1582052088548.jpg</text:p>
          </table:table-cell>
          <table:table-cell office:value-type="float" office:value="32.767766" calcext:value-type="float">
            <text:p>32.767766</text:p>
          </table:table-cell>
          <table:table-cell office:value-type="float" office:value="-117.019726" calcext:value-type="float">
            <text:p>-117.01972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6" office:value-type="string" calcext:value-type="string">
            <text:p>no</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This is a hodgepodge of elements.</text:p>
          </table:table-cell>
          <table:table-cell table:number-columns-repeated="2" office:value-type="string" calcext:value-type="string">
            <text:p>uuid:f877743c-6b80-4520-ab4b-9aca237f1b4a</text:p>
          </table:table-cell>
        </table:table-row>
        <table:table-row table:style-name="ro1">
          <table:table-cell/>
          <table:table-cell office:value-type="string" calcext:value-type="string">
            <text:p>RK</text:p>
          </table:table-cell>
          <table:table-cell office:value-type="date" office:date-value="2020-02-18T18:57:00" calcext:value-type="date">
            <text:p>2020-02-18 18:57:00</text:p>
          </table:table-cell>
          <table:table-cell office:value-type="float" office:value="1952" calcext:value-type="float">
            <text:p>1952</text:p>
          </table:table-cell>
          <table:table-cell office:value-type="float" office:value="8264" calcext:value-type="float">
            <text:p>8264</text:p>
          </table:table-cell>
          <table:table-cell office:value-type="string" calcext:value-type="string">
            <text:p>University Avenue</text:p>
          </table:table-cell>
          <table:table-cell office:value-type="string" calcext:value-type="string">
            <text:p>media/1582052357805.jpg</text:p>
          </table:table-cell>
          <table:table-cell office:value-type="float" office:value="32.76769" calcext:value-type="float">
            <text:p>32.76769</text:p>
          </table:table-cell>
          <table:table-cell office:value-type="float" office:value="-117.019945" calcext:value-type="float">
            <text:p>-117.019945</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craftsman</text:p>
          </table:table-cell>
          <table:table-cell table:number-columns-repeated="3" office:value-type="string" calcext:value-type="string">
            <text:p>undetermined</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Commercial office with several offices inside, unsure if porch, windows, etc are compatible with time. Has large parking lot in the back for commercial use.</text:p>
          </table:table-cell>
          <table:table-cell table:number-columns-repeated="2" office:value-type="string" calcext:value-type="string">
            <text:p>uuid:3497ce98-6d34-4f1f-95a1-92efee9b2966</text:p>
          </table:table-cell>
        </table:table-row>
        <table:table-row table:style-name="ro1">
          <table:table-cell/>
          <table:table-cell office:value-type="string" calcext:value-type="string">
            <text:p>DCC</text:p>
          </table:table-cell>
          <table:table-cell office:value-type="date" office:date-value="2020-02-18T19:00:00" calcext:value-type="date">
            <text:p>2020-02-18 19:00:00</text:p>
          </table:table-cell>
          <table:table-cell office:value-type="float" office:value="1956" calcext:value-type="float">
            <text:p>1956</text:p>
          </table:table-cell>
          <table:table-cell office:value-type="float" office:value="8262" calcext:value-type="float">
            <text:p>8262</text:p>
          </table:table-cell>
          <table:table-cell office:value-type="string" calcext:value-type="string">
            <text:p>University</text:p>
          </table:table-cell>
          <table:table-cell office:value-type="string" calcext:value-type="string">
            <text:p>media/1582052523088.jpg</text:p>
          </table:table-cell>
          <table:table-cell office:value-type="float" office:value="32.767654" calcext:value-type="float">
            <text:p>32.767654</text:p>
          </table:table-cell>
          <table:table-cell office:value-type="float" office:value="-117.020033" calcext:value-type="float">
            <text:p>-117.02003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4" office:value-type="string" calcext:value-type="string">
            <text:p>undetermined</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n_candidate</text:p>
          </table:table-cell>
          <table:table-cell office:value-type="string" calcext:value-type="string">
            <text:p>OfI don't think this is the original bldg. On the map it says 90+ bedrooms and bathrooms. Structure may have been completely demolished and this new business erected since.</text:p>
          </table:table-cell>
          <table:table-cell table:number-columns-repeated="2" office:value-type="string" calcext:value-type="string">
            <text:p>uuid:c527ac60-b5f4-4e93-8a73-04121629aa18</text:p>
          </table:table-cell>
        </table:table-row>
        <table:table-row table:style-name="ro1">
          <table:table-cell/>
          <table:table-cell office:value-type="string" calcext:value-type="string">
            <text:p>RK</text:p>
          </table:table-cell>
          <table:table-cell office:value-type="date" office:date-value="2020-02-18T19:09:00" calcext:value-type="date">
            <text:p>2020-02-18 19:09:00</text:p>
          </table:table-cell>
          <table:table-cell office:value-type="float" office:value="1985" calcext:value-type="float">
            <text:p>1985</text:p>
          </table:table-cell>
          <table:table-cell office:value-type="float" office:value="8246" calcext:value-type="float">
            <text:p>8246</text:p>
          </table:table-cell>
          <table:table-cell office:value-type="string" calcext:value-type="string">
            <text:p>University Avenue</text:p>
          </table:table-cell>
          <table:table-cell office:value-type="string" calcext:value-type="string">
            <text:p>media/1582053086563.jpg</text:p>
          </table:table-cell>
          <table:table-cell office:value-type="float" office:value="32.767605" calcext:value-type="float">
            <text:p>32.767605</text:p>
          </table:table-cell>
          <table:table-cell office:value-type="float" office:value="-117.020346" calcext:value-type="float">
            <text:p>-117.020346</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SCF Insurance Company. Has one story but back part of the property is a higher level with carports underneath.</text:p>
          </table:table-cell>
          <table:table-cell table:number-columns-repeated="2" office:value-type="string" calcext:value-type="string">
            <text:p>uuid:4580e6d7-6168-40be-9d66-7c9a13ea5b44</text:p>
          </table:table-cell>
        </table:table-row>
        <table:table-row table:style-name="ro1">
          <table:table-cell/>
          <table:table-cell office:value-type="string" calcext:value-type="string">
            <text:p>DCC</text:p>
          </table:table-cell>
          <table:table-cell office:value-type="date" office:date-value="2020-02-18T19:15:00" calcext:value-type="date">
            <text:p>2020-02-18 19:15:00</text:p>
          </table:table-cell>
          <table:table-cell office:value-type="float" office:value="1926" calcext:value-type="float">
            <text:p>1926</text:p>
          </table:table-cell>
          <table:table-cell office:value-type="float" office:value="8240" calcext:value-type="float">
            <text:p>8240</text:p>
          </table:table-cell>
          <table:table-cell office:value-type="string" calcext:value-type="string">
            <text:p>University</text:p>
          </table:table-cell>
          <table:table-cell office:value-type="string" calcext:value-type="string">
            <text:p>media/1582053428647.jpg</text:p>
          </table:table-cell>
          <table:table-cell office:value-type="float" office:value="32.76761" calcext:value-type="float">
            <text:p>32.76761</text:p>
          </table:table-cell>
          <table:table-cell office:value-type="float" office:value="-117.020498" calcext:value-type="float">
            <text:p>-117.020498</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more_research</text:p>
          </table:table-cell>
          <table:table-cell office:value-type="string" calcext:value-type="string">
            <text:p>Could be early traditional...but has a few Craftsman elements ( like the header over the porch). More info needed.</text:p>
          </table:table-cell>
          <table:table-cell table:number-columns-repeated="2" office:value-type="string" calcext:value-type="string">
            <text:p>uuid:9cdeb3dd-0dee-4180-bf9a-6dd7beef8aee</text:p>
          </table:table-cell>
        </table:table-row>
        <table:table-row table:style-name="ro1">
          <table:table-cell/>
          <table:table-cell office:value-type="string" calcext:value-type="string">
            <text:p>RK</text:p>
          </table:table-cell>
          <table:table-cell office:value-type="date" office:date-value="2020-02-18T19:20:00" calcext:value-type="date">
            <text:p>2020-02-18 19:20:00</text:p>
          </table:table-cell>
          <table:table-cell office:value-type="float" office:value="1919" calcext:value-type="float">
            <text:p>1919</text:p>
          </table:table-cell>
          <table:table-cell office:value-type="float" office:value="8234" calcext:value-type="float">
            <text:p>8234</text:p>
          </table:table-cell>
          <table:table-cell office:value-type="string" calcext:value-type="string">
            <text:p>University Avenue</text:p>
          </table:table-cell>
          <table:table-cell office:value-type="string" calcext:value-type="string">
            <text:p>media/1582053859101.jpg</text:p>
          </table:table-cell>
          <table:table-cell office:value-type="float" office:value="32.767583" calcext:value-type="float">
            <text:p>32.767583</text:p>
          </table:table-cell>
          <table:table-cell office:value-type="float" office:value="-117.020697" calcext:value-type="float">
            <text:p>-117.020697</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craftsman</text:p>
          </table:table-cell>
          <table:table-cell office:value-type="string" calcext:value-type="string">
            <text:p>yes</text:p>
          </table:table-cell>
          <table:table-cell table:number-columns-repeated="2" office:value-type="string" calcext:value-type="string">
            <text:p>pot_reverse</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Walls have been redone along with porch lentil and support beams, all potentially reversible. This is a possible candidate. But, it is a home not in the best of shape.</text:p>
          </table:table-cell>
          <table:table-cell table:number-columns-repeated="2" office:value-type="string" calcext:value-type="string">
            <text:p>uuid:7db8d9ea-2cd0-4d65-8d16-3265f67e722d</text:p>
          </table:table-cell>
        </table:table-row>
        <table:table-row table:style-name="ro1">
          <table:table-cell/>
          <table:table-cell office:value-type="string" calcext:value-type="string">
            <text:p>DCC</text:p>
          </table:table-cell>
          <table:table-cell office:value-type="date" office:date-value="2020-02-18T19:26:00" calcext:value-type="date">
            <text:p>2020-02-18 19:26:00</text:p>
          </table:table-cell>
          <table:table-cell office:value-type="float" office:value="1989" calcext:value-type="float">
            <text:p>1989</text:p>
          </table:table-cell>
          <table:table-cell office:value-type="float" office:value="8220" calcext:value-type="float">
            <text:p>8220</text:p>
          </table:table-cell>
          <table:table-cell office:value-type="string" calcext:value-type="string">
            <text:p>University</text:p>
          </table:table-cell>
          <table:table-cell office:value-type="string" calcext:value-type="string">
            <text:p>media/1582054051616.jpg</text:p>
          </table:table-cell>
          <table:table-cell office:value-type="float" office:value="32.767474" calcext:value-type="float">
            <text:p>32.767474</text:p>
          </table:table-cell>
          <table:table-cell office:value-type="float" office:value="-117.020891" calcext:value-type="float">
            <text:p>-117.02089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office:value-type="string" calcext:value-type="string">
            <text:p>no</text:p>
          </table:table-cell>
          <table:table-cell office:value-type="string" calcext:value-type="string">
            <text:p>more_research</text:p>
          </table:table-cell>
          <table:table-cell office:value-type="string" calcext:value-type="string">
            <text:p>No decorative elements present. Very contemporary structure made to represent Spanish revival.</text:p>
          </table:table-cell>
          <table:table-cell table:number-columns-repeated="2" office:value-type="string" calcext:value-type="string">
            <text:p>uuid:4af9944c-5d61-4629-8689-48f11e239d03</text:p>
          </table:table-cell>
        </table:table-row>
        <table:table-row table:style-name="ro1">
          <table:table-cell/>
          <table:table-cell office:value-type="string" calcext:value-type="string">
            <text:p>DCC</text:p>
          </table:table-cell>
          <table:table-cell office:value-type="date" office:date-value="2020-02-25T18:30:00" calcext:value-type="date">
            <text:p>2020-02-25 18:30:00</text:p>
          </table:table-cell>
          <table:table-cell office:value-type="float" office:value="0" calcext:value-type="float">
            <text:p>0</text:p>
          </table:table-cell>
          <table:table-cell office:value-type="float" office:value="8401" calcext:value-type="float">
            <text:p>8401</text:p>
          </table:table-cell>
          <table:table-cell office:value-type="string" calcext:value-type="string">
            <text:p>La Mesa Blvd</text:p>
          </table:table-cell>
          <table:table-cell office:value-type="string" calcext:value-type="string">
            <text:p>media/1582655522626.jpg</text:p>
          </table:table-cell>
          <table:table-cell office:value-type="float" office:value="32.765832" calcext:value-type="float">
            <text:p>32.765832</text:p>
          </table:table-cell>
          <table:table-cell office:value-type="float" office:value="-117.016768" calcext:value-type="float">
            <text:p>-117.01676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raftsman</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Originally constructed as a gas/service station. Mix of clay tile and composite shingles. Addition of patio/covering more modern.</text:p>
          </table:table-cell>
          <table:table-cell table:number-columns-repeated="2" office:value-type="string" calcext:value-type="string">
            <text:p>uuid:c5d47b04-070a-4266-b77f-0f29fc9e1a9f</text:p>
          </table:table-cell>
        </table:table-row>
        <table:table-row table:style-name="ro1">
          <table:table-cell/>
          <table:table-cell office:value-type="string" calcext:value-type="string">
            <text:p>RK</text:p>
          </table:table-cell>
          <table:table-cell office:value-type="date" office:date-value="2020-02-25T18:45:00" calcext:value-type="date">
            <text:p>2020-02-25 18:45:00</text:p>
          </table:table-cell>
          <table:table-cell office:value-type="float" office:value="1922" calcext:value-type="float">
            <text:p>1922</text:p>
          </table:table-cell>
          <table:table-cell office:value-type="float" office:value="8405" calcext:value-type="float">
            <text:p>8405</text:p>
          </table:table-cell>
          <table:table-cell office:value-type="string" calcext:value-type="string">
            <text:p>La Mesa Blvd</text:p>
          </table:table-cell>
          <table:table-cell office:value-type="string" calcext:value-type="string">
            <text:p>media/1582656442358.jpg</text:p>
          </table:table-cell>
          <table:table-cell office:value-type="float" office:value="32.765933" calcext:value-type="float">
            <text:p>32.765933</text:p>
          </table:table-cell>
          <table:table-cell office:value-type="float" office:value="-117.01649" calcext:value-type="float">
            <text:p>-117.01649</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early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pot_reverse</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more_research</text:p>
          </table:table-cell>
          <table:table-cell office:value-type="string" calcext:value-type="string">
            <text:p>Address on building and Google maps states 8407 La Mesa Blvd for the San Diego Myocardial Release business and 8405 as the rear of the building. Unsure about roof and porch, possibly closed in. Windows appear to be original type.</text:p>
          </table:table-cell>
          <table:table-cell table:number-columns-repeated="2" office:value-type="string" calcext:value-type="string">
            <text:p>uuid:d64bd386-dd10-412a-8262-92afd3faff45</text:p>
          </table:table-cell>
        </table:table-row>
        <table:table-row table:style-name="ro1">
          <table:table-cell/>
          <table:table-cell office:value-type="string" calcext:value-type="string">
            <text:p>DCC</text:p>
          </table:table-cell>
          <table:table-cell office:value-type="date" office:date-value="2020-02-25T18:46:00" calcext:value-type="date">
            <text:p>2020-02-25 18:46:00</text:p>
          </table:table-cell>
          <table:table-cell office:value-type="float" office:value="1922" calcext:value-type="float">
            <text:p>1922</text:p>
          </table:table-cell>
          <table:table-cell office:value-type="float" office:value="8411" calcext:value-type="float">
            <text:p>8411</text:p>
          </table:table-cell>
          <table:table-cell office:value-type="string" calcext:value-type="string">
            <text:p>La Mesa Blvd</text:p>
          </table:table-cell>
          <table:table-cell office:value-type="string" calcext:value-type="string">
            <text:p>media/1582656478470.jpg</text:p>
          </table:table-cell>
          <table:table-cell office:value-type="float" office:value="32.766061" calcext:value-type="float">
            <text:p>32.766061</text:p>
          </table:table-cell>
          <table:table-cell office:value-type="float" office:value="-117.016378" calcext:value-type="float">
            <text:p>-117.01637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office:value-type="string" calcext:value-type="string">
            <text:p>Address shows 8411 but inventory states 8409. Art Deco style, flat roof, decorative elements (demilune overhang.</text:p>
          </table:table-cell>
          <table:table-cell table:number-columns-repeated="2" office:value-type="string" calcext:value-type="string">
            <text:p>uuid:e27fae21-e899-492e-af07-81cfba85612a</text:p>
          </table:table-cell>
        </table:table-row>
        <table:table-row table:style-name="ro1">
          <table:table-cell/>
          <table:table-cell office:value-type="string" calcext:value-type="string">
            <text:p>RK</text:p>
          </table:table-cell>
          <table:table-cell office:value-type="date" office:date-value="2020-02-25T18:55:00" calcext:value-type="date">
            <text:p>2020-02-25 18:55:00</text:p>
          </table:table-cell>
          <table:table-cell office:value-type="float" office:value="1960" calcext:value-type="float">
            <text:p>1960</text:p>
          </table:table-cell>
          <table:table-cell office:value-type="float" office:value="8415" calcext:value-type="float">
            <text:p>8415</text:p>
          </table:table-cell>
          <table:table-cell office:value-type="string" calcext:value-type="string">
            <text:p>La Mesa Blvd</text:p>
          </table:table-cell>
          <table:table-cell office:value-type="string" calcext:value-type="string">
            <text:p>media/1582657091604.jpg</text:p>
          </table:table-cell>
          <table:table-cell office:value-type="float" office:value="32.766415" calcext:value-type="float">
            <text:p>32.766415</text:p>
          </table:table-cell>
          <table:table-cell office:value-type="float" office:value="-117.016267" calcext:value-type="float">
            <text:p>-117.016267</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contemporary</text:p>
          </table:table-cell>
          <table:table-cell table:number-columns-repeated="3" office:value-type="string" calcext:value-type="string">
            <text:p>yes</text:p>
          </table:table-cell>
          <table:table-cell office:value-type="string" calcext:value-type="string">
            <text:p>undetermined</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Currently a guitar shop, architect office and Realty Service office. Current guitar business has been there for 18 years according to owner.</text:p>
          </table:table-cell>
          <table:table-cell table:number-columns-repeated="2" office:value-type="string" calcext:value-type="string">
            <text:p>uuid:7e0828ee-8367-4077-9e19-e5af9427d90f</text:p>
          </table:table-cell>
        </table:table-row>
        <table:table-row table:style-name="ro1">
          <table:table-cell/>
          <table:table-cell office:value-type="string" calcext:value-type="string">
            <text:p>RK</text:p>
          </table:table-cell>
          <table:table-cell office:value-type="date" office:date-value="2020-02-25T19:05:00" calcext:value-type="date">
            <text:p>2020-02-25 19:05:00</text:p>
          </table:table-cell>
          <table:table-cell office:value-type="float" office:value="1991" calcext:value-type="float">
            <text:p>1991</text:p>
          </table:table-cell>
          <table:table-cell office:value-type="float" office:value="8419" calcext:value-type="float">
            <text:p>8419</text:p>
          </table:table-cell>
          <table:table-cell office:value-type="string" calcext:value-type="string">
            <text:p>La Mesa Blvd</text:p>
          </table:table-cell>
          <table:table-cell office:value-type="string" calcext:value-type="string">
            <text:p>media/1582657796033.jpg</text:p>
          </table:table-cell>
          <table:table-cell office:value-type="float" office:value="32.766473" calcext:value-type="float">
            <text:p>32.766473</text:p>
          </table:table-cell>
          <table:table-cell office:value-type="float" office:value="-117.015971" calcext:value-type="float">
            <text:p>-117.015971</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post_modern</text:p>
          </table:table-cell>
          <table:table-cell table:number-columns-repeated="4" office:value-type="string" calcext:value-type="string">
            <text:p>undetermined</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Building is a multi office complex with parking in the rear. Has Victorian elements, may have been remodeled, but unsure of built date. 1991 may have been date of remodel</text:p>
          </table:table-cell>
          <table:table-cell table:number-columns-repeated="2" office:value-type="string" calcext:value-type="string">
            <text:p>uuid:fac58268-b617-4a7d-a726-5147b1f2b124</text:p>
          </table:table-cell>
        </table:table-row>
        <table:table-row table:style-name="ro1">
          <table:table-cell/>
          <table:table-cell office:value-type="string" calcext:value-type="string">
            <text:p>DCC</text:p>
          </table:table-cell>
          <table:table-cell office:value-type="date" office:date-value="2020-02-25T19:11:00" calcext:value-type="date">
            <text:p>2020-02-25 19:11:00</text:p>
          </table:table-cell>
          <table:table-cell office:value-type="float" office:value="0" calcext:value-type="float">
            <text:p>0</text:p>
          </table:table-cell>
          <table:table-cell office:value-type="float" office:value="8425" calcext:value-type="float">
            <text:p>8425</text:p>
          </table:table-cell>
          <table:table-cell office:value-type="string" calcext:value-type="string">
            <text:p>La Mesa Blvd Grant</text:p>
          </table:table-cell>
          <table:table-cell office:value-type="string" calcext:value-type="string">
            <text:p>media/1582658003308.jpg</text:p>
          </table:table-cell>
          <table:table-cell office:value-type="float" office:value="32.766555" calcext:value-type="float">
            <text:p>32.766555</text:p>
          </table:table-cell>
          <table:table-cell office:value-type="float" office:value="-117.015497" calcext:value-type="float">
            <text:p>-117.01549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Art deco streamlined. Woodpaned windows. Date built not noted.</text:p>
          </table:table-cell>
          <table:table-cell table:number-columns-repeated="2" office:value-type="string" calcext:value-type="string">
            <text:p>uuid:39e1fdc9-73af-40a9-b5f5-19a8f8ae37d0</text:p>
          </table:table-cell>
        </table:table-row>
        <table:table-row table:style-name="ro1">
          <table:table-cell/>
          <table:table-cell office:value-type="string" calcext:value-type="string">
            <text:p>RK</text:p>
          </table:table-cell>
          <table:table-cell office:value-type="date" office:date-value="2020-02-25T19:19:00" calcext:value-type="date">
            <text:p>2020-02-25 19:19:00</text:p>
          </table:table-cell>
          <table:table-cell office:value-type="float" office:value="0" calcext:value-type="float">
            <text:p>0</text:p>
          </table:table-cell>
          <table:table-cell office:value-type="float" office:value="8425" calcext:value-type="float">
            <text:p>8425</text:p>
          </table:table-cell>
          <table:table-cell office:value-type="string" calcext:value-type="string">
            <text:p>La Mesa Blvd</text:p>
          </table:table-cell>
          <table:table-cell office:value-type="string" calcext:value-type="string">
            <text:p>media/1582658441541.jpg</text:p>
          </table:table-cell>
          <table:table-cell office:value-type="float" office:value="32.766481" calcext:value-type="float">
            <text:p>32.766481</text:p>
          </table:table-cell>
          <table:table-cell office:value-type="float" office:value="-117.015909" calcext:value-type="float">
            <text:p>-117.015909</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table:number-columns-repeated="9" office:value-type="string" calcext:value-type="string">
            <text:p>undetermined</text:p>
          </table:table-cell>
          <table:table-cell office:value-type="string" calcext:value-type="string">
            <text:p>Building is currently Mario's De La Mesa Restaurant, but appears to have decorative elements that are original even though there is not a build date in collector. More research is required.</text:p>
          </table:table-cell>
          <table:table-cell table:number-columns-repeated="2" office:value-type="string" calcext:value-type="string">
            <text:p>uuid:bc4c6d8e-eaa4-493e-87d4-86a951afe8f1</text:p>
          </table:table-cell>
        </table:table-row>
        <table:table-row table:style-name="ro1">
          <table:table-cell/>
          <table:table-cell office:value-type="string" calcext:value-type="string">
            <text:p>RK</text:p>
          </table:table-cell>
          <table:table-cell office:value-type="date" office:date-value="2020-02-25T19:30:00" calcext:value-type="date">
            <text:p>2020-02-25 19:30:00</text:p>
          </table:table-cell>
          <table:table-cell office:value-type="float" office:value="1984" calcext:value-type="float">
            <text:p>1984</text:p>
          </table:table-cell>
          <table:table-cell office:value-type="float" office:value="8431" calcext:value-type="float">
            <text:p>8431</text:p>
          </table:table-cell>
          <table:table-cell office:value-type="string" calcext:value-type="string">
            <text:p>La Mesa Blvd</text:p>
          </table:table-cell>
          <table:table-cell office:value-type="string" calcext:value-type="string">
            <text:p>media/1582659114290.jpg</text:p>
          </table:table-cell>
          <table:table-cell office:value-type="float" office:value="32.766979" calcext:value-type="float">
            <text:p>32.766979</text:p>
          </table:table-cell>
          <table:table-cell office:value-type="float" office:value="-117.01582" calcext:value-type="float">
            <text:p>-117.01582</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post_modern</text:p>
          </table:table-cell>
          <table:table-cell table:number-columns-repeated="6" office:value-type="string" calcext:value-type="string">
            <text:p>yes</text:p>
          </table:table-cell>
          <table:table-cell office:value-type="string" calcext:value-type="string">
            <text:p>no</text:p>
          </table:table-cell>
          <table:table-cell office:value-type="string" calcext:value-type="string">
            <text:p>more_research</text:p>
          </table:table-cell>
          <table:table-cell office:value-type="string" calcext:value-type="string">
            <text:p>3 unit building, all attached, with three different (8431/8433/8435) addresses. Lower level consists of garages/carports and storage areas.</text:p>
          </table:table-cell>
          <table:table-cell table:number-columns-repeated="2" office:value-type="string" calcext:value-type="string">
            <text:p>uuid:83654d0f-e08a-4731-90bc-3e74d2b2c059</text:p>
          </table:table-cell>
        </table:table-row>
        <table:table-row table:style-name="ro1">
          <table:table-cell/>
          <table:table-cell office:value-type="string" calcext:value-type="string">
            <text:p>Kc</text:p>
          </table:table-cell>
          <table:table-cell office:value-type="date" office:date-value="2020-03-01T21:43:00" calcext:value-type="date">
            <text:p>2020-03-01 21:43:00</text:p>
          </table:table-cell>
          <table:table-cell office:value-type="float" office:value="1965" calcext:value-type="float">
            <text:p>1965</text:p>
          </table:table-cell>
          <table:table-cell office:value-type="float" office:value="8115" calcext:value-type="float">
            <text:p>8115</text:p>
          </table:table-cell>
          <table:table-cell office:value-type="string" calcext:value-type="string">
            <text:p>Commercial st</text:p>
          </table:table-cell>
          <table:table-cell office:value-type="string" calcext:value-type="string">
            <text:p>media/1583099066650.jpg</text:p>
          </table:table-cell>
          <table:table-cell office:value-type="float" office:value="32.772911" calcext:value-type="float">
            <text:p>32.772911</text:p>
          </table:table-cell>
          <table:table-cell office:value-type="float" office:value="-117.023579" calcext:value-type="float">
            <text:p>-117.02357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7"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2cdeb497-a2ec-418f-b48e-88fe0f6db8ce</text:p>
          </table:table-cell>
        </table:table-row>
        <table:table-row table:style-name="ro1">
          <table:table-cell/>
          <table:table-cell office:value-type="string" calcext:value-type="string">
            <text:p>Kc</text:p>
          </table:table-cell>
          <table:table-cell office:value-type="date" office:date-value="2020-03-01T21:47:00" calcext:value-type="date">
            <text:p>2020-03-01 21:47:00</text:p>
          </table:table-cell>
          <table:table-cell/>
          <table:table-cell office:value-type="float" office:value="8152" calcext:value-type="float">
            <text:p>8152</text:p>
          </table:table-cell>
          <table:table-cell office:value-type="string" calcext:value-type="string">
            <text:p>Commercial</text:p>
          </table:table-cell>
          <table:table-cell office:value-type="string" calcext:value-type="string">
            <text:p>media/1583099314120.jpg</text:p>
          </table:table-cell>
          <table:table-cell office:value-type="float" office:value="32.772882" calcext:value-type="float">
            <text:p>32.772882</text:p>
          </table:table-cell>
          <table:table-cell office:value-type="float" office:value="-117.023318" calcext:value-type="float">
            <text:p>-117.02331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undetermined</text:p>
          </table:table-cell>
          <table:table-cell office:value-type="string" calcext:value-type="string">
            <text:p>yes</text:p>
          </table:table-cell>
          <table:table-cell table:number-columns-repeated="6" office:value-type="string" calcext:value-type="string">
            <text:p>no</text:p>
          </table:table-cell>
          <table:table-cell office:value-type="string" calcext:value-type="string">
            <text:p>more_research</text:p>
          </table:table-cell>
          <table:table-cell office:value-type="string" calcext:value-type="string">
            <text:p>No date</text:p>
          </table:table-cell>
          <table:table-cell table:number-columns-repeated="2" office:value-type="string" calcext:value-type="string">
            <text:p>uuid:5fc74328-4fa3-42c6-b482-3d167ad87294</text:p>
          </table:table-cell>
        </table:table-row>
        <table:table-row table:style-name="ro1">
          <table:table-cell/>
          <table:table-cell office:value-type="string" calcext:value-type="string">
            <text:p>Kc</text:p>
          </table:table-cell>
          <table:table-cell office:value-type="date" office:date-value="2020-03-01T21:52:00" calcext:value-type="date">
            <text:p>2020-03-01 21:52:00</text:p>
          </table:table-cell>
          <table:table-cell office:value-type="float" office:value="0" calcext:value-type="float">
            <text:p>0</text:p>
          </table:table-cell>
          <table:table-cell office:value-type="float" office:value="5171" calcext:value-type="float">
            <text:p>5171</text:p>
          </table:table-cell>
          <table:table-cell office:value-type="string" calcext:value-type="string">
            <text:p>Guild</text:p>
          </table:table-cell>
          <table:table-cell office:value-type="string" calcext:value-type="string">
            <text:p>media/1583099610240.jpg</text:p>
          </table:table-cell>
          <table:table-cell office:value-type="float" office:value="32.772566" calcext:value-type="float">
            <text:p>32.772566</text:p>
          </table:table-cell>
          <table:table-cell office:value-type="float" office:value="-117.023053" calcext:value-type="float">
            <text:p>-117.02305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craftsma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more_research</text:p>
          </table:table-cell>
          <table:table-cell office:value-type="string" calcext:value-type="string">
            <text:p>No date</text:p>
          </table:table-cell>
          <table:table-cell table:number-columns-repeated="2" office:value-type="string" calcext:value-type="string">
            <text:p>uuid:1b206308-a832-4afa-bb65-44c29f136d0f</text:p>
          </table:table-cell>
        </table:table-row>
        <table:table-row table:style-name="ro1">
          <table:table-cell/>
          <table:table-cell office:value-type="string" calcext:value-type="string">
            <text:p>Kc</text:p>
          </table:table-cell>
          <table:table-cell office:value-type="date" office:date-value="2020-03-01T21:56:00" calcext:value-type="date">
            <text:p>2020-03-01 21:56:00</text:p>
          </table:table-cell>
          <table:table-cell office:value-type="float" office:value="1953" calcext:value-type="float">
            <text:p>1953</text:p>
          </table:table-cell>
          <table:table-cell office:value-type="float" office:value="5141" calcext:value-type="float">
            <text:p>5141</text:p>
          </table:table-cell>
          <table:table-cell office:value-type="string" calcext:value-type="string">
            <text:p>Guild</text:p>
          </table:table-cell>
          <table:table-cell office:value-type="string" calcext:value-type="string">
            <text:p>media/1583099830685.jpg</text:p>
          </table:table-cell>
          <table:table-cell office:value-type="float" office:value="32.77241" calcext:value-type="float">
            <text:p>32.77241</text:p>
          </table:table-cell>
          <table:table-cell office:value-type="float" office:value="-117.022857" calcext:value-type="float">
            <text:p>-117.02285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4"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more_research</text:p>
          </table:table-cell>
          <table:table-cell/>
          <table:table-cell table:number-columns-repeated="2" office:value-type="string" calcext:value-type="string">
            <text:p>uuid:255a091e-e7b2-4de4-8e0f-a8e2e884a52f</text:p>
          </table:table-cell>
        </table:table-row>
        <table:table-row table:style-name="ro1">
          <table:table-cell/>
          <table:table-cell office:value-type="string" calcext:value-type="string">
            <text:p>Kc</text:p>
          </table:table-cell>
          <table:table-cell office:value-type="date" office:date-value="2020-03-01T21:59:00" calcext:value-type="date">
            <text:p>2020-03-01 21:59:00</text:p>
          </table:table-cell>
          <table:table-cell office:value-type="float" office:value="0" calcext:value-type="float">
            <text:p>0</text:p>
          </table:table-cell>
          <table:table-cell office:value-type="float" office:value="8126" calcext:value-type="float">
            <text:p>8126</text:p>
          </table:table-cell>
          <table:table-cell office:value-type="string" calcext:value-type="string">
            <text:p>Guild</text:p>
          </table:table-cell>
          <table:table-cell office:value-type="string" calcext:value-type="string">
            <text:p>media/1583100067704.jpg</text:p>
          </table:table-cell>
          <table:table-cell office:value-type="float" office:value="32.771987" calcext:value-type="float">
            <text:p>32.771987</text:p>
          </table:table-cell>
          <table:table-cell office:value-type="float" office:value="-117.022528" calcext:value-type="float">
            <text:p>-117.02252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early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more_research</text:p>
          </table:table-cell>
          <table:table-cell office:value-type="string" calcext:value-type="string">
            <text:p>No date</text:p>
          </table:table-cell>
          <table:table-cell table:number-columns-repeated="2" office:value-type="string" calcext:value-type="string">
            <text:p>uuid:04f2eccd-6ff8-423f-94d3-a06ea09f9a99</text:p>
          </table:table-cell>
        </table:table-row>
        <table:table-row table:style-name="ro1">
          <table:table-cell/>
          <table:table-cell office:value-type="string" calcext:value-type="string">
            <text:p>Kc</text:p>
          </table:table-cell>
          <table:table-cell office:value-type="date" office:date-value="2020-03-01T22:02:00" calcext:value-type="date">
            <text:p>2020-03-01 22:02:00</text:p>
          </table:table-cell>
          <table:table-cell office:value-type="float" office:value="0" calcext:value-type="float">
            <text:p>0</text:p>
          </table:table-cell>
          <table:table-cell office:value-type="float" office:value="8135" calcext:value-type="float">
            <text:p>8135</text:p>
          </table:table-cell>
          <table:table-cell office:value-type="string" calcext:value-type="string">
            <text:p>Center</text:p>
          </table:table-cell>
          <table:table-cell office:value-type="string" calcext:value-type="string">
            <text:p>media/1583100272272.jpg</text:p>
          </table:table-cell>
          <table:table-cell office:value-type="float" office:value="32.771823" calcext:value-type="float">
            <text:p>32.771823</text:p>
          </table:table-cell>
          <table:table-cell office:value-type="float" office:value="-117.022117" calcext:value-type="float">
            <text:p>-117.02211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more_research</text:p>
          </table:table-cell>
          <table:table-cell/>
          <table:table-cell table:number-columns-repeated="2" office:value-type="string" calcext:value-type="string">
            <text:p>uuid:88bfbc57-5f10-4b38-baf0-258659c8a361</text:p>
          </table:table-cell>
        </table:table-row>
        <table:table-row table:style-name="ro1">
          <table:table-cell/>
          <table:table-cell office:value-type="string" calcext:value-type="string">
            <text:p>Kc</text:p>
          </table:table-cell>
          <table:table-cell office:value-type="date" office:date-value="2020-03-01T22:06:00" calcext:value-type="date">
            <text:p>2020-03-01 22:06:00</text:p>
          </table:table-cell>
          <table:table-cell office:value-type="float" office:value="0" calcext:value-type="float">
            <text:p>0</text:p>
          </table:table-cell>
          <table:table-cell office:value-type="float" office:value="8139" calcext:value-type="float">
            <text:p>8139</text:p>
          </table:table-cell>
          <table:table-cell office:value-type="string" calcext:value-type="string">
            <text:p>Center</text:p>
          </table:table-cell>
          <table:table-cell office:value-type="string" calcext:value-type="string">
            <text:p>media/1583100459541.jpg</text:p>
          </table:table-cell>
          <table:table-cell office:value-type="float" office:value="32.771869" calcext:value-type="float">
            <text:p>32.771869</text:p>
          </table:table-cell>
          <table:table-cell office:value-type="float" office:value="-117.022006" calcext:value-type="float">
            <text:p>-117.02200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7" office:value-type="string" calcext:value-type="string">
            <text:p>no</text:p>
          </table:table-cell>
          <table:table-cell office:value-type="string" calcext:value-type="string">
            <text:p>more_research</text:p>
          </table:table-cell>
          <table:table-cell office:value-type="string" calcext:value-type="string">
            <text:p>No date</text:p>
          </table:table-cell>
          <table:table-cell table:number-columns-repeated="2" office:value-type="string" calcext:value-type="string">
            <text:p>uuid:f6921bb5-8904-4c45-8716-30689c5af606</text:p>
          </table:table-cell>
        </table:table-row>
        <table:table-row table:style-name="ro1">
          <table:table-cell/>
          <table:table-cell office:value-type="string" calcext:value-type="string">
            <text:p>Kc</text:p>
          </table:table-cell>
          <table:table-cell office:value-type="date" office:date-value="2020-03-01T22:09:00" calcext:value-type="date">
            <text:p>2020-03-01 22:09:00</text:p>
          </table:table-cell>
          <table:table-cell office:value-type="float" office:value="1959" calcext:value-type="float">
            <text:p>1959</text:p>
          </table:table-cell>
          <table:table-cell office:value-type="float" office:value="8141" calcext:value-type="float">
            <text:p>8141</text:p>
          </table:table-cell>
          <table:table-cell office:value-type="string" calcext:value-type="string">
            <text:p>Center</text:p>
          </table:table-cell>
          <table:table-cell office:value-type="string" calcext:value-type="string">
            <text:p>media/1583100633561.jpg</text:p>
          </table:table-cell>
          <table:table-cell office:value-type="float" office:value="32.771852" calcext:value-type="float">
            <text:p>32.771852</text:p>
          </table:table-cell>
          <table:table-cell office:value-type="float" office:value="-117.021866" calcext:value-type="float">
            <text:p>-117.02186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7"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65fc5102-b48c-4602-87ae-be0ddb0f9716</text:p>
          </table:table-cell>
        </table:table-row>
        <table:table-row table:style-name="ro1">
          <table:table-cell/>
          <table:table-cell office:value-type="string" calcext:value-type="string">
            <text:p>Kc</text:p>
          </table:table-cell>
          <table:table-cell office:value-type="date" office:date-value="2020-03-01T22:11:00" calcext:value-type="date">
            <text:p>2020-03-01 22:11:00</text:p>
          </table:table-cell>
          <table:table-cell office:value-type="float" office:value="1953" calcext:value-type="float">
            <text:p>1953</text:p>
          </table:table-cell>
          <table:table-cell office:value-type="float" office:value="8160" calcext:value-type="float">
            <text:p>8160</text:p>
          </table:table-cell>
          <table:table-cell office:value-type="string" calcext:value-type="string">
            <text:p>Center</text:p>
          </table:table-cell>
          <table:table-cell office:value-type="string" calcext:value-type="string">
            <text:p>media/1583100724769.jpg</text:p>
          </table:table-cell>
          <table:table-cell office:value-type="float" office:value="32.771929" calcext:value-type="float">
            <text:p>32.771929</text:p>
          </table:table-cell>
          <table:table-cell office:value-type="float" office:value="-117.021852" calcext:value-type="float">
            <text:p>-117.02185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table:number-columns-repeated="3" office:value-type="string" calcext:value-type="string">
            <text:p>no</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more_research</text:p>
          </table:table-cell>
          <table:table-cell/>
          <table:table-cell table:number-columns-repeated="2" office:value-type="string" calcext:value-type="string">
            <text:p>uuid:ba7edea1-4533-409c-9ebd-4f32d8c81ebc</text:p>
          </table:table-cell>
        </table:table-row>
        <table:table-row table:style-name="ro1">
          <table:table-cell/>
          <table:table-cell office:value-type="string" calcext:value-type="string">
            <text:p>Kc</text:p>
          </table:table-cell>
          <table:table-cell office:value-type="date" office:date-value="2020-03-01T22:13:00" calcext:value-type="date">
            <text:p>2020-03-01 22:13:00</text:p>
          </table:table-cell>
          <table:table-cell office:value-type="float" office:value="1962" calcext:value-type="float">
            <text:p>1962</text:p>
          </table:table-cell>
          <table:table-cell office:value-type="float" office:value="8172" calcext:value-type="float">
            <text:p>8172</text:p>
          </table:table-cell>
          <table:table-cell office:value-type="string" calcext:value-type="string">
            <text:p>Center</text:p>
          </table:table-cell>
          <table:table-cell office:value-type="string" calcext:value-type="string">
            <text:p>media/1583100881953.jpg</text:p>
          </table:table-cell>
          <table:table-cell office:value-type="float" office:value="32.771974" calcext:value-type="float">
            <text:p>32.771974</text:p>
          </table:table-cell>
          <table:table-cell office:value-type="float" office:value="-117.021503" calcext:value-type="float">
            <text:p>-117.02150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5"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non_candidate</text:p>
          </table:table-cell>
          <table:table-cell/>
          <table:table-cell table:number-columns-repeated="2" office:value-type="string" calcext:value-type="string">
            <text:p>uuid:d0b25128-3416-4a54-8ad9-065508165956</text:p>
          </table:table-cell>
        </table:table-row>
        <table:table-row table:style-name="ro1">
          <table:table-cell/>
          <table:table-cell office:value-type="string" calcext:value-type="string">
            <text:p>Kc</text:p>
          </table:table-cell>
          <table:table-cell office:value-type="date" office:date-value="2020-03-01T22:16:00" calcext:value-type="date">
            <text:p>2020-03-01 22:16:00</text:p>
          </table:table-cell>
          <table:table-cell office:value-type="float" office:value="0" calcext:value-type="float">
            <text:p>0</text:p>
          </table:table-cell>
          <table:table-cell office:value-type="float" office:value="8171" calcext:value-type="float">
            <text:p>8171</text:p>
          </table:table-cell>
          <table:table-cell office:value-type="string" calcext:value-type="string">
            <text:p>Center</text:p>
          </table:table-cell>
          <table:table-cell office:value-type="string" calcext:value-type="string">
            <text:p>media/1583101096785.jpg</text:p>
          </table:table-cell>
          <table:table-cell office:value-type="float" office:value="32.77194" calcext:value-type="float">
            <text:p>32.77194</text:p>
          </table:table-cell>
          <table:table-cell office:value-type="float" office:value="-117.021283" calcext:value-type="float">
            <text:p>-117.02128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contemporary</text:p>
          </table:table-cell>
          <table:table-cell table:number-columns-repeated="7" office:value-type="string" calcext:value-type="string">
            <text:p>no</text:p>
          </table:table-cell>
          <table:table-cell office:value-type="string" calcext:value-type="string">
            <text:p>more_research</text:p>
          </table:table-cell>
          <table:table-cell office:value-type="string" calcext:value-type="string">
            <text:p>No date</text:p>
          </table:table-cell>
          <table:table-cell table:number-columns-repeated="2" office:value-type="string" calcext:value-type="string">
            <text:p>uuid:20283717-a38d-44a4-8fe6-04e04b64451e</text:p>
          </table:table-cell>
        </table:table-row>
        <table:table-row table:style-name="ro1">
          <table:table-cell/>
          <table:table-cell office:value-type="string" calcext:value-type="string">
            <text:p>Kc</text:p>
          </table:table-cell>
          <table:table-cell office:value-type="date" office:date-value="2020-03-01T22:19:00" calcext:value-type="date">
            <text:p>2020-03-01 22:19:00</text:p>
          </table:table-cell>
          <table:table-cell office:value-type="float" office:value="0" calcext:value-type="float">
            <text:p>0</text:p>
          </table:table-cell>
          <table:table-cell office:value-type="float" office:value="8176" calcext:value-type="float">
            <text:p>8176</text:p>
          </table:table-cell>
          <table:table-cell office:value-type="string" calcext:value-type="string">
            <text:p>Center</text:p>
          </table:table-cell>
          <table:table-cell office:value-type="string" calcext:value-type="string">
            <text:p>media/1583101277757.jpg</text:p>
          </table:table-cell>
          <table:table-cell office:value-type="float" office:value="32.772072" calcext:value-type="float">
            <text:p>32.772072</text:p>
          </table:table-cell>
          <table:table-cell office:value-type="float" office:value="-117.020925" calcext:value-type="float">
            <text:p>-117.020925</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multi_building_structure</text:p>
          </table:table-cell>
          <table:table-cell office:value-type="string" calcext:value-type="string">
            <text:p>undetermined</text:p>
          </table:table-cell>
          <table:table-cell table:number-columns-repeated="7" office:value-type="string" calcext:value-type="string">
            <text:p>no</text:p>
          </table:table-cell>
          <table:table-cell office:value-type="string" calcext:value-type="string">
            <text:p>more_research</text:p>
          </table:table-cell>
          <table:table-cell office:value-type="string" calcext:value-type="string">
            <text:p>No Date</text:p>
          </table:table-cell>
          <table:table-cell table:number-columns-repeated="2" office:value-type="string" calcext:value-type="string">
            <text:p>uuid:9509b5cf-6967-452c-a43c-fac381a7accd</text:p>
          </table:table-cell>
        </table:table-row>
        <table:table-row table:style-name="ro1">
          <table:table-cell/>
          <table:table-cell office:value-type="string" calcext:value-type="string">
            <text:p>Kc</text:p>
          </table:table-cell>
          <table:table-cell office:value-type="date" office:date-value="2020-03-01T22:23:00" calcext:value-type="date">
            <text:p>2020-03-01 22:23:00</text:p>
          </table:table-cell>
          <table:table-cell office:value-type="float" office:value="1949" calcext:value-type="float">
            <text:p>1949</text:p>
          </table:table-cell>
          <table:table-cell office:value-type="float" office:value="8183" calcext:value-type="float">
            <text:p>8183</text:p>
          </table:table-cell>
          <table:table-cell office:value-type="string" calcext:value-type="string">
            <text:p>Center</text:p>
          </table:table-cell>
          <table:table-cell office:value-type="string" calcext:value-type="string">
            <text:p>media/1583101453668.jpg</text:p>
          </table:table-cell>
          <table:table-cell office:value-type="float" office:value="32.77203" calcext:value-type="float">
            <text:p>32.77203</text:p>
          </table:table-cell>
          <table:table-cell office:value-type="float" office:value="-117.020351" calcext:value-type="float">
            <text:p>-117.020351</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6" office:value-type="string" calcext:value-type="string">
            <text:p>yes</text:p>
          </table:table-cell>
          <table:table-cell office:value-type="string" calcext:value-type="string">
            <text:p>no</text:p>
          </table:table-cell>
          <table:table-cell office:value-type="string" calcext:value-type="string">
            <text:p>more_research</text:p>
          </table:table-cell>
          <table:table-cell/>
          <table:table-cell table:number-columns-repeated="2" office:value-type="string" calcext:value-type="string">
            <text:p>uuid:51b1e0b8-c8e6-46c6-bc83-ef2e3412f654</text:p>
          </table:table-cell>
        </table:table-row>
        <table:table-row table:style-name="ro1">
          <table:table-cell/>
          <table:table-cell office:value-type="string" calcext:value-type="string">
            <text:p>Kc</text:p>
          </table:table-cell>
          <table:table-cell office:value-type="date" office:date-value="2020-03-01T22:27:00" calcext:value-type="date">
            <text:p>2020-03-01 22:27:00</text:p>
          </table:table-cell>
          <table:table-cell office:value-type="float" office:value="0" calcext:value-type="float">
            <text:p>0</text:p>
          </table:table-cell>
          <table:table-cell office:value-type="float" office:value="8185" calcext:value-type="float">
            <text:p>8185</text:p>
          </table:table-cell>
          <table:table-cell office:value-type="string" calcext:value-type="string">
            <text:p>Center</text:p>
          </table:table-cell>
          <table:table-cell office:value-type="string" calcext:value-type="string">
            <text:p>media/1583101708196.jpg</text:p>
          </table:table-cell>
          <table:table-cell office:value-type="float" office:value="32.772418" calcext:value-type="float">
            <text:p>32.772418</text:p>
          </table:table-cell>
          <table:table-cell office:value-type="float" office:value="-117.020333" calcext:value-type="float">
            <text:p>-117.02033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undetermined</text:p>
          </table:table-cell>
          <table:table-cell table:number-columns-repeated="7" office:value-type="string" calcext:value-type="string">
            <text:p>no</text:p>
          </table:table-cell>
          <table:table-cell office:value-type="string" calcext:value-type="string">
            <text:p>more_research</text:p>
          </table:table-cell>
          <table:table-cell office:value-type="string" calcext:value-type="string">
            <text:p>No date</text:p>
          </table:table-cell>
          <table:table-cell table:number-columns-repeated="2" office:value-type="string" calcext:value-type="string">
            <text:p>uuid:ffabe654-f337-48d3-b061-06b1ca48ece3</text:p>
          </table:table-cell>
        </table:table-row>
        <table:table-row table:style-name="ro1">
          <table:table-cell/>
          <table:table-cell office:value-type="string" calcext:value-type="string">
            <text:p>Kc</text:p>
          </table:table-cell>
          <table:table-cell office:value-type="date" office:date-value="2020-03-01T22:30:00" calcext:value-type="date">
            <text:p>2020-03-01 22:30:00</text:p>
          </table:table-cell>
          <table:table-cell office:value-type="float" office:value="0" calcext:value-type="float">
            <text:p>0</text:p>
          </table:table-cell>
          <table:table-cell office:value-type="float" office:value="8186" calcext:value-type="float">
            <text:p>8186</text:p>
          </table:table-cell>
          <table:table-cell office:value-type="string" calcext:value-type="string">
            <text:p>Commercial</text:p>
          </table:table-cell>
          <table:table-cell office:value-type="string" calcext:value-type="string">
            <text:p>media/1583101881874.jpg</text:p>
          </table:table-cell>
          <table:table-cell office:value-type="float" office:value="32.772919" calcext:value-type="float">
            <text:p>32.772919</text:p>
          </table:table-cell>
          <table:table-cell office:value-type="float" office:value="-117.020472" calcext:value-type="float">
            <text:p>-117.020472</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more_research</text:p>
          </table:table-cell>
          <table:table-cell office:value-type="string" calcext:value-type="string">
            <text:p>No date</text:p>
          </table:table-cell>
          <table:table-cell table:number-columns-repeated="2" office:value-type="string" calcext:value-type="string">
            <text:p>uuid:06cdf549-3dea-45a1-97f0-fb8c99efc34c</text:p>
          </table:table-cell>
        </table:table-row>
        <table:table-row table:style-name="ro1">
          <table:table-cell/>
          <table:table-cell office:value-type="string" calcext:value-type="string">
            <text:p>Kc</text:p>
          </table:table-cell>
          <table:table-cell office:value-type="date" office:date-value="2020-03-01T22:33:00" calcext:value-type="date">
            <text:p>2020-03-01 22:33:00</text:p>
          </table:table-cell>
          <table:table-cell office:value-type="float" office:value="1959" calcext:value-type="float">
            <text:p>1959</text:p>
          </table:table-cell>
          <table:table-cell office:value-type="float" office:value="8180" calcext:value-type="float">
            <text:p>8180</text:p>
          </table:table-cell>
          <table:table-cell office:value-type="string" calcext:value-type="string">
            <text:p>Commercial</text:p>
          </table:table-cell>
          <table:table-cell office:value-type="string" calcext:value-type="string">
            <text:p>media/1583102101461.jpg</text:p>
          </table:table-cell>
          <table:table-cell office:value-type="float" office:value="32.77288" calcext:value-type="float">
            <text:p>32.77288</text:p>
          </table:table-cell>
          <table:table-cell office:value-type="float" office:value="-117.021373" calcext:value-type="float">
            <text:p>-117.021373</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inimal_trad</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more_research</text:p>
          </table:table-cell>
          <table:table-cell/>
          <table:table-cell table:number-columns-repeated="2" office:value-type="string" calcext:value-type="string">
            <text:p>uuid:e65f5afb-ccae-44b2-885b-95a17daa0464</text:p>
          </table:table-cell>
        </table:table-row>
        <table:table-row table:style-name="ro1">
          <table:table-cell/>
          <table:table-cell office:value-type="string" calcext:value-type="string">
            <text:p>DCC</text:p>
          </table:table-cell>
          <table:table-cell office:value-type="date" office:date-value="2020-03-07T18:35:00" calcext:value-type="date">
            <text:p>2020-03-07 18:35:00</text:p>
          </table:table-cell>
          <table:table-cell office:value-type="float" office:value="1922" calcext:value-type="float">
            <text:p>1922</text:p>
          </table:table-cell>
          <table:table-cell office:value-type="float" office:value="8430" calcext:value-type="float">
            <text:p>8430</text:p>
          </table:table-cell>
          <table:table-cell office:value-type="string" calcext:value-type="string">
            <text:p>La Mesa Blvd</text:p>
          </table:table-cell>
          <table:table-cell office:value-type="string" calcext:value-type="string">
            <text:p>media/1583606254322.jpg</text:p>
          </table:table-cell>
          <table:table-cell office:value-type="float" office:value="32.766988" calcext:value-type="float">
            <text:p>32.766988</text:p>
          </table:table-cell>
          <table:table-cell office:value-type="float" office:value="-117.015969" calcext:value-type="float">
            <text:p>-117.01596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table:number-columns-repeated="6" office:value-type="string" calcext:value-type="string">
            <text:p>yes</text:p>
          </table:table-cell>
          <table:table-cell office:value-type="string" calcext:value-type="string">
            <text:p>undetermined</text:p>
          </table:table-cell>
          <table:table-cell office:value-type="string" calcext:value-type="string">
            <text:p>candidate</text:p>
          </table:table-cell>
          <table:table-cell office:value-type="string" calcext:value-type="string">
            <text:p>Ironwork probably isn't original. Windows aren't paned but still wooden casings. New shingled roof. Concrete porch looks original possibly resurfaced.</text:p>
          </table:table-cell>
          <table:table-cell table:number-columns-repeated="2" office:value-type="string" calcext:value-type="string">
            <text:p>uuid:6640b1d1-aa4c-4773-92d3-e6c790c9a4bb</text:p>
          </table:table-cell>
        </table:table-row>
        <table:table-row table:style-name="ro1">
          <table:table-cell/>
          <table:table-cell office:value-type="string" calcext:value-type="string">
            <text:p>RRK</text:p>
          </table:table-cell>
          <table:table-cell office:value-type="date" office:date-value="2020-03-07T18:38:00" calcext:value-type="date">
            <text:p>2020-03-07 18:38:00</text:p>
          </table:table-cell>
          <table:table-cell office:value-type="float" office:value="0" calcext:value-type="float">
            <text:p>0</text:p>
          </table:table-cell>
          <table:table-cell office:value-type="float" office:value="8436" calcext:value-type="float">
            <text:p>8436</text:p>
          </table:table-cell>
          <table:table-cell office:value-type="string" calcext:value-type="string">
            <text:p>La Mesa Blvd</text:p>
          </table:table-cell>
          <table:table-cell office:value-type="string" calcext:value-type="string">
            <text:p>media/1583606598752.jpg</text:p>
          </table:table-cell>
          <table:table-cell office:value-type="float" office:value="32.767056" calcext:value-type="float">
            <text:p>32.767056</text:p>
          </table:table-cell>
          <table:table-cell office:value-type="float" office:value="-117.015954" calcext:value-type="float">
            <text:p>-117.015954</text:p>
          </table:table-cell>
          <table:table-cell table:number-columns-repeated="2" office:value-type="float" office:value="0" calcext:value-type="float">
            <text:p>0</text:p>
          </table:table-cell>
          <table:table-cell office:value-type="string" calcext:value-type="string">
            <text:p>residential</text:p>
          </table:table-cell>
          <table:table-cell/>
          <table:table-cell table:number-columns-repeated="8" office:value-type="string" calcext:value-type="string">
            <text:p>undetermined</text:p>
          </table:table-cell>
          <table:table-cell office:value-type="string" calcext:value-type="string">
            <text:p>more_research</text:p>
          </table:table-cell>
          <table:table-cell office:value-type="string" calcext:value-type="string">
            <text:p>Has carport attached, unsure if this correct for the time period. Also unsure of date built. Due to decorative elements, property appears to be Craftsman / Arts &amp; Crafts as it has many of the elements of the time.</text:p>
          </table:table-cell>
          <table:table-cell table:number-columns-repeated="2" office:value-type="string" calcext:value-type="string">
            <text:p>uuid:64a50567-caa2-4b08-8135-b85d65a0a90c</text:p>
          </table:table-cell>
        </table:table-row>
        <table:table-row table:style-name="ro1">
          <table:table-cell/>
          <table:table-cell office:value-type="string" calcext:value-type="string">
            <text:p>RRK</text:p>
          </table:table-cell>
          <table:table-cell office:value-type="date" office:date-value="2020-03-07T18:47:00" calcext:value-type="date">
            <text:p>2020-03-07 18:47:00</text:p>
          </table:table-cell>
          <table:table-cell office:value-type="float" office:value="0" calcext:value-type="float">
            <text:p>0</text:p>
          </table:table-cell>
          <table:table-cell office:value-type="float" office:value="8442" calcext:value-type="float">
            <text:p>8442</text:p>
          </table:table-cell>
          <table:table-cell office:value-type="string" calcext:value-type="string">
            <text:p>La Mesa Blvd</text:p>
          </table:table-cell>
          <table:table-cell office:value-type="string" calcext:value-type="string">
            <text:p>media/1583606970167.jpg</text:p>
          </table:table-cell>
          <table:table-cell office:value-type="float" office:value="32.767367" calcext:value-type="float">
            <text:p>32.767367</text:p>
          </table:table-cell>
          <table:table-cell office:value-type="float" office:value="-117.015989" calcext:value-type="float">
            <text:p>-117.015989</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minimal_trad</text:p>
          </table:table-cell>
          <table:table-cell table:number-columns-repeated="3"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Currently a dentist's office, looks completely remodeled.</text:p>
          </table:table-cell>
          <table:table-cell table:number-columns-repeated="2" office:value-type="string" calcext:value-type="string">
            <text:p>uuid:4d52fe78-2b4b-4258-8012-5b55b9f6bc0b</text:p>
          </table:table-cell>
        </table:table-row>
        <table:table-row table:style-name="ro1">
          <table:table-cell/>
          <table:table-cell office:value-type="string" calcext:value-type="string">
            <text:p>DCC</text:p>
          </table:table-cell>
          <table:table-cell office:value-type="date" office:date-value="2020-03-07T18:48:00" calcext:value-type="date">
            <text:p>2020-03-07 18:48:00</text:p>
          </table:table-cell>
          <table:table-cell office:value-type="float" office:value="1985" calcext:value-type="float">
            <text:p>1985</text:p>
          </table:table-cell>
          <table:table-cell office:value-type="float" office:value="8440" calcext:value-type="float">
            <text:p>8440</text:p>
          </table:table-cell>
          <table:table-cell office:value-type="string" calcext:value-type="string">
            <text:p>La Mesa Blvd</text:p>
          </table:table-cell>
          <table:table-cell office:value-type="string" calcext:value-type="string">
            <text:p>media/1583606925644.jpg</text:p>
          </table:table-cell>
          <table:table-cell office:value-type="float" office:value="32.767142" calcext:value-type="float">
            <text:p>32.767142</text:p>
          </table:table-cell>
          <table:table-cell office:value-type="float" office:value="-117.015949" calcext:value-type="float">
            <text:p>-117.015949</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post_modern</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undetermined</text:p>
          </table:table-cell>
          <table:table-cell office:value-type="string" calcext:value-type="string">
            <text:p>Built as Spanish revival/bungalow (with art deco stylings). Aluminum windows appropriate for the year.</text:p>
          </table:table-cell>
          <table:table-cell table:number-columns-repeated="2" office:value-type="string" calcext:value-type="string">
            <text:p>uuid:7c51b7ed-e33b-4b13-af90-72b62c57b9c6</text:p>
          </table:table-cell>
        </table:table-row>
        <table:table-row table:style-name="ro3">
          <table:table-cell/>
          <table:table-cell office:value-type="string" calcext:value-type="string">
            <text:p>DCC</text:p>
          </table:table-cell>
          <table:table-cell office:value-type="date" office:date-value="2020-03-07T18:56:00" calcext:value-type="date">
            <text:p>2020-03-07 18:56:00</text:p>
          </table:table-cell>
          <table:table-cell office:value-type="float" office:value="1965" calcext:value-type="float">
            <text:p>1965</text:p>
          </table:table-cell>
          <table:table-cell office:value-type="float" office:value="8450" calcext:value-type="float">
            <text:p>8450</text:p>
          </table:table-cell>
          <table:table-cell office:value-type="string" calcext:value-type="string">
            <text:p>La Mesa Blvd</text:p>
          </table:table-cell>
          <table:table-cell office:value-type="string" calcext:value-type="string">
            <text:p>media/1583607472218.jpg</text:p>
          </table:table-cell>
          <table:table-cell office:value-type="float" office:value="32.767567" calcext:value-type="float">
            <text:p>32.767567</text:p>
          </table:table-cell>
          <table:table-cell office:value-type="float" office:value="-117.015767" calcext:value-type="float">
            <text:p>-117.015767</text:p>
          </table:table-cell>
          <table:table-cell table:number-columns-repeated="2" office:value-type="float" office:value="0" calcext:value-type="float">
            <text:p>0</text:p>
          </table:table-cell>
          <table:table-cell office:value-type="string" calcext:value-type="string">
            <text:p>government_institutional</text:p>
          </table:table-cell>
          <table:table-cell office:value-type="string" calcext:value-type="string">
            <text:p>one_story</text:p>
          </table:table-cell>
          <table:table-cell office:value-type="string" calcext:value-type="string">
            <text:p>modern</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candidate</text:p>
          </table:table-cell>
          <table:table-cell office:value-type="string" calcext:value-type="string">
            <text:p>Decorative elements such as the exposed beams of porch.  Roofing is composite shingle. </text:p>
            <text:p>Built as a community center.</text:p>
          </table:table-cell>
          <table:table-cell table:number-columns-repeated="2" office:value-type="string" calcext:value-type="string">
            <text:p>uuid:f9614044-3dc7-4688-9036-fe531cf44a15</text:p>
          </table:table-cell>
        </table:table-row>
        <table:table-row table:style-name="ro1">
          <table:table-cell/>
          <table:table-cell office:value-type="string" calcext:value-type="string">
            <text:p>RRK</text:p>
          </table:table-cell>
          <table:table-cell office:value-type="date" office:date-value="2020-03-07T19:07:00" calcext:value-type="date">
            <text:p>2020-03-07 19:07:00</text:p>
          </table:table-cell>
          <table:table-cell office:value-type="float" office:value="0" calcext:value-type="float">
            <text:p>0</text:p>
          </table:table-cell>
          <table:table-cell office:value-type="float" office:value="8475" calcext:value-type="float">
            <text:p>8475</text:p>
          </table:table-cell>
          <table:table-cell office:value-type="string" calcext:value-type="string">
            <text:p>La Mesa Blvd</text:p>
          </table:table-cell>
          <table:table-cell office:value-type="string" calcext:value-type="string">
            <text:p>media/1583608171647.jpg</text:p>
          </table:table-cell>
          <table:table-cell office:value-type="float" office:value="32.768047" calcext:value-type="float">
            <text:p>32.768047</text:p>
          </table:table-cell>
          <table:table-cell office:value-type="float" office:value="-117.014878" calcext:value-type="float">
            <text:p>-117.014878</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table:number-columns-repeated="5" office:value-type="string" calcext:value-type="string">
            <text:p>undetermined</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more_research</text:p>
          </table:table-cell>
          <table:table-cell office:value-type="string" calcext:value-type="string">
            <text:p>Building is currently Lisa's Lil' Times Preschool/Infant Center. Appears to have undergone major renovations. Unsure if 1980 date built on collector is build date or remodel date.</text:p>
          </table:table-cell>
          <table:table-cell table:number-columns-repeated="2" office:value-type="string" calcext:value-type="string">
            <text:p>uuid:4fa3d253-69d0-429f-98c4-f6b09fdc6d8d</text:p>
          </table:table-cell>
        </table:table-row>
        <table:table-row table:style-name="ro1">
          <table:table-cell/>
          <table:table-cell office:value-type="string" calcext:value-type="string">
            <text:p>DCC</text:p>
          </table:table-cell>
          <table:table-cell office:value-type="date" office:date-value="2020-03-07T19:12:00" calcext:value-type="date">
            <text:p>2020-03-07 19:12:00</text:p>
          </table:table-cell>
          <table:table-cell office:value-type="float" office:value="1954" calcext:value-type="float">
            <text:p>1954</text:p>
          </table:table-cell>
          <table:table-cell office:value-type="float" office:value="8465" calcext:value-type="float">
            <text:p>8465</text:p>
          </table:table-cell>
          <table:table-cell office:value-type="string" calcext:value-type="string">
            <text:p>La Mesa Blvd</text:p>
          </table:table-cell>
          <table:table-cell office:value-type="string" calcext:value-type="string">
            <text:p>media/1583608428363.jpg</text:p>
          </table:table-cell>
          <table:table-cell office:value-type="float" office:value="32.768004" calcext:value-type="float">
            <text:p>32.768004</text:p>
          </table:table-cell>
          <table:table-cell office:value-type="float" office:value="-117.015083" calcext:value-type="float">
            <text:p>-117.015083</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multi_story</text:p>
          </table:table-cell>
          <table:table-cell office:value-type="string" calcext:value-type="string">
            <text:p>modern</text:p>
          </table:table-cell>
          <table:table-cell office:value-type="string" calcext:value-type="string">
            <text:p>no</text:p>
          </table:table-cell>
          <table:table-cell office:value-type="string" calcext:value-type="string">
            <text:p>undetermined</text:p>
          </table:table-cell>
          <table:table-cell office:value-type="string" calcext:value-type="string">
            <text:p>yes</text:p>
          </table:table-cell>
          <table:table-cell table:number-columns-repeated="2" office:value-type="string" calcext:value-type="string">
            <text:p>undetermined</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Newer aluminum windows. Decorative wrought iron railings. Stucco siding probably not original.</text:p>
          </table:table-cell>
          <table:table-cell table:number-columns-repeated="2" office:value-type="string" calcext:value-type="string">
            <text:p>uuid:fa7ebcae-5f1d-4106-b46b-19fd87eef9be</text:p>
          </table:table-cell>
        </table:table-row>
        <table:table-row table:style-name="ro1">
          <table:table-cell/>
          <table:table-cell office:value-type="string" calcext:value-type="string">
            <text:p>Rrk</text:p>
          </table:table-cell>
          <table:table-cell office:value-type="date" office:date-value="2020-03-07T19:17:00" calcext:value-type="date">
            <text:p>2020-03-07 19:17:00</text:p>
          </table:table-cell>
          <table:table-cell office:value-type="float" office:value="0" calcext:value-type="float">
            <text:p>0</text:p>
          </table:table-cell>
          <table:table-cell office:value-type="float" office:value="8469" calcext:value-type="float">
            <text:p>8469</text:p>
          </table:table-cell>
          <table:table-cell office:value-type="string" calcext:value-type="string">
            <text:p>La Mesa Blvd</text:p>
          </table:table-cell>
          <table:table-cell office:value-type="string" calcext:value-type="string">
            <text:p>media/1583608718291.jpg</text:p>
          </table:table-cell>
          <table:table-cell office:value-type="float" office:value="32.768004" calcext:value-type="float">
            <text:p>32.768004</text:p>
          </table:table-cell>
          <table:table-cell office:value-type="float" office:value="-117.014913" calcext:value-type="float">
            <text:p>-117.014913</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table:number-columns-repeated="8" office:value-type="string" calcext:value-type="string">
            <text:p>undetermined</text:p>
          </table:table-cell>
          <table:table-cell office:value-type="string" calcext:value-type="string">
            <text:p>more_research</text:p>
          </table:table-cell>
          <table:table-cell office:value-type="string" calcext:value-type="string">
            <text:p>There are two buildings on this lot. The front building is currently being used as a home health business. Porch appears to have been enclosed but home has many elements of craftsman although date built says 2014. Unsure about windows. Collector states address is 8467 but 8469 is on building and current maps along with the address of the Sunshine Home Health Aide Organization, Inc and possibly T.J. Pulliam Engineering and Bounty Productions.</text:p>
          </table:table-cell>
          <table:table-cell table:number-columns-repeated="2" office:value-type="string" calcext:value-type="string">
            <text:p>uuid:cf263a4c-4660-4daa-8d51-0bea5c9882bb</text:p>
          </table:table-cell>
        </table:table-row>
        <table:table-row table:style-name="ro1">
          <table:table-cell/>
          <table:table-cell office:value-type="string" calcext:value-type="string">
            <text:p>DCC</text:p>
          </table:table-cell>
          <table:table-cell office:value-type="date" office:date-value="2020-03-07T19:24:00" calcext:value-type="date">
            <text:p>2020-03-07 19:24:00</text:p>
          </table:table-cell>
          <table:table-cell office:value-type="float" office:value="1940" calcext:value-type="float">
            <text:p>1940</text:p>
          </table:table-cell>
          <table:table-cell office:value-type="float" office:value="8461" calcext:value-type="float">
            <text:p>8461</text:p>
          </table:table-cell>
          <table:table-cell office:value-type="string" calcext:value-type="string">
            <text:p>LA Mesa Blvd</text:p>
          </table:table-cell>
          <table:table-cell office:value-type="string" calcext:value-type="string">
            <text:p>media/1583609149410.jpg</text:p>
          </table:table-cell>
          <table:table-cell office:value-type="float" office:value="32.767867" calcext:value-type="float">
            <text:p>32.767867</text:p>
          </table:table-cell>
          <table:table-cell office:value-type="float" office:value="-117.015398" calcext:value-type="float">
            <text:p>-117.015398</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modern</text:p>
          </table:table-cell>
          <table:table-cell office:value-type="string" calcext:value-type="string">
            <text:p>no</text:p>
          </table:table-cell>
          <table:table-cell office:value-type="string" calcext:value-type="string">
            <text:p>undetermined</text:p>
          </table:table-cell>
          <table:table-cell office:value-type="string" calcext:value-type="string">
            <text:p>yes</text:p>
          </table:table-cell>
          <table:table-cell office:value-type="string" calcext:value-type="string">
            <text:p>undetermined</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Style is difficult to determine for the year built. Additions seem to be added as well as newer, aluminum windows. Wood casings/frames are still intact.</text:p>
          </table:table-cell>
          <table:table-cell table:number-columns-repeated="2" office:value-type="string" calcext:value-type="string">
            <text:p>uuid:05965e3c-3515-473a-ac11-d83ff0340c1a</text:p>
          </table:table-cell>
        </table:table-row>
        <table:table-row table:style-name="ro1">
          <table:table-cell/>
          <table:table-cell office:value-type="string" calcext:value-type="string">
            <text:p>RRK</text:p>
          </table:table-cell>
          <table:table-cell office:value-type="date" office:date-value="2020-03-07T19:24:00" calcext:value-type="date">
            <text:p>2020-03-07 19:24:00</text:p>
          </table:table-cell>
          <table:table-cell office:value-type="float" office:value="0" calcext:value-type="float">
            <text:p>0</text:p>
          </table:table-cell>
          <table:table-cell office:value-type="float" office:value="8459" calcext:value-type="float">
            <text:p>8459</text:p>
          </table:table-cell>
          <table:table-cell office:value-type="string" calcext:value-type="string">
            <text:p>La Mesa Blvd</text:p>
          </table:table-cell>
          <table:table-cell office:value-type="string" calcext:value-type="string">
            <text:p>media/1583609191934.jpg</text:p>
          </table:table-cell>
          <table:table-cell office:value-type="float" office:value="32.767722" calcext:value-type="float">
            <text:p>32.767722</text:p>
          </table:table-cell>
          <table:table-cell office:value-type="float" office:value="-117.015486" calcext:value-type="float">
            <text:p>-117.015486</text:p>
          </table:table-cell>
          <table:table-cell table:number-columns-repeated="2" office:value-type="float" office:value="0" calcext:value-type="float">
            <text:p>0</text:p>
          </table:table-cell>
          <table:table-cell office:value-type="string" calcext:value-type="string">
            <text:p>residential</text:p>
          </table:table-cell>
          <table:table-cell/>
          <table:table-cell table:number-columns-repeated="8" office:value-type="string" calcext:value-type="string">
            <text:p>undetermined</text:p>
          </table:table-cell>
          <table:table-cell office:value-type="string" calcext:value-type="string">
            <text:p>more_research</text:p>
          </table:table-cell>
          <table:table-cell office:value-type="string" calcext:value-type="string">
            <text:p>Multi unit building. Appears to have many new aspects such as windows and decrotive elements. Do not know build date so unsure of all the aspects necessary to decide.</text:p>
          </table:table-cell>
          <table:table-cell table:number-columns-repeated="2" office:value-type="string" calcext:value-type="string">
            <text:p>uuid:6f7523fb-9e0d-4534-aa5a-7b035404327e</text:p>
          </table:table-cell>
        </table:table-row>
        <table:table-row table:style-name="ro1">
          <table:table-cell/>
          <table:table-cell office:value-type="string" calcext:value-type="string">
            <text:p>DCC</text:p>
          </table:table-cell>
          <table:table-cell office:value-type="date" office:date-value="2020-03-07T19:35:00" calcext:value-type="date">
            <text:p>2020-03-07 19:35:00</text:p>
          </table:table-cell>
          <table:table-cell office:value-type="float" office:value="0" calcext:value-type="float">
            <text:p>0</text:p>
          </table:table-cell>
          <table:table-cell office:value-type="float" office:value="84518453" calcext:value-type="float">
            <text:p>84518453</text:p>
          </table:table-cell>
          <table:table-cell office:value-type="string" calcext:value-type="string">
            <text:p>La Mesa Blvd</text:p>
          </table:table-cell>
          <table:table-cell office:value-type="string" calcext:value-type="string">
            <text:p>media/1583609844087.jpg</text:p>
          </table:table-cell>
          <table:table-cell office:value-type="float" office:value="32.767518" calcext:value-type="float">
            <text:p>32.767518</text:p>
          </table:table-cell>
          <table:table-cell office:value-type="float" office:value="-117.015615" calcext:value-type="float">
            <text:p>-117.015615</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undetermined</text:p>
          </table:table-cell>
          <table:table-cell office:value-type="string" calcext:value-type="string">
            <text:p>no</text:p>
          </table:table-cell>
          <table:table-cell table:number-columns-repeated="3" office:value-type="string" calcext:value-type="string">
            <text:p>undetermined</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Mansard style roofline (?) with a contemporary facade doesn't seem to match. Newer windows. Awnings are reversable. Additions seem to be added to fit the lot.</text:p>
          </table:table-cell>
          <table:table-cell table:number-columns-repeated="2" office:value-type="string" calcext:value-type="string">
            <text:p>uuid:4b3746a7-7877-4ccd-a53b-06074c8cd293</text:p>
          </table:table-cell>
        </table:table-row>
        <table:table-row table:style-name="ro1">
          <table:table-cell/>
          <table:table-cell office:value-type="string" calcext:value-type="string">
            <text:p>RRK</text:p>
          </table:table-cell>
          <table:table-cell office:value-type="date" office:date-value="2020-03-07T19:35:00" calcext:value-type="date">
            <text:p>2020-03-07 19:35:00</text:p>
          </table:table-cell>
          <table:table-cell office:value-type="float" office:value="1952" calcext:value-type="float">
            <text:p>1952</text:p>
          </table:table-cell>
          <table:table-cell office:value-type="float" office:value="8447" calcext:value-type="float">
            <text:p>8447</text:p>
          </table:table-cell>
          <table:table-cell office:value-type="string" calcext:value-type="string">
            <text:p>La Mesa Blvd</text:p>
          </table:table-cell>
          <table:table-cell office:value-type="string" calcext:value-type="string">
            <text:p>media/1583609825631.jpg</text:p>
          </table:table-cell>
          <table:table-cell office:value-type="float" office:value="32.76739" calcext:value-type="float">
            <text:p>32.76739</text:p>
          </table:table-cell>
          <table:table-cell office:value-type="float" office:value="-117.015622" calcext:value-type="float">
            <text:p>-117.015622</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modern</text:p>
          </table:table-cell>
          <table:table-cell office:value-type="string" calcext:value-type="string">
            <text:p>no</text:p>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pot_reverse</text:p>
          </table:table-cell>
          <table:table-cell office:value-type="string" calcext:value-type="string">
            <text:p>yes</text:p>
          </table:table-cell>
          <table:table-cell office:value-type="string" calcext:value-type="string">
            <text:p>more_research</text:p>
          </table:table-cell>
          <table:table-cell office:value-type="string" calcext:value-type="string">
            <text:p>Multi unit building which has been refurbished but has maintained many original elements. Possible candidate.</text:p>
          </table:table-cell>
          <table:table-cell table:number-columns-repeated="2" office:value-type="string" calcext:value-type="string">
            <text:p>uuid:a8c565ce-6734-494d-a537-d5714293c2dd</text:p>
          </table:table-cell>
        </table:table-row>
        <table:table-row table:style-name="ro1">
          <table:table-cell/>
          <table:table-cell office:value-type="string" calcext:value-type="string">
            <text:p>RRK</text:p>
          </table:table-cell>
          <table:table-cell office:value-type="date" office:date-value="2020-03-07T19:55:00" calcext:value-type="date">
            <text:p>2020-03-07 19:55:00</text:p>
          </table:table-cell>
          <table:table-cell office:value-type="float" office:value="0" calcext:value-type="float">
            <text:p>0</text:p>
          </table:table-cell>
          <table:table-cell office:value-type="float" office:value="8381" calcext:value-type="float">
            <text:p>8381</text:p>
          </table:table-cell>
          <table:table-cell office:value-type="string" calcext:value-type="string">
            <text:p>La Mesa Blvd</text:p>
          </table:table-cell>
          <table:table-cell office:value-type="string" calcext:value-type="string">
            <text:p>media/1583611050971.jpg</text:p>
          </table:table-cell>
          <table:table-cell office:value-type="float" office:value="32.765614" calcext:value-type="float">
            <text:p>32.765614</text:p>
          </table:table-cell>
          <table:table-cell office:value-type="float" office:value="-117.01726" calcext:value-type="float">
            <text:p>-117.01726</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table:number-columns-repeated="5" office:value-type="string" calcext:value-type="string">
            <text:p>undetermined</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more_research</text:p>
          </table:table-cell>
          <table:table-cell office:value-type="string" calcext:value-type="string">
            <text:p>Building is currently Surf Rider Pizza Co. restaurant with many renovation details to include outside patios. Unsure of original build or renovation date.</text:p>
          </table:table-cell>
          <table:table-cell table:number-columns-repeated="2" office:value-type="string" calcext:value-type="string">
            <text:p>uuid:12c3d123-f5b0-4fa6-85d7-a1b308356c9b</text:p>
          </table:table-cell>
        </table:table-row>
        <table:table-row table:style-name="ro1">
          <table:table-cell/>
          <table:table-cell office:value-type="string" calcext:value-type="string">
            <text:p>DCC</text:p>
          </table:table-cell>
          <table:table-cell office:value-type="date" office:date-value="2020-03-07T19:56:00" calcext:value-type="date">
            <text:p>2020-03-07 19:56:00</text:p>
          </table:table-cell>
          <table:table-cell office:value-type="float" office:value="1922" calcext:value-type="float">
            <text:p>1922</text:p>
          </table:table-cell>
          <table:table-cell office:value-type="float" office:value="8371" calcext:value-type="float">
            <text:p>8371</text:p>
          </table:table-cell>
          <table:table-cell office:value-type="string" calcext:value-type="string">
            <text:p>La Mesa Blvd</text:p>
          </table:table-cell>
          <table:table-cell office:value-type="string" calcext:value-type="string">
            <text:p>media/1583611078922.jpg</text:p>
          </table:table-cell>
          <table:table-cell office:value-type="float" office:value="32.765595" calcext:value-type="float">
            <text:p>32.765595</text:p>
          </table:table-cell>
          <table:table-cell office:value-type="float" office:value="-117.017406" calcext:value-type="float">
            <text:p>-117.017406</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early_modern</text:p>
          </table:table-cell>
          <table:table-cell table:number-columns-repeated="2" office:value-type="string" calcext:value-type="string">
            <text:p>undetermined</text:p>
          </table:table-cell>
          <table:table-cell office:value-type="string" calcext:value-type="string">
            <text:p>no</text:p>
          </table:table-cell>
          <table:table-cell office:value-type="string" calcext:value-type="string">
            <text:p>undetermined</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The structure appears to be a complete renovation for the Antiques Emporium. Exposed block wall interior . Possibly with original support struts and beams for ceiling. Was once renovated as a multi-tenant bldg.</text:p>
          </table:table-cell>
          <table:table-cell table:number-columns-repeated="2" office:value-type="string" calcext:value-type="string">
            <text:p>uuid:68944c68-eb4e-45ca-b886-70937840c38a</text:p>
          </table:table-cell>
        </table:table-row>
        <table:table-row table:style-name="ro1">
          <table:table-cell/>
          <table:table-cell office:value-type="string" calcext:value-type="string">
            <text:p>RRK</text:p>
          </table:table-cell>
          <table:table-cell office:value-type="date" office:date-value="2020-03-07T20:03:00" calcext:value-type="date">
            <text:p>2020-03-07 20:03:00</text:p>
          </table:table-cell>
          <table:table-cell office:value-type="float" office:value="1983" calcext:value-type="float">
            <text:p>1983</text:p>
          </table:table-cell>
          <table:table-cell office:value-type="float" office:value="8365" calcext:value-type="float">
            <text:p>8365</text:p>
          </table:table-cell>
          <table:table-cell office:value-type="string" calcext:value-type="string">
            <text:p>La Mesa Blvd</text:p>
          </table:table-cell>
          <table:table-cell office:value-type="string" calcext:value-type="string">
            <text:p>media/1583612019109.jpg</text:p>
          </table:table-cell>
          <table:table-cell office:value-type="float" office:value="32.76548" calcext:value-type="float">
            <text:p>32.76548</text:p>
          </table:table-cell>
          <table:table-cell office:value-type="float" office:value="-117.017614" calcext:value-type="float">
            <text:p>-117.017614</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post_modern</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table:number-columns-repeated="2" office:value-type="string" calcext:value-type="string">
            <text:p>undetermined</text:p>
          </table:table-cell>
          <table:table-cell office:value-type="string" calcext:value-type="string">
            <text:p>more_research</text:p>
          </table:table-cell>
          <table:table-cell office:value-type="string" calcext:value-type="string">
            <text:p>Building is a bar/eatery (Centifonti's Bar &amp; Restaurant). Listed as 8363 La Mesa Blvd but under that address is a locked staircase leading up to a covered deck which appears to not be used. Building/business comes up as 8365 La Mesa Blvd. Employee stated it was built in 1981.</text:p>
          </table:table-cell>
          <table:table-cell table:number-columns-repeated="2" office:value-type="string" calcext:value-type="string">
            <text:p>uuid:3a1cbf39-242e-4b61-9e33-a4c908d80b2c</text:p>
          </table:table-cell>
        </table:table-row>
        <table:table-row table:style-name="ro1">
          <table:table-cell/>
          <table:table-cell office:value-type="string" calcext:value-type="string">
            <text:p>DCC</text:p>
          </table:table-cell>
          <table:table-cell office:value-type="date" office:date-value="2020-03-07T20:14:00" calcext:value-type="date">
            <text:p>2020-03-07 20:14:00</text:p>
          </table:table-cell>
          <table:table-cell office:value-type="float" office:value="0" calcext:value-type="float">
            <text:p>0</text:p>
          </table:table-cell>
          <table:table-cell office:value-type="float" office:value="8353" calcext:value-type="float">
            <text:p>8353</text:p>
          </table:table-cell>
          <table:table-cell office:value-type="string" calcext:value-type="string">
            <text:p>La Mesa Blvd</text:p>
          </table:table-cell>
          <table:table-cell office:value-type="string" calcext:value-type="string">
            <text:p>media/1583612138615.jpg</text:p>
          </table:table-cell>
          <table:table-cell office:value-type="float" office:value="32.765418" calcext:value-type="float">
            <text:p>32.765418</text:p>
          </table:table-cell>
          <table:table-cell office:value-type="float" office:value="-117.017859" calcext:value-type="float">
            <text:p>-117.017859</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two_story</text:p>
          </table:table-cell>
          <table:table-cell office:value-type="string" calcext:value-type="string">
            <text:p>modern</text:p>
          </table:table-cell>
          <table:table-cell table:number-columns-repeated="6" office:value-type="string" calcext:value-type="string">
            <text:p>no</text:p>
          </table:table-cell>
          <table:table-cell office:value-type="string" calcext:value-type="string">
            <text:p>yes</text:p>
          </table:table-cell>
          <table:table-cell office:value-type="string" calcext:value-type="string">
            <text:p>non_candidate</text:p>
          </table:table-cell>
          <table:table-cell office:value-type="string" calcext:value-type="string">
            <text:p>The structure has been completely renovated with several other businesses occupying the space.</text:p>
          </table:table-cell>
          <table:table-cell table:number-columns-repeated="2" office:value-type="string" calcext:value-type="string">
            <text:p>uuid:d3beab30-05e9-4321-8c1a-cac8592d19a8</text:p>
          </table:table-cell>
        </table:table-row>
        <table:table-row table:style-name="ro1">
          <table:table-cell/>
          <table:table-cell office:value-type="string" calcext:value-type="string">
            <text:p>RRK</text:p>
          </table:table-cell>
          <table:table-cell office:value-type="date" office:date-value="2020-03-07T20:38:00" calcext:value-type="date">
            <text:p>2020-03-07 20:38:00</text:p>
          </table:table-cell>
          <table:table-cell office:value-type="float" office:value="1941" calcext:value-type="float">
            <text:p>1941</text:p>
          </table:table-cell>
          <table:table-cell office:value-type="float" office:value="8341" calcext:value-type="float">
            <text:p>8341</text:p>
          </table:table-cell>
          <table:table-cell office:value-type="string" calcext:value-type="string">
            <text:p>La Mesa Blvd</text:p>
          </table:table-cell>
          <table:table-cell office:value-type="string" calcext:value-type="string">
            <text:p>media/1583613879544.jpg</text:p>
          </table:table-cell>
          <table:table-cell office:value-type="float" office:value="32.765259" calcext:value-type="float">
            <text:p>32.765259</text:p>
          </table:table-cell>
          <table:table-cell office:value-type="float" office:value="-117.018153" calcext:value-type="float">
            <text:p>-117.018153</text:p>
          </table:table-cell>
          <table:table-cell table:number-columns-repeated="2" office:value-type="float" office:value="0" calcext:value-type="float">
            <text:p>0</text:p>
          </table:table-cell>
          <table:table-cell office:value-type="string" calcext:value-type="string">
            <text:p>commercial_retail</text:p>
          </table:table-cell>
          <table:table-cell/>
          <table:table-cell office:value-type="string" calcext:value-type="string">
            <text:p>contemporary</text:p>
          </table:table-cell>
          <table:table-cell table:number-columns-repeated="2" office:value-type="string" calcext:value-type="string">
            <text:p>yes</text:p>
          </table:table-cell>
          <table:table-cell office:value-type="string" calcext:value-type="string">
            <text:p>undetermined</text:p>
          </table:table-cell>
          <table:table-cell office:value-type="string" calcext:value-type="string">
            <text:p>yes</text:p>
          </table:table-cell>
          <table:table-cell office:value-type="string" calcext:value-type="string">
            <text:p>no</text:p>
          </table:table-cell>
          <table:table-cell office:value-type="string" calcext:value-type="string">
            <text:p>pot_reverse</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Total Thermal Imaging, Chiropractic Center. Building is currently a spa/clinic establishment. Further information needed. In inventory, needs picture &amp; research</text:p>
          </table:table-cell>
          <table:table-cell table:number-columns-repeated="2" office:value-type="string" calcext:value-type="string">
            <text:p>uuid:2ad7275e-0b4d-429a-a5c8-3f9f32ea92ae</text:p>
          </table:table-cell>
        </table:table-row>
        <table:table-row table:style-name="ro1">
          <table:table-cell/>
          <table:table-cell office:value-type="string" calcext:value-type="string">
            <text:p>RK</text:p>
          </table:table-cell>
          <table:table-cell office:value-type="date" office:date-value="2020-03-15T18:45:00" calcext:value-type="date">
            <text:p>2020-03-15 18:45:00</text:p>
          </table:table-cell>
          <table:table-cell office:value-type="float" office:value="1941" calcext:value-type="float">
            <text:p>1941</text:p>
          </table:table-cell>
          <table:table-cell office:value-type="float" office:value="8217" calcext:value-type="float">
            <text:p>8217</text:p>
          </table:table-cell>
          <table:table-cell office:value-type="string" calcext:value-type="string">
            <text:p>University Ave</text:p>
          </table:table-cell>
          <table:table-cell office:value-type="string" calcext:value-type="string">
            <text:p>media/1584298047978.jpg</text:p>
          </table:table-cell>
          <table:table-cell office:value-type="float" office:value="32.767342" calcext:value-type="float">
            <text:p>32.767342</text:p>
          </table:table-cell>
          <table:table-cell office:value-type="float" office:value="-117.020894" calcext:value-type="float">
            <text:p>-117.020894</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minimal_trad</text:p>
          </table:table-cell>
          <table:table-cell table:number-columns-repeated="4"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candidate</text:p>
          </table:table-cell>
          <table:table-cell office:value-type="string" calcext:value-type="string">
            <text:p>Most elements of this home appear to be intact. Also still has an unattached garage in rear. Front room's window may have been boarded up at one point as this home mirrors the home next door which has a large window area in front of home closest to the street.</text:p>
          </table:table-cell>
          <table:table-cell table:number-columns-repeated="2" office:value-type="string" calcext:value-type="string">
            <text:p>uuid:3112c4a0-228f-43d9-ba4b-c68e36b37f65</text:p>
          </table:table-cell>
        </table:table-row>
        <table:table-row table:style-name="ro1">
          <table:table-cell/>
          <table:table-cell office:value-type="string" calcext:value-type="string">
            <text:p>DCC</text:p>
          </table:table-cell>
          <table:table-cell office:value-type="date" office:date-value="2020-03-15T18:48:00" calcext:value-type="date">
            <text:p>2020-03-15 18:48:00</text:p>
          </table:table-cell>
          <table:table-cell office:value-type="float" office:value="1978" calcext:value-type="float">
            <text:p>1978</text:p>
          </table:table-cell>
          <table:table-cell office:value-type="float" office:value="8235" calcext:value-type="float">
            <text:p>8235</text:p>
          </table:table-cell>
          <table:table-cell office:value-type="string" calcext:value-type="string">
            <text:p>University</text:p>
          </table:table-cell>
          <table:table-cell office:value-type="string" calcext:value-type="string">
            <text:p>media/1584298209128.jpg</text:p>
          </table:table-cell>
          <table:table-cell office:value-type="float" office:value="32.767349" calcext:value-type="float">
            <text:p>32.767349</text:p>
          </table:table-cell>
          <table:table-cell office:value-type="float" office:value="-117.020647" calcext:value-type="float">
            <text:p>-117.020647</text:p>
          </table:table-cell>
          <table:table-cell table:number-columns-repeated="2" office:value-type="float" office:value="0" calcext:value-type="float">
            <text:p>0</text:p>
          </table:table-cell>
          <table:table-cell office:value-type="string" calcext:value-type="string">
            <text:p>commercial_retail</text:p>
          </table:table-cell>
          <table:table-cell office:value-type="string" calcext:value-type="string">
            <text:p>one_story</text:p>
          </table:table-cell>
          <table:table-cell office:value-type="string" calcext:value-type="string">
            <text:p>post_modern</text:p>
          </table:table-cell>
          <table:table-cell office:value-type="string" calcext:value-type="string">
            <text:p>pot_reverse</text:p>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undetermined</text:p>
          </table:table-cell>
          <table:table-cell office:value-type="string" calcext:value-type="string">
            <text:p>more_research</text:p>
          </table:table-cell>
          <table:table-cell office:value-type="string" calcext:value-type="string">
            <text:p>Very commercial; prior restaurant with ramp to entrance.</text:p>
          </table:table-cell>
          <table:table-cell table:number-columns-repeated="2" office:value-type="string" calcext:value-type="string">
            <text:p>uuid:074cc192-addd-4686-98f9-97928345271c</text:p>
          </table:table-cell>
        </table:table-row>
        <table:table-row table:style-name="ro1">
          <table:table-cell/>
          <table:table-cell office:value-type="string" calcext:value-type="string">
            <text:p>DCC</text:p>
          </table:table-cell>
          <table:table-cell office:value-type="date" office:date-value="2020-03-15T19:02:00" calcext:value-type="date">
            <text:p>2020-03-15 19:02:00</text:p>
          </table:table-cell>
          <table:table-cell office:value-type="float" office:value="1939" calcext:value-type="float">
            <text:p>1939</text:p>
          </table:table-cell>
          <table:table-cell office:value-type="float" office:value="8281" calcext:value-type="float">
            <text:p>8281</text:p>
          </table:table-cell>
          <table:table-cell office:value-type="string" calcext:value-type="string">
            <text:p>University</text:p>
          </table:table-cell>
          <table:table-cell office:value-type="string" calcext:value-type="string">
            <text:p>media/1584299025327.jpg</text:p>
          </table:table-cell>
          <table:table-cell office:value-type="float" office:value="32.767507" calcext:value-type="float">
            <text:p>32.767507</text:p>
          </table:table-cell>
          <table:table-cell office:value-type="float" office:value="-117.019825" calcext:value-type="float">
            <text:p>-117.019825</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two_story</text:p>
          </table:table-cell>
          <table:table-cell office:value-type="string" calcext:value-type="string">
            <text:p>minimal_trad</text:p>
          </table:table-cell>
          <table:table-cell office:value-type="string" calcext:value-type="string">
            <text:p>yes</text:p>
          </table:table-cell>
          <table:table-cell table:number-columns-repeated="2" office:value-type="string" calcext:value-type="string">
            <text:p>pot_reverse</text:p>
          </table:table-cell>
          <table:table-cell table:number-columns-repeated="3" office:value-type="string" calcext:value-type="string">
            <text:p>yes</text:p>
          </table:table-cell>
          <table:table-cell office:value-type="string" calcext:value-type="string">
            <text:p>no</text:p>
          </table:table-cell>
          <table:table-cell office:value-type="string" calcext:value-type="string">
            <text:p>more_research</text:p>
          </table:table-cell>
          <table:table-cell office:value-type="string" calcext:value-type="string">
            <text:p>Potential candidate. More research needed.</text:p>
          </table:table-cell>
          <table:table-cell table:number-columns-repeated="2" office:value-type="string" calcext:value-type="string">
            <text:p>uuid:32166067-d9c6-4c82-82fc-b101a8ba06c5</text:p>
          </table:table-cell>
        </table:table-row>
        <table:table-row table:style-name="ro1">
          <table:table-cell/>
          <table:table-cell office:value-type="string" calcext:value-type="string">
            <text:p>RK</text:p>
          </table:table-cell>
          <table:table-cell office:value-type="date" office:date-value="2020-03-15T19:12:00" calcext:value-type="date">
            <text:p>2020-03-15 19:12:00</text:p>
          </table:table-cell>
          <table:table-cell office:value-type="float" office:value="1927" calcext:value-type="float">
            <text:p>1927</text:p>
          </table:table-cell>
          <table:table-cell office:value-type="float" office:value="4882" calcext:value-type="float">
            <text:p>4882</text:p>
          </table:table-cell>
          <table:table-cell office:value-type="string" calcext:value-type="string">
            <text:p>Palm Ave</text:p>
          </table:table-cell>
          <table:table-cell office:value-type="string" calcext:value-type="string">
            <text:p>media/1584299612053.jpg</text:p>
          </table:table-cell>
          <table:table-cell office:value-type="float" office:value="32.767514" calcext:value-type="float">
            <text:p>32.767514</text:p>
          </table:table-cell>
          <table:table-cell office:value-type="float" office:value="-117.019276" calcext:value-type="float">
            <text:p>-117.019276</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craftsman</text:p>
          </table:table-cell>
          <table:table-cell table:number-columns-repeated="7" office:value-type="string" calcext:value-type="string">
            <text:p>yes</text:p>
          </table:table-cell>
          <table:table-cell office:value-type="string" calcext:value-type="string">
            <text:p>more_research</text:p>
          </table:table-cell>
          <table:table-cell office:value-type="string" calcext:value-type="string">
            <text:p>House has been made into a 2 unit property with a separate entrance at 8291 University Ave. Besides one window on original 'side' of home, all other elements appear to be good. Unsure about stone pylons &amp; chimney though</text:p>
          </table:table-cell>
          <table:table-cell table:number-columns-repeated="2" office:value-type="string" calcext:value-type="string">
            <text:p>uuid:ccfe1ced-a035-4f6d-a34c-2f8116493cc6</text:p>
          </table:table-cell>
        </table:table-row>
        <table:table-row table:style-name="ro1">
          <table:table-cell/>
          <table:table-cell office:value-type="string" calcext:value-type="string">
            <text:p>DCC</text:p>
          </table:table-cell>
          <table:table-cell office:value-type="date" office:date-value="2020-03-15T19:14:00" calcext:value-type="date">
            <text:p>2020-03-15 19:14:00</text:p>
          </table:table-cell>
          <table:table-cell office:value-type="float" office:value="1927" calcext:value-type="float">
            <text:p>1927</text:p>
          </table:table-cell>
          <table:table-cell office:value-type="float" office:value="4879" calcext:value-type="float">
            <text:p>4879</text:p>
          </table:table-cell>
          <table:table-cell office:value-type="string" calcext:value-type="string">
            <text:p>Palm</text:p>
          </table:table-cell>
          <table:table-cell office:value-type="string" calcext:value-type="string">
            <text:p>media/1584299744376.jpg</text:p>
          </table:table-cell>
          <table:table-cell office:value-type="float" office:value="32.767487" calcext:value-type="float">
            <text:p>32.767487</text:p>
          </table:table-cell>
          <table:table-cell office:value-type="float" office:value="-117.019185" calcext:value-type="float">
            <text:p>-117.019185</text:p>
          </table:table-cell>
          <table:table-cell table:number-columns-repeated="2" office:value-type="float" office:value="0" calcext:value-type="float">
            <text:p>0</text:p>
          </table:table-cell>
          <table:table-cell office:value-type="string" calcext:value-type="string">
            <text:p>residential</text:p>
          </table:table-cell>
          <table:table-cell office:value-type="string" calcext:value-type="string">
            <text:p>one_story</text:p>
          </table:table-cell>
          <table:table-cell office:value-type="string" calcext:value-type="string">
            <text:p>craftsman</text:p>
          </table:table-cell>
          <table:table-cell table:number-columns-repeated="6" office:value-type="string" calcext:value-type="string">
            <text:p>yes</text:p>
          </table:table-cell>
          <table:table-cell office:value-type="string" calcext:value-type="string">
            <text:p>undetermined</text:p>
          </table:table-cell>
          <table:table-cell office:value-type="string" calcext:value-type="string">
            <text:p>candidate</text:p>
          </table:table-cell>
          <table:table-cell office:value-type="string" calcext:value-type="string">
            <text:p>Craftsman, with red brick pedestals and wooden columns, decorative elements, brick chimney. Mark as potential candidate needing further information.</text:p>
          </table:table-cell>
          <table:table-cell table:number-columns-repeated="2" office:value-type="string" calcext:value-type="string">
            <text:p>uuid:ad96e54c-afae-4682-83dc-97afb69dc2a5</text:p>
          </table:table-cell>
        </table:table-row>
        <table:table-row table:style-name="ro1">
          <table:table-cell/>
          <table:table-cell office:value-type="string" calcext:value-type="string">
            <text:p>RK</text:p>
          </table:table-cell>
          <table:table-cell office:value-type="date" office:date-value="2020-03-15T19:19:00" calcext:value-type="date">
            <text:p>2020-03-15 19:19:00</text:p>
          </table:table-cell>
          <table:table-cell office:value-type="float" office:value="1920" calcext:value-type="float">
            <text:p>1920</text:p>
          </table:table-cell>
          <table:table-cell office:value-type="float" office:value="4887" calcext:value-type="float">
            <text:p>4887</text:p>
          </table:table-cell>
          <table:table-cell office:value-type="string" calcext:value-type="string">
            <text:p>Palm Ave</text:p>
          </table:table-cell>
          <table:table-cell office:value-type="string" calcext:value-type="string">
            <text:p>media/1584300043764.jpg</text:p>
          </table:table-cell>
          <table:table-cell office:value-type="float" office:value="32.767615" calcext:value-type="float">
            <text:p>32.767615</text:p>
          </table:table-cell>
          <table:table-cell office:value-type="float" office:value="-117.019143" calcext:value-type="float">
            <text:p>-117.019143</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craftsman</text:p>
          </table:table-cell>
          <table:table-cell table:number-columns-repeated="4" office:value-type="string" calcext:value-type="string">
            <text:p>ye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more_research</text:p>
          </table:table-cell>
          <table:table-cell office:value-type="string" calcext:value-type="string">
            <text:p>Possible candidate: home has many features which may qualify it. Also has additions to home which may disqualify it as the additions are visible from the road</text:p>
          </table:table-cell>
          <table:table-cell table:number-columns-repeated="2" office:value-type="string" calcext:value-type="string">
            <text:p>uuid:d3242e98-97e9-4246-97b2-2c63dfe78cb1</text:p>
          </table:table-cell>
        </table:table-row>
        <table:table-row table:style-name="ro1">
          <table:table-cell/>
          <table:table-cell office:value-type="string" calcext:value-type="string">
            <text:p>RRK</text:p>
          </table:table-cell>
          <table:table-cell office:value-type="date" office:date-value="2020-03-25T00:26:00" calcext:value-type="date">
            <text:p>2020-03-25 00:26:00</text:p>
          </table:table-cell>
          <table:table-cell office:value-type="float" office:value="1984" calcext:value-type="float">
            <text:p>1984</text:p>
          </table:table-cell>
          <table:table-cell office:value-type="float" office:value="8433" calcext:value-type="float">
            <text:p>8433</text:p>
          </table:table-cell>
          <table:table-cell office:value-type="string" calcext:value-type="string">
            <text:p>La Mesa Blvd</text:p>
          </table:table-cell>
          <table:table-cell office:value-type="string" calcext:value-type="string">
            <text:p>media/1585096183792.jpg</text:p>
          </table:table-cell>
          <table:table-cell office:value-type="float" office:value="32.841165" calcext:value-type="float">
            <text:p>32.841165</text:p>
          </table:table-cell>
          <table:table-cell office:value-type="float" office:value="-117.018808" calcext:value-type="float">
            <text:p>-117.018808</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post_modern</text:p>
          </table:table-cell>
          <table:table-cell table:number-columns-repeated="7" office:value-type="string" calcext:value-type="string">
            <text:p>yes</text:p>
          </table:table-cell>
          <table:table-cell office:value-type="string" calcext:value-type="string">
            <text:p>more_research</text:p>
          </table:table-cell>
          <table:table-cell office:value-type="string" calcext:value-type="string">
            <text:p>3 unit building, all attached, with three different (8431/8433/8435) addresses. Lower level consists of garages/carports and storage areas. ***GPS location for this is incorrect***</text:p>
          </table:table-cell>
          <table:table-cell table:number-columns-repeated="2" office:value-type="string" calcext:value-type="string">
            <text:p>uuid:37801114-afbb-413f-906f-12617c3d0f09</text:p>
          </table:table-cell>
        </table:table-row>
        <table:table-row table:style-name="ro1">
          <table:table-cell/>
          <table:table-cell office:value-type="string" calcext:value-type="string">
            <text:p>RRK</text:p>
          </table:table-cell>
          <table:table-cell office:value-type="date" office:date-value="2020-03-25T00:33:00" calcext:value-type="date">
            <text:p>2020-03-25 00:33:00</text:p>
          </table:table-cell>
          <table:table-cell office:value-type="float" office:value="1984" calcext:value-type="float">
            <text:p>1984</text:p>
          </table:table-cell>
          <table:table-cell office:value-type="float" office:value="8435" calcext:value-type="float">
            <text:p>8435</text:p>
          </table:table-cell>
          <table:table-cell office:value-type="string" calcext:value-type="string">
            <text:p>La Mesa Blvd</text:p>
          </table:table-cell>
          <table:table-cell office:value-type="string" calcext:value-type="string">
            <text:p>media/1585096431629.jpg</text:p>
          </table:table-cell>
          <table:table-cell office:value-type="float" office:value="32.841206" calcext:value-type="float">
            <text:p>32.841206</text:p>
          </table:table-cell>
          <table:table-cell office:value-type="float" office:value="-117.018805" calcext:value-type="float">
            <text:p>-117.018805</text:p>
          </table:table-cell>
          <table:table-cell table:number-columns-repeated="2" office:value-type="float" office:value="0" calcext:value-type="float">
            <text:p>0</text:p>
          </table:table-cell>
          <table:table-cell office:value-type="string" calcext:value-type="string">
            <text:p>residential</text:p>
          </table:table-cell>
          <table:table-cell/>
          <table:table-cell office:value-type="string" calcext:value-type="string">
            <text:p>post_modern</text:p>
          </table:table-cell>
          <table:table-cell table:number-columns-repeated="7" office:value-type="string" calcext:value-type="string">
            <text:p>yes</text:p>
          </table:table-cell>
          <table:table-cell office:value-type="string" calcext:value-type="string">
            <text:p>more_research</text:p>
          </table:table-cell>
          <table:table-cell office:value-type="string" calcext:value-type="string">
            <text:p>3 unit building, all attached, with three different (8431/8433/8435) addresses. Lower level consists of garages/carports and storage areas. ***GPS location for this is incorrect***</text:p>
          </table:table-cell>
          <table:table-cell table:number-columns-repeated="2" office:value-type="string" calcext:value-type="string">
            <text:p>uuid:c5082c2e-2a0c-40a9-871a-1c5c19849de4</text:p>
          </table:table-cell>
        </table:table-row>
        <table:table-row table:style-name="ro1">
          <table:table-cell/>
          <table:table-cell office:value-type="string" calcext:value-type="string">
            <text:p>Bb</text:p>
          </table:table-cell>
          <table:table-cell table:number-columns-repeated="21"/>
          <table:table-cell table:number-columns-repeated="2" office:value-type="string" calcext:value-type="string">
            <text:p>uuid:cb01e3b4-0176-4d34-9f60-cb31e5046e9c</text:p>
          </table:table-cell>
        </table:table-row>
        <table:table-row table:style-name="ro1" table:number-rows-repeated="1048241">
          <table:table-cell table:number-columns-repeated="25"/>
        </table:table-row>
        <table:table-row table:style-name="ro1">
          <table:table-cell table:number-columns-repeated="25"/>
        </table:table-row>
      </table:table>
      <table:named-expressions/>
      <table:database-ranges>
        <table:database-range table:name="__Anonymous_Sheet_DB__0" table:target-range-address="'LMHS Recon Survey'.A1:'LMHS Recon Survey'.Y334">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6T15:50:29.849899408</dc:date>
    <meta:editing-duration>PT35M22S</meta:editing-duration>
    <meta:editing-cycles>1</meta:editing-cycles>
    <meta:document-statistic meta:table-count="1" meta:cell-count="7334" meta:object-count="0"/>
    <meta:generator>LibreOffice/6.3.5.2$Linux_X86_64 LibreOffice_project/30$Build-2</meta:generator>
  </office:meta>
</office:document-meta>
</file>